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lecture_data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G_PRC</text:p>
          </table:table-cell>
          <table:table-cell table:style-name="ce1" office:value-type="string" calcext:value-type="string">
            <text:p>PG_DIV</text:p>
          </table:table-cell>
          <table:table-cell table:style-name="ce1" office:value-type="string" calcext:value-type="string">
            <text:p>PG_RET</text:p>
          </table:table-cell>
          <table:table-cell table:style-name="ce1" office:value-type="string" calcext:value-type="string">
            <text:p>MSFT_PRC</text:p>
          </table:table-cell>
          <table:table-cell table:number-columns-repeated="2" table:style-name="ce1" office:value-type="string" calcext:value-type="string">
            <text:p>MSFT_DIV</text:p>
          </table:table-cell>
          <table:table-cell table:style-name="ce1" office:value-type="string" calcext:value-type="string">
            <text:p>AAPL_PRC</text:p>
          </table:table-cell>
          <table:table-cell table:number-columns-repeated="2" table:style-name="ce1" office:value-type="string" calcext:value-type="string">
            <text:p>AAPL_DIV</text:p>
          </table:table-cell>
        </table:table-row>
        <table:table-row table:style-name="ro1">
          <table:table-cell office:value-type="string" calcext:value-type="string">
            <text:p>1999-12-31</text:p>
          </table:table-cell>
          <table:table-cell office:value-type="float" office:value="31.7005" calcext:value-type="float">
            <text:p>31.700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37.3418" calcext:value-type="float">
            <text:p>37.341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7931" calcext:value-type="float">
            <text:p>0.793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2000-01-31</text:p>
          </table:table-cell>
          <table:table-cell office:value-type="float" office:value="29.3231" calcext:value-type="float">
            <text:p>29.3231</text:p>
          </table:table-cell>
          <table:table-cell office:value-type="float" office:value="0.32" calcext:value-type="float">
            <text:p>0.32</text:p>
          </table:table-cell>
          <table:table-cell table:formula="of:=([.B3]+[.C3]-[.B2])/[.B2]" office:value-type="percentage" office:value="-0.0649011845239034" calcext:value-type="percentage">
            <text:p>-6.49%</text:p>
          </table:table-cell>
          <table:table-cell office:value-type="float" office:value="31.3032" calcext:value-type="float">
            <text:p>31.3032</text:p>
          </table:table-cell>
          <table:table-cell office:value-type="float" office:value="0" calcext:value-type="float">
            <text:p>0</text:p>
          </table:table-cell>
          <table:table-cell table:formula="of:=([.E3]+[.F3]-[.E2])/[.E2]" office:value-type="percentage" office:value="-0.161711540418512" calcext:value-type="percentage">
            <text:p>-16.17%</text:p>
          </table:table-cell>
          <table:table-cell office:value-type="float" office:value="0.8004" calcext:value-type="float">
            <text:p>0.8004</text:p>
          </table:table-cell>
          <table:table-cell office:value-type="float" office:value="0" calcext:value-type="float">
            <text:p>0</text:p>
          </table:table-cell>
          <table:table-cell table:formula="of:=([.H3]+[.I3]-[.H2])/[.H2]" office:value-type="percentage" office:value="0.00920438784516451" calcext:value-type="percentage">
            <text:p>0.92%</text:p>
          </table:table-cell>
        </table:table-row>
        <table:table-row table:style-name="ro1">
          <table:table-cell office:value-type="string" calcext:value-type="string">
            <text:p>2000-02-29</text:p>
          </table:table-cell>
          <table:table-cell office:value-type="float" office:value="25.4887" calcext:value-type="float">
            <text:p>25.4887</text:p>
          </table:table-cell>
          <table:table-cell office:value-type="float" office:value="0" calcext:value-type="float">
            <text:p>0</text:p>
          </table:table-cell>
          <table:table-cell table:formula="of:=([.B4]+[.C4]-[.B3])/[.B3]" office:value-type="percentage" office:value="-0.130763800553147" calcext:value-type="percentage">
            <text:p>-13.08%</text:p>
          </table:table-cell>
          <table:table-cell office:value-type="float" office:value="28.5845" calcext:value-type="float">
            <text:p>28.5845</text:p>
          </table:table-cell>
          <table:table-cell office:value-type="float" office:value="0" calcext:value-type="float">
            <text:p>0</text:p>
          </table:table-cell>
          <table:table-cell table:formula="of:=([.E4]+[.F4]-[.E3])/[.E3]" office:value-type="percentage" office:value="-0.0868505456311176" calcext:value-type="percentage">
            <text:p>-8.69%</text:p>
          </table:table-cell>
          <table:table-cell office:value-type="float" office:value="0.8842" calcext:value-type="float">
            <text:p>0.8842</text:p>
          </table:table-cell>
          <table:table-cell office:value-type="float" office:value="0" calcext:value-type="float">
            <text:p>0</text:p>
          </table:table-cell>
          <table:table-cell table:formula="of:=([.H4]+[.I4]-[.H3])/[.H3]" office:value-type="percentage" office:value="0.104697651174413" calcext:value-type="percentage">
            <text:p>10.47%</text:p>
          </table:table-cell>
        </table:table-row>
        <table:table-row table:style-name="ro1">
          <table:table-cell office:value-type="string" calcext:value-type="string">
            <text:p>2000-03-31</text:p>
          </table:table-cell>
          <table:table-cell office:value-type="float" office:value="16.4598" calcext:value-type="float">
            <text:p>16.4598</text:p>
          </table:table-cell>
          <table:table-cell office:value-type="float" office:value="0" calcext:value-type="float">
            <text:p>0</text:p>
          </table:table-cell>
          <table:table-cell table:formula="of:=([.B5]+[.C5]-[.B4])/[.B4]" office:value-type="percentage" office:value="-0.354231482970885" calcext:value-type="percentage">
            <text:p>-35.42%</text:p>
          </table:table-cell>
          <table:table-cell office:value-type="float" office:value="33.9835" calcext:value-type="float">
            <text:p>33.9835</text:p>
          </table:table-cell>
          <table:table-cell office:value-type="float" office:value="0" calcext:value-type="float">
            <text:p>0</text:p>
          </table:table-cell>
          <table:table-cell table:formula="of:=([.E5]+[.F5]-[.E4])/[.E4]" office:value-type="percentage" office:value="0.188878588045969" calcext:value-type="percentage">
            <text:p>18.89%</text:p>
          </table:table-cell>
          <table:table-cell office:value-type="float" office:value="1.0477" calcext:value-type="float">
            <text:p>1.0477</text:p>
          </table:table-cell>
          <table:table-cell office:value-type="float" office:value="0" calcext:value-type="float">
            <text:p>0</text:p>
          </table:table-cell>
          <table:table-cell table:formula="of:=([.H5]+[.I5]-[.H4])/[.H4]" office:value-type="percentage" office:value="0.184912915629948" calcext:value-type="percentage">
            <text:p>18.49%</text:p>
          </table:table-cell>
        </table:table-row>
        <table:table-row table:style-name="ro1">
          <table:table-cell office:value-type="string" calcext:value-type="string">
            <text:p>2000-04-28</text:p>
          </table:table-cell>
          <table:table-cell office:value-type="float" office:value="17.4138" calcext:value-type="float">
            <text:p>17.4138</text:p>
          </table:table-cell>
          <table:table-cell office:value-type="float" office:value="0.32" calcext:value-type="float">
            <text:p>0.32</text:p>
          </table:table-cell>
          <table:table-cell table:formula="of:=([.B6]+[.C6]-[.B5])/[.B5]" office:value-type="percentage" office:value="0.0774006974568341" calcext:value-type="percentage">
            <text:p>7.74%</text:p>
          </table:table-cell>
          <table:table-cell office:value-type="float" office:value="22.3091" calcext:value-type="float">
            <text:p>22.3091</text:p>
          </table:table-cell>
          <table:table-cell office:value-type="float" office:value="0" calcext:value-type="float">
            <text:p>0</text:p>
          </table:table-cell>
          <table:table-cell table:formula="of:=([.E6]+[.F6]-[.E5])/[.E5]" office:value-type="percentage" office:value="-0.343531419659541" calcext:value-type="percentage">
            <text:p>-34.35%</text:p>
          </table:table-cell>
          <table:table-cell office:value-type="float" office:value="0.9571" calcext:value-type="float">
            <text:p>0.9571</text:p>
          </table:table-cell>
          <table:table-cell office:value-type="float" office:value="0" calcext:value-type="float">
            <text:p>0</text:p>
          </table:table-cell>
          <table:table-cell table:formula="of:=([.H6]+[.I6]-[.H5])/[.H5]" office:value-type="percentage" office:value="-0.0864751360122173" calcext:value-type="percentage">
            <text:p>-8.65%</text:p>
          </table:table-cell>
        </table:table-row>
        <table:table-row table:style-name="ro1">
          <table:table-cell office:value-type="string" calcext:value-type="string">
            <text:p>2000-05-31</text:p>
          </table:table-cell>
          <table:table-cell office:value-type="float" office:value="19.3811" calcext:value-type="float">
            <text:p>19.3811</text:p>
          </table:table-cell>
          <table:table-cell office:value-type="float" office:value="0" calcext:value-type="float">
            <text:p>0</text:p>
          </table:table-cell>
          <table:table-cell table:formula="of:=([.B7]+[.C7]-[.B6])/[.B6]" office:value-type="percentage" office:value="0.11297361862431" calcext:value-type="percentage">
            <text:p>11.30%</text:p>
          </table:table-cell>
          <table:table-cell office:value-type="float" office:value="20.0095" calcext:value-type="float">
            <text:p>20.0095</text:p>
          </table:table-cell>
          <table:table-cell office:value-type="float" office:value="0" calcext:value-type="float">
            <text:p>0</text:p>
          </table:table-cell>
          <table:table-cell table:formula="of:=([.E7]+[.F7]-[.E6])/[.E6]" office:value-type="percentage" office:value="-0.103079012600239" calcext:value-type="percentage">
            <text:p>-10.31%</text:p>
          </table:table-cell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  <table:table-cell table:formula="of:=([.H7]+[.I7]-[.H6])/[.H6]" office:value-type="percentage" office:value="-0.322954759168321" calcext:value-type="percentage">
            <text:p>-32.30%</text:p>
          </table:table-cell>
        </table:table-row>
        <table:table-row table:style-name="ro1">
          <table:table-cell office:value-type="string" calcext:value-type="string">
            <text:p>2000-06-30</text:p>
          </table:table-cell>
          <table:table-cell office:value-type="float" office:value="16.5395" calcext:value-type="float">
            <text:p>16.5395</text:p>
          </table:table-cell>
          <table:table-cell office:value-type="float" office:value="0" calcext:value-type="float">
            <text:p>0</text:p>
          </table:table-cell>
          <table:table-cell table:formula="of:=([.B8]+[.C8]-[.B7])/[.B7]" office:value-type="percentage" office:value="-0.146617065078865" calcext:value-type="percentage">
            <text:p>-14.66%</text:p>
          </table:table-cell>
          <table:table-cell office:value-type="float" office:value="25.5876" calcext:value-type="float">
            <text:p>25.5876</text:p>
          </table:table-cell>
          <table:table-cell office:value-type="float" office:value="0" calcext:value-type="float">
            <text:p>0</text:p>
          </table:table-cell>
          <table:table-cell table:formula="of:=([.E8]+[.F8]-[.E7])/[.E7]" office:value-type="percentage" office:value="0.278772583023064" calcext:value-type="percentage">
            <text:p>27.88%</text:p>
          </table:table-cell>
          <table:table-cell office:value-type="float" office:value="0.8082" calcext:value-type="float">
            <text:p>0.8082</text:p>
          </table:table-cell>
          <table:table-cell office:value-type="float" office:value="0" calcext:value-type="float">
            <text:p>0</text:p>
          </table:table-cell>
          <table:table-cell table:formula="of:=([.H8]+[.I8]-[.H7])/[.H7]" office:value-type="percentage" office:value="0.247222222222222" calcext:value-type="percentage">
            <text:p>24.72%</text:p>
          </table:table-cell>
        </table:table-row>
        <table:table-row table:style-name="ro1">
          <table:table-cell office:value-type="string" calcext:value-type="string">
            <text:p>2000-07-31</text:p>
          </table:table-cell>
          <table:table-cell office:value-type="float" office:value="16.7107" calcext:value-type="float">
            <text:p>16.7107</text:p>
          </table:table-cell>
          <table:table-cell office:value-type="float" office:value="0.35" calcext:value-type="float">
            <text:p>0.35</text:p>
          </table:table-cell>
          <table:table-cell table:formula="of:=([.B9]+[.C9]-[.B8])/[.B8]" office:value-type="percentage" office:value="0.0315124399165634" calcext:value-type="percentage">
            <text:p>3.15%</text:p>
          </table:table-cell>
          <table:table-cell office:value-type="float" office:value="22.3283" calcext:value-type="float">
            <text:p>22.3283</text:p>
          </table:table-cell>
          <table:table-cell office:value-type="float" office:value="0" calcext:value-type="float">
            <text:p>0</text:p>
          </table:table-cell>
          <table:table-cell table:formula="of:=([.E9]+[.F9]-[.E8])/[.E8]" office:value-type="percentage" office:value="-0.127378105019619" calcext:value-type="percentage">
            <text:p>-12.74%</text:p>
          </table:table-cell>
          <table:table-cell office:value-type="float" office:value="0.784" calcext:value-type="float">
            <text:p>0.784</text:p>
          </table:table-cell>
          <table:table-cell office:value-type="float" office:value="0" calcext:value-type="float">
            <text:p>0</text:p>
          </table:table-cell>
          <table:table-cell table:formula="of:=([.H9]+[.I9]-[.H8])/[.H8]" office:value-type="percentage" office:value="-0.0299430833951992" calcext:value-type="percentage">
            <text:p>-2.99%</text:p>
          </table:table-cell>
        </table:table-row>
        <table:table-row table:style-name="ro1">
          <table:table-cell office:value-type="string" calcext:value-type="string">
            <text:p>2000-08-31</text:p>
          </table:table-cell>
          <table:table-cell office:value-type="float" office:value="18.1267" calcext:value-type="float">
            <text:p>18.1267</text:p>
          </table:table-cell>
          <table:table-cell office:value-type="float" office:value="0" calcext:value-type="float">
            <text:p>0</text:p>
          </table:table-cell>
          <table:table-cell table:formula="of:=([.B10]+[.C10]-[.B9])/[.B9]" office:value-type="percentage" office:value="0.0847361271520643" calcext:value-type="percentage">
            <text:p>8.47%</text:p>
          </table:table-cell>
          <table:table-cell office:value-type="float" office:value="22.3283" calcext:value-type="float">
            <text:p>22.3283</text:p>
          </table:table-cell>
          <table:table-cell office:value-type="float" office:value="0" calcext:value-type="float">
            <text:p>0</text:p>
          </table:table-cell>
          <table:table-cell table:formula="of:=([.E10]+[.F10]-[.E9])/[.E9]" office:value-type="percentage" office:value="0" calcext:value-type="percentage">
            <text:p>0.00%</text:p>
          </table:table-cell>
          <table:table-cell office:value-type="float" office:value="0.9403" calcext:value-type="float">
            <text:p>0.9403</text:p>
          </table:table-cell>
          <table:table-cell office:value-type="float" office:value="0" calcext:value-type="float">
            <text:p>0</text:p>
          </table:table-cell>
          <table:table-cell table:formula="of:=([.H10]+[.I10]-[.H9])/[.H9]" office:value-type="percentage" office:value="0.199362244897959" calcext:value-type="percentage">
            <text:p>19.94%</text:p>
          </table:table-cell>
        </table:table-row>
        <table:table-row table:style-name="ro1">
          <table:table-cell office:value-type="string" calcext:value-type="string">
            <text:p>2000-09-29</text:p>
          </table:table-cell>
          <table:table-cell office:value-type="float" office:value="19.6424" calcext:value-type="float">
            <text:p>19.6424</text:p>
          </table:table-cell>
          <table:table-cell office:value-type="float" office:value="0" calcext:value-type="float">
            <text:p>0</text:p>
          </table:table-cell>
          <table:table-cell table:formula="of:=([.B11]+[.C11]-[.B10])/[.B10]" office:value-type="percentage" office:value="0.0836169848896931" calcext:value-type="percentage">
            <text:p>8.36%</text:p>
          </table:table-cell>
          <table:table-cell office:value-type="float" office:value="19.2898" calcext:value-type="float">
            <text:p>19.2898</text:p>
          </table:table-cell>
          <table:table-cell office:value-type="float" office:value="0" calcext:value-type="float">
            <text:p>0</text:p>
          </table:table-cell>
          <table:table-cell table:formula="of:=([.E11]+[.F11]-[.E10])/[.E10]" office:value-type="percentage" office:value="-0.136082908237528" calcext:value-type="percentage">
            <text:p>-13.61%</text:p>
          </table:table-cell>
          <table:table-cell office:value-type="float" office:value="0.3973" calcext:value-type="float">
            <text:p>0.3973</text:p>
          </table:table-cell>
          <table:table-cell office:value-type="float" office:value="0" calcext:value-type="float">
            <text:p>0</text:p>
          </table:table-cell>
          <table:table-cell table:formula="of:=([.H11]+[.I11]-[.H10])/[.H10]" office:value-type="percentage" office:value="-0.577475273848772" calcext:value-type="percentage">
            <text:p>-57.75%</text:p>
          </table:table-cell>
        </table:table-row>
        <table:table-row table:style-name="ro1">
          <table:table-cell office:value-type="string" calcext:value-type="string">
            <text:p>2000-10-31</text:p>
          </table:table-cell>
          <table:table-cell office:value-type="float" office:value="21.0422" calcext:value-type="float">
            <text:p>21.0422</text:p>
          </table:table-cell>
          <table:table-cell office:value-type="float" office:value="0.35" calcext:value-type="float">
            <text:p>0.35</text:p>
          </table:table-cell>
          <table:table-cell table:formula="of:=([.B12]+[.C12]-[.B11])/[.B11]" office:value-type="percentage" office:value="0.0890828004724476" calcext:value-type="percentage">
            <text:p>8.91%</text:p>
          </table:table-cell>
          <table:table-cell office:value-type="float" office:value="22.0277" calcext:value-type="float">
            <text:p>22.0277</text:p>
          </table:table-cell>
          <table:table-cell office:value-type="float" office:value="0" calcext:value-type="float">
            <text:p>0</text:p>
          </table:table-cell>
          <table:table-cell table:formula="of:=([.E12]+[.F12]-[.E11])/[.E11]" office:value-type="percentage" office:value="0.141935115968025" calcext:value-type="percentage">
            <text:p>14.19%</text:p>
          </table:table-cell>
          <table:table-cell office:value-type="float" office:value="0.3018" calcext:value-type="float">
            <text:p>0.3018</text:p>
          </table:table-cell>
          <table:table-cell office:value-type="float" office:value="0" calcext:value-type="float">
            <text:p>0</text:p>
          </table:table-cell>
          <table:table-cell table:formula="of:=([.H12]+[.I12]-[.H11])/[.H11]" office:value-type="percentage" office:value="-0.240372514472691" calcext:value-type="percentage">
            <text:p>-24.04%</text:p>
          </table:table-cell>
        </table:table-row>
        <table:table-row table:style-name="ro1">
          <table:table-cell office:value-type="string" calcext:value-type="string">
            <text:p>2000-11-30</text:p>
          </table:table-cell>
          <table:table-cell office:value-type="float" office:value="22.0555" calcext:value-type="float">
            <text:p>22.0555</text:p>
          </table:table-cell>
          <table:table-cell office:value-type="float" office:value="0" calcext:value-type="float">
            <text:p>0</text:p>
          </table:table-cell>
          <table:table-cell table:formula="of:=([.B13]+[.C13]-[.B12])/[.B12]" office:value-type="percentage" office:value="0.0481556111053026" calcext:value-type="percentage">
            <text:p>4.82%</text:p>
          </table:table-cell>
          <table:table-cell office:value-type="float" office:value="18.3527" calcext:value-type="float">
            <text:p>18.3527</text:p>
          </table:table-cell>
          <table:table-cell office:value-type="float" office:value="0" calcext:value-type="float">
            <text:p>0</text:p>
          </table:table-cell>
          <table:table-cell table:formula="of:=([.E13]+[.F13]-[.E12])/[.E12]" office:value-type="percentage" office:value="-0.166835393618036" calcext:value-type="percentage">
            <text:p>-16.68%</text:p>
          </table:table-cell>
          <table:table-cell office:value-type="float" office:value="0.2546" calcext:value-type="float">
            <text:p>0.2546</text:p>
          </table:table-cell>
          <table:table-cell office:value-type="float" office:value="0" calcext:value-type="float">
            <text:p>0</text:p>
          </table:table-cell>
          <table:table-cell table:formula="of:=([.H13]+[.I13]-[.H12])/[.H12]" office:value-type="percentage" office:value="-0.156394963552021" calcext:value-type="percentage">
            <text:p>-15.64%</text:p>
          </table:table-cell>
        </table:table-row>
        <table:table-row table:style-name="ro1">
          <table:table-cell office:value-type="string" calcext:value-type="string">
            <text:p>2000-12-29</text:p>
          </table:table-cell>
          <table:table-cell office:value-type="float" office:value="23.104" calcext:value-type="float">
            <text:p>23.104</text:p>
          </table:table-cell>
          <table:table-cell office:value-type="float" office:value="0" calcext:value-type="float">
            <text:p>0</text:p>
          </table:table-cell>
          <table:table-cell table:formula="of:=([.B14]+[.C14]-[.B13])/[.B13]" office:value-type="percentage" office:value="0.0475391625671602" calcext:value-type="percentage">
            <text:p>4.75%</text:p>
          </table:table-cell>
          <table:table-cell office:value-type="float" office:value="13.8749" calcext:value-type="float">
            <text:p>13.8749</text:p>
          </table:table-cell>
          <table:table-cell office:value-type="float" office:value="0" calcext:value-type="float">
            <text:p>0</text:p>
          </table:table-cell>
          <table:table-cell table:formula="of:=([.E14]+[.F14]-[.E13])/[.E13]" office:value-type="percentage" office:value="-0.243985898532641" calcext:value-type="percentage">
            <text:p>-24.40%</text:p>
          </table:table-cell>
          <table:table-cell office:value-type="float" office:value="0.2296" calcext:value-type="float">
            <text:p>0.2296</text:p>
          </table:table-cell>
          <table:table-cell office:value-type="float" office:value="0" calcext:value-type="float">
            <text:p>0</text:p>
          </table:table-cell>
          <table:table-cell table:formula="of:=([.H14]+[.I14]-[.H13])/[.H13]" office:value-type="percentage" office:value="-0.0981932443047918" calcext:value-type="percentage">
            <text:p>-9.82%</text:p>
          </table:table-cell>
        </table:table-row>
        <table:table-row table:style-name="ro1">
          <table:table-cell office:value-type="string" calcext:value-type="string">
            <text:p>2001-01-31</text:p>
          </table:table-cell>
          <table:table-cell office:value-type="float" office:value="21.2656" calcext:value-type="float">
            <text:p>21.2656</text:p>
          </table:table-cell>
          <table:table-cell office:value-type="float" office:value="0.35" calcext:value-type="float">
            <text:p>0.35</text:p>
          </table:table-cell>
          <table:table-cell table:formula="of:=([.B15]+[.C15]-[.B14])/[.B14]" office:value-type="percentage" office:value="-0.0644217451523545" calcext:value-type="percentage">
            <text:p>-6.44%</text:p>
          </table:table-cell>
          <table:table-cell office:value-type="float" office:value="19.5297" calcext:value-type="float">
            <text:p>19.5297</text:p>
          </table:table-cell>
          <table:table-cell office:value-type="float" office:value="0" calcext:value-type="float">
            <text:p>0</text:p>
          </table:table-cell>
          <table:table-cell table:formula="of:=([.E15]+[.F15]-[.E14])/[.E14]" office:value-type="percentage" office:value="0.407556090494346" calcext:value-type="percentage">
            <text:p>40.76%</text:p>
          </table:table-cell>
          <table:table-cell office:value-type="float" office:value="0.3336" calcext:value-type="float">
            <text:p>0.3336</text:p>
          </table:table-cell>
          <table:table-cell office:value-type="float" office:value="0" calcext:value-type="float">
            <text:p>0</text:p>
          </table:table-cell>
          <table:table-cell table:formula="of:=([.H15]+[.I15]-[.H14])/[.H14]" office:value-type="percentage" office:value="0.452961672473868" calcext:value-type="percentage">
            <text:p>45.30%</text:p>
          </table:table-cell>
        </table:table-row>
        <table:table-row table:style-name="ro1">
          <table:table-cell office:value-type="string" calcext:value-type="string">
            <text:p>2001-02-28</text:p>
          </table:table-cell>
          <table:table-cell office:value-type="float" office:value="20.8689" calcext:value-type="float">
            <text:p>20.8689</text:p>
          </table:table-cell>
          <table:table-cell office:value-type="float" office:value="0" calcext:value-type="float">
            <text:p>0</text:p>
          </table:table-cell>
          <table:table-cell table:formula="of:=([.B16]+[.C16]-[.B15])/[.B15]" office:value-type="percentage" office:value="-0.0186545406666165" calcext:value-type="percentage">
            <text:p>-1.87%</text:p>
          </table:table-cell>
          <table:table-cell office:value-type="float" office:value="18.8708" calcext:value-type="float">
            <text:p>18.8708</text:p>
          </table:table-cell>
          <table:table-cell office:value-type="float" office:value="0" calcext:value-type="float">
            <text:p>0</text:p>
          </table:table-cell>
          <table:table-cell table:formula="of:=([.E16]+[.F16]-[.E15])/[.E15]" office:value-type="percentage" office:value="-0.0337383574760493" calcext:value-type="percentage">
            <text:p>-3.37%</text:p>
          </table:table-cell>
          <table:table-cell office:value-type="float" office:value="0.2816" calcext:value-type="float">
            <text:p>0.2816</text:p>
          </table:table-cell>
          <table:table-cell office:value-type="float" office:value="0" calcext:value-type="float">
            <text:p>0</text:p>
          </table:table-cell>
          <table:table-cell table:formula="of:=([.H16]+[.I16]-[.H15])/[.H15]" office:value-type="percentage" office:value="-0.155875299760192" calcext:value-type="percentage">
            <text:p>-15.59%</text:p>
          </table:table-cell>
        </table:table-row>
        <table:table-row table:style-name="ro1">
          <table:table-cell office:value-type="string" calcext:value-type="string">
            <text:p>2001-03-30</text:p>
          </table:table-cell>
          <table:table-cell office:value-type="float" office:value="18.5304" calcext:value-type="float">
            <text:p>18.5304</text:p>
          </table:table-cell>
          <table:table-cell office:value-type="float" office:value="0" calcext:value-type="float">
            <text:p>0</text:p>
          </table:table-cell>
          <table:table-cell table:formula="of:=([.B17]+[.C17]-[.B16])/[.B16]" office:value-type="percentage" office:value="-0.112056696807211" calcext:value-type="percentage">
            <text:p>-11.21%</text:p>
          </table:table-cell>
          <table:table-cell office:value-type="float" office:value="17.4923" calcext:value-type="float">
            <text:p>17.4923</text:p>
          </table:table-cell>
          <table:table-cell office:value-type="float" office:value="0" calcext:value-type="float">
            <text:p>0</text:p>
          </table:table-cell>
          <table:table-cell table:formula="of:=([.E17]+[.F17]-[.E16])/[.E16]" office:value-type="percentage" office:value="-0.073049367276427" calcext:value-type="percentage">
            <text:p>-7.30%</text:p>
          </table:table-cell>
          <table:table-cell office:value-type="float" office:value="0.3405" calcext:value-type="float">
            <text:p>0.3405</text:p>
          </table:table-cell>
          <table:table-cell office:value-type="float" office:value="0" calcext:value-type="float">
            <text:p>0</text:p>
          </table:table-cell>
          <table:table-cell table:formula="of:=([.H17]+[.I17]-[.H16])/[.H16]" office:value-type="percentage" office:value="0.209161931818182" calcext:value-type="percentage">
            <text:p>20.92%</text:p>
          </table:table-cell>
        </table:table-row>
        <table:table-row table:style-name="ro1">
          <table:table-cell office:value-type="string" calcext:value-type="string">
            <text:p>2001-04-30</text:p>
          </table:table-cell>
          <table:table-cell office:value-type="float" office:value="17.8839" calcext:value-type="float">
            <text:p>17.8839</text:p>
          </table:table-cell>
          <table:table-cell office:value-type="float" office:value="0.35" calcext:value-type="float">
            <text:p>0.35</text:p>
          </table:table-cell>
          <table:table-cell table:formula="of:=([.B18]+[.C18]-[.B17])/[.B17]" office:value-type="percentage" office:value="-0.016000733929111" calcext:value-type="percentage">
            <text:p>-1.60%</text:p>
          </table:table-cell>
          <table:table-cell office:value-type="float" office:value="21.6695" calcext:value-type="float">
            <text:p>21.6695</text:p>
          </table:table-cell>
          <table:table-cell office:value-type="float" office:value="0" calcext:value-type="float">
            <text:p>0</text:p>
          </table:table-cell>
          <table:table-cell table:formula="of:=([.E18]+[.F18]-[.E17])/[.E17]" office:value-type="percentage" office:value="0.238802215832109" calcext:value-type="percentage">
            <text:p>23.88%</text:p>
          </table:table-cell>
          <table:table-cell office:value-type="float" office:value="0.3933" calcext:value-type="float">
            <text:p>0.3933</text:p>
          </table:table-cell>
          <table:table-cell office:value-type="float" office:value="0" calcext:value-type="float">
            <text:p>0</text:p>
          </table:table-cell>
          <table:table-cell table:formula="of:=([.H18]+[.I18]-[.H17])/[.H17]" office:value-type="percentage" office:value="0.155066079295154" calcext:value-type="percentage">
            <text:p>15.51%</text:p>
          </table:table-cell>
        </table:table-row>
        <table:table-row table:style-name="ro1">
          <table:table-cell office:value-type="string" calcext:value-type="string">
            <text:p>2001-05-31</text:p>
          </table:table-cell>
          <table:table-cell office:value-type="float" office:value="19.1317" calcext:value-type="float">
            <text:p>19.1317</text:p>
          </table:table-cell>
          <table:table-cell office:value-type="float" office:value="0" calcext:value-type="float">
            <text:p>0</text:p>
          </table:table-cell>
          <table:table-cell table:formula="of:=([.B19]+[.C19]-[.B18])/[.B18]" office:value-type="percentage" office:value="0.0697722532557215" calcext:value-type="percentage">
            <text:p>6.98%</text:p>
          </table:table-cell>
          <table:table-cell office:value-type="float" office:value="22.1268" calcext:value-type="float">
            <text:p>22.1268</text:p>
          </table:table-cell>
          <table:table-cell office:value-type="float" office:value="0" calcext:value-type="float">
            <text:p>0</text:p>
          </table:table-cell>
          <table:table-cell table:formula="of:=([.E19]+[.F19]-[.E18])/[.E18]" office:value-type="percentage" office:value="0.0211033941715314" calcext:value-type="percentage">
            <text:p>2.11%</text:p>
          </table:table-cell>
          <table:table-cell office:value-type="float" office:value="0.3078" calcext:value-type="float">
            <text:p>0.3078</text:p>
          </table:table-cell>
          <table:table-cell office:value-type="float" office:value="0" calcext:value-type="float">
            <text:p>0</text:p>
          </table:table-cell>
          <table:table-cell table:formula="of:=([.H19]+[.I19]-[.H18])/[.H18]" office:value-type="percentage" office:value="-0.217391304347826" calcext:value-type="percentage">
            <text:p>-21.74%</text:p>
          </table:table-cell>
        </table:table-row>
        <table:table-row table:style-name="ro1">
          <table:table-cell office:value-type="string" calcext:value-type="string">
            <text:p>2001-06-29</text:p>
          </table:table-cell>
          <table:table-cell office:value-type="float" office:value="19.0007" calcext:value-type="float">
            <text:p>19.0007</text:p>
          </table:table-cell>
          <table:table-cell office:value-type="float" office:value="0" calcext:value-type="float">
            <text:p>0</text:p>
          </table:table-cell>
          <table:table-cell table:formula="of:=([.B20]+[.C20]-[.B19])/[.B19]" office:value-type="percentage" office:value="-0.0068472744188964" calcext:value-type="percentage">
            <text:p>-0.68%</text:p>
          </table:table-cell>
          <table:table-cell office:value-type="float" office:value="23.3486" calcext:value-type="float">
            <text:p>23.3486</text:p>
          </table:table-cell>
          <table:table-cell office:value-type="float" office:value="0" calcext:value-type="float">
            <text:p>0</text:p>
          </table:table-cell>
          <table:table-cell table:formula="of:=([.E20]+[.F20]-[.E19])/[.E19]" office:value-type="percentage" office:value="0.0552181065495237" calcext:value-type="percentage">
            <text:p>5.52%</text:p>
          </table:table-cell>
          <table:table-cell office:value-type="float" office:value="0.3587" calcext:value-type="float">
            <text:p>0.3587</text:p>
          </table:table-cell>
          <table:table-cell office:value-type="float" office:value="0" calcext:value-type="float">
            <text:p>0</text:p>
          </table:table-cell>
          <table:table-cell table:formula="of:=([.H20]+[.I20]-[.H19])/[.H19]" office:value-type="percentage" office:value="0.165367121507472" calcext:value-type="percentage">
            <text:p>16.54%</text:p>
          </table:table-cell>
        </table:table-row>
        <table:table-row table:style-name="ro1">
          <table:table-cell office:value-type="string" calcext:value-type="string">
            <text:p>2001-07-31</text:p>
          </table:table-cell>
          <table:table-cell office:value-type="float" office:value="21.2671" calcext:value-type="float">
            <text:p>21.2671</text:p>
          </table:table-cell>
          <table:table-cell office:value-type="float" office:value="0.38" calcext:value-type="float">
            <text:p>0.38</text:p>
          </table:table-cell>
          <table:table-cell table:formula="of:=([.B21]+[.C21]-[.B20])/[.B20]" office:value-type="percentage" office:value="0.139279079191819" calcext:value-type="percentage">
            <text:p>13.93%</text:p>
          </table:table-cell>
          <table:table-cell office:value-type="float" office:value="21.1705" calcext:value-type="float">
            <text:p>21.1705</text:p>
          </table:table-cell>
          <table:table-cell office:value-type="float" office:value="0" calcext:value-type="float">
            <text:p>0</text:p>
          </table:table-cell>
          <table:table-cell table:formula="of:=([.E21]+[.F21]-[.E20])/[.E20]" office:value-type="percentage" office:value="-0.0932861070899326" calcext:value-type="percentage">
            <text:p>-9.33%</text:p>
          </table:table-cell>
          <table:table-cell office:value-type="float" office:value="0.2899" calcext:value-type="float">
            <text:p>0.2899</text:p>
          </table:table-cell>
          <table:table-cell office:value-type="float" office:value="0" calcext:value-type="float">
            <text:p>0</text:p>
          </table:table-cell>
          <table:table-cell table:formula="of:=([.H21]+[.I21]-[.H20])/[.H20]" office:value-type="percentage" office:value="-0.191803735712294" calcext:value-type="percentage">
            <text:p>-19.18%</text:p>
          </table:table-cell>
        </table:table-row>
        <table:table-row table:style-name="ro1">
          <table:table-cell office:value-type="string" calcext:value-type="string">
            <text:p>2001-08-31</text:p>
          </table:table-cell>
          <table:table-cell office:value-type="float" office:value="22.2044" calcext:value-type="float">
            <text:p>22.2044</text:p>
          </table:table-cell>
          <table:table-cell office:value-type="float" office:value="0" calcext:value-type="float">
            <text:p>0</text:p>
          </table:table-cell>
          <table:table-cell table:formula="of:=([.B22]+[.C22]-[.B21])/[.B21]" office:value-type="percentage" office:value="0.0440727696771069" calcext:value-type="percentage">
            <text:p>4.41%</text:p>
          </table:table-cell>
          <table:table-cell office:value-type="float" office:value="18.2471" calcext:value-type="float">
            <text:p>18.2471</text:p>
          </table:table-cell>
          <table:table-cell office:value-type="float" office:value="0" calcext:value-type="float">
            <text:p>0</text:p>
          </table:table-cell>
          <table:table-cell table:formula="of:=([.E22]+[.F22]-[.E21])/[.E21]" office:value-type="percentage" office:value="-0.138088377695378" calcext:value-type="percentage">
            <text:p>-13.81%</text:p>
          </table:table-cell>
          <table:table-cell office:value-type="float" office:value="0.2862" calcext:value-type="float">
            <text:p>0.2862</text:p>
          </table:table-cell>
          <table:table-cell office:value-type="float" office:value="0" calcext:value-type="float">
            <text:p>0</text:p>
          </table:table-cell>
          <table:table-cell table:formula="of:=([.H22]+[.I22]-[.H21])/[.H21]" office:value-type="percentage" office:value="-0.0127630217316315" calcext:value-type="percentage">
            <text:p>-1.28%</text:p>
          </table:table-cell>
        </table:table-row>
        <table:table-row table:style-name="ro1">
          <table:table-cell office:value-type="string" calcext:value-type="string">
            <text:p>2001-09-28</text:p>
          </table:table-cell>
          <table:table-cell office:value-type="float" office:value="21.7971" calcext:value-type="float">
            <text:p>21.7971</text:p>
          </table:table-cell>
          <table:table-cell office:value-type="float" office:value="0" calcext:value-type="float">
            <text:p>0</text:p>
          </table:table-cell>
          <table:table-cell table:formula="of:=([.B23]+[.C23]-[.B22])/[.B22]" office:value-type="percentage" office:value="-0.0183432112554268" calcext:value-type="percentage">
            <text:p>-1.83%</text:p>
          </table:table-cell>
          <table:table-cell office:value-type="float" office:value="16.3664" calcext:value-type="float">
            <text:p>16.3664</text:p>
          </table:table-cell>
          <table:table-cell office:value-type="float" office:value="0" calcext:value-type="float">
            <text:p>0</text:p>
          </table:table-cell>
          <table:table-cell table:formula="of:=([.E23]+[.F23]-[.E22])/[.E22]" office:value-type="percentage" office:value="-0.10306843279206" calcext:value-type="percentage">
            <text:p>-10.31%</text:p>
          </table:table-cell>
          <table:table-cell office:value-type="float" office:value="0.2393" calcext:value-type="float">
            <text:p>0.2393</text:p>
          </table:table-cell>
          <table:table-cell office:value-type="float" office:value="0" calcext:value-type="float">
            <text:p>0</text:p>
          </table:table-cell>
          <table:table-cell table:formula="of:=([.H23]+[.I23]-[.H22])/[.H22]" office:value-type="percentage" office:value="-0.1638714185884" calcext:value-type="percentage">
            <text:p>-16.39%</text:p>
          </table:table-cell>
        </table:table-row>
        <table:table-row table:style-name="ro1">
          <table:table-cell office:value-type="string" calcext:value-type="string">
            <text:p>2001-10-31</text:p>
          </table:table-cell>
          <table:table-cell office:value-type="float" office:value="22.2139" calcext:value-type="float">
            <text:p>22.2139</text:p>
          </table:table-cell>
          <table:table-cell office:value-type="float" office:value="0.38" calcext:value-type="float">
            <text:p>0.38</text:p>
          </table:table-cell>
          <table:table-cell table:formula="of:=([.B24]+[.C24]-[.B23])/[.B23]" office:value-type="percentage" office:value="0.0365553215794761" calcext:value-type="percentage">
            <text:p>3.66%</text:p>
          </table:table-cell>
          <table:table-cell office:value-type="float" office:value="18.599" calcext:value-type="float">
            <text:p>18.599</text:p>
          </table:table-cell>
          <table:table-cell office:value-type="float" office:value="0" calcext:value-type="float">
            <text:p>0</text:p>
          </table:table-cell>
          <table:table-cell table:formula="of:=([.E24]+[.F24]-[.E23])/[.E23]" office:value-type="percentage" office:value="0.136413627920618" calcext:value-type="percentage">
            <text:p>13.64%</text:p>
          </table:table-cell>
          <table:table-cell office:value-type="float" office:value="0.2709" calcext:value-type="float">
            <text:p>0.2709</text:p>
          </table:table-cell>
          <table:table-cell office:value-type="float" office:value="0" calcext:value-type="float">
            <text:p>0</text:p>
          </table:table-cell>
          <table:table-cell table:formula="of:=([.H24]+[.I24]-[.H23])/[.H23]" office:value-type="percentage" office:value="0.132051817801922" calcext:value-type="percentage">
            <text:p>13.21%</text:p>
          </table:table-cell>
        </table:table-row>
        <table:table-row table:style-name="ro1">
          <table:table-cell office:value-type="string" calcext:value-type="string">
            <text:p>2001-11-30</text:p>
          </table:table-cell>
          <table:table-cell office:value-type="float" office:value="23.3218" calcext:value-type="float">
            <text:p>23.3218</text:p>
          </table:table-cell>
          <table:table-cell office:value-type="float" office:value="0" calcext:value-type="float">
            <text:p>0</text:p>
          </table:table-cell>
          <table:table-cell table:formula="of:=([.B25]+[.C25]-[.B24])/[.B24]" office:value-type="percentage" office:value="0.049874177879616" calcext:value-type="percentage">
            <text:p>4.99%</text:p>
          </table:table-cell>
          <table:table-cell office:value-type="float" office:value="20.5372" calcext:value-type="float">
            <text:p>20.5372</text:p>
          </table:table-cell>
          <table:table-cell office:value-type="float" office:value="0" calcext:value-type="float">
            <text:p>0</text:p>
          </table:table-cell>
          <table:table-cell table:formula="of:=([.E25]+[.F25]-[.E24])/[.E24]" office:value-type="percentage" office:value="0.104209903758266" calcext:value-type="percentage">
            <text:p>10.42%</text:p>
          </table:table-cell>
          <table:table-cell office:value-type="float" office:value="0.3286" calcext:value-type="float">
            <text:p>0.3286</text:p>
          </table:table-cell>
          <table:table-cell office:value-type="float" office:value="0" calcext:value-type="float">
            <text:p>0</text:p>
          </table:table-cell>
          <table:table-cell table:formula="of:=([.H25]+[.I25]-[.H24])/[.H24]" office:value-type="percentage" office:value="0.212993724621631" calcext:value-type="percentage">
            <text:p>21.30%</text:p>
          </table:table-cell>
        </table:table-row>
        <table:table-row table:style-name="ro1">
          <table:table-cell office:value-type="string" calcext:value-type="string">
            <text:p>2001-12-31</text:p>
          </table:table-cell>
          <table:table-cell office:value-type="float" office:value="23.8247" calcext:value-type="float">
            <text:p>23.8247</text:p>
          </table:table-cell>
          <table:table-cell office:value-type="float" office:value="0" calcext:value-type="float">
            <text:p>0</text:p>
          </table:table-cell>
          <table:table-cell table:formula="of:=([.B26]+[.C26]-[.B25])/[.B25]" office:value-type="percentage" office:value="0.0215635156806079" calcext:value-type="percentage">
            <text:p>2.16%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0" calcext:value-type="float">
            <text:p>0</text:p>
          </table:table-cell>
          <table:table-cell table:formula="of:=([.E26]+[.F26]-[.E25])/[.E25]" office:value-type="percentage" office:value="0.0317716144362425" calcext:value-type="percentage">
            <text:p>3.18%</text:p>
          </table:table-cell>
          <table:table-cell office:value-type="float" office:value="0.3379" calcext:value-type="float">
            <text:p>0.3379</text:p>
          </table:table-cell>
          <table:table-cell office:value-type="float" office:value="0" calcext:value-type="float">
            <text:p>0</text:p>
          </table:table-cell>
          <table:table-cell table:formula="of:=([.H26]+[.I26]-[.H25])/[.H25]" office:value-type="percentage" office:value="0.0283018867924529" calcext:value-type="percentage">
            <text:p>2.83%</text:p>
          </table:table-cell>
        </table:table-row>
        <table:table-row table:style-name="ro1">
          <table:table-cell office:value-type="string" calcext:value-type="string">
            <text:p>2002-01-31</text:p>
          </table:table-cell>
          <table:table-cell office:value-type="float" office:value="24.71" calcext:value-type="float">
            <text:p>24.71</text:p>
          </table:table-cell>
          <table:table-cell office:value-type="float" office:value="0.38" calcext:value-type="float">
            <text:p>0.38</text:p>
          </table:table-cell>
          <table:table-cell table:formula="of:=([.B27]+[.C27]-[.B26])/[.B26]" office:value-type="percentage" office:value="0.0531087484837165" calcext:value-type="percentage">
            <text:p>5.31%</text:p>
          </table:table-cell>
          <table:table-cell office:value-type="float" office:value="20.3773" calcext:value-type="float">
            <text:p>20.3773</text:p>
          </table:table-cell>
          <table:table-cell office:value-type="float" office:value="0" calcext:value-type="float">
            <text:p>0</text:p>
          </table:table-cell>
          <table:table-cell table:formula="of:=([.E27]+[.F27]-[.E26])/[.E26]" office:value-type="percentage" office:value="-0.038339381869493" calcext:value-type="percentage">
            <text:p>-3.83%</text:p>
          </table:table-cell>
          <table:table-cell office:value-type="float" office:value="0.3814" calcext:value-type="float">
            <text:p>0.3814</text:p>
          </table:table-cell>
          <table:table-cell office:value-type="float" office:value="0" calcext:value-type="float">
            <text:p>0</text:p>
          </table:table-cell>
          <table:table-cell table:formula="of:=([.H27]+[.I27]-[.H26])/[.H26]" office:value-type="percentage" office:value="0.128736312518497" calcext:value-type="percentage">
            <text:p>12.87%</text:p>
          </table:table-cell>
        </table:table-row>
        <table:table-row table:style-name="ro1">
          <table:table-cell office:value-type="string" calcext:value-type="string">
            <text:p>2002-02-28</text:p>
          </table:table-cell>
          <table:table-cell office:value-type="float" office:value="25.6508" calcext:value-type="float">
            <text:p>25.6508</text:p>
          </table:table-cell>
          <table:table-cell office:value-type="float" office:value="0" calcext:value-type="float">
            <text:p>0</text:p>
          </table:table-cell>
          <table:table-cell table:formula="of:=([.B28]+[.C28]-[.B27])/[.B27]" office:value-type="percentage" office:value="0.0380736543909348" calcext:value-type="percentage">
            <text:p>3.81%</text:p>
          </table:table-cell>
          <table:table-cell office:value-type="float" office:value="18.6597" calcext:value-type="float">
            <text:p>18.6597</text:p>
          </table:table-cell>
          <table:table-cell office:value-type="float" office:value="0" calcext:value-type="float">
            <text:p>0</text:p>
          </table:table-cell>
          <table:table-cell table:formula="of:=([.E28]+[.F28]-[.E27])/[.E27]" office:value-type="percentage" office:value="-0.0842898715727796" calcext:value-type="percentage">
            <text:p>-8.43%</text:p>
          </table:table-cell>
          <table:table-cell office:value-type="float" office:value="0.3348" calcext:value-type="float">
            <text:p>0.3348</text:p>
          </table:table-cell>
          <table:table-cell office:value-type="float" office:value="0" calcext:value-type="float">
            <text:p>0</text:p>
          </table:table-cell>
          <table:table-cell table:formula="of:=([.H28]+[.I28]-[.H27])/[.H27]" office:value-type="percentage" office:value="-0.122181436811746" calcext:value-type="percentage">
            <text:p>-12.22%</text:p>
          </table:table-cell>
        </table:table-row>
        <table:table-row table:style-name="ro1">
          <table:table-cell office:value-type="string" calcext:value-type="string">
            <text:p>2002-03-28</text:p>
          </table:table-cell>
          <table:table-cell office:value-type="float" office:value="27.2542" calcext:value-type="float">
            <text:p>27.2542</text:p>
          </table:table-cell>
          <table:table-cell office:value-type="float" office:value="0" calcext:value-type="float">
            <text:p>0</text:p>
          </table:table-cell>
          <table:table-cell table:formula="of:=([.B29]+[.C29]-[.B28])/[.B28]" office:value-type="percentage" office:value="0.0625087716562447" calcext:value-type="percentage">
            <text:p>6.25%</text:p>
          </table:table-cell>
          <table:table-cell office:value-type="float" office:value="19.2898" calcext:value-type="float">
            <text:p>19.2898</text:p>
          </table:table-cell>
          <table:table-cell office:value-type="float" office:value="0" calcext:value-type="float">
            <text:p>0</text:p>
          </table:table-cell>
          <table:table-cell table:formula="of:=([.E29]+[.F29]-[.E28])/[.E28]" office:value-type="percentage" office:value="0.0337679598278643" calcext:value-type="percentage">
            <text:p>3.38%</text:p>
          </table:table-cell>
          <table:table-cell office:value-type="float" office:value="0.3652" calcext:value-type="float">
            <text:p>0.3652</text:p>
          </table:table-cell>
          <table:table-cell office:value-type="float" office:value="0" calcext:value-type="float">
            <text:p>0</text:p>
          </table:table-cell>
          <table:table-cell table:formula="of:=([.H29]+[.I29]-[.H28])/[.H28]" office:value-type="percentage" office:value="0.090800477897252" calcext:value-type="percentage">
            <text:p>9.08%</text:p>
          </table:table-cell>
        </table:table-row>
        <table:table-row table:style-name="ro1">
          <table:table-cell office:value-type="string" calcext:value-type="string">
            <text:p>2002-04-30</text:p>
          </table:table-cell>
          <table:table-cell office:value-type="float" office:value="27.4208" calcext:value-type="float">
            <text:p>27.4208</text:p>
          </table:table-cell>
          <table:table-cell office:value-type="float" office:value="0.38" calcext:value-type="float">
            <text:p>0.38</text:p>
          </table:table-cell>
          <table:table-cell table:formula="of:=([.B30]+[.C30]-[.B29])/[.B29]" office:value-type="percentage" office:value="0.0200556244542125" calcext:value-type="percentage">
            <text:p>2.01%</text:p>
          </table:table-cell>
          <table:table-cell office:value-type="float" office:value="16.7151" calcext:value-type="float">
            <text:p>16.7151</text:p>
          </table:table-cell>
          <table:table-cell office:value-type="float" office:value="0" calcext:value-type="float">
            <text:p>0</text:p>
          </table:table-cell>
          <table:table-cell table:formula="of:=([.E30]+[.F30]-[.E29])/[.E29]" office:value-type="percentage" office:value="-0.133474686103537" calcext:value-type="percentage">
            <text:p>-13.35%</text:p>
          </table:table-cell>
          <table:table-cell office:value-type="float" office:value="0.3745" calcext:value-type="float">
            <text:p>0.3745</text:p>
          </table:table-cell>
          <table:table-cell office:value-type="float" office:value="0" calcext:value-type="float">
            <text:p>0</text:p>
          </table:table-cell>
          <table:table-cell table:formula="of:=([.H30]+[.I30]-[.H29])/[.H29]" office:value-type="percentage" office:value="0.0254654983570645" calcext:value-type="percentage">
            <text:p>2.55%</text:p>
          </table:table-cell>
        </table:table-row>
        <table:table-row table:style-name="ro1">
          <table:table-cell office:value-type="string" calcext:value-type="string">
            <text:p>2002-05-31</text:p>
          </table:table-cell>
          <table:table-cell office:value-type="float" office:value="27.2051" calcext:value-type="float">
            <text:p>27.2051</text:p>
          </table:table-cell>
          <table:table-cell office:value-type="float" office:value="0" calcext:value-type="float">
            <text:p>0</text:p>
          </table:table-cell>
          <table:table-cell table:formula="of:=([.B31]+[.C31]-[.B30])/[.B30]" office:value-type="percentage" office:value="-0.00786629128252998" calcext:value-type="percentage">
            <text:p>-0.79%</text:p>
          </table:table-cell>
          <table:table-cell office:value-type="float" office:value="16.2833" calcext:value-type="float">
            <text:p>16.2833</text:p>
          </table:table-cell>
          <table:table-cell office:value-type="float" office:value="0" calcext:value-type="float">
            <text:p>0</text:p>
          </table:table-cell>
          <table:table-cell table:formula="of:=([.E31]+[.F31]-[.E30])/[.E30]" office:value-type="percentage" office:value="-0.025832929506853" calcext:value-type="percentage">
            <text:p>-2.58%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table:formula="of:=([.H31]+[.I31]-[.H30])/[.H30]" office:value-type="percentage" office:value="-0.0400534045393857" calcext:value-type="percentage">
            <text:p>-4.01%</text:p>
          </table:table-cell>
        </table:table-row>
        <table:table-row table:style-name="ro1">
          <table:table-cell office:value-type="string" calcext:value-type="string">
            <text:p>2002-06-28</text:p>
          </table:table-cell>
          <table:table-cell office:value-type="float" office:value="27.1291" calcext:value-type="float">
            <text:p>27.1291</text:p>
          </table:table-cell>
          <table:table-cell office:value-type="float" office:value="0" calcext:value-type="float">
            <text:p>0</text:p>
          </table:table-cell>
          <table:table-cell table:formula="of:=([.B32]+[.C32]-[.B31])/[.B31]" office:value-type="percentage" office:value="-0.0027935938482123" calcext:value-type="percentage">
            <text:p>-0.28%</text:p>
          </table:table-cell>
          <table:table-cell office:value-type="float" office:value="17.4955" calcext:value-type="float">
            <text:p>17.4955</text:p>
          </table:table-cell>
          <table:table-cell office:value-type="float" office:value="0" calcext:value-type="float">
            <text:p>0</text:p>
          </table:table-cell>
          <table:table-cell table:formula="of:=([.E32]+[.F32]-[.E31])/[.E31]" office:value-type="percentage" office:value="0.0744443693845842" calcext:value-type="percentage">
            <text:p>7.44%</text:p>
          </table:table-cell>
          <table:table-cell office:value-type="float" office:value="0.2734" calcext:value-type="float">
            <text:p>0.2734</text:p>
          </table:table-cell>
          <table:table-cell office:value-type="float" office:value="0" calcext:value-type="float">
            <text:p>0</text:p>
          </table:table-cell>
          <table:table-cell table:formula="of:=([.H32]+[.I32]-[.H31])/[.H31]" office:value-type="percentage" office:value="-0.239499304589708" calcext:value-type="percentage">
            <text:p>-23.95%</text:p>
          </table:table-cell>
        </table:table-row>
        <table:table-row table:style-name="ro1">
          <table:table-cell office:value-type="string" calcext:value-type="string">
            <text:p>2002-07-31</text:p>
          </table:table-cell>
          <table:table-cell office:value-type="float" office:value="27.1734" calcext:value-type="float">
            <text:p>27.1734</text:p>
          </table:table-cell>
          <table:table-cell office:value-type="float" office:value="0.41" calcext:value-type="float">
            <text:p>0.41</text:p>
          </table:table-cell>
          <table:table-cell table:formula="of:=([.B33]+[.C33]-[.B32])/[.B32]" office:value-type="percentage" office:value="0.0167458559259246" calcext:value-type="percentage">
            <text:p>1.67%</text:p>
          </table:table-cell>
          <table:table-cell office:value-type="float" office:value="15.3461" calcext:value-type="float">
            <text:p>15.3461</text:p>
          </table:table-cell>
          <table:table-cell office:value-type="float" office:value="0" calcext:value-type="float">
            <text:p>0</text:p>
          </table:table-cell>
          <table:table-cell table:formula="of:=([.E33]+[.F33]-[.E32])/[.E32]" office:value-type="percentage" office:value="-0.122854448286702" calcext:value-type="percentage">
            <text:p>-12.29%</text:p>
          </table:table-cell>
          <table:table-cell office:value-type="float" office:value="0.2354" calcext:value-type="float">
            <text:p>0.2354</text:p>
          </table:table-cell>
          <table:table-cell office:value-type="float" office:value="0" calcext:value-type="float">
            <text:p>0</text:p>
          </table:table-cell>
          <table:table-cell table:formula="of:=([.H33]+[.I33]-[.H32])/[.H32]" office:value-type="percentage" office:value="-0.13899049012436" calcext:value-type="percentage">
            <text:p>-13.90%</text:p>
          </table:table-cell>
        </table:table-row>
        <table:table-row table:style-name="ro1">
          <table:table-cell office:value-type="string" calcext:value-type="string">
            <text:p>2002-08-30</text:p>
          </table:table-cell>
          <table:table-cell office:value-type="float" office:value="27.0696" calcext:value-type="float">
            <text:p>27.0696</text:p>
          </table:table-cell>
          <table:table-cell office:value-type="float" office:value="0" calcext:value-type="float">
            <text:p>0</text:p>
          </table:table-cell>
          <table:table-cell table:formula="of:=([.B34]+[.C34]-[.B33])/[.B33]" office:value-type="percentage" office:value="-0.00381991211994081" calcext:value-type="percentage">
            <text:p>-0.38%</text:p>
          </table:table-cell>
          <table:table-cell office:value-type="float" office:value="15.698" calcext:value-type="float">
            <text:p>15.698</text:p>
          </table:table-cell>
          <table:table-cell office:value-type="float" office:value="0" calcext:value-type="float">
            <text:p>0</text:p>
          </table:table-cell>
          <table:table-cell table:formula="of:=([.E34]+[.F34]-[.E33])/[.E33]" office:value-type="percentage" office:value="0.0229309075269939" calcext:value-type="percentage">
            <text:p>2.29%</text:p>
          </table:table-cell>
          <table:table-cell office:value-type="float" office:value="0.2276" calcext:value-type="float">
            <text:p>0.2276</text:p>
          </table:table-cell>
          <table:table-cell office:value-type="float" office:value="0" calcext:value-type="float">
            <text:p>0</text:p>
          </table:table-cell>
          <table:table-cell table:formula="of:=([.H34]+[.I34]-[.H33])/[.H33]" office:value-type="percentage" office:value="-0.0331350892098555" calcext:value-type="percentage">
            <text:p>-3.31%</text:p>
          </table:table-cell>
        </table:table-row>
        <table:table-row table:style-name="ro1">
          <table:table-cell office:value-type="string" calcext:value-type="string">
            <text:p>2002-09-30</text:p>
          </table:table-cell>
          <table:table-cell office:value-type="float" office:value="27.2925" calcext:value-type="float">
            <text:p>27.2925</text:p>
          </table:table-cell>
          <table:table-cell office:value-type="float" office:value="0" calcext:value-type="float">
            <text:p>0</text:p>
          </table:table-cell>
          <table:table-cell table:formula="of:=([.B35]+[.C35]-[.B34])/[.B34]" office:value-type="percentage" office:value="0.00823432928451101" calcext:value-type="percentage">
            <text:p>0.82%</text:p>
          </table:table-cell>
          <table:table-cell office:value-type="float" office:value="13.99" calcext:value-type="float">
            <text:p>13.99</text:p>
          </table:table-cell>
          <table:table-cell office:value-type="float" office:value="0" calcext:value-type="float">
            <text:p>0</text:p>
          </table:table-cell>
          <table:table-cell table:formula="of:=([.E35]+[.F35]-[.E34])/[.E34]" office:value-type="percentage" office:value="-0.10880366925723" calcext:value-type="percentage">
            <text:p>-10.88%</text:p>
          </table:table-cell>
          <table:table-cell office:value-type="float" office:value="0.2237" calcext:value-type="float">
            <text:p>0.2237</text:p>
          </table:table-cell>
          <table:table-cell office:value-type="float" office:value="0" calcext:value-type="float">
            <text:p>0</text:p>
          </table:table-cell>
          <table:table-cell table:formula="of:=([.H35]+[.I35]-[.H34])/[.H34]" office:value-type="percentage" office:value="-0.0171353251318103" calcext:value-type="percentage">
            <text:p>-1.71%</text:p>
          </table:table-cell>
        </table:table-row>
        <table:table-row table:style-name="ro1">
          <table:table-cell office:value-type="string" calcext:value-type="string">
            <text:p>2002-10-31</text:p>
          </table:table-cell>
          <table:table-cell office:value-type="float" office:value="27.1308" calcext:value-type="float">
            <text:p>27.1308</text:p>
          </table:table-cell>
          <table:table-cell office:value-type="float" office:value="0.41" calcext:value-type="float">
            <text:p>0.41</text:p>
          </table:table-cell>
          <table:table-cell table:formula="of:=([.B36]+[.C36]-[.B35])/[.B35]" office:value-type="percentage" office:value="0.00909773747366494" calcext:value-type="percentage">
            <text:p>0.91%</text:p>
          </table:table-cell>
          <table:table-cell office:value-type="float" office:value="17.1021" calcext:value-type="float">
            <text:p>17.1021</text:p>
          </table:table-cell>
          <table:table-cell office:value-type="float" office:value="0" calcext:value-type="float">
            <text:p>0</text:p>
          </table:table-cell>
          <table:table-cell table:formula="of:=([.E36]+[.F36]-[.E35])/[.E35]" office:value-type="percentage" office:value="0.222451751250893" calcext:value-type="percentage">
            <text:p>22.25%</text:p>
          </table:table-cell>
          <table:table-cell office:value-type="float" office:value="0.2479" calcext:value-type="float">
            <text:p>0.2479</text:p>
          </table:table-cell>
          <table:table-cell office:value-type="float" office:value="0" calcext:value-type="float">
            <text:p>0</text:p>
          </table:table-cell>
          <table:table-cell table:formula="of:=([.H36]+[.I36]-[.H35])/[.H35]" office:value-type="percentage" office:value="0.10818059901654" calcext:value-type="percentage">
            <text:p>10.82%</text:p>
          </table:table-cell>
        </table:table-row>
        <table:table-row table:style-name="ro1">
          <table:table-cell office:value-type="string" calcext:value-type="string">
            <text:p>2002-11-29</text:p>
          </table:table-cell>
          <table:table-cell office:value-type="float" office:value="25.9284" calcext:value-type="float">
            <text:p>25.9284</text:p>
          </table:table-cell>
          <table:table-cell office:value-type="float" office:value="0" calcext:value-type="float">
            <text:p>0</text:p>
          </table:table-cell>
          <table:table-cell table:formula="of:=([.B37]+[.C37]-[.B36])/[.B36]" office:value-type="percentage" office:value="-0.0443186341722323" calcext:value-type="percentage">
            <text:p>-4.43%</text:p>
          </table:table-cell>
          <table:table-cell office:value-type="float" office:value="18.4486" calcext:value-type="float">
            <text:p>18.4486</text:p>
          </table:table-cell>
          <table:table-cell office:value-type="float" office:value="0" calcext:value-type="float">
            <text:p>0</text:p>
          </table:table-cell>
          <table:table-cell table:formula="of:=([.E37]+[.F37]-[.E36])/[.E36]" office:value-type="percentage" office:value="0.0787330210909771" calcext:value-type="percentage">
            <text:p>7.87%</text:p>
          </table:table-cell>
          <table:table-cell office:value-type="float" office:value="0.2392" calcext:value-type="float">
            <text:p>0.2392</text:p>
          </table:table-cell>
          <table:table-cell office:value-type="float" office:value="0" calcext:value-type="float">
            <text:p>0</text:p>
          </table:table-cell>
          <table:table-cell table:formula="of:=([.H37]+[.I37]-[.H36])/[.H36]" office:value-type="percentage" office:value="-0.0350947962888261" calcext:value-type="percentage">
            <text:p>-3.51%</text:p>
          </table:table-cell>
        </table:table-row>
        <table:table-row table:style-name="ro1">
          <table:table-cell office:value-type="string" calcext:value-type="string">
            <text:p>2002-12-31</text:p>
          </table:table-cell>
          <table:table-cell office:value-type="float" office:value="26.3609" calcext:value-type="float">
            <text:p>26.3609</text:p>
          </table:table-cell>
          <table:table-cell office:value-type="float" office:value="0" calcext:value-type="float">
            <text:p>0</text:p>
          </table:table-cell>
          <table:table-cell table:formula="of:=([.B38]+[.C38]-[.B37])/[.B37]" office:value-type="percentage" office:value="0.016680551055985" calcext:value-type="percentage">
            <text:p>1.67%</text:p>
          </table:table-cell>
          <table:table-cell office:value-type="float" office:value="16.536" calcext:value-type="float">
            <text:p>16.536</text:p>
          </table:table-cell>
          <table:table-cell office:value-type="float" office:value="0" calcext:value-type="float">
            <text:p>0</text:p>
          </table:table-cell>
          <table:table-cell table:formula="of:=([.E38]+[.F38]-[.E37])/[.E37]" office:value-type="percentage" office:value="-0.103671823336188" calcext:value-type="percentage">
            <text:p>-10.37%</text:p>
          </table:table-cell>
          <table:table-cell office:value-type="float" office:value="0.2211" calcext:value-type="float">
            <text:p>0.2211</text:p>
          </table:table-cell>
          <table:table-cell office:value-type="float" office:value="0" calcext:value-type="float">
            <text:p>0</text:p>
          </table:table-cell>
          <table:table-cell table:formula="of:=([.H38]+[.I38]-[.H37])/[.H37]" office:value-type="percentage" office:value="-0.0756688963210703" calcext:value-type="percentage">
            <text:p>-7.57%</text:p>
          </table:table-cell>
        </table:table-row>
        <table:table-row table:style-name="ro1">
          <table:table-cell office:value-type="string" calcext:value-type="string">
            <text:p>2003-01-31</text:p>
          </table:table-cell>
          <table:table-cell office:value-type="float" office:value="26.3739" calcext:value-type="float">
            <text:p>26.3739</text:p>
          </table:table-cell>
          <table:table-cell office:value-type="float" office:value="0.41" calcext:value-type="float">
            <text:p>0.41</text:p>
          </table:table-cell>
          <table:table-cell table:formula="of:=([.B39]+[.C39]-[.B38])/[.B38]" office:value-type="percentage" office:value="0.0160464931015253" calcext:value-type="percentage">
            <text:p>1.60%</text:p>
          </table:table-cell>
          <table:table-cell office:value-type="float" office:value="15.1798" calcext:value-type="float">
            <text:p>15.1798</text:p>
          </table:table-cell>
          <table:table-cell office:value-type="float" office:value="0" calcext:value-type="float">
            <text:p>0</text:p>
          </table:table-cell>
          <table:table-cell table:formula="of:=([.E39]+[.F39]-[.E38])/[.E38]" office:value-type="percentage" office:value="-0.0820149975810354" calcext:value-type="percentage">
            <text:p>-8.20%</text:p>
          </table:table-cell>
          <table:table-cell office:value-type="float" office:value="0.2216" calcext:value-type="float">
            <text:p>0.2216</text:p>
          </table:table-cell>
          <table:table-cell office:value-type="float" office:value="0" calcext:value-type="float">
            <text:p>0</text:p>
          </table:table-cell>
          <table:table-cell table:formula="of:=([.H39]+[.I39]-[.H38])/[.H38]" office:value-type="percentage" office:value="0.00226142017186793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2003-02-28</text:p>
          </table:table-cell>
          <table:table-cell office:value-type="float" office:value="25.2304" calcext:value-type="float">
            <text:p>25.2304</text:p>
          </table:table-cell>
          <table:table-cell office:value-type="float" office:value="0" calcext:value-type="float">
            <text:p>0</text:p>
          </table:table-cell>
          <table:table-cell table:formula="of:=([.B40]+[.C40]-[.B39])/[.B39]" office:value-type="percentage" office:value="-0.0433572585017764" calcext:value-type="percentage">
            <text:p>-4.34%</text:p>
          </table:table-cell>
          <table:table-cell office:value-type="float" office:value="15.2101" calcext:value-type="float">
            <text:p>15.2101</text:p>
          </table:table-cell>
          <table:table-cell office:value-type="float" office:value="0.08" calcext:value-type="float">
            <text:p>0.08</text:p>
          </table:table-cell>
          <table:table-cell table:formula="of:=([.E40]+[.F40]-[.E39])/[.E39]" office:value-type="percentage" office:value="0.00726623539177068" calcext:value-type="percentage">
            <text:p>0.73%</text:p>
          </table:table-cell>
          <table:table-cell office:value-type="float" office:value="0.2316" calcext:value-type="float">
            <text:p>0.2316</text:p>
          </table:table-cell>
          <table:table-cell office:value-type="float" office:value="0" calcext:value-type="float">
            <text:p>0</text:p>
          </table:table-cell>
          <table:table-cell table:formula="of:=([.H40]+[.I40]-[.H39])/[.H39]" office:value-type="percentage" office:value="0.0451263537906136" calcext:value-type="percentage">
            <text:p>4.51%</text:p>
          </table:table-cell>
        </table:table-row>
        <table:table-row table:style-name="ro1">
          <table:table-cell office:value-type="string" calcext:value-type="string">
            <text:p>2003-03-31</text:p>
          </table:table-cell>
          <table:table-cell office:value-type="float" office:value="27.4464" calcext:value-type="float">
            <text:p>27.4464</text:p>
          </table:table-cell>
          <table:table-cell office:value-type="float" office:value="0" calcext:value-type="float">
            <text:p>0</text:p>
          </table:table-cell>
          <table:table-cell table:formula="of:=([.B41]+[.C41]-[.B40])/[.B40]" office:value-type="percentage" office:value="0.0878305536178579" calcext:value-type="percentage">
            <text:p>8.78%</text:p>
          </table:table-cell>
          <table:table-cell office:value-type="float" office:value="15.5374" calcext:value-type="float">
            <text:p>15.5374</text:p>
          </table:table-cell>
          <table:table-cell office:value-type="float" office:value="0" calcext:value-type="float">
            <text:p>0</text:p>
          </table:table-cell>
          <table:table-cell table:formula="of:=([.E41]+[.F41]-[.E40])/[.E40]" office:value-type="percentage" office:value="0.0215185961959487" calcext:value-type="percentage">
            <text:p>2.15%</text:p>
          </table:table-cell>
          <table:table-cell office:value-type="float" office:value="0.2182" calcext:value-type="float">
            <text:p>0.2182</text:p>
          </table:table-cell>
          <table:table-cell office:value-type="float" office:value="0" calcext:value-type="float">
            <text:p>0</text:p>
          </table:table-cell>
          <table:table-cell table:formula="of:=([.H41]+[.I41]-[.H40])/[.H40]" office:value-type="percentage" office:value="-0.0578583765112262" calcext:value-type="percentage">
            <text:p>-5.79%</text:p>
          </table:table-cell>
        </table:table-row>
        <table:table-row table:style-name="ro1">
          <table:table-cell office:value-type="string" calcext:value-type="string">
            <text:p>2003-04-30</text:p>
          </table:table-cell>
          <table:table-cell office:value-type="float" office:value="27.8193" calcext:value-type="float">
            <text:p>27.8193</text:p>
          </table:table-cell>
          <table:table-cell office:value-type="float" office:value="0.41" calcext:value-type="float">
            <text:p>0.41</text:p>
          </table:table-cell>
          <table:table-cell table:formula="of:=([.B42]+[.C42]-[.B41])/[.B41]" office:value-type="percentage" office:value="0.028524688119389" calcext:value-type="percentage">
            <text:p>2.85%</text:p>
          </table:table-cell>
          <table:table-cell office:value-type="float" office:value="16.4102" calcext:value-type="float">
            <text:p>16.4102</text:p>
          </table:table-cell>
          <table:table-cell office:value-type="float" office:value="0" calcext:value-type="float">
            <text:p>0</text:p>
          </table:table-cell>
          <table:table-cell table:formula="of:=([.E42]+[.F42]-[.E41])/[.E41]" office:value-type="percentage" office:value="0.0561741346686061" calcext:value-type="percentage">
            <text:p>5.62%</text:p>
          </table:table-cell>
          <table:table-cell office:value-type="float" office:value="0.2194" calcext:value-type="float">
            <text:p>0.2194</text:p>
          </table:table-cell>
          <table:table-cell office:value-type="float" office:value="0" calcext:value-type="float">
            <text:p>0</text:p>
          </table:table-cell>
          <table:table-cell table:formula="of:=([.H42]+[.I42]-[.H41])/[.H41]" office:value-type="percentage" office:value="0.00549954170485796" calcext:value-type="percentage">
            <text:p>0.55%</text:p>
          </table:table-cell>
        </table:table-row>
        <table:table-row table:style-name="ro1">
          <table:table-cell office:value-type="string" calcext:value-type="string">
            <text:p>2003-05-30</text:p>
          </table:table-cell>
          <table:table-cell office:value-type="float" office:value="28.4293" calcext:value-type="float">
            <text:p>28.4293</text:p>
          </table:table-cell>
          <table:table-cell office:value-type="float" office:value="0" calcext:value-type="float">
            <text:p>0</text:p>
          </table:table-cell>
          <table:table-cell table:formula="of:=([.B43]+[.C43]-[.B42])/[.B42]" office:value-type="percentage" office:value="0.0219272231867805" calcext:value-type="percentage">
            <text:p>2.19%</text:p>
          </table:table-cell>
          <table:table-cell office:value-type="float" office:value="15.7941" calcext:value-type="float">
            <text:p>15.7941</text:p>
          </table:table-cell>
          <table:table-cell office:value-type="float" office:value="0" calcext:value-type="float">
            <text:p>0</text:p>
          </table:table-cell>
          <table:table-cell table:formula="of:=([.E43]+[.F43]-[.E42])/[.E42]" office:value-type="percentage" office:value="-0.0375437228065471" calcext:value-type="percentage">
            <text:p>-3.75%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table:formula="of:=([.H43]+[.I43]-[.H42])/[.H42]" office:value-type="percentage" office:value="0.26253418413856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2003-06-30</text:p>
          </table:table-cell>
          <table:table-cell office:value-type="float" office:value="27.6119" calcext:value-type="float">
            <text:p>27.6119</text:p>
          </table:table-cell>
          <table:table-cell office:value-type="float" office:value="0" calcext:value-type="float">
            <text:p>0</text:p>
          </table:table-cell>
          <table:table-cell table:formula="of:=([.B44]+[.C44]-[.B43])/[.B43]" office:value-type="percentage" office:value="-0.0287520269581032" calcext:value-type="percentage">
            <text:p>-2.88%</text:p>
          </table:table-cell>
          <table:table-cell office:value-type="float" office:value="16.4551" calcext:value-type="float">
            <text:p>16.4551</text:p>
          </table:table-cell>
          <table:table-cell office:value-type="float" office:value="0" calcext:value-type="float">
            <text:p>0</text:p>
          </table:table-cell>
          <table:table-cell table:formula="of:=([.E44]+[.F44]-[.E43])/[.E43]" office:value-type="percentage" office:value="0.0418510709695393" calcext:value-type="percentage">
            <text:p>4.19%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table:formula="of:=([.H44]+[.I44]-[.H43])/[.H43]" office:value-type="percentage" office:value="0.0617328519855596" calcext:value-type="percentage">
            <text:p>6.17%</text:p>
          </table:table-cell>
        </table:table-row>
        <table:table-row table:style-name="ro1">
          <table:table-cell office:value-type="string" calcext:value-type="string">
            <text:p>2003-07-31</text:p>
          </table:table-cell>
          <table:table-cell office:value-type="float" office:value="27.346" calcext:value-type="float">
            <text:p>27.346</text:p>
          </table:table-cell>
          <table:table-cell office:value-type="float" office:value="0.455" calcext:value-type="float">
            <text:p>0.455</text:p>
          </table:table-cell>
          <table:table-cell table:formula="of:=([.B45]+[.C45]-[.B44])/[.B44]" office:value-type="percentage" office:value="0.00684849648158945" calcext:value-type="percentage">
            <text:p>0.68%</text:p>
          </table:table-cell>
          <table:table-cell office:value-type="float" office:value="16.9493" calcext:value-type="float">
            <text:p>16.9493</text:p>
          </table:table-cell>
          <table:table-cell office:value-type="float" office:value="0" calcext:value-type="float">
            <text:p>0</text:p>
          </table:table-cell>
          <table:table-cell table:formula="of:=([.E45]+[.F45]-[.E44])/[.E44]" office:value-type="percentage" office:value="0.030033241973613" calcext:value-type="percentage">
            <text:p>3.00%</text:p>
          </table:table-cell>
          <table:table-cell office:value-type="float" office:value="0.3252" calcext:value-type="float">
            <text:p>0.3252</text:p>
          </table:table-cell>
          <table:table-cell office:value-type="float" office:value="0" calcext:value-type="float">
            <text:p>0</text:p>
          </table:table-cell>
          <table:table-cell table:formula="of:=([.H45]+[.I45]-[.H44])/[.H44]" office:value-type="percentage" office:value="0.105746344780687" calcext:value-type="percentage">
            <text:p>10.57%</text:p>
          </table:table-cell>
        </table:table-row>
        <table:table-row table:style-name="ro1">
          <table:table-cell office:value-type="string" calcext:value-type="string">
            <text:p>2003-08-29</text:p>
          </table:table-cell>
          <table:table-cell office:value-type="float" office:value="27.1655" calcext:value-type="float">
            <text:p>27.1655</text:p>
          </table:table-cell>
          <table:table-cell office:value-type="float" office:value="0" calcext:value-type="float">
            <text:p>0</text:p>
          </table:table-cell>
          <table:table-cell table:formula="of:=([.B46]+[.C46]-[.B45])/[.B45]" office:value-type="percentage" office:value="-0.00660059972207996" calcext:value-type="percentage">
            <text:p>-0.66%</text:p>
          </table:table-cell>
          <table:table-cell office:value-type="float" office:value="17.0199" calcext:value-type="float">
            <text:p>17.0199</text:p>
          </table:table-cell>
          <table:table-cell office:value-type="float" office:value="0" calcext:value-type="float">
            <text:p>0</text:p>
          </table:table-cell>
          <table:table-cell table:formula="of:=([.E46]+[.F46]-[.E45])/[.E45]" office:value-type="percentage" office:value="0.00416536376133521" calcext:value-type="percentage">
            <text:p>0.42%</text:p>
          </table:table-cell>
          <table:table-cell office:value-type="float" office:value="0.3489" calcext:value-type="float">
            <text:p>0.3489</text:p>
          </table:table-cell>
          <table:table-cell office:value-type="float" office:value="0" calcext:value-type="float">
            <text:p>0</text:p>
          </table:table-cell>
          <table:table-cell table:formula="of:=([.H46]+[.I46]-[.H45])/[.H45]" office:value-type="percentage" office:value="0.072878228782288" calcext:value-type="percentage">
            <text:p>7.29%</text:p>
          </table:table-cell>
        </table:table-row>
        <table:table-row table:style-name="ro1">
          <table:table-cell office:value-type="string" calcext:value-type="string">
            <text:p>2003-09-30</text:p>
          </table:table-cell>
          <table:table-cell office:value-type="float" office:value="28.8865" calcext:value-type="float">
            <text:p>28.8865</text:p>
          </table:table-cell>
          <table:table-cell office:value-type="float" office:value="0" calcext:value-type="float">
            <text:p>0</text:p>
          </table:table-cell>
          <table:table-cell table:formula="of:=([.B47]+[.C47]-[.B46])/[.B46]" office:value-type="percentage" office:value="0.0633524139073457" calcext:value-type="percentage">
            <text:p>6.34%</text:p>
          </table:table-cell>
          <table:table-cell office:value-type="float" office:value="17.8413" calcext:value-type="float">
            <text:p>17.8413</text:p>
          </table:table-cell>
          <table:table-cell office:value-type="float" office:value="0" calcext:value-type="float">
            <text:p>0</text:p>
          </table:table-cell>
          <table:table-cell table:formula="of:=([.E47]+[.F47]-[.E46])/[.E46]" office:value-type="percentage" office:value="0.0482611531207587" calcext:value-type="percentage">
            <text:p>4.83%</text:p>
          </table:table-cell>
          <table:table-cell office:value-type="float" office:value="0.3197" calcext:value-type="float">
            <text:p>0.3197</text:p>
          </table:table-cell>
          <table:table-cell office:value-type="float" office:value="0" calcext:value-type="float">
            <text:p>0</text:p>
          </table:table-cell>
          <table:table-cell table:formula="of:=([.H47]+[.I47]-[.H46])/[.H46]" office:value-type="percentage" office:value="-0.0836916021782746" calcext:value-type="percentage">
            <text:p>-8.37%</text:p>
          </table:table-cell>
        </table:table-row>
        <table:table-row table:style-name="ro1">
          <table:table-cell office:value-type="string" calcext:value-type="string">
            <text:p>2003-10-31</text:p>
          </table:table-cell>
          <table:table-cell office:value-type="float" office:value="30.7349" calcext:value-type="float">
            <text:p>30.7349</text:p>
          </table:table-cell>
          <table:table-cell office:value-type="float" office:value="0.455" calcext:value-type="float">
            <text:p>0.455</text:p>
          </table:table-cell>
          <table:table-cell table:formula="of:=([.B48]+[.C48]-[.B47])/[.B47]" office:value-type="percentage" office:value="0.0797396707804683" calcext:value-type="percentage">
            <text:p>7.97%</text:p>
          </table:table-cell>
          <table:table-cell office:value-type="float" office:value="16.8683" calcext:value-type="float">
            <text:p>16.8683</text:p>
          </table:table-cell>
          <table:table-cell office:value-type="float" office:value="0.16" calcext:value-type="float">
            <text:p>0.16</text:p>
          </table:table-cell>
          <table:table-cell table:formula="of:=([.E48]+[.F48]-[.E47])/[.E47]" office:value-type="percentage" office:value="-0.0455684283095962" calcext:value-type="percentage">
            <text:p>-4.56%</text:p>
          </table:table-cell>
          <table:table-cell office:value-type="float" office:value="0.3532" calcext:value-type="float">
            <text:p>0.3532</text:p>
          </table:table-cell>
          <table:table-cell office:value-type="float" office:value="0" calcext:value-type="float">
            <text:p>0</text:p>
          </table:table-cell>
          <table:table-cell table:formula="of:=([.H48]+[.I48]-[.H47])/[.H47]" office:value-type="percentage" office:value="0.104785736628089" calcext:value-type="percentage">
            <text:p>10.48%</text:p>
          </table:table-cell>
        </table:table-row>
        <table:table-row table:style-name="ro1">
          <table:table-cell office:value-type="string" calcext:value-type="string">
            <text:p>2003-11-28</text:p>
          </table:table-cell>
          <table:table-cell office:value-type="float" office:value="30.0939" calcext:value-type="float">
            <text:p>30.0939</text:p>
          </table:table-cell>
          <table:table-cell office:value-type="float" office:value="0" calcext:value-type="float">
            <text:p>0</text:p>
          </table:table-cell>
          <table:table-cell table:formula="of:=([.B49]+[.C49]-[.B48])/[.B48]" office:value-type="percentage" office:value="-0.0208557698251824" calcext:value-type="percentage">
            <text:p>-2.09%</text:p>
          </table:table-cell>
          <table:table-cell office:value-type="float" office:value="16.5909" calcext:value-type="float">
            <text:p>16.5909</text:p>
          </table:table-cell>
          <table:table-cell office:value-type="float" office:value="0" calcext:value-type="float">
            <text:p>0</text:p>
          </table:table-cell>
          <table:table-cell table:formula="of:=([.E49]+[.F49]-[.E48])/[.E48]" office:value-type="percentage" office:value="-0.0164450478115756" calcext:value-type="percentage">
            <text:p>-1.64%</text:p>
          </table:table-cell>
          <table:table-cell office:value-type="float" office:value="0.3226" calcext:value-type="float">
            <text:p>0.3226</text:p>
          </table:table-cell>
          <table:table-cell office:value-type="float" office:value="0" calcext:value-type="float">
            <text:p>0</text:p>
          </table:table-cell>
          <table:table-cell table:formula="of:=([.H49]+[.I49]-[.H48])/[.H48]" office:value-type="percentage" office:value="-0.0866364665911665" calcext:value-type="percentage">
            <text:p>-8.66%</text:p>
          </table:table-cell>
        </table:table-row>
        <table:table-row table:style-name="ro1">
          <table:table-cell office:value-type="string" calcext:value-type="string">
            <text:p>2003-12-31</text:p>
          </table:table-cell>
          <table:table-cell office:value-type="float" office:value="31.2321" calcext:value-type="float">
            <text:p>31.2321</text:p>
          </table:table-cell>
          <table:table-cell office:value-type="float" office:value="0" calcext:value-type="float">
            <text:p>0</text:p>
          </table:table-cell>
          <table:table-cell table:formula="of:=([.B50]+[.C50]-[.B49])/[.B49]" office:value-type="percentage" office:value="0.0378216183346126" calcext:value-type="percentage">
            <text:p>3.78%</text:p>
          </table:table-cell>
          <table:table-cell office:value-type="float" office:value="17.6621" calcext:value-type="float">
            <text:p>17.6621</text:p>
          </table:table-cell>
          <table:table-cell office:value-type="float" office:value="0" calcext:value-type="float">
            <text:p>0</text:p>
          </table:table-cell>
          <table:table-cell table:formula="of:=([.E50]+[.F50]-[.E49])/[.E49]" office:value-type="percentage" office:value="0.0645655148304189" calcext:value-type="percentage">
            <text:p>6.46%</text:p>
          </table:table-cell>
          <table:table-cell office:value-type="float" office:value="0.3297" calcext:value-type="float">
            <text:p>0.3297</text:p>
          </table:table-cell>
          <table:table-cell office:value-type="float" office:value="0" calcext:value-type="float">
            <text:p>0</text:p>
          </table:table-cell>
          <table:table-cell table:formula="of:=([.H50]+[.I50]-[.H49])/[.H49]" office:value-type="percentage" office:value="0.0220086794792312" calcext:value-type="percentage">
            <text:p>2.20%</text:p>
          </table:table-cell>
        </table:table-row>
        <table:table-row table:style-name="ro1">
          <table:table-cell office:value-type="string" calcext:value-type="string">
            <text:p>2004-01-30</text:p>
          </table:table-cell>
          <table:table-cell office:value-type="float" office:value="31.7524" calcext:value-type="float">
            <text:p>31.7524</text:p>
          </table:table-cell>
          <table:table-cell office:value-type="float" office:value="0.455" calcext:value-type="float">
            <text:p>0.455</text:p>
          </table:table-cell>
          <table:table-cell table:formula="of:=([.B51]+[.C51]-[.B50])/[.B50]" office:value-type="percentage" office:value="0.0312274871046135" calcext:value-type="percentage">
            <text:p>3.12%</text:p>
          </table:table-cell>
          <table:table-cell office:value-type="float" office:value="17.8427" calcext:value-type="float">
            <text:p>17.8427</text:p>
          </table:table-cell>
          <table:table-cell office:value-type="float" office:value="0" calcext:value-type="float">
            <text:p>0</text:p>
          </table:table-cell>
          <table:table-cell table:formula="of:=([.E51]+[.F51]-[.E50])/[.E50]" office:value-type="percentage" office:value="0.0102252846490509" calcext:value-type="percentage">
            <text:p>1.02%</text:p>
          </table:table-cell>
          <table:table-cell office:value-type="float" office:value="0.3481" calcext:value-type="float">
            <text:p>0.3481</text:p>
          </table:table-cell>
          <table:table-cell office:value-type="float" office:value="0" calcext:value-type="float">
            <text:p>0</text:p>
          </table:table-cell>
          <table:table-cell table:formula="of:=([.H51]+[.I51]-[.H50])/[.H50]" office:value-type="percentage" office:value="0.0558083105853807" calcext:value-type="percentage">
            <text:p>5.58%</text:p>
          </table:table-cell>
        </table:table-row>
        <table:table-row table:style-name="ro1">
          <table:table-cell office:value-type="string" calcext:value-type="string">
            <text:p>2004-02-27</text:p>
          </table:table-cell>
          <table:table-cell office:value-type="float" office:value="32.2016" calcext:value-type="float">
            <text:p>32.2016</text:p>
          </table:table-cell>
          <table:table-cell office:value-type="float" office:value="0" calcext:value-type="float">
            <text:p>0</text:p>
          </table:table-cell>
          <table:table-cell table:formula="of:=([.B52]+[.C52]-[.B51])/[.B51]" office:value-type="percentage" office:value="0.0141469621193988" calcext:value-type="percentage">
            <text:p>1.41%</text:p>
          </table:table-cell>
          <table:table-cell office:value-type="float" office:value="17.12" calcext:value-type="float">
            <text:p>17.12</text:p>
          </table:table-cell>
          <table:table-cell office:value-type="float" office:value="0" calcext:value-type="float">
            <text:p>0</text:p>
          </table:table-cell>
          <table:table-cell table:formula="of:=([.E52]+[.F52]-[.E51])/[.E51]" office:value-type="percentage" office:value="-0.0405039596025265" calcext:value-type="percentage">
            <text:p>-4.05%</text:p>
          </table:table-cell>
          <table:table-cell office:value-type="float" office:value="0.3691" calcext:value-type="float">
            <text:p>0.3691</text:p>
          </table:table-cell>
          <table:table-cell office:value-type="float" office:value="0" calcext:value-type="float">
            <text:p>0</text:p>
          </table:table-cell>
          <table:table-cell table:formula="of:=([.H52]+[.I52]-[.H51])/[.H51]" office:value-type="percentage" office:value="0.0603274920999713" calcext:value-type="percentage">
            <text:p>6.03%</text:p>
          </table:table-cell>
        </table:table-row>
        <table:table-row table:style-name="ro1">
          <table:table-cell office:value-type="string" calcext:value-type="string">
            <text:p>2004-03-31</text:p>
          </table:table-cell>
          <table:table-cell office:value-type="float" office:value="32.9461" calcext:value-type="float">
            <text:p>32.9461</text:p>
          </table:table-cell>
          <table:table-cell office:value-type="float" office:value="0" calcext:value-type="float">
            <text:p>0</text:p>
          </table:table-cell>
          <table:table-cell table:formula="of:=([.B53]+[.C53]-[.B52])/[.B52]" office:value-type="percentage" office:value="0.0231199691940774" calcext:value-type="percentage">
            <text:p>2.31%</text:p>
          </table:table-cell>
          <table:table-cell office:value-type="float" office:value="16.0875" calcext:value-type="float">
            <text:p>16.0875</text:p>
          </table:table-cell>
          <table:table-cell office:value-type="float" office:value="0" calcext:value-type="float">
            <text:p>0</text:p>
          </table:table-cell>
          <table:table-cell table:formula="of:=([.E53]+[.F53]-[.E52])/[.E52]" office:value-type="percentage" office:value="-0.0603095794392525" calcext:value-type="percentage">
            <text:p>-6.03%</text:p>
          </table:table-cell>
          <table:table-cell office:value-type="float" office:value="0.4172" calcext:value-type="float">
            <text:p>0.4172</text:p>
          </table:table-cell>
          <table:table-cell office:value-type="float" office:value="0" calcext:value-type="float">
            <text:p>0</text:p>
          </table:table-cell>
          <table:table-cell table:formula="of:=([.H53]+[.I53]-[.H52])/[.H52]" office:value-type="percentage" office:value="0.130316987266323" calcext:value-type="percentage">
            <text:p>13.03%</text:p>
          </table:table-cell>
        </table:table-row>
        <table:table-row table:style-name="ro1">
          <table:table-cell office:value-type="string" calcext:value-type="string">
            <text:p>2004-04-30</text:p>
          </table:table-cell>
          <table:table-cell office:value-type="float" office:value="33.3798" calcext:value-type="float">
            <text:p>33.3798</text:p>
          </table:table-cell>
          <table:table-cell office:value-type="float" office:value="0.5" calcext:value-type="float">
            <text:p>0.5</text:p>
          </table:table-cell>
          <table:table-cell table:formula="of:=([.B54]+[.C54]-[.B53])/[.B53]" office:value-type="percentage" office:value="0.0283402284337145" calcext:value-type="percentage">
            <text:p>2.83%</text:p>
          </table:table-cell>
          <table:table-cell office:value-type="float" office:value="16.8619" calcext:value-type="float">
            <text:p>16.8619</text:p>
          </table:table-cell>
          <table:table-cell office:value-type="float" office:value="0" calcext:value-type="float">
            <text:p>0</text:p>
          </table:table-cell>
          <table:table-cell table:formula="of:=([.E54]+[.F54]-[.E53])/[.E53]" office:value-type="percentage" office:value="0.0481367521367521" calcext:value-type="percentage">
            <text:p>4.81%</text:p>
          </table:table-cell>
          <table:table-cell office:value-type="float" office:value="0.3978" calcext:value-type="float">
            <text:p>0.3978</text:p>
          </table:table-cell>
          <table:table-cell office:value-type="float" office:value="0" calcext:value-type="float">
            <text:p>0</text:p>
          </table:table-cell>
          <table:table-cell table:formula="of:=([.H54]+[.I54]-[.H53])/[.H53]" office:value-type="percentage" office:value="-0.0465004793863854" calcext:value-type="percentage">
            <text:p>-4.65%</text:p>
          </table:table-cell>
        </table:table-row>
        <table:table-row table:style-name="ro1">
          <table:table-cell office:value-type="string" calcext:value-type="string">
            <text:p>2004-05-28</text:p>
          </table:table-cell>
          <table:table-cell office:value-type="float" office:value="34.0332" calcext:value-type="float">
            <text:p>34.0332</text:p>
          </table:table-cell>
          <table:table-cell office:value-type="float" office:value="0" calcext:value-type="float">
            <text:p>0</text:p>
          </table:table-cell>
          <table:table-cell table:formula="of:=([.B55]+[.C55]-[.B54])/[.B54]" office:value-type="percentage" office:value="0.0195747128502866" calcext:value-type="percentage">
            <text:p>1.96%</text:p>
          </table:table-cell>
          <table:table-cell office:value-type="float" office:value="16.9264" calcext:value-type="float">
            <text:p>16.9264</text:p>
          </table:table-cell>
          <table:table-cell office:value-type="float" office:value="0" calcext:value-type="float">
            <text:p>0</text:p>
          </table:table-cell>
          <table:table-cell table:formula="of:=([.E55]+[.F55]-[.E54])/[.E54]" office:value-type="percentage" office:value="0.0038251917043751" calcext:value-type="percentage">
            <text:p>0.38%</text:p>
          </table:table-cell>
          <table:table-cell office:value-type="float" office:value="0.4329" calcext:value-type="float">
            <text:p>0.4329</text:p>
          </table:table-cell>
          <table:table-cell office:value-type="float" office:value="0" calcext:value-type="float">
            <text:p>0</text:p>
          </table:table-cell>
          <table:table-cell table:formula="of:=([.H55]+[.I55]-[.H54])/[.H54]" office:value-type="percentage" office:value="0.088235294117647" calcext:value-type="percentage">
            <text:p>8.82%</text:p>
          </table:table-cell>
        </table:table-row>
        <table:table-row table:style-name="ro1">
          <table:table-cell office:value-type="string" calcext:value-type="string">
            <text:p>2004-06-30</text:p>
          </table:table-cell>
          <table:table-cell office:value-type="float" office:value="34.3678" calcext:value-type="float">
            <text:p>34.3678</text:p>
          </table:table-cell>
          <table:table-cell office:value-type="float" office:value="0" calcext:value-type="float">
            <text:p>0</text:p>
          </table:table-cell>
          <table:table-cell table:formula="of:=([.B56]+[.C56]-[.B55])/[.B55]" office:value-type="percentage" office:value="0.00983157622556803" calcext:value-type="percentage">
            <text:p>0.98%</text:p>
          </table:table-cell>
          <table:table-cell office:value-type="float" office:value="18.43" calcext:value-type="float">
            <text:p>18.43</text:p>
          </table:table-cell>
          <table:table-cell office:value-type="float" office:value="0" calcext:value-type="float">
            <text:p>0</text:p>
          </table:table-cell>
          <table:table-cell table:formula="of:=([.E56]+[.F56]-[.E55])/[.E55]" office:value-type="percentage" office:value="0.0888316476037432" calcext:value-type="percentage">
            <text:p>8.88%</text:p>
          </table:table-cell>
          <table:table-cell office:value-type="float" office:value="0.5021" calcext:value-type="float">
            <text:p>0.5021</text:p>
          </table:table-cell>
          <table:table-cell office:value-type="float" office:value="0" calcext:value-type="float">
            <text:p>0</text:p>
          </table:table-cell>
          <table:table-cell table:formula="of:=([.H56]+[.I56]-[.H55])/[.H55]" office:value-type="percentage" office:value="0.15985215985216" calcext:value-type="percentage">
            <text:p>15.99%</text:p>
          </table:table-cell>
        </table:table-row>
        <table:table-row table:style-name="ro1">
          <table:table-cell office:value-type="string" calcext:value-type="string">
            <text:p>2004-07-30</text:p>
          </table:table-cell>
          <table:table-cell office:value-type="float" office:value="33.0767" calcext:value-type="float">
            <text:p>33.0767</text:p>
          </table:table-cell>
          <table:table-cell office:value-type="float" office:value="0.25" calcext:value-type="float">
            <text:p>0.25</text:p>
          </table:table-cell>
          <table:table-cell table:formula="of:=([.B57]+[.C57]-[.B56])/[.B56]" office:value-type="percentage" office:value="-0.0302928904381427" calcext:value-type="percentage">
            <text:p>-3.03%</text:p>
          </table:table-cell>
          <table:table-cell office:value-type="float" office:value="18.3848" calcext:value-type="float">
            <text:p>18.3848</text:p>
          </table:table-cell>
          <table:table-cell office:value-type="float" office:value="0" calcext:value-type="float">
            <text:p>0</text:p>
          </table:table-cell>
          <table:table-cell table:formula="of:=([.E57]+[.F57]-[.E56])/[.E56]" office:value-type="percentage" office:value="-0.00245252306022796" calcext:value-type="percentage">
            <text:p>-0.25%</text:p>
          </table:table-cell>
          <table:table-cell office:value-type="float" office:value="0.499" calcext:value-type="float">
            <text:p>0.499</text:p>
          </table:table-cell>
          <table:table-cell office:value-type="float" office:value="0" calcext:value-type="float">
            <text:p>0</text:p>
          </table:table-cell>
          <table:table-cell table:formula="of:=([.H57]+[.I57]-[.H56])/[.H56]" office:value-type="percentage" office:value="-0.00617406891057557" calcext:value-type="percentage">
            <text:p>-0.62%</text:p>
          </table:table-cell>
        </table:table-row>
        <table:table-row table:style-name="ro1">
          <table:table-cell office:value-type="string" calcext:value-type="string">
            <text:p>2004-08-31</text:p>
          </table:table-cell>
          <table:table-cell office:value-type="float" office:value="35.4996" calcext:value-type="float">
            <text:p>35.4996</text:p>
          </table:table-cell>
          <table:table-cell office:value-type="float" office:value="0" calcext:value-type="float">
            <text:p>0</text:p>
          </table:table-cell>
          <table:table-cell table:formula="of:=([.B58]+[.C58]-[.B57])/[.B57]" office:value-type="percentage" office:value="0.0732509591343755" calcext:value-type="percentage">
            <text:p>7.33%</text:p>
          </table:table-cell>
          <table:table-cell office:value-type="float" office:value="17.6686" calcext:value-type="float">
            <text:p>17.6686</text:p>
          </table:table-cell>
          <table:table-cell office:value-type="float" office:value="0.08" calcext:value-type="float">
            <text:p>0.08</text:p>
          </table:table-cell>
          <table:table-cell table:formula="of:=([.E58]+[.F58]-[.E57])/[.E57]" office:value-type="percentage" office:value="-0.0346046734258735" calcext:value-type="percentage">
            <text:p>-3.46%</text:p>
          </table:table-cell>
          <table:table-cell office:value-type="float" office:value="0.5322" calcext:value-type="float">
            <text:p>0.5322</text:p>
          </table:table-cell>
          <table:table-cell office:value-type="float" office:value="0" calcext:value-type="float">
            <text:p>0</text:p>
          </table:table-cell>
          <table:table-cell table:formula="of:=([.H58]+[.I58]-[.H57])/[.H57]" office:value-type="percentage" office:value="0.0665330661322646" calcext:value-type="percentage">
            <text:p>6.65%</text:p>
          </table:table-cell>
        </table:table-row>
        <table:table-row table:style-name="ro1">
          <table:table-cell office:value-type="string" calcext:value-type="string">
            <text:p>2004-09-30</text:p>
          </table:table-cell>
          <table:table-cell office:value-type="float" office:value="34.3262" calcext:value-type="float">
            <text:p>34.3262</text:p>
          </table:table-cell>
          <table:table-cell office:value-type="float" office:value="0" calcext:value-type="float">
            <text:p>0</text:p>
          </table:table-cell>
          <table:table-cell table:formula="of:=([.B59]+[.C59]-[.B58])/[.B58]" office:value-type="percentage" office:value="-0.0330538935649979" calcext:value-type="percentage">
            <text:p>-3.31%</text:p>
          </table:table-cell>
          <table:table-cell office:value-type="float" office:value="17.8952" calcext:value-type="float">
            <text:p>17.8952</text:p>
          </table:table-cell>
          <table:table-cell office:value-type="float" office:value="0" calcext:value-type="float">
            <text:p>0</text:p>
          </table:table-cell>
          <table:table-cell table:formula="of:=([.E59]+[.F59]-[.E58])/[.E58]" office:value-type="percentage" office:value="0.0128250116025037" calcext:value-type="percentage">
            <text:p>1.28%</text:p>
          </table:table-cell>
          <table:table-cell office:value-type="float" office:value="0.5979" calcext:value-type="float">
            <text:p>0.5979</text:p>
          </table:table-cell>
          <table:table-cell office:value-type="float" office:value="0" calcext:value-type="float">
            <text:p>0</text:p>
          </table:table-cell>
          <table:table-cell table:formula="of:=([.H59]+[.I59]-[.H58])/[.H58]" office:value-type="percentage" office:value="0.123449830890643" calcext:value-type="percentage">
            <text:p>12.34%</text:p>
          </table:table-cell>
        </table:table-row>
        <table:table-row table:style-name="ro1">
          <table:table-cell office:value-type="string" calcext:value-type="string">
            <text:p>2004-10-29</text:p>
          </table:table-cell>
          <table:table-cell office:value-type="float" office:value="32.613" calcext:value-type="float">
            <text:p>32.613</text:p>
          </table:table-cell>
          <table:table-cell office:value-type="float" office:value="0.25" calcext:value-type="float">
            <text:p>0.25</text:p>
          </table:table-cell>
          <table:table-cell table:formula="of:=([.B60]+[.C60]-[.B59])/[.B59]" office:value-type="percentage" office:value="-0.0426263320728773" calcext:value-type="percentage">
            <text:p>-4.26%</text:p>
          </table:table-cell>
          <table:table-cell office:value-type="float" office:value="18.1023" calcext:value-type="float">
            <text:p>18.1023</text:p>
          </table:table-cell>
          <table:table-cell office:value-type="float" office:value="0" calcext:value-type="float">
            <text:p>0</text:p>
          </table:table-cell>
          <table:table-cell table:formula="of:=([.E60]+[.F60]-[.E59])/[.E59]" office:value-type="percentage" office:value="0.0115729357593098" calcext:value-type="percentage">
            <text:p>1.16%</text:p>
          </table:table-cell>
          <table:table-cell office:value-type="float" office:value="0.8085" calcext:value-type="float">
            <text:p>0.8085</text:p>
          </table:table-cell>
          <table:table-cell office:value-type="float" office:value="0" calcext:value-type="float">
            <text:p>0</text:p>
          </table:table-cell>
          <table:table-cell table:formula="of:=([.H60]+[.I60]-[.H59])/[.H59]" office:value-type="percentage" office:value="0.352232814851982" calcext:value-type="percentage">
            <text:p>35.22%</text:p>
          </table:table-cell>
        </table:table-row>
        <table:table-row table:style-name="ro1">
          <table:table-cell office:value-type="string" calcext:value-type="string">
            <text:p>2004-11-30</text:p>
          </table:table-cell>
          <table:table-cell office:value-type="float" office:value="34.0786" calcext:value-type="float">
            <text:p>34.0786</text:p>
          </table:table-cell>
          <table:table-cell office:value-type="float" office:value="0" calcext:value-type="float">
            <text:p>0</text:p>
          </table:table-cell>
          <table:table-cell table:formula="of:=([.B61]+[.C61]-[.B60])/[.B60]" office:value-type="percentage" office:value="0.0449391347008862" calcext:value-type="percentage">
            <text:p>4.49%</text:p>
          </table:table-cell>
          <table:table-cell office:value-type="float" office:value="19.3027" calcext:value-type="float">
            <text:p>19.3027</text:p>
          </table:table-cell>
          <table:table-cell office:value-type="float" office:value="3.08" calcext:value-type="float">
            <text:p>3.08</text:p>
          </table:table-cell>
          <table:table-cell table:formula="of:=([.E61]+[.F61]-[.E60])/[.E60]" office:value-type="percentage" office:value="0.236456140932368" calcext:value-type="percentage">
            <text:p>23.65%</text:p>
          </table:table-cell>
          <table:table-cell office:value-type="float" office:value="1.0345" calcext:value-type="float">
            <text:p>1.0345</text:p>
          </table:table-cell>
          <table:table-cell office:value-type="float" office:value="0" calcext:value-type="float">
            <text:p>0</text:p>
          </table:table-cell>
          <table:table-cell table:formula="of:=([.H61]+[.I61]-[.H60])/[.H60]" office:value-type="percentage" office:value="0.279529993815708" calcext:value-type="percentage">
            <text:p>27.95%</text:p>
          </table:table-cell>
        </table:table-row>
        <table:table-row table:style-name="ro1">
          <table:table-cell office:value-type="string" calcext:value-type="string">
            <text:p>2004-12-31</text:p>
          </table:table-cell>
          <table:table-cell office:value-type="float" office:value="35.0982" calcext:value-type="float">
            <text:p>35.0982</text:p>
          </table:table-cell>
          <table:table-cell office:value-type="float" office:value="0" calcext:value-type="float">
            <text:p>0</text:p>
          </table:table-cell>
          <table:table-cell table:formula="of:=([.B62]+[.C62]-[.B61])/[.B61]" office:value-type="percentage" office:value="0.029919069445341" calcext:value-type="percentage">
            <text:p>2.99%</text:p>
          </table:table-cell>
          <table:table-cell office:value-type="float" office:value="19.2379" calcext:value-type="float">
            <text:p>19.2379</text:p>
          </table:table-cell>
          <table:table-cell office:value-type="float" office:value="0" calcext:value-type="float">
            <text:p>0</text:p>
          </table:table-cell>
          <table:table-cell table:formula="of:=([.E62]+[.F62]-[.E61])/[.E61]" office:value-type="percentage" office:value="-0.00335704331518398" calcext:value-type="percentage">
            <text:p>-0.34%</text:p>
          </table:table-cell>
          <table:table-cell office:value-type="float" office:value="0.9936" calcext:value-type="float">
            <text:p>0.9936</text:p>
          </table:table-cell>
          <table:table-cell office:value-type="float" office:value="0" calcext:value-type="float">
            <text:p>0</text:p>
          </table:table-cell>
          <table:table-cell table:formula="of:=([.H62]+[.I62]-[.H61])/[.H61]" office:value-type="percentage" office:value="-0.0395360077332044" calcext:value-type="percentage">
            <text:p>-3.95%</text:p>
          </table:table-cell>
        </table:table-row>
        <table:table-row table:style-name="ro1">
          <table:table-cell office:value-type="string" calcext:value-type="string">
            <text:p>2005-01-31</text:p>
          </table:table-cell>
          <table:table-cell office:value-type="float" office:value="34.0689" calcext:value-type="float">
            <text:p>34.0689</text:p>
          </table:table-cell>
          <table:table-cell office:value-type="float" office:value="0.25" calcext:value-type="float">
            <text:p>0.25</text:p>
          </table:table-cell>
          <table:table-cell table:formula="of:=([.B63]+[.C63]-[.B62])/[.B62]" office:value-type="percentage" office:value="-0.0222034178390914" calcext:value-type="percentage">
            <text:p>-2.22%</text:p>
          </table:table-cell>
          <table:table-cell office:value-type="float" office:value="18.9211" calcext:value-type="float">
            <text:p>18.9211</text:p>
          </table:table-cell>
          <table:table-cell office:value-type="float" office:value="0" calcext:value-type="float">
            <text:p>0</text:p>
          </table:table-cell>
          <table:table-cell table:formula="of:=([.E63]+[.F63]-[.E62])/[.E62]" office:value-type="percentage" office:value="-0.0164674938532792" calcext:value-type="percentage">
            <text:p>-1.65%</text:p>
          </table:table-cell>
          <table:table-cell office:value-type="float" office:value="1.1865" calcext:value-type="float">
            <text:p>1.1865</text:p>
          </table:table-cell>
          <table:table-cell office:value-type="float" office:value="0" calcext:value-type="float">
            <text:p>0</text:p>
          </table:table-cell>
          <table:table-cell table:formula="of:=([.H63]+[.I63]-[.H62])/[.H62]" office:value-type="percentage" office:value="0.194142512077295" calcext:value-type="percentage">
            <text:p>19.41%</text:p>
          </table:table-cell>
        </table:table-row>
        <table:table-row table:style-name="ro1">
          <table:table-cell office:value-type="string" calcext:value-type="string">
            <text:p>2005-02-28</text:p>
          </table:table-cell>
          <table:table-cell office:value-type="float" office:value="33.9793" calcext:value-type="float">
            <text:p>33.9793</text:p>
          </table:table-cell>
          <table:table-cell office:value-type="float" office:value="0" calcext:value-type="float">
            <text:p>0</text:p>
          </table:table-cell>
          <table:table-cell table:formula="of:=([.B64]+[.C64]-[.B63])/[.B63]" office:value-type="percentage" office:value="-0.00262996457179414" calcext:value-type="percentage">
            <text:p>-0.26%</text:p>
          </table:table-cell>
          <table:table-cell office:value-type="float" office:value="18.1706" calcext:value-type="float">
            <text:p>18.1706</text:p>
          </table:table-cell>
          <table:table-cell office:value-type="float" office:value="0.08" calcext:value-type="float">
            <text:p>0.08</text:p>
          </table:table-cell>
          <table:table-cell table:formula="of:=([.E64]+[.F64]-[.E63])/[.E63]" office:value-type="percentage" office:value="-0.0354366289486341" calcext:value-type="percentage">
            <text:p>-3.54%</text:p>
          </table:table-cell>
          <table:table-cell office:value-type="float" office:value="1.3843" calcext:value-type="float">
            <text:p>1.3843</text:p>
          </table:table-cell>
          <table:table-cell office:value-type="float" office:value="0" calcext:value-type="float">
            <text:p>0</text:p>
          </table:table-cell>
          <table:table-cell table:formula="of:=([.H64]+[.I64]-[.H63])/[.H63]" office:value-type="percentage" office:value="0.166708807416772" calcext:value-type="percentage">
            <text:p>16.67%</text:p>
          </table:table-cell>
        </table:table-row>
        <table:table-row table:style-name="ro1">
          <table:table-cell office:value-type="string" calcext:value-type="string">
            <text:p>2005-03-31</text:p>
          </table:table-cell>
          <table:table-cell office:value-type="float" office:value="33.9217" calcext:value-type="float">
            <text:p>33.9217</text:p>
          </table:table-cell>
          <table:table-cell office:value-type="float" office:value="0" calcext:value-type="float">
            <text:p>0</text:p>
          </table:table-cell>
          <table:table-cell table:formula="of:=([.B65]+[.C65]-[.B64])/[.B64]" office:value-type="percentage" office:value="-0.00169514969407848" calcext:value-type="percentage">
            <text:p>-0.17%</text:p>
          </table:table-cell>
          <table:table-cell office:value-type="float" office:value="17.4556" calcext:value-type="float">
            <text:p>17.4556</text:p>
          </table:table-cell>
          <table:table-cell office:value-type="float" office:value="0" calcext:value-type="float">
            <text:p>0</text:p>
          </table:table-cell>
          <table:table-cell table:formula="of:=([.E65]+[.F65]-[.E64])/[.E64]" office:value-type="percentage" office:value="-0.0393492785048375" calcext:value-type="percentage">
            <text:p>-3.93%</text:p>
          </table:table-cell>
          <table:table-cell office:value-type="float" office:value="1.2859" calcext:value-type="float">
            <text:p>1.2859</text:p>
          </table:table-cell>
          <table:table-cell office:value-type="float" office:value="0" calcext:value-type="float">
            <text:p>0</text:p>
          </table:table-cell>
          <table:table-cell table:formula="of:=([.H65]+[.I65]-[.H64])/[.H64]" office:value-type="percentage" office:value="-0.0710828577620458" calcext:value-type="percentage">
            <text:p>-7.11%</text:p>
          </table:table-cell>
        </table:table-row>
        <table:table-row table:style-name="ro1">
          <table:table-cell office:value-type="string" calcext:value-type="string">
            <text:p>2005-04-29</text:p>
          </table:table-cell>
          <table:table-cell office:value-type="float" office:value="34.8395" calcext:value-type="float">
            <text:p>34.8395</text:p>
          </table:table-cell>
          <table:table-cell office:value-type="float" office:value="0.28" calcext:value-type="float">
            <text:p>0.28</text:p>
          </table:table-cell>
          <table:table-cell table:formula="of:=([.B66]+[.C66]-[.B65])/[.B65]" office:value-type="percentage" office:value="0.0353107302994838" calcext:value-type="percentage">
            <text:p>3.53%</text:p>
          </table:table-cell>
          <table:table-cell office:value-type="float" office:value="18.2717" calcext:value-type="float">
            <text:p>18.2717</text:p>
          </table:table-cell>
          <table:table-cell office:value-type="float" office:value="0" calcext:value-type="float">
            <text:p>0</text:p>
          </table:table-cell>
          <table:table-cell table:formula="of:=([.E66]+[.F66]-[.E65])/[.E65]" office:value-type="percentage" office:value="0.046752904512019" calcext:value-type="percentage">
            <text:p>4.68%</text:p>
          </table:table-cell>
          <table:table-cell office:value-type="float" office:value="1.1128" calcext:value-type="float">
            <text:p>1.1128</text:p>
          </table:table-cell>
          <table:table-cell office:value-type="float" office:value="0" calcext:value-type="float">
            <text:p>0</text:p>
          </table:table-cell>
          <table:table-cell table:formula="of:=([.H66]+[.I66]-[.H65])/[.H65]" office:value-type="percentage" office:value="-0.134613889104907" calcext:value-type="percentage">
            <text:p>-13.46%</text:p>
          </table:table-cell>
        </table:table-row>
        <table:table-row table:style-name="ro1">
          <table:table-cell office:value-type="string" calcext:value-type="string">
            <text:p>2005-05-31</text:p>
          </table:table-cell>
          <table:table-cell office:value-type="float" office:value="35.4829" calcext:value-type="float">
            <text:p>35.4829</text:p>
          </table:table-cell>
          <table:table-cell office:value-type="float" office:value="0" calcext:value-type="float">
            <text:p>0</text:p>
          </table:table-cell>
          <table:table-cell table:formula="of:=([.B67]+[.C67]-[.B66])/[.B66]" office:value-type="percentage" office:value="0.0184675440233069" calcext:value-type="percentage">
            <text:p>1.85%</text:p>
          </table:table-cell>
          <table:table-cell office:value-type="float" office:value="18.6913" calcext:value-type="float">
            <text:p>18.6913</text:p>
          </table:table-cell>
          <table:table-cell office:value-type="float" office:value="0.08" calcext:value-type="float">
            <text:p>0.08</text:p>
          </table:table-cell>
          <table:table-cell table:formula="of:=([.E67]+[.F67]-[.E66])/[.E66]" office:value-type="percentage" office:value="0.0273428307163536" calcext:value-type="percentage">
            <text:p>2.73%</text:p>
          </table:table-cell>
          <table:table-cell office:value-type="float" office:value="1.2269" calcext:value-type="float">
            <text:p>1.2269</text:p>
          </table:table-cell>
          <table:table-cell office:value-type="float" office:value="0" calcext:value-type="float">
            <text:p>0</text:p>
          </table:table-cell>
          <table:table-cell table:formula="of:=([.H67]+[.I67]-[.H66])/[.H66]" office:value-type="percentage" office:value="0.102534148094896" calcext:value-type="percentage">
            <text:p>10.25%</text:p>
          </table:table-cell>
        </table:table-row>
        <table:table-row table:style-name="ro1">
          <table:table-cell office:value-type="string" calcext:value-type="string">
            <text:p>2005-06-30</text:p>
          </table:table-cell>
          <table:table-cell office:value-type="float" office:value="33.9388" calcext:value-type="float">
            <text:p>33.9388</text:p>
          </table:table-cell>
          <table:table-cell office:value-type="float" office:value="0" calcext:value-type="float">
            <text:p>0</text:p>
          </table:table-cell>
          <table:table-cell table:formula="of:=([.B68]+[.C68]-[.B67])/[.B67]" office:value-type="percentage" office:value="-0.0435167362306914" calcext:value-type="percentage">
            <text:p>-4.35%</text:p>
          </table:table-cell>
          <table:table-cell office:value-type="float" office:value="17.9958" calcext:value-type="float">
            <text:p>17.9958</text:p>
          </table:table-cell>
          <table:table-cell office:value-type="float" office:value="0" calcext:value-type="float">
            <text:p>0</text:p>
          </table:table-cell>
          <table:table-cell table:formula="of:=([.E68]+[.F68]-[.E67])/[.E67]" office:value-type="percentage" office:value="-0.0372098248917945" calcext:value-type="percentage">
            <text:p>-3.72%</text:p>
          </table:table-cell>
          <table:table-cell office:value-type="float" office:value="1.1359" calcext:value-type="float">
            <text:p>1.1359</text:p>
          </table:table-cell>
          <table:table-cell office:value-type="float" office:value="0" calcext:value-type="float">
            <text:p>0</text:p>
          </table:table-cell>
          <table:table-cell table:formula="of:=([.H68]+[.I68]-[.H67])/[.H67]" office:value-type="percentage" office:value="-0.0741706740565655" calcext:value-type="percentage">
            <text:p>-7.42%</text:p>
          </table:table-cell>
        </table:table-row>
        <table:table-row table:style-name="ro1">
          <table:table-cell office:value-type="string" calcext:value-type="string">
            <text:p>2005-07-29</text:p>
          </table:table-cell>
          <table:table-cell office:value-type="float" office:value="35.9739" calcext:value-type="float">
            <text:p>35.9739</text:p>
          </table:table-cell>
          <table:table-cell office:value-type="float" office:value="0.28" calcext:value-type="float">
            <text:p>0.28</text:p>
          </table:table-cell>
          <table:table-cell table:formula="of:=([.B69]+[.C69]-[.B68])/[.B68]" office:value-type="percentage" office:value="0.0682139616014709" calcext:value-type="percentage">
            <text:p>6.82%</text:p>
          </table:table-cell>
          <table:table-cell office:value-type="float" office:value="18.5536" calcext:value-type="float">
            <text:p>18.5536</text:p>
          </table:table-cell>
          <table:table-cell office:value-type="float" office:value="0" calcext:value-type="float">
            <text:p>0</text:p>
          </table:table-cell>
          <table:table-cell table:formula="of:=([.E69]+[.F69]-[.E68])/[.E68]" office:value-type="percentage" office:value="0.0309961213171963" calcext:value-type="percentage">
            <text:p>3.10%</text:p>
          </table:table-cell>
          <table:table-cell office:value-type="float" office:value="1.3161" calcext:value-type="float">
            <text:p>1.3161</text:p>
          </table:table-cell>
          <table:table-cell office:value-type="float" office:value="0" calcext:value-type="float">
            <text:p>0</text:p>
          </table:table-cell>
          <table:table-cell table:formula="of:=([.H69]+[.I69]-[.H68])/[.H68]" office:value-type="percentage" office:value="0.15864072541597" calcext:value-type="percentage">
            <text:p>15.86%</text:p>
          </table:table-cell>
        </table:table-row>
        <table:table-row table:style-name="ro1">
          <table:table-cell office:value-type="string" calcext:value-type="string">
            <text:p>2005-08-31</text:p>
          </table:table-cell>
          <table:table-cell office:value-type="float" office:value="35.8769" calcext:value-type="float">
            <text:p>35.8769</text:p>
          </table:table-cell>
          <table:table-cell office:value-type="float" office:value="0" calcext:value-type="float">
            <text:p>0</text:p>
          </table:table-cell>
          <table:table-cell table:formula="of:=([.B70]+[.C70]-[.B69])/[.B69]" office:value-type="percentage" office:value="-0.0026963993339616" calcext:value-type="percentage">
            <text:p>-0.27%</text:p>
          </table:table-cell>
          <table:table-cell office:value-type="float" office:value="19.8944" calcext:value-type="float">
            <text:p>19.8944</text:p>
          </table:table-cell>
          <table:table-cell office:value-type="float" office:value="0.08" calcext:value-type="float">
            <text:p>0.08</text:p>
          </table:table-cell>
          <table:table-cell table:formula="of:=([.E70]+[.F70]-[.E69])/[.E69]" office:value-type="percentage" office:value="0.0765781303897896" calcext:value-type="percentage">
            <text:p>7.66%</text:p>
          </table:table-cell>
          <table:table-cell office:value-type="float" office:value="1.4469" calcext:value-type="float">
            <text:p>1.4469</text:p>
          </table:table-cell>
          <table:table-cell office:value-type="float" office:value="0" calcext:value-type="float">
            <text:p>0</text:p>
          </table:table-cell>
          <table:table-cell table:formula="of:=([.H70]+[.I70]-[.H69])/[.H69]" office:value-type="percentage" office:value="0.0993845452473217" calcext:value-type="percentage">
            <text:p>9.94%</text:p>
          </table:table-cell>
        </table:table-row>
        <table:table-row table:style-name="ro1">
          <table:table-cell office:value-type="string" calcext:value-type="string">
            <text:p>2005-09-30</text:p>
          </table:table-cell>
          <table:table-cell office:value-type="float" office:value="38.4506" calcext:value-type="float">
            <text:p>38.4506</text:p>
          </table:table-cell>
          <table:table-cell office:value-type="float" office:value="0" calcext:value-type="float">
            <text:p>0</text:p>
          </table:table-cell>
          <table:table-cell table:formula="of:=([.B71]+[.C71]-[.B70])/[.B70]" office:value-type="percentage" office:value="0.0717369672407594" calcext:value-type="percentage">
            <text:p>7.17%</text:p>
          </table:table-cell>
          <table:table-cell office:value-type="float" office:value="18.6955" calcext:value-type="float">
            <text:p>18.6955</text:p>
          </table:table-cell>
          <table:table-cell office:value-type="float" office:value="0" calcext:value-type="float">
            <text:p>0</text:p>
          </table:table-cell>
          <table:table-cell table:formula="of:=([.E71]+[.F71]-[.E70])/[.E70]" office:value-type="percentage" office:value="-0.0602631896413062" calcext:value-type="percentage">
            <text:p>-6.03%</text:p>
          </table:table-cell>
          <table:table-cell office:value-type="float" office:value="1.6543" calcext:value-type="float">
            <text:p>1.6543</text:p>
          </table:table-cell>
          <table:table-cell office:value-type="float" office:value="0" calcext:value-type="float">
            <text:p>0</text:p>
          </table:table-cell>
          <table:table-cell table:formula="of:=([.H71]+[.I71]-[.H70])/[.H70]" office:value-type="percentage" office:value="0.143340935793766" calcext:value-type="percentage">
            <text:p>14.33%</text:p>
          </table:table-cell>
        </table:table-row>
        <table:table-row table:style-name="ro1">
          <table:table-cell office:value-type="string" calcext:value-type="string">
            <text:p>2005-10-31</text:p>
          </table:table-cell>
          <table:table-cell office:value-type="float" office:value="36.3888" calcext:value-type="float">
            <text:p>36.3888</text:p>
          </table:table-cell>
          <table:table-cell office:value-type="float" office:value="0.28" calcext:value-type="float">
            <text:p>0.28</text:p>
          </table:table-cell>
          <table:table-cell table:formula="of:=([.B72]+[.C72]-[.B71])/[.B71]" office:value-type="percentage" office:value="-0.0463399790900531" calcext:value-type="percentage">
            <text:p>-4.63%</text:p>
          </table:table-cell>
          <table:table-cell office:value-type="float" office:value="18.6737" calcext:value-type="float">
            <text:p>18.6737</text:p>
          </table:table-cell>
          <table:table-cell office:value-type="float" office:value="0" calcext:value-type="float">
            <text:p>0</text:p>
          </table:table-cell>
          <table:table-cell table:formula="of:=([.E72]+[.F72]-[.E71])/[.E71]" office:value-type="percentage" office:value="-0.00116605600278136" calcext:value-type="percentage">
            <text:p>-0.12%</text:p>
          </table:table-cell>
          <table:table-cell office:value-type="float" office:value="1.7771" calcext:value-type="float">
            <text:p>1.7771</text:p>
          </table:table-cell>
          <table:table-cell office:value-type="float" office:value="0" calcext:value-type="float">
            <text:p>0</text:p>
          </table:table-cell>
          <table:table-cell table:formula="of:=([.H72]+[.I72]-[.H71])/[.H71]" office:value-type="percentage" office:value="0.074230792480203" calcext:value-type="percentage">
            <text:p>7.42%</text:p>
          </table:table-cell>
        </table:table-row>
        <table:table-row table:style-name="ro1">
          <table:table-cell office:value-type="string" calcext:value-type="string">
            <text:p>2005-11-30</text:p>
          </table:table-cell>
          <table:table-cell office:value-type="float" office:value="37.1687" calcext:value-type="float">
            <text:p>37.1687</text:p>
          </table:table-cell>
          <table:table-cell office:value-type="float" office:value="0" calcext:value-type="float">
            <text:p>0</text:p>
          </table:table-cell>
          <table:table-cell table:formula="of:=([.B73]+[.C73]-[.B72])/[.B72]" office:value-type="percentage" office:value="0.0214324187662137" calcext:value-type="percentage">
            <text:p>2.14%</text:p>
          </table:table-cell>
          <table:table-cell office:value-type="float" office:value="20.1709" calcext:value-type="float">
            <text:p>20.1709</text:p>
          </table:table-cell>
          <table:table-cell office:value-type="float" office:value="0.08" calcext:value-type="float">
            <text:p>0.08</text:p>
          </table:table-cell>
          <table:table-cell table:formula="of:=([.E73]+[.F73]-[.E72])/[.E72]" office:value-type="percentage" office:value="0.084461033432046" calcext:value-type="percentage">
            <text:p>8.45%</text:p>
          </table:table-cell>
          <table:table-cell office:value-type="float" office:value="2.0928" calcext:value-type="float">
            <text:p>2.0928</text:p>
          </table:table-cell>
          <table:table-cell office:value-type="float" office:value="0" calcext:value-type="float">
            <text:p>0</text:p>
          </table:table-cell>
          <table:table-cell table:formula="of:=([.H73]+[.I73]-[.H72])/[.H72]" office:value-type="percentage" office:value="0.177648978673119" calcext:value-type="percentage">
            <text:p>17.76%</text:p>
          </table:table-cell>
        </table:table-row>
        <table:table-row table:style-name="ro1">
          <table:table-cell office:value-type="string" calcext:value-type="string">
            <text:p>2005-12-30</text:p>
          </table:table-cell>
          <table:table-cell office:value-type="float" office:value="37.6171" calcext:value-type="float">
            <text:p>37.6171</text:p>
          </table:table-cell>
          <table:table-cell office:value-type="float" office:value="0" calcext:value-type="float">
            <text:p>0</text:p>
          </table:table-cell>
          <table:table-cell table:formula="of:=([.B74]+[.C74]-[.B73])/[.B73]" office:value-type="percentage" office:value="0.0120639139921493" calcext:value-type="percentage">
            <text:p>1.21%</text:p>
          </table:table-cell>
          <table:table-cell office:value-type="float" office:value="19.056" calcext:value-type="float">
            <text:p>19.056</text:p>
          </table:table-cell>
          <table:table-cell office:value-type="float" office:value="0" calcext:value-type="float">
            <text:p>0</text:p>
          </table:table-cell>
          <table:table-cell table:formula="of:=([.E74]+[.F74]-[.E73])/[.E73]" office:value-type="percentage" office:value="-0.0552726948227396" calcext:value-type="percentage">
            <text:p>-5.53%</text:p>
          </table:table-cell>
          <table:table-cell office:value-type="float" office:value="2.2184" calcext:value-type="float">
            <text:p>2.2184</text:p>
          </table:table-cell>
          <table:table-cell office:value-type="float" office:value="0" calcext:value-type="float">
            <text:p>0</text:p>
          </table:table-cell>
          <table:table-cell table:formula="of:=([.H74]+[.I74]-[.H73])/[.H73]" office:value-type="percentage" office:value="0.0600152905198777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2006-01-31</text:p>
          </table:table-cell>
          <table:table-cell office:value-type="float" office:value="38.6786" calcext:value-type="float">
            <text:p>38.6786</text:p>
          </table:table-cell>
          <table:table-cell office:value-type="float" office:value="0.28" calcext:value-type="float">
            <text:p>0.28</text:p>
          </table:table-cell>
          <table:table-cell table:formula="of:=([.B75]+[.C75]-[.B74])/[.B74]" office:value-type="percentage" office:value="0.0356619728793555" calcext:value-type="percentage">
            <text:p>3.57%</text:p>
          </table:table-cell>
          <table:table-cell office:value-type="float" office:value="20.5134" calcext:value-type="float">
            <text:p>20.5134</text:p>
          </table:table-cell>
          <table:table-cell office:value-type="float" office:value="0" calcext:value-type="float">
            <text:p>0</text:p>
          </table:table-cell>
          <table:table-cell table:formula="of:=([.E75]+[.F75]-[.E74])/[.E74]" office:value-type="percentage" office:value="0.0764798488664987" calcext:value-type="percentage">
            <text:p>7.65%</text:p>
          </table:table-cell>
          <table:table-cell office:value-type="float" office:value="2.3301" calcext:value-type="float">
            <text:p>2.3301</text:p>
          </table:table-cell>
          <table:table-cell office:value-type="float" office:value="0" calcext:value-type="float">
            <text:p>0</text:p>
          </table:table-cell>
          <table:table-cell table:formula="of:=([.H75]+[.I75]-[.H74])/[.H74]" office:value-type="percentage" office:value="0.0503516047601875" calcext:value-type="percentage">
            <text:p>5.04%</text:p>
          </table:table-cell>
        </table:table-row>
        <table:table-row table:style-name="ro1">
          <table:table-cell office:value-type="string" calcext:value-type="string">
            <text:p>2006-02-28</text:p>
          </table:table-cell>
          <table:table-cell office:value-type="float" office:value="39.1357" calcext:value-type="float">
            <text:p>39.1357</text:p>
          </table:table-cell>
          <table:table-cell office:value-type="float" office:value="0" calcext:value-type="float">
            <text:p>0</text:p>
          </table:table-cell>
          <table:table-cell table:formula="of:=([.B76]+[.C76]-[.B75])/[.B75]" office:value-type="percentage" office:value="0.0118179044743087" calcext:value-type="percentage">
            <text:p>1.18%</text:p>
          </table:table-cell>
          <table:table-cell office:value-type="float" office:value="19.6462" calcext:value-type="float">
            <text:p>19.6462</text:p>
          </table:table-cell>
          <table:table-cell office:value-type="float" office:value="0.09" calcext:value-type="float">
            <text:p>0.09</text:p>
          </table:table-cell>
          <table:table-cell table:formula="of:=([.E76]+[.F76]-[.E75])/[.E75]" office:value-type="percentage" office:value="-0.0378874296801116" calcext:value-type="percentage">
            <text:p>-3.79%</text:p>
          </table:table-cell>
          <table:table-cell office:value-type="float" office:value="2.1135" calcext:value-type="float">
            <text:p>2.1135</text:p>
          </table:table-cell>
          <table:table-cell office:value-type="float" office:value="0" calcext:value-type="float">
            <text:p>0</text:p>
          </table:table-cell>
          <table:table-cell table:formula="of:=([.H76]+[.I76]-[.H75])/[.H75]" office:value-type="percentage" office:value="-0.0929573838032701" calcext:value-type="percentage">
            <text:p>-9.30%</text:p>
          </table:table-cell>
        </table:table-row>
        <table:table-row table:style-name="ro1">
          <table:table-cell office:value-type="string" calcext:value-type="string">
            <text:p>2006-03-31</text:p>
          </table:table-cell>
          <table:table-cell office:value-type="float" office:value="37.6338" calcext:value-type="float">
            <text:p>37.6338</text:p>
          </table:table-cell>
          <table:table-cell office:value-type="float" office:value="0" calcext:value-type="float">
            <text:p>0</text:p>
          </table:table-cell>
          <table:table-cell table:formula="of:=([.B77]+[.C77]-[.B76])/[.B76]" office:value-type="percentage" office:value="-0.0383767250873243" calcext:value-type="percentage">
            <text:p>-3.84%</text:p>
          </table:table-cell>
          <table:table-cell office:value-type="float" office:value="19.8948" calcext:value-type="float">
            <text:p>19.8948</text:p>
          </table:table-cell>
          <table:table-cell office:value-type="float" office:value="0" calcext:value-type="float">
            <text:p>0</text:p>
          </table:table-cell>
          <table:table-cell table:formula="of:=([.E77]+[.F77]-[.E76])/[.E76]" office:value-type="percentage" office:value="0.0126538465453879" calcext:value-type="percentage">
            <text:p>1.27%</text:p>
          </table:table-cell>
          <table:table-cell office:value-type="float" office:value="1.9354" calcext:value-type="float">
            <text:p>1.9354</text:p>
          </table:table-cell>
          <table:table-cell office:value-type="float" office:value="0" calcext:value-type="float">
            <text:p>0</text:p>
          </table:table-cell>
          <table:table-cell table:formula="of:=([.H77]+[.I77]-[.H76])/[.H76]" office:value-type="percentage" office:value="-0.0842678022237994" calcext:value-type="percentage">
            <text:p>-8.43%</text:p>
          </table:table-cell>
        </table:table-row>
        <table:table-row table:style-name="ro1">
          <table:table-cell office:value-type="string" calcext:value-type="string">
            <text:p>2006-04-28</text:p>
          </table:table-cell>
          <table:table-cell office:value-type="float" office:value="38.2227" calcext:value-type="float">
            <text:p>38.2227</text:p>
          </table:table-cell>
          <table:table-cell office:value-type="float" office:value="0.31" calcext:value-type="float">
            <text:p>0.31</text:p>
          </table:table-cell>
          <table:table-cell table:formula="of:=([.B78]+[.C78]-[.B77])/[.B77]" office:value-type="percentage" office:value="0.0238854434045992" calcext:value-type="percentage">
            <text:p>2.39%</text:p>
          </table:table-cell>
          <table:table-cell office:value-type="float" office:value="17.6575" calcext:value-type="float">
            <text:p>17.6575</text:p>
          </table:table-cell>
          <table:table-cell office:value-type="float" office:value="0" calcext:value-type="float">
            <text:p>0</text:p>
          </table:table-cell>
          <table:table-cell table:formula="of:=([.E78]+[.F78]-[.E77])/[.E77]" office:value-type="percentage" office:value="-0.112456521302049" calcext:value-type="percentage">
            <text:p>-11.25%</text:p>
          </table:table-cell>
          <table:table-cell office:value-type="float" office:value="2.1721" calcext:value-type="float">
            <text:p>2.1721</text:p>
          </table:table-cell>
          <table:table-cell office:value-type="float" office:value="0" calcext:value-type="float">
            <text:p>0</text:p>
          </table:table-cell>
          <table:table-cell table:formula="of:=([.H78]+[.I78]-[.H77])/[.H77]" office:value-type="percentage" office:value="0.122300299679653" calcext:value-type="percentage">
            <text:p>12.23%</text:p>
          </table:table-cell>
        </table:table-row>
        <table:table-row table:style-name="ro1">
          <table:table-cell office:value-type="string" calcext:value-type="string">
            <text:p>2006-05-31</text:p>
          </table:table-cell>
          <table:table-cell office:value-type="float" office:value="35.6224" calcext:value-type="float">
            <text:p>35.6224</text:p>
          </table:table-cell>
          <table:table-cell office:value-type="float" office:value="0" calcext:value-type="float">
            <text:p>0</text:p>
          </table:table-cell>
          <table:table-cell table:formula="of:=([.B79]+[.C79]-[.B78])/[.B78]" office:value-type="percentage" office:value="-0.0680302542729845" calcext:value-type="percentage">
            <text:p>-6.80%</text:p>
          </table:table-cell>
          <table:table-cell office:value-type="float" office:value="16.6251" calcext:value-type="float">
            <text:p>16.6251</text:p>
          </table:table-cell>
          <table:table-cell office:value-type="float" office:value="0.09" calcext:value-type="float">
            <text:p>0.09</text:p>
          </table:table-cell>
          <table:table-cell table:formula="of:=([.E79]+[.F79]-[.E78])/[.E78]" office:value-type="percentage" office:value="-0.0533710887724762" calcext:value-type="percentage">
            <text:p>-5.34%</text:p>
          </table:table-cell>
          <table:table-cell office:value-type="float" office:value="1.8444" calcext:value-type="float">
            <text:p>1.8444</text:p>
          </table:table-cell>
          <table:table-cell office:value-type="float" office:value="0" calcext:value-type="float">
            <text:p>0</text:p>
          </table:table-cell>
          <table:table-cell table:formula="of:=([.H79]+[.I79]-[.H78])/[.H78]" office:value-type="percentage" office:value="-0.15086782376502" calcext:value-type="percentage">
            <text:p>-15.09%</text:p>
          </table:table-cell>
        </table:table-row>
        <table:table-row table:style-name="ro1">
          <table:table-cell office:value-type="string" calcext:value-type="string">
            <text:p>2006-06-30</text:p>
          </table:table-cell>
          <table:table-cell office:value-type="float" office:value="36.5089" calcext:value-type="float">
            <text:p>36.5089</text:p>
          </table:table-cell>
          <table:table-cell office:value-type="float" office:value="0" calcext:value-type="float">
            <text:p>0</text:p>
          </table:table-cell>
          <table:table-cell table:formula="of:=([.B80]+[.C80]-[.B79])/[.B79]" office:value-type="percentage" office:value="0.024886026769673" calcext:value-type="percentage">
            <text:p>2.49%</text:p>
          </table:table-cell>
          <table:table-cell office:value-type="float" office:value="17.1022" calcext:value-type="float">
            <text:p>17.1022</text:p>
          </table:table-cell>
          <table:table-cell office:value-type="float" office:value="0" calcext:value-type="float">
            <text:p>0</text:p>
          </table:table-cell>
          <table:table-cell table:formula="of:=([.E80]+[.F80]-[.E79])/[.E79]" office:value-type="percentage" office:value="0.0286975717439294" calcext:value-type="percentage">
            <text:p>2.87%</text:p>
          </table:table-cell>
          <table:table-cell office:value-type="float" office:value="1.7673" calcext:value-type="float">
            <text:p>1.7673</text:p>
          </table:table-cell>
          <table:table-cell office:value-type="float" office:value="0" calcext:value-type="float">
            <text:p>0</text:p>
          </table:table-cell>
          <table:table-cell table:formula="of:=([.H80]+[.I80]-[.H79])/[.H79]" office:value-type="percentage" office:value="-0.0418022121014964" calcext:value-type="percentage">
            <text:p>-4.18%</text:p>
          </table:table-cell>
        </table:table-row>
        <table:table-row table:style-name="ro1">
          <table:table-cell office:value-type="string" calcext:value-type="string">
            <text:p>2006-07-31</text:p>
          </table:table-cell>
          <table:table-cell office:value-type="float" office:value="37.1048" calcext:value-type="float">
            <text:p>37.1048</text:p>
          </table:table-cell>
          <table:table-cell office:value-type="float" office:value="0.31" calcext:value-type="float">
            <text:p>0.31</text:p>
          </table:table-cell>
          <table:table-cell table:formula="of:=([.B81]+[.C81]-[.B80])/[.B80]" office:value-type="percentage" office:value="0.0248131277578892" calcext:value-type="percentage">
            <text:p>2.48%</text:p>
          </table:table-cell>
          <table:table-cell office:value-type="float" office:value="17.6601" calcext:value-type="float">
            <text:p>17.6601</text:p>
          </table:table-cell>
          <table:table-cell office:value-type="float" office:value="0" calcext:value-type="float">
            <text:p>0</text:p>
          </table:table-cell>
          <table:table-cell table:formula="of:=([.E81]+[.F81]-[.E80])/[.E80]" office:value-type="percentage" office:value="0.0326215340716399" calcext:value-type="percentage">
            <text:p>3.26%</text:p>
          </table:table-cell>
          <table:table-cell office:value-type="float" office:value="2.0971" calcext:value-type="float">
            <text:p>2.0971</text:p>
          </table:table-cell>
          <table:table-cell office:value-type="float" office:value="0" calcext:value-type="float">
            <text:p>0</text:p>
          </table:table-cell>
          <table:table-cell table:formula="of:=([.H81]+[.I81]-[.H80])/[.H80]" office:value-type="percentage" office:value="0.186612346517286" calcext:value-type="percentage">
            <text:p>18.66%</text:p>
          </table:table-cell>
        </table:table-row>
        <table:table-row table:style-name="ro1">
          <table:table-cell office:value-type="string" calcext:value-type="string">
            <text:p>2006-08-31</text:p>
          </table:table-cell>
          <table:table-cell office:value-type="float" office:value="40.8681" calcext:value-type="float">
            <text:p>40.8681</text:p>
          </table:table-cell>
          <table:table-cell office:value-type="float" office:value="0" calcext:value-type="float">
            <text:p>0</text:p>
          </table:table-cell>
          <table:table-cell table:formula="of:=([.B82]+[.C82]-[.B81])/[.B81]" office:value-type="percentage" office:value="0.10142353549945" calcext:value-type="percentage">
            <text:p>10.14%</text:p>
          </table:table-cell>
          <table:table-cell office:value-type="float" office:value="18.9328" calcext:value-type="float">
            <text:p>18.9328</text:p>
          </table:table-cell>
          <table:table-cell office:value-type="float" office:value="0.09" calcext:value-type="float">
            <text:p>0.09</text:p>
          </table:table-cell>
          <table:table-cell table:formula="of:=([.E82]+[.F82]-[.E81])/[.E81]" office:value-type="percentage" office:value="0.07716264347314" calcext:value-type="percentage">
            <text:p>7.72%</text:p>
          </table:table-cell>
          <table:table-cell office:value-type="float" office:value="2.0937" calcext:value-type="float">
            <text:p>2.0937</text:p>
          </table:table-cell>
          <table:table-cell office:value-type="float" office:value="0" calcext:value-type="float">
            <text:p>0</text:p>
          </table:table-cell>
          <table:table-cell table:formula="of:=([.H82]+[.I82]-[.H81])/[.H81]" office:value-type="percentage" office:value="-0.00162128653855327" calcext:value-type="percentage">
            <text:p>-0.16%</text:p>
          </table:table-cell>
        </table:table-row>
        <table:table-row table:style-name="ro1">
          <table:table-cell office:value-type="string" calcext:value-type="string">
            <text:p>2006-09-29</text:p>
          </table:table-cell>
          <table:table-cell office:value-type="float" office:value="40.9209" calcext:value-type="float">
            <text:p>40.9209</text:p>
          </table:table-cell>
          <table:table-cell office:value-type="float" office:value="0" calcext:value-type="float">
            <text:p>0</text:p>
          </table:table-cell>
          <table:table-cell table:formula="of:=([.B83]+[.C83]-[.B82])/[.B82]" office:value-type="percentage" office:value="0.00129196121180101" calcext:value-type="percentage">
            <text:p>0.13%</text:p>
          </table:table-cell>
          <table:table-cell office:value-type="float" office:value="20.1483" calcext:value-type="float">
            <text:p>20.1483</text:p>
          </table:table-cell>
          <table:table-cell office:value-type="float" office:value="0" calcext:value-type="float">
            <text:p>0</text:p>
          </table:table-cell>
          <table:table-cell table:formula="of:=([.E83]+[.F83]-[.E82])/[.E82]" office:value-type="percentage" office:value="0.0642007521338629" calcext:value-type="percentage">
            <text:p>6.42%</text:p>
          </table:table-cell>
          <table:table-cell office:value-type="float" office:value="2.3755" calcext:value-type="float">
            <text:p>2.3755</text:p>
          </table:table-cell>
          <table:table-cell office:value-type="float" office:value="0" calcext:value-type="float">
            <text:p>0</text:p>
          </table:table-cell>
          <table:table-cell table:formula="of:=([.H83]+[.I83]-[.H82])/[.H82]" office:value-type="percentage" office:value="0.134594258967378" calcext:value-type="percentage">
            <text:p>13.46%</text:p>
          </table:table-cell>
        </table:table-row>
        <table:table-row table:style-name="ro1">
          <table:table-cell office:value-type="string" calcext:value-type="string">
            <text:p>2006-10-31</text:p>
          </table:table-cell>
          <table:table-cell office:value-type="float" office:value="42.0592" calcext:value-type="float">
            <text:p>42.0592</text:p>
          </table:table-cell>
          <table:table-cell office:value-type="float" office:value="0.31" calcext:value-type="float">
            <text:p>0.31</text:p>
          </table:table-cell>
          <table:table-cell table:formula="of:=([.B84]+[.C84]-[.B83])/[.B83]" office:value-type="percentage" office:value="0.0353926722041792" calcext:value-type="percentage">
            <text:p>3.54%</text:p>
          </table:table-cell>
          <table:table-cell office:value-type="float" office:value="21.1502" calcext:value-type="float">
            <text:p>21.1502</text:p>
          </table:table-cell>
          <table:table-cell office:value-type="float" office:value="0" calcext:value-type="float">
            <text:p>0</text:p>
          </table:table-cell>
          <table:table-cell table:formula="of:=([.E84]+[.F84]-[.E83])/[.E83]" office:value-type="percentage" office:value="0.0497262796364955" calcext:value-type="percentage">
            <text:p>4.97%</text:p>
          </table:table-cell>
          <table:table-cell office:value-type="float" office:value="2.502" calcext:value-type="float">
            <text:p>2.502</text:p>
          </table:table-cell>
          <table:table-cell office:value-type="float" office:value="0" calcext:value-type="float">
            <text:p>0</text:p>
          </table:table-cell>
          <table:table-cell table:formula="of:=([.H84]+[.I84]-[.H83])/[.H83]" office:value-type="percentage" office:value="0.0532519469585349" calcext:value-type="percentage">
            <text:p>5.33%</text:p>
          </table:table-cell>
        </table:table-row>
        <table:table-row table:style-name="ro1">
          <table:table-cell office:value-type="string" calcext:value-type="string">
            <text:p>2006-11-30</text:p>
          </table:table-cell>
          <table:table-cell office:value-type="float" office:value="41.6611" calcext:value-type="float">
            <text:p>41.6611</text:p>
          </table:table-cell>
          <table:table-cell office:value-type="float" office:value="0" calcext:value-type="float">
            <text:p>0</text:p>
          </table:table-cell>
          <table:table-cell table:formula="of:=([.B85]+[.C85]-[.B84])/[.B84]" office:value-type="percentage" office:value="-0.00946522996157795" calcext:value-type="percentage">
            <text:p>-0.95%</text:p>
          </table:table-cell>
          <table:table-cell office:value-type="float" office:value="21.703" calcext:value-type="float">
            <text:p>21.703</text:p>
          </table:table-cell>
          <table:table-cell office:value-type="float" office:value="0.1" calcext:value-type="float">
            <text:p>0.1</text:p>
          </table:table-cell>
          <table:table-cell table:formula="of:=([.E85]+[.F85]-[.E84])/[.E84]" office:value-type="percentage" office:value="0.0308649563597507" calcext:value-type="percentage">
            <text:p>3.09%</text:p>
          </table:table-cell>
          <table:table-cell office:value-type="float" office:value="2.8285" calcext:value-type="float">
            <text:p>2.8285</text:p>
          </table:table-cell>
          <table:table-cell office:value-type="float" office:value="0" calcext:value-type="float">
            <text:p>0</text:p>
          </table:table-cell>
          <table:table-cell table:formula="of:=([.H85]+[.I85]-[.H84])/[.H84]" office:value-type="percentage" office:value="0.130495603517186" calcext:value-type="percentage">
            <text:p>13.05%</text:p>
          </table:table-cell>
        </table:table-row>
        <table:table-row table:style-name="ro1">
          <table:table-cell office:value-type="string" calcext:value-type="string">
            <text:p>2006-12-29</text:p>
          </table:table-cell>
          <table:table-cell office:value-type="float" office:value="42.643" calcext:value-type="float">
            <text:p>42.643</text:p>
          </table:table-cell>
          <table:table-cell office:value-type="float" office:value="0" calcext:value-type="float">
            <text:p>0</text:p>
          </table:table-cell>
          <table:table-cell table:formula="of:=([.B86]+[.C86]-[.B85])/[.B85]" office:value-type="percentage" office:value="0.0235687487848377" calcext:value-type="percentage">
            <text:p>2.36%</text:p>
          </table:table-cell>
          <table:table-cell office:value-type="float" office:value="22.0726" calcext:value-type="float">
            <text:p>22.0726</text:p>
          </table:table-cell>
          <table:table-cell office:value-type="float" office:value="0" calcext:value-type="float">
            <text:p>0</text:p>
          </table:table-cell>
          <table:table-cell table:formula="of:=([.E86]+[.F86]-[.E85])/[.E85]" office:value-type="percentage" office:value="0.0170299036999494" calcext:value-type="percentage">
            <text:p>1.70%</text:p>
          </table:table-cell>
          <table:table-cell office:value-type="float" office:value="2.618" calcext:value-type="float">
            <text:p>2.618</text:p>
          </table:table-cell>
          <table:table-cell office:value-type="float" office:value="0" calcext:value-type="float">
            <text:p>0</text:p>
          </table:table-cell>
          <table:table-cell table:formula="of:=([.H86]+[.I86]-[.H85])/[.H85]" office:value-type="percentage" office:value="-0.0744210712391728" calcext:value-type="percentage">
            <text:p>-7.44%</text:p>
          </table:table-cell>
        </table:table-row>
        <table:table-row table:style-name="ro1">
          <table:table-cell office:value-type="string" calcext:value-type="string">
            <text:p>2007-01-31</text:p>
          </table:table-cell>
          <table:table-cell office:value-type="float" office:value="43.2453" calcext:value-type="float">
            <text:p>43.2453</text:p>
          </table:table-cell>
          <table:table-cell office:value-type="float" office:value="0.31" calcext:value-type="float">
            <text:p>0.31</text:p>
          </table:table-cell>
          <table:table-cell table:formula="of:=([.B87]+[.C87]-[.B86])/[.B86]" office:value-type="percentage" office:value="0.0213938981778956" calcext:value-type="percentage">
            <text:p>2.14%</text:p>
          </table:table-cell>
          <table:table-cell office:value-type="float" office:value="22.8118" calcext:value-type="float">
            <text:p>22.8118</text:p>
          </table:table-cell>
          <table:table-cell office:value-type="float" office:value="0" calcext:value-type="float">
            <text:p>0</text:p>
          </table:table-cell>
          <table:table-cell table:formula="of:=([.E87]+[.F87]-[.E86])/[.E86]" office:value-type="percentage" office:value="0.0334894847004884" calcext:value-type="percentage">
            <text:p>3.35%</text:p>
          </table:table-cell>
          <table:table-cell office:value-type="float" office:value="2.6455" calcext:value-type="float">
            <text:p>2.6455</text:p>
          </table:table-cell>
          <table:table-cell office:value-type="float" office:value="0" calcext:value-type="float">
            <text:p>0</text:p>
          </table:table-cell>
          <table:table-cell table:formula="of:=([.H87]+[.I87]-[.H86])/[.H86]" office:value-type="percentage" office:value="0.0105042016806724" calcext:value-type="percentage">
            <text:p>1.05%</text:p>
          </table:table-cell>
        </table:table-row>
        <table:table-row table:style-name="ro1">
          <table:table-cell office:value-type="string" calcext:value-type="string">
            <text:p>2007-02-28</text:p>
          </table:table-cell>
          <table:table-cell office:value-type="float" office:value="42.3253" calcext:value-type="float">
            <text:p>42.3253</text:p>
          </table:table-cell>
          <table:table-cell office:value-type="float" office:value="0" calcext:value-type="float">
            <text:p>0</text:p>
          </table:table-cell>
          <table:table-cell table:formula="of:=([.B88]+[.C88]-[.B87])/[.B87]" office:value-type="percentage" office:value="-0.0212739881559384" calcext:value-type="percentage">
            <text:p>-2.13%</text:p>
          </table:table-cell>
          <table:table-cell office:value-type="float" office:value="20.8952" calcext:value-type="float">
            <text:p>20.8952</text:p>
          </table:table-cell>
          <table:table-cell office:value-type="float" office:value="0.1" calcext:value-type="float">
            <text:p>0.1</text:p>
          </table:table-cell>
          <table:table-cell table:formula="of:=([.E88]+[.F88]-[.E87])/[.E87]" office:value-type="percentage" office:value="-0.0796342243926389" calcext:value-type="percentage">
            <text:p>-7.96%</text:p>
          </table:table-cell>
          <table:table-cell office:value-type="float" office:value="2.6109" calcext:value-type="float">
            <text:p>2.6109</text:p>
          </table:table-cell>
          <table:table-cell office:value-type="float" office:value="0" calcext:value-type="float">
            <text:p>0</text:p>
          </table:table-cell>
          <table:table-cell table:formula="of:=([.H88]+[.I88]-[.H87])/[.H87]" office:value-type="percentage" office:value="-0.0130788130788131" calcext:value-type="percentage">
            <text:p>-1.31%</text:p>
          </table:table-cell>
        </table:table-row>
        <table:table-row table:style-name="ro1">
          <table:table-cell office:value-type="string" calcext:value-type="string">
            <text:p>2007-03-30</text:p>
          </table:table-cell>
          <table:table-cell office:value-type="float" office:value="42.1053" calcext:value-type="float">
            <text:p>42.1053</text:p>
          </table:table-cell>
          <table:table-cell office:value-type="float" office:value="0" calcext:value-type="float">
            <text:p>0</text:p>
          </table:table-cell>
          <table:table-cell table:formula="of:=([.B89]+[.C89]-[.B88])/[.B88]" office:value-type="percentage" office:value="-0.00519783675484873" calcext:value-type="percentage">
            <text:p>-0.52%</text:p>
          </table:table-cell>
          <table:table-cell office:value-type="float" office:value="20.6726" calcext:value-type="float">
            <text:p>20.6726</text:p>
          </table:table-cell>
          <table:table-cell office:value-type="float" office:value="0" calcext:value-type="float">
            <text:p>0</text:p>
          </table:table-cell>
          <table:table-cell table:formula="of:=([.E89]+[.F89]-[.E88])/[.E88]" office:value-type="percentage" office:value="-0.0106531643631073" calcext:value-type="percentage">
            <text:p>-1.07%</text:p>
          </table:table-cell>
          <table:table-cell office:value-type="float" office:value="2.867" calcext:value-type="float">
            <text:p>2.867</text:p>
          </table:table-cell>
          <table:table-cell office:value-type="float" office:value="0" calcext:value-type="float">
            <text:p>0</text:p>
          </table:table-cell>
          <table:table-cell table:formula="of:=([.H89]+[.I89]-[.H88])/[.H88]" office:value-type="percentage" office:value="0.0980887816461756" calcext:value-type="percentage">
            <text:p>9.81%</text:p>
          </table:table-cell>
        </table:table-row>
        <table:table-row table:style-name="ro1">
          <table:table-cell office:value-type="string" calcext:value-type="string">
            <text:p>2007-04-30</text:p>
          </table:table-cell>
          <table:table-cell office:value-type="float" office:value="43.1685" calcext:value-type="float">
            <text:p>43.1685</text:p>
          </table:table-cell>
          <table:table-cell office:value-type="float" office:value="0.35" calcext:value-type="float">
            <text:p>0.35</text:p>
          </table:table-cell>
          <table:table-cell table:formula="of:=([.B90]+[.C90]-[.B89])/[.B89]" office:value-type="percentage" office:value="0.0335634706319633" calcext:value-type="percentage">
            <text:p>3.36%</text:p>
          </table:table-cell>
          <table:table-cell office:value-type="float" office:value="22.2081" calcext:value-type="float">
            <text:p>22.2081</text:p>
          </table:table-cell>
          <table:table-cell office:value-type="float" office:value="0" calcext:value-type="float">
            <text:p>0</text:p>
          </table:table-cell>
          <table:table-cell table:formula="of:=([.E90]+[.F90]-[.E89])/[.E89]" office:value-type="percentage" office:value="0.0742770623917651" calcext:value-type="percentage">
            <text:p>7.43%</text:p>
          </table:table-cell>
          <table:table-cell office:value-type="float" office:value="3.0797" calcext:value-type="float">
            <text:p>3.0797</text:p>
          </table:table-cell>
          <table:table-cell office:value-type="float" office:value="0" calcext:value-type="float">
            <text:p>0</text:p>
          </table:table-cell>
          <table:table-cell table:formula="of:=([.H90]+[.I90]-[.H89])/[.H89]" office:value-type="percentage" office:value="0.0741890477851412" calcext:value-type="percentage">
            <text:p>7.42%</text:p>
          </table:table-cell>
        </table:table-row>
        <table:table-row table:style-name="ro1">
          <table:table-cell office:value-type="string" calcext:value-type="string">
            <text:p>2007-05-31</text:p>
          </table:table-cell>
          <table:table-cell office:value-type="float" office:value="42.5987" calcext:value-type="float">
            <text:p>42.5987</text:p>
          </table:table-cell>
          <table:table-cell office:value-type="float" office:value="0" calcext:value-type="float">
            <text:p>0</text:p>
          </table:table-cell>
          <table:table-cell table:formula="of:=([.B91]+[.C91]-[.B90])/[.B90]" office:value-type="percentage" office:value="-0.0131994394060484" calcext:value-type="percentage">
            <text:p>-1.32%</text:p>
          </table:table-cell>
          <table:table-cell office:value-type="float" office:value="22.8381" calcext:value-type="float">
            <text:p>22.8381</text:p>
          </table:table-cell>
          <table:table-cell office:value-type="float" office:value="0.1" calcext:value-type="float">
            <text:p>0.1</text:p>
          </table:table-cell>
          <table:table-cell table:formula="of:=([.E91]+[.F91]-[.E90])/[.E90]" office:value-type="percentage" office:value="0.0328708894502456" calcext:value-type="percentage">
            <text:p>3.29%</text:p>
          </table:table-cell>
          <table:table-cell office:value-type="float" office:value="3.7398" calcext:value-type="float">
            <text:p>3.7398</text:p>
          </table:table-cell>
          <table:table-cell office:value-type="float" office:value="0" calcext:value-type="float">
            <text:p>0</text:p>
          </table:table-cell>
          <table:table-cell table:formula="of:=([.H91]+[.I91]-[.H90])/[.H90]" office:value-type="percentage" office:value="0.214339058999253" calcext:value-type="percentage">
            <text:p>21.43%</text:p>
          </table:table-cell>
        </table:table-row>
        <table:table-row table:style-name="ro1">
          <table:table-cell office:value-type="string" calcext:value-type="string">
            <text:p>2007-06-29</text:p>
          </table:table-cell>
          <table:table-cell office:value-type="float" office:value="41.0168" calcext:value-type="float">
            <text:p>41.0168</text:p>
          </table:table-cell>
          <table:table-cell office:value-type="float" office:value="0" calcext:value-type="float">
            <text:p>0</text:p>
          </table:table-cell>
          <table:table-cell table:formula="of:=([.B92]+[.C92]-[.B91])/[.B91]" office:value-type="percentage" office:value="-0.0371349360426491" calcext:value-type="percentage">
            <text:p>-3.71%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0" calcext:value-type="float">
            <text:p>0</text:p>
          </table:table-cell>
          <table:table-cell table:formula="of:=([.E92]+[.F92]-[.E91])/[.E91]" office:value-type="percentage" office:value="-0.0397537448386688" calcext:value-type="percentage">
            <text:p>-3.98%</text:p>
          </table:table-cell>
          <table:table-cell office:value-type="float" office:value="3.766" calcext:value-type="float">
            <text:p>3.766</text:p>
          </table:table-cell>
          <table:table-cell office:value-type="float" office:value="0" calcext:value-type="float">
            <text:p>0</text:p>
          </table:table-cell>
          <table:table-cell table:formula="of:=([.H92]+[.I92]-[.H91])/[.H91]" office:value-type="percentage" office:value="0.00700572223113542" calcext:value-type="percentage">
            <text:p>0.70%</text:p>
          </table:table-cell>
        </table:table-row>
        <table:table-row table:style-name="ro1">
          <table:table-cell office:value-type="string" calcext:value-type="string">
            <text:p>2007-07-31</text:p>
          </table:table-cell>
          <table:table-cell office:value-type="float" office:value="41.6977" calcext:value-type="float">
            <text:p>41.6977</text:p>
          </table:table-cell>
          <table:table-cell office:value-type="float" office:value="0.35" calcext:value-type="float">
            <text:p>0.35</text:p>
          </table:table-cell>
          <table:table-cell table:formula="of:=([.B93]+[.C93]-[.B92])/[.B92]" office:value-type="percentage" office:value="0.025133603791617" calcext:value-type="percentage">
            <text:p>2.51%</text:p>
          </table:table-cell>
          <table:table-cell office:value-type="float" office:value="21.573" calcext:value-type="float">
            <text:p>21.573</text:p>
          </table:table-cell>
          <table:table-cell office:value-type="float" office:value="0" calcext:value-type="float">
            <text:p>0</text:p>
          </table:table-cell>
          <table:table-cell table:formula="of:=([.E93]+[.F93]-[.E92])/[.E92]" office:value-type="percentage" office:value="-0.0162880411487355" calcext:value-type="percentage">
            <text:p>-1.63%</text:p>
          </table:table-cell>
          <table:table-cell office:value-type="float" office:value="4.0659" calcext:value-type="float">
            <text:p>4.0659</text:p>
          </table:table-cell>
          <table:table-cell office:value-type="float" office:value="0" calcext:value-type="float">
            <text:p>0</text:p>
          </table:table-cell>
          <table:table-cell table:formula="of:=([.H93]+[.I93]-[.H92])/[.H92]" office:value-type="percentage" office:value="0.0796335634625598" calcext:value-type="percentage">
            <text:p>7.96%</text:p>
          </table:table-cell>
        </table:table-row>
        <table:table-row table:style-name="ro1">
          <table:table-cell office:value-type="string" calcext:value-type="string">
            <text:p>2007-08-31</text:p>
          </table:table-cell>
          <table:table-cell office:value-type="float" office:value="44.0233" calcext:value-type="float">
            <text:p>44.0233</text:p>
          </table:table-cell>
          <table:table-cell office:value-type="float" office:value="0" calcext:value-type="float">
            <text:p>0</text:p>
          </table:table-cell>
          <table:table-cell table:formula="of:=([.B94]+[.C94]-[.B93])/[.B93]" office:value-type="percentage" office:value="0.0557728603735938" calcext:value-type="percentage">
            <text:p>5.58%</text:p>
          </table:table-cell>
          <table:table-cell office:value-type="float" office:value="21.4551" calcext:value-type="float">
            <text:p>21.4551</text:p>
          </table:table-cell>
          <table:table-cell office:value-type="float" office:value="0.1" calcext:value-type="float">
            <text:p>0.1</text:p>
          </table:table-cell>
          <table:table-cell table:formula="of:=([.E94]+[.F94]-[.E93])/[.E93]" office:value-type="percentage" office:value="-0.000829740879803336" calcext:value-type="percentage">
            <text:p>-0.08%</text:p>
          </table:table-cell>
          <table:table-cell office:value-type="float" office:value="4.2733" calcext:value-type="float">
            <text:p>4.2733</text:p>
          </table:table-cell>
          <table:table-cell office:value-type="float" office:value="0" calcext:value-type="float">
            <text:p>0</text:p>
          </table:table-cell>
          <table:table-cell table:formula="of:=([.H94]+[.I94]-[.H93])/[.H93]" office:value-type="percentage" office:value="0.0510096165670577" calcext:value-type="percentage">
            <text:p>5.10%</text:p>
          </table:table-cell>
        </table:table-row>
        <table:table-row table:style-name="ro1">
          <table:table-cell office:value-type="string" calcext:value-type="string">
            <text:p>2007-09-28</text:p>
          </table:table-cell>
          <table:table-cell office:value-type="float" office:value="47.4138" calcext:value-type="float">
            <text:p>47.4138</text:p>
          </table:table-cell>
          <table:table-cell office:value-type="float" office:value="0" calcext:value-type="float">
            <text:p>0</text:p>
          </table:table-cell>
          <table:table-cell table:formula="of:=([.B95]+[.C95]-[.B94])/[.B94]" office:value-type="percentage" office:value="0.0770160346907207" calcext:value-type="percentage">
            <text:p>7.70%</text:p>
          </table:table-cell>
          <table:table-cell office:value-type="float" office:value="22.0003" calcext:value-type="float">
            <text:p>22.0003</text:p>
          </table:table-cell>
          <table:table-cell office:value-type="float" office:value="0" calcext:value-type="float">
            <text:p>0</text:p>
          </table:table-cell>
          <table:table-cell table:formula="of:=([.E95]+[.F95]-[.E94])/[.E94]" office:value-type="percentage" office:value="0.0254112075916681" calcext:value-type="percentage">
            <text:p>2.54%</text:p>
          </table:table-cell>
          <table:table-cell office:value-type="float" office:value="4.7358" calcext:value-type="float">
            <text:p>4.7358</text:p>
          </table:table-cell>
          <table:table-cell office:value-type="float" office:value="0" calcext:value-type="float">
            <text:p>0</text:p>
          </table:table-cell>
          <table:table-cell table:formula="of:=([.H95]+[.I95]-[.H94])/[.H94]" office:value-type="percentage" office:value="0.108230173402289" calcext:value-type="percentage">
            <text:p>10.82%</text:p>
          </table:table-cell>
        </table:table-row>
        <table:table-row table:style-name="ro1">
          <table:table-cell office:value-type="string" calcext:value-type="string">
            <text:p>2007-10-31</text:p>
          </table:table-cell>
          <table:table-cell office:value-type="float" office:value="47.0934" calcext:value-type="float">
            <text:p>47.0934</text:p>
          </table:table-cell>
          <table:table-cell office:value-type="float" office:value="0.35" calcext:value-type="float">
            <text:p>0.35</text:p>
          </table:table-cell>
          <table:table-cell table:formula="of:=([.B96]+[.C96]-[.B95])/[.B95]" office:value-type="percentage" office:value="0.000624290818285015" calcext:value-type="percentage">
            <text:p>0.06%</text:p>
          </table:table-cell>
          <table:table-cell office:value-type="float" office:value="27.4892" calcext:value-type="float">
            <text:p>27.4892</text:p>
          </table:table-cell>
          <table:table-cell office:value-type="float" office:value="0" calcext:value-type="float">
            <text:p>0</text:p>
          </table:table-cell>
          <table:table-cell table:formula="of:=([.E96]+[.F96]-[.E95])/[.E95]" office:value-type="percentage" office:value="0.249492052381104" calcext:value-type="percentage">
            <text:p>24.95%</text:p>
          </table:table-cell>
          <table:table-cell office:value-type="float" office:value="5.8615" calcext:value-type="float">
            <text:p>5.8615</text:p>
          </table:table-cell>
          <table:table-cell office:value-type="float" office:value="0" calcext:value-type="float">
            <text:p>0</text:p>
          </table:table-cell>
          <table:table-cell table:formula="of:=([.H96]+[.I96]-[.H95])/[.H95]" office:value-type="percentage" office:value="0.237700071793572" calcext:value-type="percentage">
            <text:p>23.77%</text:p>
          </table:table-cell>
        </table:table-row>
        <table:table-row table:style-name="ro1">
          <table:table-cell office:value-type="string" calcext:value-type="string">
            <text:p>2007-11-30</text:p>
          </table:table-cell>
          <table:table-cell office:value-type="float" office:value="50.1282" calcext:value-type="float">
            <text:p>50.1282</text:p>
          </table:table-cell>
          <table:table-cell office:value-type="float" office:value="0" calcext:value-type="float">
            <text:p>0</text:p>
          </table:table-cell>
          <table:table-cell table:formula="of:=([.B97]+[.C97]-[.B96])/[.B96]" office:value-type="percentage" office:value="0.0644421511294576" calcext:value-type="percentage">
            <text:p>6.44%</text:p>
          </table:table-cell>
          <table:table-cell office:value-type="float" office:value="25.1721" calcext:value-type="float">
            <text:p>25.1721</text:p>
          </table:table-cell>
          <table:table-cell office:value-type="float" office:value="0.11" calcext:value-type="float">
            <text:p>0.11</text:p>
          </table:table-cell>
          <table:table-cell table:formula="of:=([.E97]+[.F97]-[.E96])/[.E96]" office:value-type="percentage" office:value="-0.0802897137785021" calcext:value-type="percentage">
            <text:p>-8.03%</text:p>
          </table:table-cell>
          <table:table-cell office:value-type="float" office:value="5.623" calcext:value-type="float">
            <text:p>5.623</text:p>
          </table:table-cell>
          <table:table-cell office:value-type="float" office:value="0" calcext:value-type="float">
            <text:p>0</text:p>
          </table:table-cell>
          <table:table-cell table:formula="of:=([.H97]+[.I97]-[.H96])/[.H96]" office:value-type="percentage" office:value="-0.0406892433677387" calcext:value-type="percentage">
            <text:p>-4.07%</text:p>
          </table:table-cell>
        </table:table-row>
        <table:table-row table:style-name="ro1">
          <table:table-cell office:value-type="string" calcext:value-type="string">
            <text:p>2007-12-31</text:p>
          </table:table-cell>
          <table:table-cell office:value-type="float" office:value="49.7353" calcext:value-type="float">
            <text:p>49.7353</text:p>
          </table:table-cell>
          <table:table-cell office:value-type="float" office:value="0" calcext:value-type="float">
            <text:p>0</text:p>
          </table:table-cell>
          <table:table-cell table:formula="of:=([.B98]+[.C98]-[.B97])/[.B97]" office:value-type="percentage" office:value="-0.00783790361513075" calcext:value-type="percentage">
            <text:p>-0.78%</text:p>
          </table:table-cell>
          <table:table-cell office:value-type="float" office:value="26.6704" calcext:value-type="float">
            <text:p>26.6704</text:p>
          </table:table-cell>
          <table:table-cell office:value-type="float" office:value="0" calcext:value-type="float">
            <text:p>0</text:p>
          </table:table-cell>
          <table:table-cell table:formula="of:=([.E98]+[.F98]-[.E97])/[.E97]" office:value-type="percentage" office:value="0.0595222488389924" calcext:value-type="percentage">
            <text:p>5.95%</text:p>
          </table:table-cell>
          <table:table-cell office:value-type="float" office:value="6.1124" calcext:value-type="float">
            <text:p>6.1124</text:p>
          </table:table-cell>
          <table:table-cell office:value-type="float" office:value="0" calcext:value-type="float">
            <text:p>0</text:p>
          </table:table-cell>
          <table:table-cell table:formula="of:=([.H98]+[.I98]-[.H97])/[.H97]" office:value-type="percentage" office:value="0.0870353903610172" calcext:value-type="percentage">
            <text:p>8.70%</text:p>
          </table:table-cell>
        </table:table-row>
        <table:table-row table:style-name="ro1">
          <table:table-cell office:value-type="string" calcext:value-type="string">
            <text:p>2008-01-31</text:p>
          </table:table-cell>
          <table:table-cell office:value-type="float" office:value="44.5414" calcext:value-type="float">
            <text:p>44.5414</text:p>
          </table:table-cell>
          <table:table-cell office:value-type="float" office:value="0.35" calcext:value-type="float">
            <text:p>0.35</text:p>
          </table:table-cell>
          <table:table-cell table:formula="of:=([.B99]+[.C99]-[.B98])/[.B98]" office:value-type="percentage" office:value="-0.0973936017275456" calcext:value-type="percentage">
            <text:p>-9.74%</text:p>
          </table:table-cell>
          <table:table-cell office:value-type="float" office:value="24.4229" calcext:value-type="float">
            <text:p>24.4229</text:p>
          </table:table-cell>
          <table:table-cell office:value-type="float" office:value="0" calcext:value-type="float">
            <text:p>0</text:p>
          </table:table-cell>
          <table:table-cell table:formula="of:=([.E99]+[.F99]-[.E98])/[.E98]" office:value-type="percentage" office:value="-0.0842694522766814" calcext:value-type="percentage">
            <text:p>-8.43%</text:p>
          </table:table-cell>
          <table:table-cell office:value-type="float" office:value="4.177" calcext:value-type="float">
            <text:p>4.177</text:p>
          </table:table-cell>
          <table:table-cell office:value-type="float" office:value="0" calcext:value-type="float">
            <text:p>0</text:p>
          </table:table-cell>
          <table:table-cell table:formula="of:=([.H99]+[.I99]-[.H98])/[.H98]" office:value-type="percentage" office:value="-0.31663503697402" calcext:value-type="percentage">
            <text:p>-31.66%</text:p>
          </table:table-cell>
        </table:table-row>
        <table:table-row table:style-name="ro1">
          <table:table-cell office:value-type="string" calcext:value-type="string">
            <text:p>2008-02-29</text:p>
          </table:table-cell>
          <table:table-cell office:value-type="float" office:value="45.0588" calcext:value-type="float">
            <text:p>45.0588</text:p>
          </table:table-cell>
          <table:table-cell office:value-type="float" office:value="0" calcext:value-type="float">
            <text:p>0</text:p>
          </table:table-cell>
          <table:table-cell table:formula="of:=([.B100]+[.C100]-[.B99])/[.B99]" office:value-type="percentage" office:value="0.0116161593483814" calcext:value-type="percentage">
            <text:p>1.16%</text:p>
          </table:table-cell>
          <table:table-cell office:value-type="float" office:value="20.4569" calcext:value-type="float">
            <text:p>20.4569</text:p>
          </table:table-cell>
          <table:table-cell office:value-type="float" office:value="0.11" calcext:value-type="float">
            <text:p>0.11</text:p>
          </table:table-cell>
          <table:table-cell table:formula="of:=([.E100]+[.F100]-[.E99])/[.E99]" office:value-type="percentage" office:value="-0.15788460829795" calcext:value-type="percentage">
            <text:p>-15.79%</text:p>
          </table:table-cell>
          <table:table-cell office:value-type="float" office:value="3.8579" calcext:value-type="float">
            <text:p>3.8579</text:p>
          </table:table-cell>
          <table:table-cell office:value-type="float" office:value="0" calcext:value-type="float">
            <text:p>0</text:p>
          </table:table-cell>
          <table:table-cell table:formula="of:=([.H100]+[.I100]-[.H99])/[.H99]" office:value-type="percentage" office:value="-0.0763945415369882" calcext:value-type="percentage">
            <text:p>-7.64%</text:p>
          </table:table-cell>
        </table:table-row>
        <table:table-row table:style-name="ro1">
          <table:table-cell office:value-type="string" calcext:value-type="string">
            <text:p>2008-03-31</text:p>
          </table:table-cell>
          <table:table-cell office:value-type="float" office:value="47.7073" calcext:value-type="float">
            <text:p>47.7073</text:p>
          </table:table-cell>
          <table:table-cell office:value-type="float" office:value="0" calcext:value-type="float">
            <text:p>0</text:p>
          </table:table-cell>
          <table:table-cell table:formula="of:=([.B101]+[.C101]-[.B100])/[.B100]" office:value-type="percentage" office:value="0.0587787513204969" calcext:value-type="percentage">
            <text:p>5.88%</text:p>
          </table:table-cell>
          <table:table-cell office:value-type="float" office:value="21.3444" calcext:value-type="float">
            <text:p>21.3444</text:p>
          </table:table-cell>
          <table:table-cell office:value-type="float" office:value="0" calcext:value-type="float">
            <text:p>0</text:p>
          </table:table-cell>
          <table:table-cell table:formula="of:=([.E101]+[.F101]-[.E100])/[.E100]" office:value-type="percentage" office:value="0.0433838949205402" calcext:value-type="percentage">
            <text:p>4.34%</text:p>
          </table:table-cell>
          <table:table-cell office:value-type="float" office:value="4.4282" calcext:value-type="float">
            <text:p>4.4282</text:p>
          </table:table-cell>
          <table:table-cell office:value-type="float" office:value="0" calcext:value-type="float">
            <text:p>0</text:p>
          </table:table-cell>
          <table:table-cell table:formula="of:=([.H101]+[.I101]-[.H100])/[.H100]" office:value-type="percentage" office:value="0.1478265377537" calcext:value-type="percentage">
            <text:p>14.78%</text:p>
          </table:table-cell>
        </table:table-row>
        <table:table-row table:style-name="ro1">
          <table:table-cell office:value-type="string" calcext:value-type="string">
            <text:p>2008-04-30</text:p>
          </table:table-cell>
          <table:table-cell office:value-type="float" office:value="45.9148" calcext:value-type="float">
            <text:p>45.9148</text:p>
          </table:table-cell>
          <table:table-cell office:value-type="float" office:value="0.4" calcext:value-type="float">
            <text:p>0.4</text:p>
          </table:table-cell>
          <table:table-cell table:formula="of:=([.B102]+[.C102]-[.B101])/[.B101]" office:value-type="percentage" office:value="-0.029188405128775" calcext:value-type="percentage">
            <text:p>-2.92%</text:p>
          </table:table-cell>
          <table:table-cell office:value-type="float" office:value="21.4497" calcext:value-type="float">
            <text:p>21.4497</text:p>
          </table:table-cell>
          <table:table-cell office:value-type="float" office:value="0" calcext:value-type="float">
            <text:p>0</text:p>
          </table:table-cell>
          <table:table-cell table:formula="of:=([.E102]+[.F102]-[.E101])/[.E101]" office:value-type="percentage" office:value="0.00493337831000167" calcext:value-type="percentage">
            <text:p>0.49%</text:p>
          </table:table-cell>
          <table:table-cell office:value-type="float" office:value="5.3678" calcext:value-type="float">
            <text:p>5.3678</text:p>
          </table:table-cell>
          <table:table-cell office:value-type="float" office:value="0" calcext:value-type="float">
            <text:p>0</text:p>
          </table:table-cell>
          <table:table-cell table:formula="of:=([.H102]+[.I102]-[.H101])/[.H101]" office:value-type="percentage" office:value="0.212185538141909" calcext:value-type="percentage">
            <text:p>21.22%</text:p>
          </table:table-cell>
        </table:table-row>
        <table:table-row table:style-name="ro1">
          <table:table-cell office:value-type="string" calcext:value-type="string">
            <text:p>2008-05-30</text:p>
          </table:table-cell>
          <table:table-cell office:value-type="float" office:value="45.23" calcext:value-type="float">
            <text:p>45.23</text:p>
          </table:table-cell>
          <table:table-cell office:value-type="float" office:value="0" calcext:value-type="float">
            <text:p>0</text:p>
          </table:table-cell>
          <table:table-cell table:formula="of:=([.B103]+[.C103]-[.B102])/[.B102]" office:value-type="percentage" office:value="-0.0149145809194422" calcext:value-type="percentage">
            <text:p>-1.49%</text:p>
          </table:table-cell>
          <table:table-cell office:value-type="float" office:value="21.378" calcext:value-type="float">
            <text:p>21.378</text:p>
          </table:table-cell>
          <table:table-cell office:value-type="float" office:value="0.11" calcext:value-type="float">
            <text:p>0.11</text:p>
          </table:table-cell>
          <table:table-cell table:formula="of:=([.E103]+[.F103]-[.E102])/[.E102]" office:value-type="percentage" office:value="0.00178557275859334" calcext:value-type="percentage">
            <text:p>0.18%</text:p>
          </table:table-cell>
          <table:table-cell office:value-type="float" office:value="5.8245" calcext:value-type="float">
            <text:p>5.8245</text:p>
          </table:table-cell>
          <table:table-cell office:value-type="float" office:value="0" calcext:value-type="float">
            <text:p>0</text:p>
          </table:table-cell>
          <table:table-cell table:formula="of:=([.H103]+[.I103]-[.H102])/[.H102]" office:value-type="percentage" office:value="0.0850814113789635" calcext:value-type="percentage">
            <text:p>8.51%</text:p>
          </table:table-cell>
        </table:table-row>
        <table:table-row table:style-name="ro1">
          <table:table-cell office:value-type="string" calcext:value-type="string">
            <text:p>2008-06-30</text:p>
          </table:table-cell>
          <table:table-cell office:value-type="float" office:value="41.6417" calcext:value-type="float">
            <text:p>41.6417</text:p>
          </table:table-cell>
          <table:table-cell office:value-type="float" office:value="0" calcext:value-type="float">
            <text:p>0</text:p>
          </table:table-cell>
          <table:table-cell table:formula="of:=([.B104]+[.C104]-[.B103])/[.B103]" office:value-type="percentage" office:value="-0.079334512491709" calcext:value-type="percentage">
            <text:p>-7.93%</text:p>
          </table:table-cell>
          <table:table-cell office:value-type="float" office:value="20.7665" calcext:value-type="float">
            <text:p>20.7665</text:p>
          </table:table-cell>
          <table:table-cell office:value-type="float" office:value="0" calcext:value-type="float">
            <text:p>0</text:p>
          </table:table-cell>
          <table:table-cell table:formula="of:=([.E104]+[.F104]-[.E103])/[.E103]" office:value-type="percentage" office:value="-0.0286041725137992" calcext:value-type="percentage">
            <text:p>-2.86%</text:p>
          </table:table-cell>
          <table:table-cell office:value-type="float" office:value="5.1669" calcext:value-type="float">
            <text:p>5.1669</text:p>
          </table:table-cell>
          <table:table-cell office:value-type="float" office:value="0" calcext:value-type="float">
            <text:p>0</text:p>
          </table:table-cell>
          <table:table-cell table:formula="of:=([.H104]+[.I104]-[.H103])/[.H103]" office:value-type="percentage" office:value="-0.11290239505537" calcext:value-type="percentage">
            <text:p>-11.29%</text:p>
          </table:table-cell>
        </table:table-row>
        <table:table-row table:style-name="ro1">
          <table:table-cell office:value-type="string" calcext:value-type="string">
            <text:p>2008-07-31</text:p>
          </table:table-cell>
          <table:table-cell office:value-type="float" office:value="45.1204" calcext:value-type="float">
            <text:p>45.1204</text:p>
          </table:table-cell>
          <table:table-cell office:value-type="float" office:value="0.4" calcext:value-type="float">
            <text:p>0.4</text:p>
          </table:table-cell>
          <table:table-cell table:formula="of:=([.B105]+[.C105]-[.B104])/[.B104]" office:value-type="percentage" office:value="0.0931446122516611" calcext:value-type="percentage">
            <text:p>9.31%</text:p>
          </table:table-cell>
          <table:table-cell office:value-type="float" office:value="19.4153" calcext:value-type="float">
            <text:p>19.4153</text:p>
          </table:table-cell>
          <table:table-cell office:value-type="float" office:value="0" calcext:value-type="float">
            <text:p>0</text:p>
          </table:table-cell>
          <table:table-cell table:formula="of:=([.E105]+[.F105]-[.E104])/[.E104]" office:value-type="percentage" office:value="-0.0650663327956084" calcext:value-type="percentage">
            <text:p>-6.51%</text:p>
          </table:table-cell>
          <table:table-cell office:value-type="float" office:value="4.9049" calcext:value-type="float">
            <text:p>4.9049</text:p>
          </table:table-cell>
          <table:table-cell office:value-type="float" office:value="0" calcext:value-type="float">
            <text:p>0</text:p>
          </table:table-cell>
          <table:table-cell table:formula="of:=([.H105]+[.I105]-[.H104])/[.H104]" office:value-type="percentage" office:value="-0.0507073874083107" calcext:value-type="percentage">
            <text:p>-5.07%</text:p>
          </table:table-cell>
        </table:table-row>
        <table:table-row table:style-name="ro1">
          <table:table-cell office:value-type="string" calcext:value-type="string">
            <text:p>2008-08-29</text:p>
          </table:table-cell>
          <table:table-cell office:value-type="float" office:value="48.0765" calcext:value-type="float">
            <text:p>48.0765</text:p>
          </table:table-cell>
          <table:table-cell office:value-type="float" office:value="0" calcext:value-type="float">
            <text:p>0</text:p>
          </table:table-cell>
          <table:table-cell table:formula="of:=([.B106]+[.C106]-[.B105])/[.B105]" office:value-type="percentage" office:value="0.0655158198952138" calcext:value-type="percentage">
            <text:p>6.55%</text:p>
          </table:table-cell>
          <table:table-cell office:value-type="float" office:value="20.6834" calcext:value-type="float">
            <text:p>20.6834</text:p>
          </table:table-cell>
          <table:table-cell office:value-type="float" office:value="0.11" calcext:value-type="float">
            <text:p>0.11</text:p>
          </table:table-cell>
          <table:table-cell table:formula="of:=([.E106]+[.F106]-[.E105])/[.E105]" office:value-type="percentage" office:value="0.0709801033205771" calcext:value-type="percentage">
            <text:p>7.10%</text:p>
          </table:table-cell>
          <table:table-cell office:value-type="float" office:value="5.2314" calcext:value-type="float">
            <text:p>5.2314</text:p>
          </table:table-cell>
          <table:table-cell office:value-type="float" office:value="0" calcext:value-type="float">
            <text:p>0</text:p>
          </table:table-cell>
          <table:table-cell table:formula="of:=([.H106]+[.I106]-[.H105])/[.H105]" office:value-type="percentage" office:value="0.0665660869742503" calcext:value-type="percentage">
            <text:p>6.66%</text:p>
          </table:table-cell>
        </table:table-row>
        <table:table-row table:style-name="ro1">
          <table:table-cell office:value-type="string" calcext:value-type="string">
            <text:p>2008-09-30</text:p>
          </table:table-cell>
          <table:table-cell office:value-type="float" office:value="48.0214" calcext:value-type="float">
            <text:p>48.0214</text:p>
          </table:table-cell>
          <table:table-cell office:value-type="float" office:value="0" calcext:value-type="float">
            <text:p>0</text:p>
          </table:table-cell>
          <table:table-cell table:formula="of:=([.B107]+[.C107]-[.B106])/[.B106]" office:value-type="percentage" office:value="-0.00114609008559282" calcext:value-type="percentage">
            <text:p>-0.11%</text:p>
          </table:table-cell>
          <table:table-cell office:value-type="float" office:value="20.2287" calcext:value-type="float">
            <text:p>20.2287</text:p>
          </table:table-cell>
          <table:table-cell office:value-type="float" office:value="0" calcext:value-type="float">
            <text:p>0</text:p>
          </table:table-cell>
          <table:table-cell table:formula="of:=([.E107]+[.F107]-[.E106])/[.E106]" office:value-type="percentage" office:value="-0.0219838131061624" calcext:value-type="percentage">
            <text:p>-2.20%</text:p>
          </table:table-cell>
          <table:table-cell office:value-type="float" office:value="3.5074" calcext:value-type="float">
            <text:p>3.5074</text:p>
          </table:table-cell>
          <table:table-cell office:value-type="float" office:value="0" calcext:value-type="float">
            <text:p>0</text:p>
          </table:table-cell>
          <table:table-cell table:formula="of:=([.H107]+[.I107]-[.H106])/[.H106]" office:value-type="percentage" office:value="-0.329548495622587" calcext:value-type="percentage">
            <text:p>-32.95%</text:p>
          </table:table-cell>
        </table:table-row>
        <table:table-row table:style-name="ro1">
          <table:table-cell office:value-type="string" calcext:value-type="string">
            <text:p>2008-10-31</text:p>
          </table:table-cell>
          <table:table-cell office:value-type="float" office:value="44.7754" calcext:value-type="float">
            <text:p>44.7754</text:p>
          </table:table-cell>
          <table:table-cell office:value-type="float" office:value="0.4" calcext:value-type="float">
            <text:p>0.4</text:p>
          </table:table-cell>
          <table:table-cell table:formula="of:=([.B108]+[.C108]-[.B107])/[.B107]" office:value-type="percentage" office:value="-0.0592652442452741" calcext:value-type="percentage">
            <text:p>-5.93%</text:p>
          </table:table-cell>
          <table:table-cell office:value-type="float" office:value="16.9242" calcext:value-type="float">
            <text:p>16.9242</text:p>
          </table:table-cell>
          <table:table-cell office:value-type="float" office:value="0" calcext:value-type="float">
            <text:p>0</text:p>
          </table:table-cell>
          <table:table-cell table:formula="of:=([.E108]+[.F108]-[.E107])/[.E107]" office:value-type="percentage" office:value="-0.163357012561361" calcext:value-type="percentage">
            <text:p>-16.34%</text:p>
          </table:table-cell>
          <table:table-cell office:value-type="float" office:value="3.32" calcext:value-type="float">
            <text:p>3.32</text:p>
          </table:table-cell>
          <table:table-cell office:value-type="float" office:value="0" calcext:value-type="float">
            <text:p>0</text:p>
          </table:table-cell>
          <table:table-cell table:formula="of:=([.H108]+[.I108]-[.H107])/[.H107]" office:value-type="percentage" office:value="-0.0534298910874152" calcext:value-type="percentage">
            <text:p>-5.34%</text:p>
          </table:table-cell>
        </table:table-row>
        <table:table-row table:style-name="ro1">
          <table:table-cell office:value-type="string" calcext:value-type="string">
            <text:p>2008-11-28</text:p>
          </table:table-cell>
          <table:table-cell office:value-type="float" office:value="44.6436" calcext:value-type="float">
            <text:p>44.6436</text:p>
          </table:table-cell>
          <table:table-cell office:value-type="float" office:value="0" calcext:value-type="float">
            <text:p>0</text:p>
          </table:table-cell>
          <table:table-cell table:formula="of:=([.B109]+[.C109]-[.B108])/[.B108]" office:value-type="percentage" office:value="-0.00294358062686204" calcext:value-type="percentage">
            <text:p>-0.29%</text:p>
          </table:table-cell>
          <table:table-cell office:value-type="float" office:value="15.4265" calcext:value-type="float">
            <text:p>15.4265</text:p>
          </table:table-cell>
          <table:table-cell office:value-type="float" office:value="0.13" calcext:value-type="float">
            <text:p>0.13</text:p>
          </table:table-cell>
          <table:table-cell table:formula="of:=([.E109]+[.F109]-[.E108])/[.E108]" office:value-type="percentage" office:value="-0.0808132733009535" calcext:value-type="percentage">
            <text:p>-8.08%</text:p>
          </table:table-cell>
          <table:table-cell office:value-type="float" office:value="2.8596" calcext:value-type="float">
            <text:p>2.8596</text:p>
          </table:table-cell>
          <table:table-cell office:value-type="float" office:value="0" calcext:value-type="float">
            <text:p>0</text:p>
          </table:table-cell>
          <table:table-cell table:formula="of:=([.H109]+[.I109]-[.H108])/[.H108]" office:value-type="percentage" office:value="-0.138674698795181" calcext:value-type="percentage">
            <text:p>-13.87%</text:p>
          </table:table-cell>
        </table:table-row>
        <table:table-row table:style-name="ro1">
          <table:table-cell office:value-type="string" calcext:value-type="string">
            <text:p>2008-12-31</text:p>
          </table:table-cell>
          <table:table-cell office:value-type="float" office:value="42.8884" calcext:value-type="float">
            <text:p>42.8884</text:p>
          </table:table-cell>
          <table:table-cell office:value-type="float" office:value="0" calcext:value-type="float">
            <text:p>0</text:p>
          </table:table-cell>
          <table:table-cell table:formula="of:=([.B110]+[.C110]-[.B109])/[.B109]" office:value-type="percentage" office:value="-0.039315825784659" calcext:value-type="percentage">
            <text:p>-3.93%</text:p>
          </table:table-cell>
          <table:table-cell office:value-type="float" office:value="14.8314" calcext:value-type="float">
            <text:p>14.8314</text:p>
          </table:table-cell>
          <table:table-cell office:value-type="float" office:value="0" calcext:value-type="float">
            <text:p>0</text:p>
          </table:table-cell>
          <table:table-cell table:formula="of:=([.E110]+[.F110]-[.E109])/[.E109]" office:value-type="percentage" office:value="-0.0385764755453279" calcext:value-type="percentage">
            <text:p>-3.86%</text:p>
          </table:table-cell>
          <table:table-cell office:value-type="float" office:value="2.6338" calcext:value-type="float">
            <text:p>2.6338</text:p>
          </table:table-cell>
          <table:table-cell office:value-type="float" office:value="0" calcext:value-type="float">
            <text:p>0</text:p>
          </table:table-cell>
          <table:table-cell table:formula="of:=([.H110]+[.I110]-[.H109])/[.H109]" office:value-type="percentage" office:value="-0.0789620926003637" calcext:value-type="percentage">
            <text:p>-7.90%</text:p>
          </table:table-cell>
        </table:table-row>
        <table:table-row table:style-name="ro1">
          <table:table-cell office:value-type="string" calcext:value-type="string">
            <text:p>2009-01-30</text:p>
          </table:table-cell>
          <table:table-cell office:value-type="float" office:value="38.0727" calcext:value-type="float">
            <text:p>38.0727</text:p>
          </table:table-cell>
          <table:table-cell office:value-type="float" office:value="0.4" calcext:value-type="float">
            <text:p>0.4</text:p>
          </table:table-cell>
          <table:table-cell table:formula="of:=([.B111]+[.C111]-[.B110])/[.B110]" office:value-type="percentage" office:value="-0.10295790936477" calcext:value-type="percentage">
            <text:p>-10.30%</text:p>
          </table:table-cell>
          <table:table-cell office:value-type="float" office:value="13.0462" calcext:value-type="float">
            <text:p>13.0462</text:p>
          </table:table-cell>
          <table:table-cell office:value-type="float" office:value="0" calcext:value-type="float">
            <text:p>0</text:p>
          </table:table-cell>
          <table:table-cell table:formula="of:=([.E111]+[.F111]-[.E110])/[.E110]" office:value-type="percentage" office:value="-0.120366249983144" calcext:value-type="percentage">
            <text:p>-12.04%</text:p>
          </table:table-cell>
          <table:table-cell office:value-type="float" office:value="2.7813" calcext:value-type="float">
            <text:p>2.7813</text:p>
          </table:table-cell>
          <table:table-cell office:value-type="float" office:value="0" calcext:value-type="float">
            <text:p>0</text:p>
          </table:table-cell>
          <table:table-cell table:formula="of:=([.H111]+[.I111]-[.H110])/[.H110]" office:value-type="percentage" office:value="0.0560027336927633" calcext:value-type="percentage">
            <text:p>5.60%</text:p>
          </table:table-cell>
        </table:table-row>
        <table:table-row table:style-name="ro1">
          <table:table-cell office:value-type="string" calcext:value-type="string">
            <text:p>2009-02-27</text:p>
          </table:table-cell>
          <table:table-cell office:value-type="float" office:value="33.6507" calcext:value-type="float">
            <text:p>33.6507</text:p>
          </table:table-cell>
          <table:table-cell office:value-type="float" office:value="0" calcext:value-type="float">
            <text:p>0</text:p>
          </table:table-cell>
          <table:table-cell table:formula="of:=([.B112]+[.C112]-[.B111])/[.B111]" office:value-type="percentage" office:value="-0.116146215004452" calcext:value-type="percentage">
            <text:p>-11.61%</text:p>
          </table:table-cell>
          <table:table-cell office:value-type="float" office:value="12.4099" calcext:value-type="float">
            <text:p>12.4099</text:p>
          </table:table-cell>
          <table:table-cell office:value-type="float" office:value="0.13" calcext:value-type="float">
            <text:p>0.13</text:p>
          </table:table-cell>
          <table:table-cell table:formula="of:=([.E112]+[.F112]-[.E111])/[.E111]" office:value-type="percentage" office:value="-0.038808235348224" calcext:value-type="percentage">
            <text:p>-3.88%</text:p>
          </table:table-cell>
          <table:table-cell office:value-type="float" office:value="2.756" calcext:value-type="float">
            <text:p>2.756</text:p>
          </table:table-cell>
          <table:table-cell office:value-type="float" office:value="0" calcext:value-type="float">
            <text:p>0</text:p>
          </table:table-cell>
          <table:table-cell table:formula="of:=([.H112]+[.I112]-[.H111])/[.H111]" office:value-type="percentage" office:value="-0.00909646568151572" calcext:value-type="percentage">
            <text:p>-0.91%</text:p>
          </table:table-cell>
        </table:table-row>
        <table:table-row table:style-name="ro1">
          <table:table-cell office:value-type="string" calcext:value-type="string">
            <text:p>2009-03-31</text:p>
          </table:table-cell>
          <table:table-cell office:value-type="float" office:value="32.8962" calcext:value-type="float">
            <text:p>32.8962</text:p>
          </table:table-cell>
          <table:table-cell office:value-type="float" office:value="0" calcext:value-type="float">
            <text:p>0</text:p>
          </table:table-cell>
          <table:table-cell table:formula="of:=([.B113]+[.C113]-[.B112])/[.B112]" office:value-type="percentage" office:value="-0.0224215246636771" calcext:value-type="percentage">
            <text:p>-2.24%</text:p>
          </table:table-cell>
          <table:table-cell office:value-type="float" office:value="14.1158" calcext:value-type="float">
            <text:p>14.1158</text:p>
          </table:table-cell>
          <table:table-cell office:value-type="float" office:value="0" calcext:value-type="float">
            <text:p>0</text:p>
          </table:table-cell>
          <table:table-cell table:formula="of:=([.E113]+[.F113]-[.E112])/[.E112]" office:value-type="percentage" office:value="0.137462832093732" calcext:value-type="percentage">
            <text:p>13.75%</text:p>
          </table:table-cell>
          <table:table-cell office:value-type="float" office:value="3.2438" calcext:value-type="float">
            <text:p>3.2438</text:p>
          </table:table-cell>
          <table:table-cell office:value-type="float" office:value="0" calcext:value-type="float">
            <text:p>0</text:p>
          </table:table-cell>
          <table:table-cell table:formula="of:=([.H113]+[.I113]-[.H112])/[.H112]" office:value-type="percentage" office:value="0.17699564586357" calcext:value-type="percentage">
            <text:p>17.70%</text:p>
          </table:table-cell>
        </table:table-row>
        <table:table-row table:style-name="ro1">
          <table:table-cell office:value-type="string" calcext:value-type="string">
            <text:p>2009-04-30</text:p>
          </table:table-cell>
          <table:table-cell office:value-type="float" office:value="34.8443" calcext:value-type="float">
            <text:p>34.8443</text:p>
          </table:table-cell>
          <table:table-cell office:value-type="float" office:value="0.44" calcext:value-type="float">
            <text:p>0.44</text:p>
          </table:table-cell>
          <table:table-cell table:formula="of:=([.B114]+[.C114]-[.B113])/[.B113]" office:value-type="percentage" office:value="0.0725950109739117" calcext:value-type="percentage">
            <text:p>7.26%</text:p>
          </table:table-cell>
          <table:table-cell office:value-type="float" office:value="15.5681" calcext:value-type="float">
            <text:p>15.5681</text:p>
          </table:table-cell>
          <table:table-cell office:value-type="float" office:value="0" calcext:value-type="float">
            <text:p>0</text:p>
          </table:table-cell>
          <table:table-cell table:formula="of:=([.E114]+[.F114]-[.E113])/[.E113]" office:value-type="percentage" office:value="0.102884710749656" calcext:value-type="percentage">
            <text:p>10.29%</text:p>
          </table:table-cell>
          <table:table-cell office:value-type="float" office:value="3.8829" calcext:value-type="float">
            <text:p>3.8829</text:p>
          </table:table-cell>
          <table:table-cell office:value-type="float" office:value="0" calcext:value-type="float">
            <text:p>0</text:p>
          </table:table-cell>
          <table:table-cell table:formula="of:=([.H114]+[.I114]-[.H113])/[.H113]" office:value-type="percentage" office:value="0.197022011221407" calcext:value-type="percentage">
            <text:p>19.70%</text:p>
          </table:table-cell>
        </table:table-row>
        <table:table-row table:style-name="ro1">
          <table:table-cell office:value-type="string" calcext:value-type="string">
            <text:p>2009-05-29</text:p>
          </table:table-cell>
          <table:table-cell office:value-type="float" office:value="36.6063" calcext:value-type="float">
            <text:p>36.6063</text:p>
          </table:table-cell>
          <table:table-cell office:value-type="float" office:value="0" calcext:value-type="float">
            <text:p>0</text:p>
          </table:table-cell>
          <table:table-cell table:formula="of:=([.B115]+[.C115]-[.B114])/[.B114]" office:value-type="percentage" office:value="0.0505678116650356" calcext:value-type="percentage">
            <text:p>5.06%</text:p>
          </table:table-cell>
          <table:table-cell office:value-type="float" office:value="16.155" calcext:value-type="float">
            <text:p>16.155</text:p>
          </table:table-cell>
          <table:table-cell office:value-type="float" office:value="0.13" calcext:value-type="float">
            <text:p>0.13</text:p>
          </table:table-cell>
          <table:table-cell table:formula="of:=([.E115]+[.F115]-[.E114])/[.E114]" office:value-type="percentage" office:value="0.046049293105774" calcext:value-type="percentage">
            <text:p>4.60%</text:p>
          </table:table-cell>
          <table:table-cell office:value-type="float" office:value="4.1909" calcext:value-type="float">
            <text:p>4.1909</text:p>
          </table:table-cell>
          <table:table-cell office:value-type="float" office:value="0" calcext:value-type="float">
            <text:p>0</text:p>
          </table:table-cell>
          <table:table-cell table:formula="of:=([.H115]+[.I115]-[.H114])/[.H114]" office:value-type="percentage" office:value="0.0793221561204254" calcext:value-type="percentage">
            <text:p>7.93%</text:p>
          </table:table-cell>
        </table:table-row>
        <table:table-row table:style-name="ro1">
          <table:table-cell office:value-type="string" calcext:value-type="string">
            <text:p>2009-06-30</text:p>
          </table:table-cell>
          <table:table-cell office:value-type="float" office:value="36.0142" calcext:value-type="float">
            <text:p>36.0142</text:p>
          </table:table-cell>
          <table:table-cell office:value-type="float" office:value="0" calcext:value-type="float">
            <text:p>0</text:p>
          </table:table-cell>
          <table:table-cell table:formula="of:=([.B116]+[.C116]-[.B115])/[.B115]" office:value-type="percentage" office:value="-0.0161748114395608" calcext:value-type="percentage">
            <text:p>-1.62%</text:p>
          </table:table-cell>
          <table:table-cell office:value-type="float" office:value="18.3822" calcext:value-type="float">
            <text:p>18.3822</text:p>
          </table:table-cell>
          <table:table-cell office:value-type="float" office:value="0" calcext:value-type="float">
            <text:p>0</text:p>
          </table:table-cell>
          <table:table-cell table:formula="of:=([.E116]+[.F116]-[.E115])/[.E115]" office:value-type="percentage" office:value="0.13786443825441" calcext:value-type="percentage">
            <text:p>13.79%</text:p>
          </table:table-cell>
          <table:table-cell office:value-type="float" office:value="4.3952" calcext:value-type="float">
            <text:p>4.3952</text:p>
          </table:table-cell>
          <table:table-cell office:value-type="float" office:value="0" calcext:value-type="float">
            <text:p>0</text:p>
          </table:table-cell>
          <table:table-cell table:formula="of:=([.H116]+[.I116]-[.H115])/[.H115]" office:value-type="percentage" office:value="0.0487484788470257" calcext:value-type="percentage">
            <text:p>4.87%</text:p>
          </table:table-cell>
        </table:table-row>
        <table:table-row table:style-name="ro1">
          <table:table-cell office:value-type="string" calcext:value-type="string">
            <text:p>2009-07-31</text:p>
          </table:table-cell>
          <table:table-cell office:value-type="float" office:value="39.436" calcext:value-type="float">
            <text:p>39.436</text:p>
          </table:table-cell>
          <table:table-cell office:value-type="float" office:value="0.44" calcext:value-type="float">
            <text:p>0.44</text:p>
          </table:table-cell>
          <table:table-cell table:formula="of:=([.B117]+[.C117]-[.B116])/[.B116]" office:value-type="percentage" office:value="0.107229925973644" calcext:value-type="percentage">
            <text:p>10.72%</text:p>
          </table:table-cell>
          <table:table-cell office:value-type="float" office:value="18.1888" calcext:value-type="float">
            <text:p>18.1888</text:p>
          </table:table-cell>
          <table:table-cell office:value-type="float" office:value="0" calcext:value-type="float">
            <text:p>0</text:p>
          </table:table-cell>
          <table:table-cell table:formula="of:=([.E117]+[.F117]-[.E116])/[.E116]" office:value-type="percentage" office:value="-0.0105210475351155" calcext:value-type="percentage">
            <text:p>-1.05%</text:p>
          </table:table-cell>
          <table:table-cell office:value-type="float" office:value="5.0419" calcext:value-type="float">
            <text:p>5.0419</text:p>
          </table:table-cell>
          <table:table-cell office:value-type="float" office:value="0" calcext:value-type="float">
            <text:p>0</text:p>
          </table:table-cell>
          <table:table-cell table:formula="of:=([.H117]+[.I117]-[.H116])/[.H116]" office:value-type="percentage" office:value="0.147137786676374" calcext:value-type="percentage">
            <text:p>14.71%</text:p>
          </table:table-cell>
        </table:table-row>
        <table:table-row table:style-name="ro1">
          <table:table-cell office:value-type="string" calcext:value-type="string">
            <text:p>2009-08-31</text:p>
          </table:table-cell>
          <table:table-cell office:value-type="float" office:value="38.4414" calcext:value-type="float">
            <text:p>38.4414</text:p>
          </table:table-cell>
          <table:table-cell office:value-type="float" office:value="0" calcext:value-type="float">
            <text:p>0</text:p>
          </table:table-cell>
          <table:table-cell table:formula="of:=([.B118]+[.C118]-[.B117])/[.B117]" office:value-type="percentage" office:value="-0.0252206106095953" calcext:value-type="percentage">
            <text:p>-2.52%</text:p>
          </table:table-cell>
          <table:table-cell office:value-type="float" office:value="19.1678" calcext:value-type="float">
            <text:p>19.1678</text:p>
          </table:table-cell>
          <table:table-cell office:value-type="float" office:value="0.13" calcext:value-type="float">
            <text:p>0.13</text:p>
          </table:table-cell>
          <table:table-cell table:formula="of:=([.E118]+[.F118]-[.E117])/[.E117]" office:value-type="percentage" office:value="0.0609715869106262" calcext:value-type="percentage">
            <text:p>6.10%</text:p>
          </table:table-cell>
          <table:table-cell office:value-type="float" office:value="5.1907" calcext:value-type="float">
            <text:p>5.1907</text:p>
          </table:table-cell>
          <table:table-cell office:value-type="float" office:value="0" calcext:value-type="float">
            <text:p>0</text:p>
          </table:table-cell>
          <table:table-cell table:formula="of:=([.H118]+[.I118]-[.H117])/[.H117]" office:value-type="percentage" office:value="0.0295126837105059" calcext:value-type="percentage">
            <text:p>2.95%</text:p>
          </table:table-cell>
        </table:table-row>
        <table:table-row table:style-name="ro1">
          <table:table-cell office:value-type="string" calcext:value-type="string">
            <text:p>2009-09-30</text:p>
          </table:table-cell>
          <table:table-cell office:value-type="float" office:value="41.1482" calcext:value-type="float">
            <text:p>41.1482</text:p>
          </table:table-cell>
          <table:table-cell office:value-type="float" office:value="0" calcext:value-type="float">
            <text:p>0</text:p>
          </table:table-cell>
          <table:table-cell table:formula="of:=([.B119]+[.C119]-[.B118])/[.B118]" office:value-type="percentage" office:value="0.0704136685968774" calcext:value-type="percentage">
            <text:p>7.04%</text:p>
          </table:table-cell>
          <table:table-cell office:value-type="float" office:value="19.9998" calcext:value-type="float">
            <text:p>19.9998</text:p>
          </table:table-cell>
          <table:table-cell office:value-type="float" office:value="0" calcext:value-type="float">
            <text:p>0</text:p>
          </table:table-cell>
          <table:table-cell table:formula="of:=([.E119]+[.F119]-[.E118])/[.E118]" office:value-type="percentage" office:value="0.0434061290288922" calcext:value-type="percentage">
            <text:p>4.34%</text:p>
          </table:table-cell>
          <table:table-cell office:value-type="float" office:value="5.7196" calcext:value-type="float">
            <text:p>5.7196</text:p>
          </table:table-cell>
          <table:table-cell office:value-type="float" office:value="0" calcext:value-type="float">
            <text:p>0</text:p>
          </table:table-cell>
          <table:table-cell table:formula="of:=([.H119]+[.I119]-[.H118])/[.H118]" office:value-type="percentage" office:value="0.10189377155297" calcext:value-type="percentage">
            <text:p>10.19%</text:p>
          </table:table-cell>
        </table:table-row>
        <table:table-row table:style-name="ro1">
          <table:table-cell office:value-type="string" calcext:value-type="string">
            <text:p>2009-10-30</text:p>
          </table:table-cell>
          <table:table-cell office:value-type="float" office:value="41.5204" calcext:value-type="float">
            <text:p>41.5204</text:p>
          </table:table-cell>
          <table:table-cell office:value-type="float" office:value="0.44" calcext:value-type="float">
            <text:p>0.44</text:p>
          </table:table-cell>
          <table:table-cell table:formula="of:=([.B120]+[.C120]-[.B119])/[.B119]" office:value-type="percentage" office:value="0.0197384089705017" calcext:value-type="percentage">
            <text:p>1.97%</text:p>
          </table:table-cell>
          <table:table-cell office:value-type="float" office:value="21.5628" calcext:value-type="float">
            <text:p>21.5628</text:p>
          </table:table-cell>
          <table:table-cell office:value-type="float" office:value="0" calcext:value-type="float">
            <text:p>0</text:p>
          </table:table-cell>
          <table:table-cell table:formula="of:=([.E120]+[.F120]-[.E119])/[.E119]" office:value-type="percentage" office:value="0.078150781507815" calcext:value-type="percentage">
            <text:p>7.82%</text:p>
          </table:table-cell>
          <table:table-cell office:value-type="float" office:value="5.8168" calcext:value-type="float">
            <text:p>5.8168</text:p>
          </table:table-cell>
          <table:table-cell office:value-type="float" office:value="0" calcext:value-type="float">
            <text:p>0</text:p>
          </table:table-cell>
          <table:table-cell table:formula="of:=([.H120]+[.I120]-[.H119])/[.H119]" office:value-type="percentage" office:value="0.0169941953982796" calcext:value-type="percentage">
            <text:p>1.70%</text:p>
          </table:table-cell>
        </table:table-row>
        <table:table-row table:style-name="ro1">
          <table:table-cell office:value-type="string" calcext:value-type="string">
            <text:p>2009-11-30</text:p>
          </table:table-cell>
          <table:table-cell office:value-type="float" office:value="44.6344" calcext:value-type="float">
            <text:p>44.6344</text:p>
          </table:table-cell>
          <table:table-cell office:value-type="float" office:value="0" calcext:value-type="float">
            <text:p>0</text:p>
          </table:table-cell>
          <table:table-cell table:formula="of:=([.B121]+[.C121]-[.B120])/[.B120]" office:value-type="percentage" office:value="0.0749992774636082" calcext:value-type="percentage">
            <text:p>7.50%</text:p>
          </table:table-cell>
          <table:table-cell office:value-type="float" office:value="22.9683" calcext:value-type="float">
            <text:p>22.9683</text:p>
          </table:table-cell>
          <table:table-cell office:value-type="float" office:value="0.13" calcext:value-type="float">
            <text:p>0.13</text:p>
          </table:table-cell>
          <table:table-cell table:formula="of:=([.E121]+[.F121]-[.E120])/[.E120]" office:value-type="percentage" office:value="0.0712106034466766" calcext:value-type="percentage">
            <text:p>7.12%</text:p>
          </table:table-cell>
          <table:table-cell office:value-type="float" office:value="6.1689" calcext:value-type="float">
            <text:p>6.1689</text:p>
          </table:table-cell>
          <table:table-cell office:value-type="float" office:value="0" calcext:value-type="float">
            <text:p>0</text:p>
          </table:table-cell>
          <table:table-cell table:formula="of:=([.H121]+[.I121]-[.H120])/[.H120]" office:value-type="percentage" office:value="0.0605315637463898" calcext:value-type="percentage">
            <text:p>6.05%</text:p>
          </table:table-cell>
        </table:table-row>
        <table:table-row table:style-name="ro1">
          <table:table-cell office:value-type="string" calcext:value-type="string">
            <text:p>2009-12-31</text:p>
          </table:table-cell>
          <table:table-cell office:value-type="float" office:value="43.4031" calcext:value-type="float">
            <text:p>43.4031</text:p>
          </table:table-cell>
          <table:table-cell office:value-type="float" office:value="0" calcext:value-type="float">
            <text:p>0</text:p>
          </table:table-cell>
          <table:table-cell table:formula="of:=([.B122]+[.C122]-[.B121])/[.B121]" office:value-type="percentage" office:value="-0.0275863459573781" calcext:value-type="percentage">
            <text:p>-2.76%</text:p>
          </table:table-cell>
          <table:table-cell office:value-type="float" office:value="23.8039" calcext:value-type="float">
            <text:p>23.8039</text:p>
          </table:table-cell>
          <table:table-cell office:value-type="float" office:value="0" calcext:value-type="float">
            <text:p>0</text:p>
          </table:table-cell>
          <table:table-cell table:formula="of:=([.E122]+[.F122]-[.E121])/[.E121]" office:value-type="percentage" office:value="0.0363805767078974" calcext:value-type="percentage">
            <text:p>3.64%</text:p>
          </table:table-cell>
          <table:table-cell office:value-type="float" office:value="6.5028" calcext:value-type="float">
            <text:p>6.5028</text:p>
          </table:table-cell>
          <table:table-cell office:value-type="float" office:value="0" calcext:value-type="float">
            <text:p>0</text:p>
          </table:table-cell>
          <table:table-cell table:formula="of:=([.H122]+[.I122]-[.H121])/[.H121]" office:value-type="percentage" office:value="0.0541263434323785" calcext:value-type="percentage">
            <text:p>5.41%</text:p>
          </table:table-cell>
        </table:table-row>
        <table:table-row table:style-name="ro1">
          <table:table-cell office:value-type="string" calcext:value-type="string">
            <text:p>2010-01-29</text:p>
          </table:table-cell>
          <table:table-cell office:value-type="float" office:value="44.3824" calcext:value-type="float">
            <text:p>44.3824</text:p>
          </table:table-cell>
          <table:table-cell office:value-type="float" office:value="0.44" calcext:value-type="float">
            <text:p>0.44</text:p>
          </table:table-cell>
          <table:table-cell table:formula="of:=([.B123]+[.C123]-[.B122])/[.B122]" office:value-type="percentage" office:value="0.0327004292320132" calcext:value-type="percentage">
            <text:p>3.27%</text:p>
          </table:table-cell>
          <table:table-cell office:value-type="float" office:value="22.0077" calcext:value-type="float">
            <text:p>22.0077</text:p>
          </table:table-cell>
          <table:table-cell office:value-type="float" office:value="0" calcext:value-type="float">
            <text:p>0</text:p>
          </table:table-cell>
          <table:table-cell table:formula="of:=([.E123]+[.F123]-[.E122])/[.E122]" office:value-type="percentage" office:value="-0.0754582232323274" calcext:value-type="percentage">
            <text:p>-7.55%</text:p>
          </table:table-cell>
          <table:table-cell office:value-type="float" office:value="5.9267" calcext:value-type="float">
            <text:p>5.9267</text:p>
          </table:table-cell>
          <table:table-cell office:value-type="float" office:value="0" calcext:value-type="float">
            <text:p>0</text:p>
          </table:table-cell>
          <table:table-cell table:formula="of:=([.H123]+[.I123]-[.H122])/[.H122]" office:value-type="percentage" office:value="-0.0885926062619179" calcext:value-type="percentage">
            <text:p>-8.86%</text:p>
          </table:table-cell>
        </table:table-row>
        <table:table-row table:style-name="ro1">
          <table:table-cell office:value-type="string" calcext:value-type="string">
            <text:p>2010-02-26</text:p>
          </table:table-cell>
          <table:table-cell office:value-type="float" office:value="45.6299" calcext:value-type="float">
            <text:p>45.6299</text:p>
          </table:table-cell>
          <table:table-cell office:value-type="float" office:value="0" calcext:value-type="float">
            <text:p>0</text:p>
          </table:table-cell>
          <table:table-cell table:formula="of:=([.B124]+[.C124]-[.B123])/[.B123]" office:value-type="percentage" office:value="0.0281079887522983" calcext:value-type="percentage">
            <text:p>2.81%</text:p>
          </table:table-cell>
          <table:table-cell office:value-type="float" office:value="22.493" calcext:value-type="float">
            <text:p>22.493</text:p>
          </table:table-cell>
          <table:table-cell office:value-type="float" office:value="0.13" calcext:value-type="float">
            <text:p>0.13</text:p>
          </table:table-cell>
          <table:table-cell table:formula="of:=([.E124]+[.F124]-[.E123])/[.E123]" office:value-type="percentage" office:value="0.0279583963794489" calcext:value-type="percentage">
            <text:p>2.80%</text:p>
          </table:table-cell>
          <table:table-cell office:value-type="float" office:value="6.3142" calcext:value-type="float">
            <text:p>6.3142</text:p>
          </table:table-cell>
          <table:table-cell office:value-type="float" office:value="0" calcext:value-type="float">
            <text:p>0</text:p>
          </table:table-cell>
          <table:table-cell table:formula="of:=([.H124]+[.I124]-[.H123])/[.H123]" office:value-type="percentage" office:value="0.0653820844652166" calcext:value-type="percentage">
            <text:p>6.54%</text:p>
          </table:table-cell>
        </table:table-row>
        <table:table-row table:style-name="ro1">
          <table:table-cell office:value-type="string" calcext:value-type="string">
            <text:p>2010-03-31</text:p>
          </table:table-cell>
          <table:table-cell office:value-type="float" office:value="45.6227" calcext:value-type="float">
            <text:p>45.6227</text:p>
          </table:table-cell>
          <table:table-cell office:value-type="float" office:value="0" calcext:value-type="float">
            <text:p>0</text:p>
          </table:table-cell>
          <table:table-cell table:formula="of:=([.B125]+[.C125]-[.B124])/[.B124]" office:value-type="percentage" office:value="-0.000157791272827629" calcext:value-type="percentage">
            <text:p>-0.02%</text:p>
          </table:table-cell>
          <table:table-cell office:value-type="float" office:value="22.9775" calcext:value-type="float">
            <text:p>22.9775</text:p>
          </table:table-cell>
          <table:table-cell office:value-type="float" office:value="0" calcext:value-type="float">
            <text:p>0</text:p>
          </table:table-cell>
          <table:table-cell table:formula="of:=([.E125]+[.F125]-[.E124])/[.E124]" office:value-type="percentage" office:value="0.0215400346774552" calcext:value-type="percentage">
            <text:p>2.15%</text:p>
          </table:table-cell>
          <table:table-cell office:value-type="float" office:value="7.2517" calcext:value-type="float">
            <text:p>7.2517</text:p>
          </table:table-cell>
          <table:table-cell office:value-type="float" office:value="0" calcext:value-type="float">
            <text:p>0</text:p>
          </table:table-cell>
          <table:table-cell table:formula="of:=([.H125]+[.I125]-[.H124])/[.H124]" office:value-type="percentage" office:value="0.148474866174654" calcext:value-type="percentage">
            <text:p>14.85%</text:p>
          </table:table-cell>
        </table:table-row>
        <table:table-row table:style-name="ro1">
          <table:table-cell office:value-type="string" calcext:value-type="string">
            <text:p>2010-04-30</text:p>
          </table:table-cell>
          <table:table-cell office:value-type="float" office:value="45.1641" calcext:value-type="float">
            <text:p>45.1641</text:p>
          </table:table-cell>
          <table:table-cell office:value-type="float" office:value="0.4818" calcext:value-type="float">
            <text:p>0.4818</text:p>
          </table:table-cell>
          <table:table-cell table:formula="of:=([.B126]+[.C126]-[.B125])/[.B125]" office:value-type="percentage" office:value="0.00050851878560444" calcext:value-type="percentage">
            <text:p>0.05%</text:p>
          </table:table-cell>
          <table:table-cell office:value-type="float" office:value="23.9562" calcext:value-type="float">
            <text:p>23.9562</text:p>
          </table:table-cell>
          <table:table-cell office:value-type="float" office:value="0" calcext:value-type="float">
            <text:p>0</text:p>
          </table:table-cell>
          <table:table-cell table:formula="of:=([.E126]+[.F126]-[.E125])/[.E125]" office:value-type="percentage" office:value="0.0425938418017626" calcext:value-type="percentage">
            <text:p>4.26%</text:p>
          </table:table-cell>
          <table:table-cell office:value-type="float" office:value="8.0568" calcext:value-type="float">
            <text:p>8.0568</text:p>
          </table:table-cell>
          <table:table-cell office:value-type="float" office:value="0" calcext:value-type="float">
            <text:p>0</text:p>
          </table:table-cell>
          <table:table-cell table:formula="of:=([.H126]+[.I126]-[.H125])/[.H125]" office:value-type="percentage" office:value="0.111022243060248" calcext:value-type="percentage">
            <text:p>11.10%</text:p>
          </table:table-cell>
        </table:table-row>
        <table:table-row table:style-name="ro1">
          <table:table-cell office:value-type="string" calcext:value-type="string">
            <text:p>2010-05-28</text:p>
          </table:table-cell>
          <table:table-cell office:value-type="float" office:value="44.3867" calcext:value-type="float">
            <text:p>44.3867</text:p>
          </table:table-cell>
          <table:table-cell office:value-type="float" office:value="0" calcext:value-type="float">
            <text:p>0</text:p>
          </table:table-cell>
          <table:table-cell table:formula="of:=([.B127]+[.C127]-[.B126])/[.B126]" office:value-type="percentage" office:value="-0.0172127862616547" calcext:value-type="percentage">
            <text:p>-1.72%</text:p>
          </table:table-cell>
          <table:table-cell office:value-type="float" office:value="20.3334" calcext:value-type="float">
            <text:p>20.3334</text:p>
          </table:table-cell>
          <table:table-cell office:value-type="float" office:value="0.13" calcext:value-type="float">
            <text:p>0.13</text:p>
          </table:table-cell>
          <table:table-cell table:formula="of:=([.E127]+[.F127]-[.E126])/[.E126]" office:value-type="percentage" office:value="-0.145799417269851" calcext:value-type="percentage">
            <text:p>-14.58%</text:p>
          </table:table-cell>
          <table:table-cell office:value-type="float" office:value="7.9269" calcext:value-type="float">
            <text:p>7.9269</text:p>
          </table:table-cell>
          <table:table-cell office:value-type="float" office:value="0" calcext:value-type="float">
            <text:p>0</text:p>
          </table:table-cell>
          <table:table-cell table:formula="of:=([.H127]+[.I127]-[.H126])/[.H126]" office:value-type="percentage" office:value="-0.0161230265117666" calcext:value-type="percentage">
            <text:p>-1.61%</text:p>
          </table:table-cell>
        </table:table-row>
        <table:table-row table:style-name="ro1">
          <table:table-cell office:value-type="string" calcext:value-type="string">
            <text:p>2010-06-30</text:p>
          </table:table-cell>
          <table:table-cell office:value-type="float" office:value="43.5802" calcext:value-type="float">
            <text:p>43.5802</text:p>
          </table:table-cell>
          <table:table-cell office:value-type="float" office:value="0" calcext:value-type="float">
            <text:p>0</text:p>
          </table:table-cell>
          <table:table-cell table:formula="of:=([.B128]+[.C128]-[.B127])/[.B127]" office:value-type="percentage" office:value="-0.0181698571869501" calcext:value-type="percentage">
            <text:p>-1.82%</text:p>
          </table:table-cell>
          <table:table-cell office:value-type="float" office:value="18.1345" calcext:value-type="float">
            <text:p>18.1345</text:p>
          </table:table-cell>
          <table:table-cell office:value-type="float" office:value="0" calcext:value-type="float">
            <text:p>0</text:p>
          </table:table-cell>
          <table:table-cell table:formula="of:=([.E128]+[.F128]-[.E127])/[.E127]" office:value-type="percentage" office:value="-0.108142268386005" calcext:value-type="percentage">
            <text:p>-10.81%</text:p>
          </table:table-cell>
          <table:table-cell office:value-type="float" office:value="7.7618" calcext:value-type="float">
            <text:p>7.7618</text:p>
          </table:table-cell>
          <table:table-cell office:value-type="float" office:value="0" calcext:value-type="float">
            <text:p>0</text:p>
          </table:table-cell>
          <table:table-cell table:formula="of:=([.H128]+[.I128]-[.H127])/[.H127]" office:value-type="percentage" office:value="-0.0208278141518122" calcext:value-type="percentage">
            <text:p>-2.08%</text:p>
          </table:table-cell>
        </table:table-row>
        <table:table-row table:style-name="ro1">
          <table:table-cell office:value-type="string" calcext:value-type="string">
            <text:p>2010-07-30</text:p>
          </table:table-cell>
          <table:table-cell office:value-type="float" office:value="44.7879" calcext:value-type="float">
            <text:p>44.7879</text:p>
          </table:table-cell>
          <table:table-cell office:value-type="float" office:value="0.4818" calcext:value-type="float">
            <text:p>0.4818</text:p>
          </table:table-cell>
          <table:table-cell table:formula="of:=([.B129]+[.C129]-[.B128])/[.B128]" office:value-type="percentage" office:value="0.0387676054722099" calcext:value-type="percentage">
            <text:p>3.88%</text:p>
          </table:table-cell>
          <table:table-cell office:value-type="float" office:value="20.3413" calcext:value-type="float">
            <text:p>20.3413</text:p>
          </table:table-cell>
          <table:table-cell office:value-type="float" office:value="0" calcext:value-type="float">
            <text:p>0</text:p>
          </table:table-cell>
          <table:table-cell table:formula="of:=([.E129]+[.F129]-[.E128])/[.E128]" office:value-type="percentage" office:value="0.121690700046872" calcext:value-type="percentage">
            <text:p>12.17%</text:p>
          </table:table-cell>
          <table:table-cell office:value-type="float" office:value="7.9383" calcext:value-type="float">
            <text:p>7.9383</text:p>
          </table:table-cell>
          <table:table-cell office:value-type="float" office:value="0" calcext:value-type="float">
            <text:p>0</text:p>
          </table:table-cell>
          <table:table-cell table:formula="of:=([.H129]+[.I129]-[.H128])/[.H128]" office:value-type="percentage" office:value="0.0227395707181324" calcext:value-type="percentage">
            <text:p>2.27%</text:p>
          </table:table-cell>
        </table:table-row>
        <table:table-row table:style-name="ro1">
          <table:table-cell office:value-type="string" calcext:value-type="string">
            <text:p>2010-08-31</text:p>
          </table:table-cell>
          <table:table-cell office:value-type="float" office:value="43.6968" calcext:value-type="float">
            <text:p>43.6968</text:p>
          </table:table-cell>
          <table:table-cell office:value-type="float" office:value="0" calcext:value-type="float">
            <text:p>0</text:p>
          </table:table-cell>
          <table:table-cell table:formula="of:=([.B130]+[.C130]-[.B129])/[.B129]" office:value-type="percentage" office:value="-0.0243614904918515" calcext:value-type="percentage">
            <text:p>-2.44%</text:p>
          </table:table-cell>
          <table:table-cell office:value-type="float" office:value="18.5904" calcext:value-type="float">
            <text:p>18.5904</text:p>
          </table:table-cell>
          <table:table-cell office:value-type="float" office:value="0.13" calcext:value-type="float">
            <text:p>0.13</text:p>
          </table:table-cell>
          <table:table-cell table:formula="of:=([.E130]+[.F130]-[.E129])/[.E129]" office:value-type="percentage" office:value="-0.0796851725307627" calcext:value-type="percentage">
            <text:p>-7.97%</text:p>
          </table:table-cell>
          <table:table-cell office:value-type="float" office:value="7.5017" calcext:value-type="float">
            <text:p>7.5017</text:p>
          </table:table-cell>
          <table:table-cell office:value-type="float" office:value="0" calcext:value-type="float">
            <text:p>0</text:p>
          </table:table-cell>
          <table:table-cell table:formula="of:=([.H130]+[.I130]-[.H129])/[.H129]" office:value-type="percentage" office:value="-0.0549991811848885" calcext:value-type="percentage">
            <text:p>-5.50%</text:p>
          </table:table-cell>
        </table:table-row>
        <table:table-row table:style-name="ro1">
          <table:table-cell office:value-type="string" calcext:value-type="string">
            <text:p>2010-09-30</text:p>
          </table:table-cell>
          <table:table-cell office:value-type="float" office:value="43.9165" calcext:value-type="float">
            <text:p>43.9165</text:p>
          </table:table-cell>
          <table:table-cell office:value-type="float" office:value="0" calcext:value-type="float">
            <text:p>0</text:p>
          </table:table-cell>
          <table:table-cell table:formula="of:=([.B131]+[.C131]-[.B130])/[.B130]" office:value-type="percentage" office:value="0.00502782812471385" calcext:value-type="percentage">
            <text:p>0.50%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0" calcext:value-type="float">
            <text:p>0</text:p>
          </table:table-cell>
          <table:table-cell table:formula="of:=([.E131]+[.F131]-[.E130])/[.E130]" office:value-type="percentage" office:value="0.0436838368190034" calcext:value-type="percentage">
            <text:p>4.37%</text:p>
          </table:table-cell>
          <table:table-cell office:value-type="float" office:value="8.7561" calcext:value-type="float">
            <text:p>8.7561</text:p>
          </table:table-cell>
          <table:table-cell office:value-type="float" office:value="0" calcext:value-type="float">
            <text:p>0</text:p>
          </table:table-cell>
          <table:table-cell table:formula="of:=([.H131]+[.I131]-[.H130])/[.H130]" office:value-type="percentage" office:value="0.167215431168935" calcext:value-type="percentage">
            <text:p>16.72%</text:p>
          </table:table-cell>
        </table:table-row>
        <table:table-row table:style-name="ro1">
          <table:table-cell office:value-type="string" calcext:value-type="string">
            <text:p>2010-10-29</text:p>
          </table:table-cell>
          <table:table-cell office:value-type="float" office:value="46.9067" calcext:value-type="float">
            <text:p>46.9067</text:p>
          </table:table-cell>
          <table:table-cell office:value-type="float" office:value="0.4818" calcext:value-type="float">
            <text:p>0.4818</text:p>
          </table:table-cell>
          <table:table-cell table:formula="of:=([.B132]+[.C132]-[.B131])/[.B131]" office:value-type="percentage" office:value="0.0790591235640363" calcext:value-type="percentage">
            <text:p>7.91%</text:p>
          </table:table-cell>
          <table:table-cell office:value-type="float" office:value="21.1257" calcext:value-type="float">
            <text:p>21.1257</text:p>
          </table:table-cell>
          <table:table-cell office:value-type="float" office:value="0" calcext:value-type="float">
            <text:p>0</text:p>
          </table:table-cell>
          <table:table-cell table:formula="of:=([.E132]+[.F132]-[.E131])/[.E131]" office:value-type="percentage" office:value="0.0888132972555082" calcext:value-type="percentage">
            <text:p>8.88%</text:p>
          </table:table-cell>
          <table:table-cell office:value-type="float" office:value="9.2877" calcext:value-type="float">
            <text:p>9.2877</text:p>
          </table:table-cell>
          <table:table-cell office:value-type="float" office:value="0" calcext:value-type="float">
            <text:p>0</text:p>
          </table:table-cell>
          <table:table-cell table:formula="of:=([.H132]+[.I132]-[.H131])/[.H131]" office:value-type="percentage" office:value="0.0607119608044676" calcext:value-type="percentage">
            <text:p>6.07%</text:p>
          </table:table-cell>
        </table:table-row>
        <table:table-row table:style-name="ro1">
          <table:table-cell office:value-type="string" calcext:value-type="string">
            <text:p>2010-11-30</text:p>
          </table:table-cell>
          <table:table-cell office:value-type="float" office:value="45.062" calcext:value-type="float">
            <text:p>45.062</text:p>
          </table:table-cell>
          <table:table-cell office:value-type="float" office:value="0" calcext:value-type="float">
            <text:p>0</text:p>
          </table:table-cell>
          <table:table-cell table:formula="of:=([.B133]+[.C133]-[.B132])/[.B132]" office:value-type="percentage" office:value="-0.0393270044577854" calcext:value-type="percentage">
            <text:p>-3.93%</text:p>
          </table:table-cell>
          <table:table-cell office:value-type="float" office:value="20.1346" calcext:value-type="float">
            <text:p>20.1346</text:p>
          </table:table-cell>
          <table:table-cell office:value-type="float" office:value="0.16" calcext:value-type="float">
            <text:p>0.16</text:p>
          </table:table-cell>
          <table:table-cell table:formula="of:=([.E133]+[.F133]-[.E132])/[.E132]" office:value-type="percentage" office:value="-0.0393407082368868" calcext:value-type="percentage">
            <text:p>-3.93%</text:p>
          </table:table-cell>
          <table:table-cell office:value-type="float" office:value="9.6016" calcext:value-type="float">
            <text:p>9.6016</text:p>
          </table:table-cell>
          <table:table-cell office:value-type="float" office:value="0" calcext:value-type="float">
            <text:p>0</text:p>
          </table:table-cell>
          <table:table-cell table:formula="of:=([.H133]+[.I133]-[.H132])/[.H132]" office:value-type="percentage" office:value="0.0337973879431937" calcext:value-type="percentage">
            <text:p>3.38%</text:p>
          </table:table-cell>
        </table:table-row>
        <table:table-row table:style-name="ro1">
          <table:table-cell office:value-type="string" calcext:value-type="string">
            <text:p>2010-12-31</text:p>
          </table:table-cell>
          <table:table-cell office:value-type="float" office:value="47.4675" calcext:value-type="float">
            <text:p>47.4675</text:p>
          </table:table-cell>
          <table:table-cell office:value-type="float" office:value="0" calcext:value-type="float">
            <text:p>0</text:p>
          </table:table-cell>
          <table:table-cell table:formula="of:=([.B134]+[.C134]-[.B133])/[.B133]" office:value-type="percentage" office:value="0.0533820070125606" calcext:value-type="percentage">
            <text:p>5.34%</text:p>
          </table:table-cell>
          <table:table-cell office:value-type="float" office:value="22.2491" calcext:value-type="float">
            <text:p>22.2491</text:p>
          </table:table-cell>
          <table:table-cell office:value-type="float" office:value="0" calcext:value-type="float">
            <text:p>0</text:p>
          </table:table-cell>
          <table:table-cell table:formula="of:=([.E134]+[.F134]-[.E133])/[.E133]" office:value-type="percentage" office:value="0.105018227330069" calcext:value-type="percentage">
            <text:p>10.50%</text:p>
          </table:table-cell>
          <table:table-cell office:value-type="float" office:value="9.9537" calcext:value-type="float">
            <text:p>9.9537</text:p>
          </table:table-cell>
          <table:table-cell office:value-type="float" office:value="0" calcext:value-type="float">
            <text:p>0</text:p>
          </table:table-cell>
          <table:table-cell table:formula="of:=([.H134]+[.I134]-[.H133])/[.H133]" office:value-type="percentage" office:value="0.0366709715047492" calcext:value-type="percentage">
            <text:p>3.67%</text:p>
          </table:table-cell>
        </table:table-row>
        <table:table-row table:style-name="ro1">
          <table:table-cell office:value-type="string" calcext:value-type="string">
            <text:p>2011-01-31</text:p>
          </table:table-cell>
          <table:table-cell office:value-type="float" office:value="46.9255" calcext:value-type="float">
            <text:p>46.9255</text:p>
          </table:table-cell>
          <table:table-cell office:value-type="float" office:value="0.4818" calcext:value-type="float">
            <text:p>0.4818</text:p>
          </table:table-cell>
          <table:table-cell table:formula="of:=([.B135]+[.C135]-[.B134])/[.B134]" office:value-type="percentage" office:value="-0.00126823616158428" calcext:value-type="percentage">
            <text:p>-0.13%</text:p>
          </table:table-cell>
          <table:table-cell office:value-type="float" office:value="22.1016" calcext:value-type="float">
            <text:p>22.1016</text:p>
          </table:table-cell>
          <table:table-cell office:value-type="float" office:value="0" calcext:value-type="float">
            <text:p>0</text:p>
          </table:table-cell>
          <table:table-cell table:formula="of:=([.E135]+[.F135]-[.E134])/[.E134]" office:value-type="percentage" office:value="-0.00662948164195394" calcext:value-type="percentage">
            <text:p>-0.66%</text:p>
          </table:table-cell>
          <table:table-cell office:value-type="float" office:value="10.4708" calcext:value-type="float">
            <text:p>10.4708</text:p>
          </table:table-cell>
          <table:table-cell office:value-type="float" office:value="0" calcext:value-type="float">
            <text:p>0</text:p>
          </table:table-cell>
          <table:table-cell table:formula="of:=([.H135]+[.I135]-[.H134])/[.H134]" office:value-type="percentage" office:value="0.0519505309583372" calcext:value-type="percentage">
            <text:p>5.20%</text:p>
          </table:table-cell>
        </table:table-row>
        <table:table-row table:style-name="ro1">
          <table:table-cell office:value-type="string" calcext:value-type="string">
            <text:p>2011-02-28</text:p>
          </table:table-cell>
          <table:table-cell office:value-type="float" office:value="46.866" calcext:value-type="float">
            <text:p>46.866</text:p>
          </table:table-cell>
          <table:table-cell office:value-type="float" office:value="0" calcext:value-type="float">
            <text:p>0</text:p>
          </table:table-cell>
          <table:table-cell table:formula="of:=([.B136]+[.C136]-[.B135])/[.B135]" office:value-type="percentage" office:value="-0.00126796730988482" calcext:value-type="percentage">
            <text:p>-0.13%</text:p>
          </table:table-cell>
          <table:table-cell office:value-type="float" office:value="21.3146" calcext:value-type="float">
            <text:p>21.3146</text:p>
          </table:table-cell>
          <table:table-cell office:value-type="float" office:value="0.16" calcext:value-type="float">
            <text:p>0.16</text:p>
          </table:table-cell>
          <table:table-cell table:formula="of:=([.E136]+[.F136]-[.E135])/[.E135]" office:value-type="percentage" office:value="-0.0283689868606799" calcext:value-type="percentage">
            <text:p>-2.84%</text:p>
          </table:table-cell>
          <table:table-cell office:value-type="float" office:value="10.8995" calcext:value-type="float">
            <text:p>10.8995</text:p>
          </table:table-cell>
          <table:table-cell office:value-type="float" office:value="0" calcext:value-type="float">
            <text:p>0</text:p>
          </table:table-cell>
          <table:table-cell table:formula="of:=([.H136]+[.I136]-[.H135])/[.H135]" office:value-type="percentage" office:value="0.0409424303778125" calcext:value-type="percentage">
            <text:p>4.09%</text:p>
          </table:table-cell>
        </table:table-row>
        <table:table-row table:style-name="ro1">
          <table:table-cell office:value-type="string" calcext:value-type="string">
            <text:p>2011-03-31</text:p>
          </table:table-cell>
          <table:table-cell office:value-type="float" office:value="45.7882" calcext:value-type="float">
            <text:p>45.7882</text:p>
          </table:table-cell>
          <table:table-cell office:value-type="float" office:value="0" calcext:value-type="float">
            <text:p>0</text:p>
          </table:table-cell>
          <table:table-cell table:formula="of:=([.B137]+[.C137]-[.B136])/[.B136]" office:value-type="percentage" office:value="-0.0229974821832458" calcext:value-type="percentage">
            <text:p>-2.30%</text:p>
          </table:table-cell>
          <table:table-cell office:value-type="float" office:value="20.3603" calcext:value-type="float">
            <text:p>20.3603</text:p>
          </table:table-cell>
          <table:table-cell office:value-type="float" office:value="0" calcext:value-type="float">
            <text:p>0</text:p>
          </table:table-cell>
          <table:table-cell table:formula="of:=([.E137]+[.F137]-[.E136])/[.E136]" office:value-type="percentage" office:value="-0.0447721280249219" calcext:value-type="percentage">
            <text:p>-4.48%</text:p>
          </table:table-cell>
          <table:table-cell office:value-type="float" office:value="10.7544" calcext:value-type="float">
            <text:p>10.7544</text:p>
          </table:table-cell>
          <table:table-cell office:value-type="float" office:value="0" calcext:value-type="float">
            <text:p>0</text:p>
          </table:table-cell>
          <table:table-cell table:formula="of:=([.H137]+[.I137]-[.H136])/[.H136]" office:value-type="percentage" office:value="-0.0133125372723519" calcext:value-type="percentage">
            <text:p>-1.33%</text:p>
          </table:table-cell>
        </table:table-row>
        <table:table-row table:style-name="ro1">
          <table:table-cell office:value-type="string" calcext:value-type="string">
            <text:p>2011-04-29</text:p>
          </table:table-cell>
          <table:table-cell office:value-type="float" office:value="48.6367" calcext:value-type="float">
            <text:p>48.6367</text:p>
          </table:table-cell>
          <table:table-cell office:value-type="float" office:value="0.525" calcext:value-type="float">
            <text:p>0.525</text:p>
          </table:table-cell>
          <table:table-cell table:formula="of:=([.B138]+[.C138]-[.B137])/[.B137]" office:value-type="percentage" office:value="0.0736761873146355" calcext:value-type="percentage">
            <text:p>7.37%</text:p>
          </table:table-cell>
          <table:table-cell office:value-type="float" office:value="20.7854" calcext:value-type="float">
            <text:p>20.7854</text:p>
          </table:table-cell>
          <table:table-cell office:value-type="float" office:value="0" calcext:value-type="float">
            <text:p>0</text:p>
          </table:table-cell>
          <table:table-cell table:formula="of:=([.E138]+[.F138]-[.E137])/[.E137]" office:value-type="percentage" office:value="0.0208788672072612" calcext:value-type="percentage">
            <text:p>2.09%</text:p>
          </table:table-cell>
          <table:table-cell office:value-type="float" office:value="10.8044" calcext:value-type="float">
            <text:p>10.8044</text:p>
          </table:table-cell>
          <table:table-cell office:value-type="float" office:value="0" calcext:value-type="float">
            <text:p>0</text:p>
          </table:table-cell>
          <table:table-cell table:formula="of:=([.H138]+[.I138]-[.H137])/[.H137]" office:value-type="percentage" office:value="0.00464925983783372" calcext:value-type="percentage">
            <text:p>0.46%</text:p>
          </table:table-cell>
        </table:table-row>
        <table:table-row table:style-name="ro1">
          <table:table-cell office:value-type="string" calcext:value-type="string">
            <text:p>2011-05-31</text:p>
          </table:table-cell>
          <table:table-cell office:value-type="float" office:value="50.2105" calcext:value-type="float">
            <text:p>50.2105</text:p>
          </table:table-cell>
          <table:table-cell office:value-type="float" office:value="0" calcext:value-type="float">
            <text:p>0</text:p>
          </table:table-cell>
          <table:table-cell table:formula="of:=([.B139]+[.C139]-[.B138])/[.B138]" office:value-type="percentage" office:value="0.0323582808866557" calcext:value-type="percentage">
            <text:p>3.24%</text:p>
          </table:table-cell>
          <table:table-cell office:value-type="float" office:value="20.1865" calcext:value-type="float">
            <text:p>20.1865</text:p>
          </table:table-cell>
          <table:table-cell office:value-type="float" office:value="0.16" calcext:value-type="float">
            <text:p>0.16</text:p>
          </table:table-cell>
          <table:table-cell table:formula="of:=([.E139]+[.F139]-[.E138])/[.E138]" office:value-type="percentage" office:value="-0.0211157831939727" calcext:value-type="percentage">
            <text:p>-2.11%</text:p>
          </table:table-cell>
          <table:table-cell office:value-type="float" office:value="10.7335" calcext:value-type="float">
            <text:p>10.7335</text:p>
          </table:table-cell>
          <table:table-cell office:value-type="float" office:value="0" calcext:value-type="float">
            <text:p>0</text:p>
          </table:table-cell>
          <table:table-cell table:formula="of:=([.H139]+[.I139]-[.H138])/[.H138]" office:value-type="percentage" office:value="-0.00656214134982044" calcext:value-type="percentage">
            <text:p>-0.66%</text:p>
          </table:table-cell>
        </table:table-row>
        <table:table-row table:style-name="ro1">
          <table:table-cell office:value-type="string" calcext:value-type="string">
            <text:p>2011-06-30</text:p>
          </table:table-cell>
          <table:table-cell office:value-type="float" office:value="47.64" calcext:value-type="float">
            <text:p>47.64</text:p>
          </table:table-cell>
          <table:table-cell office:value-type="float" office:value="0" calcext:value-type="float">
            <text:p>0</text:p>
          </table:table-cell>
          <table:table-cell table:formula="of:=([.B140]+[.C140]-[.B139])/[.B139]" office:value-type="percentage" office:value="-0.0511944712759284" calcext:value-type="percentage">
            <text:p>-5.12%</text:p>
          </table:table-cell>
          <table:table-cell office:value-type="float" office:value="20.9856" calcext:value-type="float">
            <text:p>20.9856</text:p>
          </table:table-cell>
          <table:table-cell office:value-type="float" office:value="0" calcext:value-type="float">
            <text:p>0</text:p>
          </table:table-cell>
          <table:table-cell table:formula="of:=([.E140]+[.F140]-[.E139])/[.E139]" office:value-type="percentage" office:value="0.0395858618383575" calcext:value-type="percentage">
            <text:p>3.96%</text:p>
          </table:table-cell>
          <table:table-cell office:value-type="float" office:value="10.3582" calcext:value-type="float">
            <text:p>10.3582</text:p>
          </table:table-cell>
          <table:table-cell office:value-type="float" office:value="0" calcext:value-type="float">
            <text:p>0</text:p>
          </table:table-cell>
          <table:table-cell table:formula="of:=([.H140]+[.I140]-[.H139])/[.H139]" office:value-type="percentage" office:value="-0.0349652955699445" calcext:value-type="percentage">
            <text:p>-3.50%</text:p>
          </table:table-cell>
        </table:table-row>
        <table:table-row table:style-name="ro1">
          <table:table-cell office:value-type="string" calcext:value-type="string">
            <text:p>2011-07-29</text:p>
          </table:table-cell>
          <table:table-cell office:value-type="float" office:value="46.4581" calcext:value-type="float">
            <text:p>46.4581</text:p>
          </table:table-cell>
          <table:table-cell office:value-type="float" office:value="0.525" calcext:value-type="float">
            <text:p>0.525</text:p>
          </table:table-cell>
          <table:table-cell table:formula="of:=([.B141]+[.C141]-[.B140])/[.B140]" office:value-type="percentage" office:value="-0.0137888329135181" calcext:value-type="percentage">
            <text:p>-1.38%</text:p>
          </table:table-cell>
          <table:table-cell office:value-type="float" office:value="22.1156" calcext:value-type="float">
            <text:p>22.1156</text:p>
          </table:table-cell>
          <table:table-cell office:value-type="float" office:value="0" calcext:value-type="float">
            <text:p>0</text:p>
          </table:table-cell>
          <table:table-cell table:formula="of:=([.E141]+[.F141]-[.E140])/[.E140]" office:value-type="percentage" office:value="0.0538464470875266" calcext:value-type="percentage">
            <text:p>5.38%</text:p>
          </table:table-cell>
          <table:table-cell office:value-type="float" office:value="12.0496" calcext:value-type="float">
            <text:p>12.0496</text:p>
          </table:table-cell>
          <table:table-cell office:value-type="float" office:value="0" calcext:value-type="float">
            <text:p>0</text:p>
          </table:table-cell>
          <table:table-cell table:formula="of:=([.H141]+[.I141]-[.H140])/[.H140]" office:value-type="percentage" office:value="0.163290919271688" calcext:value-type="percentage">
            <text:p>16.33%</text:p>
          </table:table-cell>
        </table:table-row>
        <table:table-row table:style-name="ro1">
          <table:table-cell office:value-type="string" calcext:value-type="string">
            <text:p>2011-08-31</text:p>
          </table:table-cell>
          <table:table-cell office:value-type="float" office:value="48.1127" calcext:value-type="float">
            <text:p>48.1127</text:p>
          </table:table-cell>
          <table:table-cell office:value-type="float" office:value="0" calcext:value-type="float">
            <text:p>0</text:p>
          </table:table-cell>
          <table:table-cell table:formula="of:=([.B142]+[.C142]-[.B141])/[.B141]" office:value-type="percentage" office:value="0.0356148873931563" calcext:value-type="percentage">
            <text:p>3.56%</text:p>
          </table:table-cell>
          <table:table-cell office:value-type="float" office:value="21.6054" calcext:value-type="float">
            <text:p>21.6054</text:p>
          </table:table-cell>
          <table:table-cell office:value-type="float" office:value="0.16" calcext:value-type="float">
            <text:p>0.16</text:p>
          </table:table-cell>
          <table:table-cell table:formula="of:=([.E142]+[.F142]-[.E141])/[.E141]" office:value-type="percentage" office:value="-0.0158349762158839" calcext:value-type="percentage">
            <text:p>-1.58%</text:p>
          </table:table-cell>
          <table:table-cell office:value-type="float" office:value="11.8752" calcext:value-type="float">
            <text:p>11.8752</text:p>
          </table:table-cell>
          <table:table-cell office:value-type="float" office:value="0" calcext:value-type="float">
            <text:p>0</text:p>
          </table:table-cell>
          <table:table-cell table:formula="of:=([.H142]+[.I142]-[.H141])/[.H141]" office:value-type="percentage" office:value="-0.0144735094940911" calcext:value-type="percentage">
            <text:p>-1.45%</text:p>
          </table:table-cell>
        </table:table-row>
        <table:table-row table:style-name="ro1">
          <table:table-cell office:value-type="string" calcext:value-type="string">
            <text:p>2011-09-30</text:p>
          </table:table-cell>
          <table:table-cell office:value-type="float" office:value="47.735" calcext:value-type="float">
            <text:p>47.735</text:p>
          </table:table-cell>
          <table:table-cell office:value-type="float" office:value="0" calcext:value-type="float">
            <text:p>0</text:p>
          </table:table-cell>
          <table:table-cell table:formula="of:=([.B143]+[.C143]-[.B142])/[.B142]" office:value-type="percentage" office:value="-0.00785031810727723" calcext:value-type="percentage">
            <text:p>-0.79%</text:p>
          </table:table-cell>
          <table:table-cell office:value-type="float" office:value="20.2164" calcext:value-type="float">
            <text:p>20.2164</text:p>
          </table:table-cell>
          <table:table-cell office:value-type="float" office:value="0" calcext:value-type="float">
            <text:p>0</text:p>
          </table:table-cell>
          <table:table-cell table:formula="of:=([.E143]+[.F143]-[.E142])/[.E142]" office:value-type="percentage" office:value="-0.0642894831847593" calcext:value-type="percentage">
            <text:p>-6.43%</text:p>
          </table:table-cell>
          <table:table-cell office:value-type="float" office:value="11.7669" calcext:value-type="float">
            <text:p>11.7669</text:p>
          </table:table-cell>
          <table:table-cell office:value-type="float" office:value="0" calcext:value-type="float">
            <text:p>0</text:p>
          </table:table-cell>
          <table:table-cell table:formula="of:=([.H143]+[.I143]-[.H142])/[.H142]" office:value-type="percentage" office:value="-0.00911984640258689" calcext:value-type="percentage">
            <text:p>-0.91%</text:p>
          </table:table-cell>
        </table:table-row>
        <table:table-row table:style-name="ro1">
          <table:table-cell office:value-type="string" calcext:value-type="string">
            <text:p>2011-10-31</text:p>
          </table:table-cell>
          <table:table-cell office:value-type="float" office:value="48.7389" calcext:value-type="float">
            <text:p>48.7389</text:p>
          </table:table-cell>
          <table:table-cell office:value-type="float" office:value="0.525" calcext:value-type="float">
            <text:p>0.525</text:p>
          </table:table-cell>
          <table:table-cell table:formula="of:=([.B144]+[.C144]-[.B143])/[.B143]" office:value-type="percentage" office:value="0.0320289096051116" calcext:value-type="percentage">
            <text:p>3.20%</text:p>
          </table:table-cell>
          <table:table-cell office:value-type="float" office:value="21.6297" calcext:value-type="float">
            <text:p>21.6297</text:p>
          </table:table-cell>
          <table:table-cell office:value-type="float" office:value="0" calcext:value-type="float">
            <text:p>0</text:p>
          </table:table-cell>
          <table:table-cell table:formula="of:=([.E144]+[.F144]-[.E143])/[.E143]" office:value-type="percentage" office:value="0.0699085890663026" calcext:value-type="percentage">
            <text:p>6.99%</text:p>
          </table:table-cell>
          <table:table-cell office:value-type="float" office:value="12.4908" calcext:value-type="float">
            <text:p>12.4908</text:p>
          </table:table-cell>
          <table:table-cell office:value-type="float" office:value="0" calcext:value-type="float">
            <text:p>0</text:p>
          </table:table-cell>
          <table:table-cell table:formula="of:=([.H144]+[.I144]-[.H143])/[.H143]" office:value-type="percentage" office:value="0.061520026515055" calcext:value-type="percentage">
            <text:p>6.15%</text:p>
          </table:table-cell>
        </table:table-row>
        <table:table-row table:style-name="ro1">
          <table:table-cell office:value-type="string" calcext:value-type="string">
            <text:p>2011-11-30</text:p>
          </table:table-cell>
          <table:table-cell office:value-type="float" office:value="49.1807" calcext:value-type="float">
            <text:p>49.1807</text:p>
          </table:table-cell>
          <table:table-cell office:value-type="float" office:value="0" calcext:value-type="float">
            <text:p>0</text:p>
          </table:table-cell>
          <table:table-cell table:formula="of:=([.B145]+[.C145]-[.B144])/[.B144]" office:value-type="percentage" office:value="0.00906462804864288" calcext:value-type="percentage">
            <text:p>0.91%</text:p>
          </table:table-cell>
          <table:table-cell office:value-type="float" office:value="20.9323" calcext:value-type="float">
            <text:p>20.9323</text:p>
          </table:table-cell>
          <table:table-cell office:value-type="float" office:value="0.2" calcext:value-type="float">
            <text:p>0.2</text:p>
          </table:table-cell>
          <table:table-cell table:formula="of:=([.E145]+[.F145]-[.E144])/[.E144]" office:value-type="percentage" office:value="-0.0229961580604446" calcext:value-type="percentage">
            <text:p>-2.30%</text:p>
          </table:table-cell>
          <table:table-cell office:value-type="float" office:value="11.7941" calcext:value-type="float">
            <text:p>11.7941</text:p>
          </table:table-cell>
          <table:table-cell office:value-type="float" office:value="0" calcext:value-type="float">
            <text:p>0</text:p>
          </table:table-cell>
          <table:table-cell table:formula="of:=([.H145]+[.I145]-[.H144])/[.H144]" office:value-type="percentage" office:value="-0.0557770519102059" calcext:value-type="percentage">
            <text:p>-5.58%</text:p>
          </table:table-cell>
        </table:table-row>
        <table:table-row table:style-name="ro1">
          <table:table-cell office:value-type="string" calcext:value-type="string">
            <text:p>2011-12-30</text:p>
          </table:table-cell>
          <table:table-cell office:value-type="float" office:value="50.8107" calcext:value-type="float">
            <text:p>50.8107</text:p>
          </table:table-cell>
          <table:table-cell office:value-type="float" office:value="0" calcext:value-type="float">
            <text:p>0</text:p>
          </table:table-cell>
          <table:table-cell table:formula="of:=([.B146]+[.C146]-[.B145])/[.B145]" office:value-type="percentage" office:value="0.0331430825506753" calcext:value-type="percentage">
            <text:p>3.31%</text:p>
          </table:table-cell>
          <table:table-cell office:value-type="float" office:value="21.2432" calcext:value-type="float">
            <text:p>21.2432</text:p>
          </table:table-cell>
          <table:table-cell office:value-type="float" office:value="0" calcext:value-type="float">
            <text:p>0</text:p>
          </table:table-cell>
          <table:table-cell table:formula="of:=([.E146]+[.F146]-[.E145])/[.E145]" office:value-type="percentage" office:value="0.0148526439999427" calcext:value-type="percentage">
            <text:p>1.49%</text:p>
          </table:table-cell>
          <table:table-cell office:value-type="float" office:value="12.4976" calcext:value-type="float">
            <text:p>12.4976</text:p>
          </table:table-cell>
          <table:table-cell office:value-type="float" office:value="0" calcext:value-type="float">
            <text:p>0</text:p>
          </table:table-cell>
          <table:table-cell table:formula="of:=([.H146]+[.I146]-[.H145])/[.H145]" office:value-type="percentage" office:value="0.0596484683019476" calcext:value-type="percentage">
            <text:p>5.96%</text:p>
          </table:table-cell>
        </table:table-row>
        <table:table-row table:style-name="ro1">
          <table:table-cell office:value-type="string" calcext:value-type="string">
            <text:p>2012-01-31</text:p>
          </table:table-cell>
          <table:table-cell office:value-type="float" office:value="48.3971" calcext:value-type="float">
            <text:p>48.3971</text:p>
          </table:table-cell>
          <table:table-cell office:value-type="float" office:value="0.525" calcext:value-type="float">
            <text:p>0.525</text:p>
          </table:table-cell>
          <table:table-cell table:formula="of:=([.B147]+[.C147]-[.B146])/[.B146]" office:value-type="percentage" office:value="-0.0371693363799357" calcext:value-type="percentage">
            <text:p>-3.72%</text:p>
          </table:table-cell>
          <table:table-cell office:value-type="float" office:value="24.1646" calcext:value-type="float">
            <text:p>24.1646</text:p>
          </table:table-cell>
          <table:table-cell office:value-type="float" office:value="0" calcext:value-type="float">
            <text:p>0</text:p>
          </table:table-cell>
          <table:table-cell table:formula="of:=([.E147]+[.F147]-[.E146])/[.E146]" office:value-type="percentage" office:value="0.1375216539881" calcext:value-type="percentage">
            <text:p>13.75%</text:p>
          </table:table-cell>
          <table:table-cell office:value-type="float" office:value="14.0862" calcext:value-type="float">
            <text:p>14.0862</text:p>
          </table:table-cell>
          <table:table-cell office:value-type="float" office:value="0" calcext:value-type="float">
            <text:p>0</text:p>
          </table:table-cell>
          <table:table-cell table:formula="of:=([.H147]+[.I147]-[.H146])/[.H146]" office:value-type="percentage" office:value="0.127112405581872" calcext:value-type="percentage">
            <text:p>12.71%</text:p>
          </table:table-cell>
        </table:table-row>
        <table:table-row table:style-name="ro1">
          <table:table-cell office:value-type="string" calcext:value-type="string">
            <text:p>2012-02-29</text:p>
          </table:table-cell>
          <table:table-cell office:value-type="float" office:value="51.9133" calcext:value-type="float">
            <text:p>51.9133</text:p>
          </table:table-cell>
          <table:table-cell office:value-type="float" office:value="0" calcext:value-type="float">
            <text:p>0</text:p>
          </table:table-cell>
          <table:table-cell table:formula="of:=([.B148]+[.C148]-[.B147])/[.B147]" office:value-type="percentage" office:value="0.0726531135129997" calcext:value-type="percentage">
            <text:p>7.27%</text:p>
          </table:table-cell>
          <table:table-cell office:value-type="float" office:value="26.1448" calcext:value-type="float">
            <text:p>26.1448</text:p>
          </table:table-cell>
          <table:table-cell office:value-type="float" office:value="0.2" calcext:value-type="float">
            <text:p>0.2</text:p>
          </table:table-cell>
          <table:table-cell table:formula="of:=([.E148]+[.F148]-[.E147])/[.E147]" office:value-type="percentage" office:value="0.0902228880262864" calcext:value-type="percentage">
            <text:p>9.02%</text:p>
          </table:table-cell>
          <table:table-cell office:value-type="float" office:value="16.7388" calcext:value-type="float">
            <text:p>16.7388</text:p>
          </table:table-cell>
          <table:table-cell office:value-type="float" office:value="0" calcext:value-type="float">
            <text:p>0</text:p>
          </table:table-cell>
          <table:table-cell table:formula="of:=([.H148]+[.I148]-[.H147])/[.H147]" office:value-type="percentage" office:value="0.188311964901819" calcext:value-type="percentage">
            <text:p>18.83%</text:p>
          </table:table-cell>
        </table:table-row>
        <table:table-row table:style-name="ro1">
          <table:table-cell office:value-type="string" calcext:value-type="string">
            <text:p>2012-03-30</text:p>
          </table:table-cell>
          <table:table-cell office:value-type="float" office:value="51.5985" calcext:value-type="float">
            <text:p>51.5985</text:p>
          </table:table-cell>
          <table:table-cell office:value-type="float" office:value="0" calcext:value-type="float">
            <text:p>0</text:p>
          </table:table-cell>
          <table:table-cell table:formula="of:=([.B149]+[.C149]-[.B148])/[.B148]" office:value-type="percentage" office:value="-0.00606395663539013" calcext:value-type="percentage">
            <text:p>-0.61%</text:p>
          </table:table-cell>
          <table:table-cell office:value-type="float" office:value="26.569" calcext:value-type="float">
            <text:p>26.569</text:p>
          </table:table-cell>
          <table:table-cell office:value-type="float" office:value="0" calcext:value-type="float">
            <text:p>0</text:p>
          </table:table-cell>
          <table:table-cell table:formula="of:=([.E149]+[.F149]-[.E148])/[.E148]" office:value-type="percentage" office:value="0.0162250237140846" calcext:value-type="percentage">
            <text:p>1.62%</text:p>
          </table:table-cell>
          <table:table-cell office:value-type="float" office:value="18.5011" calcext:value-type="float">
            <text:p>18.5011</text:p>
          </table:table-cell>
          <table:table-cell office:value-type="float" office:value="0" calcext:value-type="float">
            <text:p>0</text:p>
          </table:table-cell>
          <table:table-cell table:formula="of:=([.H149]+[.I149]-[.H148])/[.H148]" office:value-type="percentage" office:value="0.105282338040959" calcext:value-type="percentage">
            <text:p>10.53%</text:p>
          </table:table-cell>
        </table:table-row>
        <table:table-row table:style-name="ro1">
          <table:table-cell office:value-type="string" calcext:value-type="string">
            <text:p>2012-04-30</text:p>
          </table:table-cell>
          <table:table-cell office:value-type="float" office:value="49.2683" calcext:value-type="float">
            <text:p>49.2683</text:p>
          </table:table-cell>
          <table:table-cell office:value-type="float" office:value="0.562" calcext:value-type="float">
            <text:p>0.562</text:p>
          </table:table-cell>
          <table:table-cell table:formula="of:=([.B150]+[.C150]-[.B149])/[.B149]" office:value-type="percentage" office:value="-0.0342684380359894" calcext:value-type="percentage">
            <text:p>-3.43%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0" calcext:value-type="float">
            <text:p>0</text:p>
          </table:table-cell>
          <table:table-cell table:formula="of:=([.E150]+[.F150]-[.E149])/[.E149]" office:value-type="percentage" office:value="-0.00744100267228716" calcext:value-type="percentage">
            <text:p>-0.74%</text:p>
          </table:table-cell>
          <table:table-cell office:value-type="float" office:value="18.0206" calcext:value-type="float">
            <text:p>18.0206</text:p>
          </table:table-cell>
          <table:table-cell office:value-type="float" office:value="0" calcext:value-type="float">
            <text:p>0</text:p>
          </table:table-cell>
          <table:table-cell table:formula="of:=([.H150]+[.I150]-[.H149])/[.H149]" office:value-type="percentage" office:value="-0.0259714287258595" calcext:value-type="percentage">
            <text:p>-2.60%</text:p>
          </table:table-cell>
        </table:table-row>
        <table:table-row table:style-name="ro1">
          <table:table-cell office:value-type="string" calcext:value-type="string">
            <text:p>2012-05-31</text:p>
          </table:table-cell>
          <table:table-cell office:value-type="float" office:value="48.2231" calcext:value-type="float">
            <text:p>48.2231</text:p>
          </table:table-cell>
          <table:table-cell office:value-type="float" office:value="0" calcext:value-type="float">
            <text:p>0</text:p>
          </table:table-cell>
          <table:table-cell table:formula="of:=([.B151]+[.C151]-[.B150])/[.B150]" office:value-type="percentage" office:value="-0.0212144522948833" calcext:value-type="percentage">
            <text:p>-2.12%</text:p>
          </table:table-cell>
          <table:table-cell office:value-type="float" office:value="24.2035" calcext:value-type="float">
            <text:p>24.2035</text:p>
          </table:table-cell>
          <table:table-cell office:value-type="float" office:value="0.2" calcext:value-type="float">
            <text:p>0.2</text:p>
          </table:table-cell>
          <table:table-cell table:formula="of:=([.E151]+[.F151]-[.E150])/[.E150]" office:value-type="percentage" office:value="-0.0746189986841758" calcext:value-type="percentage">
            <text:p>-7.46%</text:p>
          </table:table-cell>
          <table:table-cell office:value-type="float" office:value="17.8278" calcext:value-type="float">
            <text:p>17.8278</text:p>
          </table:table-cell>
          <table:table-cell office:value-type="float" office:value="0" calcext:value-type="float">
            <text:p>0</text:p>
          </table:table-cell>
          <table:table-cell table:formula="of:=([.H151]+[.I151]-[.H150])/[.H150]" office:value-type="percentage" office:value="-0.0106988668523802" calcext:value-type="percentage">
            <text:p>-1.07%</text:p>
          </table:table-cell>
        </table:table-row>
        <table:table-row table:style-name="ro1">
          <table:table-cell office:value-type="string" calcext:value-type="string">
            <text:p>2012-06-29</text:p>
          </table:table-cell>
          <table:table-cell office:value-type="float" office:value="47.418" calcext:value-type="float">
            <text:p>47.418</text:p>
          </table:table-cell>
          <table:table-cell office:value-type="float" office:value="0" calcext:value-type="float">
            <text:p>0</text:p>
          </table:table-cell>
          <table:table-cell table:formula="of:=([.B152]+[.C152]-[.B151])/[.B151]" office:value-type="percentage" office:value="-0.016695318218862" calcext:value-type="percentage">
            <text:p>-1.67%</text:p>
          </table:table-cell>
          <table:table-cell office:value-type="float" office:value="25.3643" calcext:value-type="float">
            <text:p>25.3643</text:p>
          </table:table-cell>
          <table:table-cell office:value-type="float" office:value="0" calcext:value-type="float">
            <text:p>0</text:p>
          </table:table-cell>
          <table:table-cell table:formula="of:=([.E152]+[.F152]-[.E151])/[.E151]" office:value-type="percentage" office:value="0.0479600057842875" calcext:value-type="percentage">
            <text:p>4.80%</text:p>
          </table:table-cell>
          <table:table-cell office:value-type="float" office:value="18.0213" calcext:value-type="float">
            <text:p>18.0213</text:p>
          </table:table-cell>
          <table:table-cell office:value-type="float" office:value="0" calcext:value-type="float">
            <text:p>0</text:p>
          </table:table-cell>
          <table:table-cell table:formula="of:=([.H152]+[.I152]-[.H151])/[.H151]" office:value-type="percentage" office:value="0.0108538350217077" calcext:value-type="percentage">
            <text:p>1.09%</text:p>
          </table:table-cell>
        </table:table-row>
        <table:table-row table:style-name="ro1">
          <table:table-cell office:value-type="string" calcext:value-type="string">
            <text:p>2012-07-31</text:p>
          </table:table-cell>
          <table:table-cell office:value-type="float" office:value="50.3982" calcext:value-type="float">
            <text:p>50.3982</text:p>
          </table:table-cell>
          <table:table-cell office:value-type="float" office:value="0.562" calcext:value-type="float">
            <text:p>0.562</text:p>
          </table:table-cell>
          <table:table-cell table:formula="of:=([.B153]+[.C153]-[.B152])/[.B152]" office:value-type="percentage" office:value="0.074701590113459" calcext:value-type="percentage">
            <text:p>7.47%</text:p>
          </table:table-cell>
          <table:table-cell office:value-type="float" office:value="24.4356" calcext:value-type="float">
            <text:p>24.4356</text:p>
          </table:table-cell>
          <table:table-cell office:value-type="float" office:value="0" calcext:value-type="float">
            <text:p>0</text:p>
          </table:table-cell>
          <table:table-cell table:formula="of:=([.E153]+[.F153]-[.E152])/[.E152]" office:value-type="percentage" office:value="-0.0366144541737796" calcext:value-type="percentage">
            <text:p>-3.66%</text:p>
          </table:table-cell>
          <table:table-cell office:value-type="float" office:value="18.847" calcext:value-type="float">
            <text:p>18.847</text:p>
          </table:table-cell>
          <table:table-cell office:value-type="float" office:value="0" calcext:value-type="float">
            <text:p>0</text:p>
          </table:table-cell>
          <table:table-cell table:formula="of:=([.H153]+[.I153]-[.H152])/[.H152]" office:value-type="percentage" office:value="0.0458180042505258" calcext:value-type="percentage">
            <text:p>4.58%</text:p>
          </table:table-cell>
        </table:table-row>
        <table:table-row table:style-name="ro1">
          <table:table-cell office:value-type="string" calcext:value-type="string">
            <text:p>2012-08-31</text:p>
          </table:table-cell>
          <table:table-cell office:value-type="float" office:value="52.4676" calcext:value-type="float">
            <text:p>52.4676</text:p>
          </table:table-cell>
          <table:table-cell office:value-type="float" office:value="0" calcext:value-type="float">
            <text:p>0</text:p>
          </table:table-cell>
          <table:table-cell table:formula="of:=([.B154]+[.C154]-[.B153])/[.B153]" office:value-type="percentage" office:value="0.041060990273462" calcext:value-type="percentage">
            <text:p>4.11%</text:p>
          </table:table-cell>
          <table:table-cell office:value-type="float" office:value="25.7246" calcext:value-type="float">
            <text:p>25.7246</text:p>
          </table:table-cell>
          <table:table-cell office:value-type="float" office:value="0.2" calcext:value-type="float">
            <text:p>0.2</text:p>
          </table:table-cell>
          <table:table-cell table:formula="of:=([.E154]+[.F154]-[.E153])/[.E153]" office:value-type="percentage" office:value="0.0609356840020297" calcext:value-type="percentage">
            <text:p>6.09%</text:p>
          </table:table-cell>
          <table:table-cell office:value-type="float" office:value="20.6158" calcext:value-type="float">
            <text:p>20.6158</text:p>
          </table:table-cell>
          <table:table-cell office:value-type="float" office:value="2.65" calcext:value-type="float">
            <text:p>2.65</text:p>
          </table:table-cell>
          <table:table-cell table:formula="of:=([.H154]+[.I154]-[.H153])/[.H153]" office:value-type="percentage" office:value="0.234456412161086" calcext:value-type="percentage">
            <text:p>23.45%</text:p>
          </table:table-cell>
        </table:table-row>
        <table:table-row table:style-name="ro1">
          <table:table-cell office:value-type="string" calcext:value-type="string">
            <text:p>2012-09-28</text:p>
          </table:table-cell>
          <table:table-cell office:value-type="float" office:value="54.1621" calcext:value-type="float">
            <text:p>54.1621</text:p>
          </table:table-cell>
          <table:table-cell office:value-type="float" office:value="0" calcext:value-type="float">
            <text:p>0</text:p>
          </table:table-cell>
          <table:table-cell table:formula="of:=([.B155]+[.C155]-[.B154])/[.B154]" office:value-type="percentage" office:value="0.0322961217970711" calcext:value-type="percentage">
            <text:p>3.23%</text:p>
          </table:table-cell>
          <table:table-cell office:value-type="float" office:value="24.8399" calcext:value-type="float">
            <text:p>24.8399</text:p>
          </table:table-cell>
          <table:table-cell office:value-type="float" office:value="0" calcext:value-type="float">
            <text:p>0</text:p>
          </table:table-cell>
          <table:table-cell table:formula="of:=([.E155]+[.F155]-[.E154])/[.E154]" office:value-type="percentage" office:value="-0.0343912053054274" calcext:value-type="percentage">
            <text:p>-3.44%</text:p>
          </table:table-cell>
          <table:table-cell office:value-type="float" office:value="20.6736" calcext:value-type="float">
            <text:p>20.6736</text:p>
          </table:table-cell>
          <table:table-cell office:value-type="float" office:value="0" calcext:value-type="float">
            <text:p>0</text:p>
          </table:table-cell>
          <table:table-cell table:formula="of:=([.H155]+[.I155]-[.H154])/[.H154]" office:value-type="percentage" office:value="0.00280367485132764" calcext:value-type="percentage">
            <text:p>0.28%</text:p>
          </table:table-cell>
        </table:table-row>
        <table:table-row table:style-name="ro1">
          <table:table-cell office:value-type="string" calcext:value-type="string">
            <text:p>2012-10-31</text:p>
          </table:table-cell>
          <table:table-cell office:value-type="float" office:value="54.5058" calcext:value-type="float">
            <text:p>54.5058</text:p>
          </table:table-cell>
          <table:table-cell office:value-type="float" office:value="0.562" calcext:value-type="float">
            <text:p>0.562</text:p>
          </table:table-cell>
          <table:table-cell table:formula="of:=([.B156]+[.C156]-[.B155])/[.B155]" office:value-type="percentage" office:value="0.0167220251799689" calcext:value-type="percentage">
            <text:p>1.67%</text:p>
          </table:table-cell>
          <table:table-cell office:value-type="float" office:value="23.8216" calcext:value-type="float">
            <text:p>23.8216</text:p>
          </table:table-cell>
          <table:table-cell office:value-type="float" office:value="0" calcext:value-type="float">
            <text:p>0</text:p>
          </table:table-cell>
          <table:table-cell table:formula="of:=([.E156]+[.F156]-[.E155])/[.E155]" office:value-type="percentage" office:value="-0.0409945289634821" calcext:value-type="percentage">
            <text:p>-4.10%</text:p>
          </table:table-cell>
          <table:table-cell office:value-type="float" office:value="18.449" calcext:value-type="float">
            <text:p>18.449</text:p>
          </table:table-cell>
          <table:table-cell office:value-type="float" office:value="0" calcext:value-type="float">
            <text:p>0</text:p>
          </table:table-cell>
          <table:table-cell table:formula="of:=([.H156]+[.I156]-[.H155])/[.H155]" office:value-type="percentage" office:value="-0.107605835461652" calcext:value-type="percentage">
            <text:p>-10.76%</text:p>
          </table:table-cell>
        </table:table-row>
        <table:table-row table:style-name="ro1">
          <table:table-cell office:value-type="string" calcext:value-type="string">
            <text:p>2012-11-30</text:p>
          </table:table-cell>
          <table:table-cell office:value-type="float" office:value="54.9702" calcext:value-type="float">
            <text:p>54.9702</text:p>
          </table:table-cell>
          <table:table-cell office:value-type="float" office:value="0" calcext:value-type="float">
            <text:p>0</text:p>
          </table:table-cell>
          <table:table-cell table:formula="of:=([.B157]+[.C157]-[.B156])/[.B156]" office:value-type="percentage" office:value="0.00852019418116967" calcext:value-type="percentage">
            <text:p>0.85%</text:p>
          </table:table-cell>
          <table:table-cell office:value-type="float" office:value="22.4035" calcext:value-type="float">
            <text:p>22.4035</text:p>
          </table:table-cell>
          <table:table-cell office:value-type="float" office:value="0.23" calcext:value-type="float">
            <text:p>0.23</text:p>
          </table:table-cell>
          <table:table-cell table:formula="of:=([.E157]+[.F157]-[.E156])/[.E156]" office:value-type="percentage" office:value="-0.0498749034489706" calcext:value-type="percentage">
            <text:p>-4.99%</text:p>
          </table:table-cell>
          <table:table-cell office:value-type="float" office:value="18.224" calcext:value-type="float">
            <text:p>18.224</text:p>
          </table:table-cell>
          <table:table-cell office:value-type="float" office:value="2.65" calcext:value-type="float">
            <text:p>2.65</text:p>
          </table:table-cell>
          <table:table-cell table:formula="of:=([.H157]+[.I157]-[.H156])/[.H156]" office:value-type="percentage" office:value="0.131443438668762" calcext:value-type="percentage">
            <text:p>13.14%</text:p>
          </table:table-cell>
        </table:table-row>
        <table:table-row table:style-name="ro1">
          <table:table-cell office:value-type="string" calcext:value-type="string">
            <text:p>2012-12-31</text:p>
          </table:table-cell>
          <table:table-cell office:value-type="float" office:value="53.443" calcext:value-type="float">
            <text:p>53.443</text:p>
          </table:table-cell>
          <table:table-cell office:value-type="float" office:value="0" calcext:value-type="float">
            <text:p>0</text:p>
          </table:table-cell>
          <table:table-cell table:formula="of:=([.B158]+[.C158]-[.B157])/[.B157]" office:value-type="percentage" office:value="-0.0277823256964683" calcext:value-type="percentage">
            <text:p>-2.78%</text:p>
          </table:table-cell>
          <table:table-cell office:value-type="float" office:value="22.4832" calcext:value-type="float">
            <text:p>22.4832</text:p>
          </table:table-cell>
          <table:table-cell office:value-type="float" office:value="0" calcext:value-type="float">
            <text:p>0</text:p>
          </table:table-cell>
          <table:table-cell table:formula="of:=([.E158]+[.F158]-[.E157])/[.E157]" office:value-type="percentage" office:value="0.00355747985805785" calcext:value-type="percentage">
            <text:p>0.36%</text:p>
          </table:table-cell>
          <table:table-cell office:value-type="float" office:value="16.5704" calcext:value-type="float">
            <text:p>16.5704</text:p>
          </table:table-cell>
          <table:table-cell office:value-type="float" office:value="0" calcext:value-type="float">
            <text:p>0</text:p>
          </table:table-cell>
          <table:table-cell table:formula="of:=([.H158]+[.I158]-[.H157])/[.H157]" office:value-type="percentage" office:value="-0.090737489025461" calcext:value-type="percentage">
            <text:p>-9.07%</text:p>
          </table:table-cell>
        </table:table-row>
        <table:table-row table:style-name="ro1">
          <table:table-cell office:value-type="string" calcext:value-type="string">
            <text:p>2013-01-31</text:p>
          </table:table-cell>
          <table:table-cell office:value-type="float" office:value="59.6455" calcext:value-type="float">
            <text:p>59.6455</text:p>
          </table:table-cell>
          <table:table-cell office:value-type="float" office:value="0.562" calcext:value-type="float">
            <text:p>0.562</text:p>
          </table:table-cell>
          <table:table-cell table:formula="of:=([.B159]+[.C159]-[.B158])/[.B158]" office:value-type="percentage" office:value="0.126574106992497" calcext:value-type="percentage">
            <text:p>12.66%</text:p>
          </table:table-cell>
          <table:table-cell office:value-type="float" office:value="23.1063" calcext:value-type="float">
            <text:p>23.1063</text:p>
          </table:table-cell>
          <table:table-cell office:value-type="float" office:value="0" calcext:value-type="float">
            <text:p>0</text:p>
          </table:table-cell>
          <table:table-cell table:formula="of:=([.E159]+[.F159]-[.E158])/[.E158]" office:value-type="percentage" office:value="0.0277140264731" calcext:value-type="percentage">
            <text:p>2.77%</text:p>
          </table:table-cell>
          <table:table-cell office:value-type="float" office:value="14.1827" calcext:value-type="float">
            <text:p>14.1827</text:p>
          </table:table-cell>
          <table:table-cell office:value-type="float" office:value="0" calcext:value-type="float">
            <text:p>0</text:p>
          </table:table-cell>
          <table:table-cell table:formula="of:=([.H159]+[.I159]-[.H158])/[.H158]" office:value-type="percentage" office:value="-0.144094288611017" calcext:value-type="percentage">
            <text:p>-14.41%</text:p>
          </table:table-cell>
        </table:table-row>
        <table:table-row table:style-name="ro1">
          <table:table-cell office:value-type="string" calcext:value-type="string">
            <text:p>2013-02-28</text:p>
          </table:table-cell>
          <table:table-cell office:value-type="float" office:value="60.455" calcext:value-type="float">
            <text:p>60.455</text:p>
          </table:table-cell>
          <table:table-cell office:value-type="float" office:value="0" calcext:value-type="float">
            <text:p>0</text:p>
          </table:table-cell>
          <table:table-cell table:formula="of:=([.B160]+[.C160]-[.B159])/[.B159]" office:value-type="percentage" office:value="0.013571853702291" calcext:value-type="percentage">
            <text:p>1.36%</text:p>
          </table:table-cell>
          <table:table-cell office:value-type="float" office:value="23.5929" calcext:value-type="float">
            <text:p>23.5929</text:p>
          </table:table-cell>
          <table:table-cell office:value-type="float" office:value="0.23" calcext:value-type="float">
            <text:p>0.23</text:p>
          </table:table-cell>
          <table:table-cell table:formula="of:=([.E160]+[.F160]-[.E159])/[.E159]" office:value-type="percentage" office:value="0.0310131868797687" calcext:value-type="percentage">
            <text:p>3.10%</text:p>
          </table:table-cell>
          <table:table-cell office:value-type="float" office:value="13.8218" calcext:value-type="float">
            <text:p>13.8218</text:p>
          </table:table-cell>
          <table:table-cell office:value-type="float" office:value="2.65" calcext:value-type="float">
            <text:p>2.65</text:p>
          </table:table-cell>
          <table:table-cell table:formula="of:=([.H160]+[.I160]-[.H159])/[.H159]" office:value-type="percentage" office:value="0.161400861613092" calcext:value-type="percentage">
            <text:p>16.14%</text:p>
          </table:table-cell>
        </table:table-row>
        <table:table-row table:style-name="ro1">
          <table:table-cell office:value-type="string" calcext:value-type="string">
            <text:p>2013-03-28</text:p>
          </table:table-cell>
          <table:table-cell office:value-type="float" office:value="61.1533" calcext:value-type="float">
            <text:p>61.1533</text:p>
          </table:table-cell>
          <table:table-cell office:value-type="float" office:value="0" calcext:value-type="float">
            <text:p>0</text:p>
          </table:table-cell>
          <table:table-cell table:formula="of:=([.B161]+[.C161]-[.B160])/[.B160]" office:value-type="percentage" office:value="0.0115507402199984" calcext:value-type="percentage">
            <text:p>1.16%</text:p>
          </table:table-cell>
          <table:table-cell office:value-type="float" office:value="24.276" calcext:value-type="float">
            <text:p>24.276</text:p>
          </table:table-cell>
          <table:table-cell office:value-type="float" office:value="0" calcext:value-type="float">
            <text:p>0</text:p>
          </table:table-cell>
          <table:table-cell table:formula="of:=([.E161]+[.F161]-[.E160])/[.E160]" office:value-type="percentage" office:value="0.028953625878972" calcext:value-type="percentage">
            <text:p>2.90%</text:p>
          </table:table-cell>
          <table:table-cell office:value-type="float" office:value="13.8612" calcext:value-type="float">
            <text:p>13.8612</text:p>
          </table:table-cell>
          <table:table-cell office:value-type="float" office:value="0" calcext:value-type="float">
            <text:p>0</text:p>
          </table:table-cell>
          <table:table-cell table:formula="of:=([.H161]+[.I161]-[.H160])/[.H160]" office:value-type="percentage" office:value="0.00285056939038335" calcext:value-type="percentage">
            <text:p>0.29%</text:p>
          </table:table-cell>
        </table:table-row>
        <table:table-row table:style-name="ro1">
          <table:table-cell office:value-type="string" calcext:value-type="string">
            <text:p>2013-04-30</text:p>
          </table:table-cell>
          <table:table-cell office:value-type="float" office:value="61.3984" calcext:value-type="float">
            <text:p>61.3984</text:p>
          </table:table-cell>
          <table:table-cell office:value-type="float" office:value="0.6015" calcext:value-type="float">
            <text:p>0.6015</text:p>
          </table:table-cell>
          <table:table-cell table:formula="of:=([.B162]+[.C162]-[.B161])/[.B161]" office:value-type="percentage" office:value="0.0138438972222268" calcext:value-type="percentage">
            <text:p>1.38%</text:p>
          </table:table-cell>
          <table:table-cell office:value-type="float" office:value="28.0908" calcext:value-type="float">
            <text:p>28.0908</text:p>
          </table:table-cell>
          <table:table-cell office:value-type="float" office:value="0" calcext:value-type="float">
            <text:p>0</text:p>
          </table:table-cell>
          <table:table-cell table:formula="of:=([.E162]+[.F162]-[.E161])/[.E161]" office:value-type="percentage" office:value="0.157142857142857" calcext:value-type="percentage">
            <text:p>15.71%</text:p>
          </table:table-cell>
          <table:table-cell office:value-type="float" office:value="13.865" calcext:value-type="float">
            <text:p>13.865</text:p>
          </table:table-cell>
          <table:table-cell office:value-type="float" office:value="0" calcext:value-type="float">
            <text:p>0</text:p>
          </table:table-cell>
          <table:table-cell table:formula="of:=([.H162]+[.I162]-[.H161])/[.H161]" office:value-type="percentage" office:value="0.000274146538539234" calcext:value-type="percentage">
            <text:p>0.03%</text:p>
          </table:table-cell>
        </table:table-row>
        <table:table-row table:style-name="ro1">
          <table:table-cell office:value-type="string" calcext:value-type="string">
            <text:p>2013-05-31</text:p>
          </table:table-cell>
          <table:table-cell office:value-type="float" office:value="61.3904" calcext:value-type="float">
            <text:p>61.3904</text:p>
          </table:table-cell>
          <table:table-cell office:value-type="float" office:value="0" calcext:value-type="float">
            <text:p>0</text:p>
          </table:table-cell>
          <table:table-cell table:formula="of:=([.B163]+[.C163]-[.B162])/[.B162]" office:value-type="percentage" office:value="-0.00013029655495913" calcext:value-type="percentage">
            <text:p>-0.01%</text:p>
          </table:table-cell>
          <table:table-cell office:value-type="float" office:value="29.8215" calcext:value-type="float">
            <text:p>29.8215</text:p>
          </table:table-cell>
          <table:table-cell office:value-type="float" office:value="0.23" calcext:value-type="float">
            <text:p>0.23</text:p>
          </table:table-cell>
          <table:table-cell table:formula="of:=([.E163]+[.F163]-[.E162])/[.E162]" office:value-type="percentage" office:value="0.0697986529397525" calcext:value-type="percentage">
            <text:p>6.98%</text:p>
          </table:table-cell>
          <table:table-cell office:value-type="float" office:value="14.1768" calcext:value-type="float">
            <text:p>14.1768</text:p>
          </table:table-cell>
          <table:table-cell office:value-type="float" office:value="3.05" calcext:value-type="float">
            <text:p>3.05</text:p>
          </table:table-cell>
          <table:table-cell table:formula="of:=([.H163]+[.I163]-[.H162])/[.H162]" office:value-type="percentage" office:value="0.242466642625316" calcext:value-type="percentage">
            <text:p>24.25%</text:p>
          </table:table-cell>
        </table:table-row>
        <table:table-row table:style-name="ro1">
          <table:table-cell office:value-type="string" calcext:value-type="string">
            <text:p>2013-06-28</text:p>
          </table:table-cell>
          <table:table-cell office:value-type="float" office:value="61.5743" calcext:value-type="float">
            <text:p>61.5743</text:p>
          </table:table-cell>
          <table:table-cell office:value-type="float" office:value="0" calcext:value-type="float">
            <text:p>0</text:p>
          </table:table-cell>
          <table:table-cell table:formula="of:=([.B164]+[.C164]-[.B163])/[.B163]" office:value-type="percentage" office:value="0.00299558237118509" calcext:value-type="percentage">
            <text:p>0.30%</text:p>
          </table:table-cell>
          <table:table-cell office:value-type="float" office:value="29.5182" calcext:value-type="float">
            <text:p>29.5182</text:p>
          </table:table-cell>
          <table:table-cell office:value-type="float" office:value="0" calcext:value-type="float">
            <text:p>0</text:p>
          </table:table-cell>
          <table:table-cell table:formula="of:=([.E164]+[.F164]-[.E163])/[.E163]" office:value-type="percentage" office:value="-0.0101705145616418" calcext:value-type="percentage">
            <text:p>-1.02%</text:p>
          </table:table-cell>
          <table:table-cell office:value-type="float" office:value="12.4996" calcext:value-type="float">
            <text:p>12.4996</text:p>
          </table:table-cell>
          <table:table-cell office:value-type="float" office:value="0" calcext:value-type="float">
            <text:p>0</text:p>
          </table:table-cell>
          <table:table-cell table:formula="of:=([.H164]+[.I164]-[.H163])/[.H163]" office:value-type="percentage" office:value="-0.11830596467468" calcext:value-type="percentage">
            <text:p>-11.83%</text:p>
          </table:table-cell>
        </table:table-row>
        <table:table-row table:style-name="ro1">
          <table:table-cell office:value-type="string" calcext:value-type="string">
            <text:p>2013-07-31</text:p>
          </table:table-cell>
          <table:table-cell office:value-type="float" office:value="64.7039" calcext:value-type="float">
            <text:p>64.7039</text:p>
          </table:table-cell>
          <table:table-cell office:value-type="float" office:value="0.6015" calcext:value-type="float">
            <text:p>0.6015</text:p>
          </table:table-cell>
          <table:table-cell table:formula="of:=([.B165]+[.C165]-[.B164])/[.B164]" office:value-type="percentage" office:value="0.0605950859368276" calcext:value-type="percentage">
            <text:p>6.06%</text:p>
          </table:table-cell>
          <table:table-cell office:value-type="float" office:value="27.2068" calcext:value-type="float">
            <text:p>27.2068</text:p>
          </table:table-cell>
          <table:table-cell office:value-type="float" office:value="0" calcext:value-type="float">
            <text:p>0</text:p>
          </table:table-cell>
          <table:table-cell table:formula="of:=([.E165]+[.F165]-[.E164])/[.E164]" office:value-type="percentage" office:value="-0.0783042326429118" calcext:value-type="percentage">
            <text:p>-7.83%</text:p>
          </table:table-cell>
          <table:table-cell office:value-type="float" office:value="14.2649" calcext:value-type="float">
            <text:p>14.2649</text:p>
          </table:table-cell>
          <table:table-cell office:value-type="float" office:value="0" calcext:value-type="float">
            <text:p>0</text:p>
          </table:table-cell>
          <table:table-cell table:formula="of:=([.H165]+[.I165]-[.H164])/[.H164]" office:value-type="percentage" office:value="0.141228519312618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2013-08-30</text:p>
          </table:table-cell>
          <table:table-cell office:value-type="float" office:value="62.762" calcext:value-type="float">
            <text:p>62.762</text:p>
          </table:table-cell>
          <table:table-cell office:value-type="float" office:value="0" calcext:value-type="float">
            <text:p>0</text:p>
          </table:table-cell>
          <table:table-cell table:formula="of:=([.B166]+[.C166]-[.B165])/[.B165]" office:value-type="percentage" office:value="-0.0300121012798302" calcext:value-type="percentage">
            <text:p>-3.00%</text:p>
          </table:table-cell>
          <table:table-cell office:value-type="float" office:value="28.7435" calcext:value-type="float">
            <text:p>28.7435</text:p>
          </table:table-cell>
          <table:table-cell office:value-type="float" office:value="0.23" calcext:value-type="float">
            <text:p>0.23</text:p>
          </table:table-cell>
          <table:table-cell table:formula="of:=([.E166]+[.F166]-[.E165])/[.E165]" office:value-type="percentage" office:value="0.0649359718893806" calcext:value-type="percentage">
            <text:p>6.49%</text:p>
          </table:table-cell>
          <table:table-cell office:value-type="float" office:value="15.4599" calcext:value-type="float">
            <text:p>15.4599</text:p>
          </table:table-cell>
          <table:table-cell office:value-type="float" office:value="3.05" calcext:value-type="float">
            <text:p>3.05</text:p>
          </table:table-cell>
          <table:table-cell table:formula="of:=([.H166]+[.I166]-[.H165])/[.H165]" office:value-type="percentage" office:value="0.297583579275003" calcext:value-type="percentage">
            <text:p>29.76%</text:p>
          </table:table-cell>
        </table:table-row>
        <table:table-row table:style-name="ro1">
          <table:table-cell office:value-type="string" calcext:value-type="string">
            <text:p>2013-09-30</text:p>
          </table:table-cell>
          <table:table-cell office:value-type="float" office:value="60.9087" calcext:value-type="float">
            <text:p>60.9087</text:p>
          </table:table-cell>
          <table:table-cell office:value-type="float" office:value="0" calcext:value-type="float">
            <text:p>0</text:p>
          </table:table-cell>
          <table:table-cell table:formula="of:=([.B167]+[.C167]-[.B166])/[.B166]" office:value-type="percentage" office:value="-0.0295290143717536" calcext:value-type="percentage">
            <text:p>-2.95%</text:p>
          </table:table-cell>
          <table:table-cell office:value-type="float" office:value="28.6402" calcext:value-type="float">
            <text:p>28.6402</text:p>
          </table:table-cell>
          <table:table-cell office:value-type="float" office:value="0" calcext:value-type="float">
            <text:p>0</text:p>
          </table:table-cell>
          <table:table-cell table:formula="of:=([.E167]+[.F167]-[.E166])/[.E166]" office:value-type="percentage" office:value="-0.00359385600222662" calcext:value-type="percentage">
            <text:p>-0.36%</text:p>
          </table:table-cell>
          <table:table-cell office:value-type="float" office:value="15.1278" calcext:value-type="float">
            <text:p>15.1278</text:p>
          </table:table-cell>
          <table:table-cell office:value-type="float" office:value="0" calcext:value-type="float">
            <text:p>0</text:p>
          </table:table-cell>
          <table:table-cell table:formula="of:=([.H167]+[.I167]-[.H166])/[.H166]" office:value-type="percentage" office:value="-0.0214813808627481" calcext:value-type="percentage">
            <text:p>-2.15%</text:p>
          </table:table-cell>
        </table:table-row>
        <table:table-row table:style-name="ro1">
          <table:table-cell office:value-type="string" calcext:value-type="string">
            <text:p>2013-10-31</text:p>
          </table:table-cell>
          <table:table-cell office:value-type="float" office:value="65.5661" calcext:value-type="float">
            <text:p>65.5661</text:p>
          </table:table-cell>
          <table:table-cell office:value-type="float" office:value="0.6015" calcext:value-type="float">
            <text:p>0.6015</text:p>
          </table:table-cell>
          <table:table-cell table:formula="of:=([.B168]+[.C168]-[.B167])/[.B167]" office:value-type="percentage" office:value="0.0863407033806337" calcext:value-type="percentage">
            <text:p>8.63%</text:p>
          </table:table-cell>
          <table:table-cell office:value-type="float" office:value="30.4689" calcext:value-type="float">
            <text:p>30.4689</text:p>
          </table:table-cell>
          <table:table-cell office:value-type="float" office:value="0" calcext:value-type="float">
            <text:p>0</text:p>
          </table:table-cell>
          <table:table-cell table:formula="of:=([.E168]+[.F168]-[.E167])/[.E167]" office:value-type="percentage" office:value="0.0638508110976879" calcext:value-type="percentage">
            <text:p>6.39%</text:p>
          </table:table-cell>
          <table:table-cell office:value-type="float" office:value="16.5859" calcext:value-type="float">
            <text:p>16.5859</text:p>
          </table:table-cell>
          <table:table-cell office:value-type="float" office:value="0" calcext:value-type="float">
            <text:p>0</text:p>
          </table:table-cell>
          <table:table-cell table:formula="of:=([.H168]+[.I168]-[.H167])/[.H167]" office:value-type="percentage" office:value="0.0963854625259455" calcext:value-type="percentage">
            <text:p>9.64%</text:p>
          </table:table-cell>
        </table:table-row>
        <table:table-row table:style-name="ro1">
          <table:table-cell office:value-type="string" calcext:value-type="string">
            <text:p>2013-11-29</text:p>
          </table:table-cell>
          <table:table-cell office:value-type="float" office:value="68.3836" calcext:value-type="float">
            <text:p>68.3836</text:p>
          </table:table-cell>
          <table:table-cell office:value-type="float" office:value="0" calcext:value-type="float">
            <text:p>0</text:p>
          </table:table-cell>
          <table:table-cell table:formula="of:=([.B169]+[.C169]-[.B168])/[.B168]" office:value-type="percentage" office:value="0.0429719016381941" calcext:value-type="percentage">
            <text:p>4.30%</text:p>
          </table:table-cell>
          <table:table-cell office:value-type="float" office:value="33.0641" calcext:value-type="float">
            <text:p>33.0641</text:p>
          </table:table-cell>
          <table:table-cell office:value-type="float" office:value="0.28" calcext:value-type="float">
            <text:p>0.28</text:p>
          </table:table-cell>
          <table:table-cell table:formula="of:=([.E169]+[.F169]-[.E168])/[.E168]" office:value-type="percentage" office:value="0.0943650738950209" calcext:value-type="percentage">
            <text:p>9.44%</text:p>
          </table:table-cell>
          <table:table-cell office:value-type="float" office:value="17.748" calcext:value-type="float">
            <text:p>17.748</text:p>
          </table:table-cell>
          <table:table-cell office:value-type="float" office:value="3.05" calcext:value-type="float">
            <text:p>3.05</text:p>
          </table:table-cell>
          <table:table-cell table:formula="of:=([.H169]+[.I169]-[.H168])/[.H168]" office:value-type="percentage" office:value="0.25395667404241" calcext:value-type="percentage">
            <text:p>25.40%</text:p>
          </table:table-cell>
        </table:table-row>
        <table:table-row table:style-name="ro1">
          <table:table-cell office:value-type="string" calcext:value-type="string">
            <text:p>2013-12-31</text:p>
          </table:table-cell>
          <table:table-cell office:value-type="float" office:value="66.102" calcext:value-type="float">
            <text:p>66.102</text:p>
          </table:table-cell>
          <table:table-cell office:value-type="float" office:value="0" calcext:value-type="float">
            <text:p>0</text:p>
          </table:table-cell>
          <table:table-cell table:formula="of:=([.B170]+[.C170]-[.B169])/[.B169]" office:value-type="percentage" office:value="-0.0333647248755549" calcext:value-type="percentage">
            <text:p>-3.34%</text:p>
          </table:table-cell>
          <table:table-cell office:value-type="float" office:value="32.4398" calcext:value-type="float">
            <text:p>32.4398</text:p>
          </table:table-cell>
          <table:table-cell office:value-type="float" office:value="0" calcext:value-type="float">
            <text:p>0</text:p>
          </table:table-cell>
          <table:table-cell table:formula="of:=([.E170]+[.F170]-[.E169])/[.E169]" office:value-type="percentage" office:value="-0.018881505923343" calcext:value-type="percentage">
            <text:p>-1.89%</text:p>
          </table:table-cell>
          <table:table-cell office:value-type="float" office:value="17.906" calcext:value-type="float">
            <text:p>17.906</text:p>
          </table:table-cell>
          <table:table-cell office:value-type="float" office:value="0" calcext:value-type="float">
            <text:p>0</text:p>
          </table:table-cell>
          <table:table-cell table:formula="of:=([.H170]+[.I170]-[.H169])/[.H169]" office:value-type="percentage" office:value="0.00890241153932824" calcext:value-type="percentage">
            <text:p>0.89%</text:p>
          </table:table-cell>
        </table:table-row>
        <table:table-row table:style-name="ro1">
          <table:table-cell office:value-type="string" calcext:value-type="string">
            <text:p>2014-01-31</text:p>
          </table:table-cell>
          <table:table-cell office:value-type="float" office:value="62.685" calcext:value-type="float">
            <text:p>62.685</text:p>
          </table:table-cell>
          <table:table-cell office:value-type="float" office:value="0.6015" calcext:value-type="float">
            <text:p>0.6015</text:p>
          </table:table-cell>
          <table:table-cell table:formula="of:=([.B171]+[.C171]-[.B170])/[.B170]" office:value-type="percentage" office:value="-0.0425932649541617" calcext:value-type="percentage">
            <text:p>-4.26%</text:p>
          </table:table-cell>
          <table:table-cell office:value-type="float" office:value="32.8126" calcext:value-type="float">
            <text:p>32.8126</text:p>
          </table:table-cell>
          <table:table-cell office:value-type="float" office:value="0" calcext:value-type="float">
            <text:p>0</text:p>
          </table:table-cell>
          <table:table-cell table:formula="of:=([.E171]+[.F171]-[.E170])/[.E170]" office:value-type="percentage" office:value="0.0114920560545998" calcext:value-type="percentage">
            <text:p>1.15%</text:p>
          </table:table-cell>
          <table:table-cell office:value-type="float" office:value="15.9776" calcext:value-type="float">
            <text:p>15.9776</text:p>
          </table:table-cell>
          <table:table-cell office:value-type="float" office:value="0" calcext:value-type="float">
            <text:p>0</text:p>
          </table:table-cell>
          <table:table-cell table:formula="of:=([.H171]+[.I171]-[.H170])/[.H170]" office:value-type="percentage" office:value="-0.107695744443203" calcext:value-type="percentage">
            <text:p>-10.77%</text:p>
          </table:table-cell>
        </table:table-row>
        <table:table-row table:style-name="ro1">
          <table:table-cell office:value-type="string" calcext:value-type="string">
            <text:p>2014-02-28</text:p>
          </table:table-cell>
          <table:table-cell office:value-type="float" office:value="64.3539" calcext:value-type="float">
            <text:p>64.3539</text:p>
          </table:table-cell>
          <table:table-cell office:value-type="float" office:value="0" calcext:value-type="float">
            <text:p>0</text:p>
          </table:table-cell>
          <table:table-cell table:formula="of:=([.B172]+[.C172]-[.B171])/[.B171]" office:value-type="percentage" office:value="0.0266235941612825" calcext:value-type="percentage">
            <text:p>2.66%</text:p>
          </table:table-cell>
          <table:table-cell office:value-type="float" office:value="33.4688" calcext:value-type="float">
            <text:p>33.4688</text:p>
          </table:table-cell>
          <table:table-cell office:value-type="float" office:value="0.28" calcext:value-type="float">
            <text:p>0.28</text:p>
          </table:table-cell>
          <table:table-cell table:formula="of:=([.E172]+[.F172]-[.E171])/[.E171]" office:value-type="percentage" office:value="0.0285317225699883" calcext:value-type="percentage">
            <text:p>2.85%</text:p>
          </table:table-cell>
          <table:table-cell office:value-type="float" office:value="16.8959" calcext:value-type="float">
            <text:p>16.8959</text:p>
          </table:table-cell>
          <table:table-cell office:value-type="float" office:value="3.05" calcext:value-type="float">
            <text:p>3.05</text:p>
          </table:table-cell>
          <table:table-cell table:formula="of:=([.H172]+[.I172]-[.H171])/[.H171]" office:value-type="percentage" office:value="0.248366463048268" calcext:value-type="percentage">
            <text:p>24.84%</text:p>
          </table:table-cell>
        </table:table-row>
        <table:table-row table:style-name="ro1">
          <table:table-cell office:value-type="string" calcext:value-type="string">
            <text:p>2014-03-31</text:p>
          </table:table-cell>
          <table:table-cell office:value-type="float" office:value="65.9411" calcext:value-type="float">
            <text:p>65.9411</text:p>
          </table:table-cell>
          <table:table-cell office:value-type="float" office:value="0" calcext:value-type="float">
            <text:p>0</text:p>
          </table:table-cell>
          <table:table-cell table:formula="of:=([.B173]+[.C173]-[.B172])/[.B172]" office:value-type="percentage" office:value="0.0246636179003916" calcext:value-type="percentage">
            <text:p>2.47%</text:p>
          </table:table-cell>
          <table:table-cell office:value-type="float" office:value="35.8101" calcext:value-type="float">
            <text:p>35.8101</text:p>
          </table:table-cell>
          <table:table-cell office:value-type="float" office:value="0" calcext:value-type="float">
            <text:p>0</text:p>
          </table:table-cell>
          <table:table-cell table:formula="of:=([.E173]+[.F173]-[.E172])/[.E172]" office:value-type="percentage" office:value="0.0699547040826082" calcext:value-type="percentage">
            <text:p>7.00%</text:p>
          </table:table-cell>
          <table:table-cell office:value-type="float" office:value="17.233" calcext:value-type="float">
            <text:p>17.233</text:p>
          </table:table-cell>
          <table:table-cell office:value-type="float" office:value="0" calcext:value-type="float">
            <text:p>0</text:p>
          </table:table-cell>
          <table:table-cell table:formula="of:=([.H173]+[.I173]-[.H172])/[.H172]" office:value-type="percentage" office:value="0.0199515858877005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2014-04-30</text:p>
          </table:table-cell>
          <table:table-cell office:value-type="float" office:value="68.0774" calcext:value-type="float">
            <text:p>68.0774</text:p>
          </table:table-cell>
          <table:table-cell office:value-type="float" office:value="0.6436" calcext:value-type="float">
            <text:p>0.6436</text:p>
          </table:table-cell>
          <table:table-cell table:formula="of:=([.B174]+[.C174]-[.B173])/[.B173]" office:value-type="percentage" office:value="0.0421573191833318" calcext:value-type="percentage">
            <text:p>4.22%</text:p>
          </table:table-cell>
          <table:table-cell office:value-type="float" office:value="35.2947" calcext:value-type="float">
            <text:p>35.2947</text:p>
          </table:table-cell>
          <table:table-cell office:value-type="float" office:value="0" calcext:value-type="float">
            <text:p>0</text:p>
          </table:table-cell>
          <table:table-cell table:formula="of:=([.E174]+[.F174]-[.E173])/[.E173]" office:value-type="percentage" office:value="-0.0143925875660777" calcext:value-type="percentage">
            <text:p>-1.44%</text:p>
          </table:table-cell>
          <table:table-cell office:value-type="float" office:value="18.9459" calcext:value-type="float">
            <text:p>18.9459</text:p>
          </table:table-cell>
          <table:table-cell office:value-type="float" office:value="0" calcext:value-type="float">
            <text:p>0</text:p>
          </table:table-cell>
          <table:table-cell table:formula="of:=([.H174]+[.I174]-[.H173])/[.H173]" office:value-type="percentage" office:value="0.0993965067022574" calcext:value-type="percentage">
            <text:p>9.94%</text:p>
          </table:table-cell>
        </table:table-row>
        <table:table-row table:style-name="ro1">
          <table:table-cell office:value-type="string" calcext:value-type="string">
            <text:p>2014-05-30</text:p>
          </table:table-cell>
          <table:table-cell office:value-type="float" office:value="66.6259" calcext:value-type="float">
            <text:p>66.6259</text:p>
          </table:table-cell>
          <table:table-cell office:value-type="float" office:value="0" calcext:value-type="float">
            <text:p>0</text:p>
          </table:table-cell>
          <table:table-cell table:formula="of:=([.B175]+[.C175]-[.B174])/[.B174]" office:value-type="percentage" office:value="-0.0213213195568573" calcext:value-type="percentage">
            <text:p>-2.13%</text:p>
          </table:table-cell>
          <table:table-cell office:value-type="float" office:value="36.0142" calcext:value-type="float">
            <text:p>36.0142</text:p>
          </table:table-cell>
          <table:table-cell office:value-type="float" office:value="0.28" calcext:value-type="float">
            <text:p>0.28</text:p>
          </table:table-cell>
          <table:table-cell table:formula="of:=([.E175]+[.F175]-[.E174])/[.E174]" office:value-type="percentage" office:value="0.0283186994081266" calcext:value-type="percentage">
            <text:p>2.83%</text:p>
          </table:table-cell>
          <table:table-cell office:value-type="float" office:value="20.4373" calcext:value-type="float">
            <text:p>20.4373</text:p>
          </table:table-cell>
          <table:table-cell office:value-type="float" office:value="3.29" calcext:value-type="float">
            <text:p>3.29</text:p>
          </table:table-cell>
          <table:table-cell table:formula="of:=([.H175]+[.I175]-[.H174])/[.H174]" office:value-type="percentage" office:value="0.252371225436638" calcext:value-type="percentage">
            <text:p>25.24%</text:p>
          </table:table-cell>
        </table:table-row>
        <table:table-row table:style-name="ro1">
          <table:table-cell office:value-type="string" calcext:value-type="string">
            <text:p>2014-06-30</text:p>
          </table:table-cell>
          <table:table-cell office:value-type="float" office:value="64.8116" calcext:value-type="float">
            <text:p>64.8116</text:p>
          </table:table-cell>
          <table:table-cell office:value-type="float" office:value="0" calcext:value-type="float">
            <text:p>0</text:p>
          </table:table-cell>
          <table:table-cell table:formula="of:=([.B176]+[.C176]-[.B175])/[.B175]" office:value-type="percentage" office:value="-0.0272311518493559" calcext:value-type="percentage">
            <text:p>-2.72%</text:p>
          </table:table-cell>
          <table:table-cell office:value-type="float" office:value="36.6827" calcext:value-type="float">
            <text:p>36.6827</text:p>
          </table:table-cell>
          <table:table-cell office:value-type="float" office:value="0" calcext:value-type="float">
            <text:p>0</text:p>
          </table:table-cell>
          <table:table-cell table:formula="of:=([.E176]+[.F176]-[.E175])/[.E175]" office:value-type="percentage" office:value="0.018562122718261" calcext:value-type="percentage">
            <text:p>1.86%</text:p>
          </table:table-cell>
          <table:table-cell office:value-type="float" office:value="21.0027" calcext:value-type="float">
            <text:p>21.0027</text:p>
          </table:table-cell>
          <table:table-cell office:value-type="float" office:value="0" calcext:value-type="float">
            <text:p>0</text:p>
          </table:table-cell>
          <table:table-cell table:formula="of:=([.H176]+[.I176]-[.H175])/[.H175]" office:value-type="percentage" office:value="0.0276651025331135" calcext:value-type="percentage">
            <text:p>2.77%</text:p>
          </table:table-cell>
        </table:table-row>
        <table:table-row table:style-name="ro1">
          <table:table-cell office:value-type="string" calcext:value-type="string">
            <text:p>2014-07-31</text:p>
          </table:table-cell>
          <table:table-cell office:value-type="float" office:value="64.2713" calcext:value-type="float">
            <text:p>64.2713</text:p>
          </table:table-cell>
          <table:table-cell office:value-type="float" office:value="0.6436" calcext:value-type="float">
            <text:p>0.6436</text:p>
          </table:table-cell>
          <table:table-cell table:formula="of:=([.B177]+[.C177]-[.B176])/[.B176]" office:value-type="percentage" office:value="0.00159385048355548" calcext:value-type="percentage">
            <text:p>0.16%</text:p>
          </table:table-cell>
          <table:table-cell office:value-type="float" office:value="37.9671" calcext:value-type="float">
            <text:p>37.9671</text:p>
          </table:table-cell>
          <table:table-cell office:value-type="float" office:value="0" calcext:value-type="float">
            <text:p>0</text:p>
          </table:table-cell>
          <table:table-cell table:formula="of:=([.E177]+[.F177]-[.E176])/[.E176]" office:value-type="percentage" office:value="0.0350137803378706" calcext:value-type="percentage">
            <text:p>3.50%</text:p>
          </table:table-cell>
          <table:table-cell office:value-type="float" office:value="21.6061" calcext:value-type="float">
            <text:p>21.6061</text:p>
          </table:table-cell>
          <table:table-cell office:value-type="float" office:value="0" calcext:value-type="float">
            <text:p>0</text:p>
          </table:table-cell>
          <table:table-cell table:formula="of:=([.H177]+[.I177]-[.H176])/[.H176]" office:value-type="percentage" office:value="0.0287296395225376" calcext:value-type="percentage">
            <text:p>2.87%</text:p>
          </table:table-cell>
        </table:table-row>
        <table:table-row table:style-name="ro1">
          <table:table-cell office:value-type="string" calcext:value-type="string">
            <text:p>2014-08-29</text:p>
          </table:table-cell>
          <table:table-cell office:value-type="float" office:value="69.0842" calcext:value-type="float">
            <text:p>69.0842</text:p>
          </table:table-cell>
          <table:table-cell office:value-type="float" office:value="0" calcext:value-type="float">
            <text:p>0</text:p>
          </table:table-cell>
          <table:table-cell table:formula="of:=([.B178]+[.C178]-[.B177])/[.B177]" office:value-type="percentage" office:value="0.0748841240180298" calcext:value-type="percentage">
            <text:p>7.49%</text:p>
          </table:table-cell>
          <table:table-cell office:value-type="float" office:value="40.2108" calcext:value-type="float">
            <text:p>40.2108</text:p>
          </table:table-cell>
          <table:table-cell office:value-type="float" office:value="0.28" calcext:value-type="float">
            <text:p>0.28</text:p>
          </table:table-cell>
          <table:table-cell table:formula="of:=([.E178]+[.F178]-[.E177])/[.E177]" office:value-type="percentage" office:value="0.0664707075336277" calcext:value-type="percentage">
            <text:p>6.65%</text:p>
          </table:table-cell>
          <table:table-cell office:value-type="float" office:value="23.2808" calcext:value-type="float">
            <text:p>23.2808</text:p>
          </table:table-cell>
          <table:table-cell office:value-type="float" office:value="0.47" calcext:value-type="float">
            <text:p>0.47</text:p>
          </table:table-cell>
          <table:table-cell table:formula="of:=([.H178]+[.I178]-[.H177])/[.H177]" office:value-type="percentage" office:value="0.0992636338811723" calcext:value-type="percentage">
            <text:p>9.93%</text:p>
          </table:table-cell>
        </table:table-row>
        <table:table-row table:style-name="ro1">
          <table:table-cell office:value-type="string" calcext:value-type="string">
            <text:p>2014-09-30</text:p>
          </table:table-cell>
          <table:table-cell office:value-type="float" office:value="69.6079" calcext:value-type="float">
            <text:p>69.6079</text:p>
          </table:table-cell>
          <table:table-cell office:value-type="float" office:value="0" calcext:value-type="float">
            <text:p>0</text:p>
          </table:table-cell>
          <table:table-cell table:formula="of:=([.B179]+[.C179]-[.B178])/[.B178]" office:value-type="percentage" office:value="0.00758060453765123" calcext:value-type="percentage">
            <text:p>0.76%</text:p>
          </table:table-cell>
          <table:table-cell office:value-type="float" office:value="41.034" calcext:value-type="float">
            <text:p>41.034</text:p>
          </table:table-cell>
          <table:table-cell office:value-type="float" office:value="0" calcext:value-type="float">
            <text:p>0</text:p>
          </table:table-cell>
          <table:table-cell table:formula="of:=([.E179]+[.F179]-[.E178])/[.E178]" office:value-type="percentage" office:value="0.0204721119699185" calcext:value-type="percentage">
            <text:p>2.05%</text:p>
          </table:table-cell>
          <table:table-cell office:value-type="float" office:value="22.8833" calcext:value-type="float">
            <text:p>22.8833</text:p>
          </table:table-cell>
          <table:table-cell office:value-type="float" office:value="0" calcext:value-type="float">
            <text:p>0</text:p>
          </table:table-cell>
          <table:table-cell table:formula="of:=([.H179]+[.I179]-[.H178])/[.H178]" office:value-type="percentage" office:value="-0.0170741555273015" calcext:value-type="percentage">
            <text:p>-1.71%</text:p>
          </table:table-cell>
        </table:table-row>
        <table:table-row table:style-name="ro1">
          <table:table-cell office:value-type="string" calcext:value-type="string">
            <text:p>2014-10-31</text:p>
          </table:table-cell>
          <table:table-cell office:value-type="float" office:value="73.0964" calcext:value-type="float">
            <text:p>73.0964</text:p>
          </table:table-cell>
          <table:table-cell office:value-type="float" office:value="0.6436" calcext:value-type="float">
            <text:p>0.6436</text:p>
          </table:table-cell>
          <table:table-cell table:formula="of:=([.B180]+[.C180]-[.B179])/[.B179]" office:value-type="percentage" office:value="0.0593625148869598" calcext:value-type="percentage">
            <text:p>5.94%</text:p>
          </table:table-cell>
          <table:table-cell office:value-type="float" office:value="41.5562" calcext:value-type="float">
            <text:p>41.5562</text:p>
          </table:table-cell>
          <table:table-cell office:value-type="float" office:value="0" calcext:value-type="float">
            <text:p>0</text:p>
          </table:table-cell>
          <table:table-cell table:formula="of:=([.E180]+[.F180]-[.E179])/[.E179]" office:value-type="percentage" office:value="0.0127260320709655" calcext:value-type="percentage">
            <text:p>1.27%</text:p>
          </table:table-cell>
          <table:table-cell office:value-type="float" office:value="24.53" calcext:value-type="float">
            <text:p>24.53</text:p>
          </table:table-cell>
          <table:table-cell office:value-type="float" office:value="0" calcext:value-type="float">
            <text:p>0</text:p>
          </table:table-cell>
          <table:table-cell table:formula="of:=([.H180]+[.I180]-[.H179])/[.H179]" office:value-type="percentage" office:value="0.0719607748882374" calcext:value-type="percentage">
            <text:p>7.20%</text:p>
          </table:table-cell>
        </table:table-row>
        <table:table-row table:style-name="ro1">
          <table:table-cell office:value-type="string" calcext:value-type="string">
            <text:p>2014-11-28</text:p>
          </table:table-cell>
          <table:table-cell office:value-type="float" office:value="75.7432" calcext:value-type="float">
            <text:p>75.7432</text:p>
          </table:table-cell>
          <table:table-cell office:value-type="float" office:value="0" calcext:value-type="float">
            <text:p>0</text:p>
          </table:table-cell>
          <table:table-cell table:formula="of:=([.B181]+[.C181]-[.B180])/[.B180]" office:value-type="percentage" office:value="0.0362097175784307" calcext:value-type="percentage">
            <text:p>3.62%</text:p>
          </table:table-cell>
          <table:table-cell office:value-type="float" office:value="42.5865" calcext:value-type="float">
            <text:p>42.5865</text:p>
          </table:table-cell>
          <table:table-cell office:value-type="float" office:value="0.31" calcext:value-type="float">
            <text:p>0.31</text:p>
          </table:table-cell>
          <table:table-cell table:formula="of:=([.E181]+[.F181]-[.E180])/[.E180]" office:value-type="percentage" office:value="0.0322527083804584" calcext:value-type="percentage">
            <text:p>3.23%</text:p>
          </table:table-cell>
          <table:table-cell office:value-type="float" office:value="27.1294" calcext:value-type="float">
            <text:p>27.1294</text:p>
          </table:table-cell>
          <table:table-cell office:value-type="float" office:value="0.47" calcext:value-type="float">
            <text:p>0.47</text:p>
          </table:table-cell>
          <table:table-cell table:formula="of:=([.H181]+[.I181]-[.H180])/[.H180]" office:value-type="percentage" office:value="0.12512841418671" calcext:value-type="percentage">
            <text:p>12.51%</text:p>
          </table:table-cell>
        </table:table-row>
        <table:table-row table:style-name="ro1">
          <table:table-cell office:value-type="string" calcext:value-type="string">
            <text:p>2014-12-31</text:p>
          </table:table-cell>
          <table:table-cell office:value-type="float" office:value="76.296" calcext:value-type="float">
            <text:p>76.296</text:p>
          </table:table-cell>
          <table:table-cell office:value-type="float" office:value="0" calcext:value-type="float">
            <text:p>0</text:p>
          </table:table-cell>
          <table:table-cell table:formula="of:=([.B182]+[.C182]-[.B181])/[.B181]" office:value-type="percentage" office:value="0.00729834493393473" calcext:value-type="percentage">
            <text:p>0.73%</text:p>
          </table:table-cell>
          <table:table-cell office:value-type="float" office:value="41.3751" calcext:value-type="float">
            <text:p>41.3751</text:p>
          </table:table-cell>
          <table:table-cell office:value-type="float" office:value="0" calcext:value-type="float">
            <text:p>0</text:p>
          </table:table-cell>
          <table:table-cell table:formula="of:=([.E182]+[.F182]-[.E181])/[.E181]" office:value-type="percentage" office:value="-0.0284456341798457" calcext:value-type="percentage">
            <text:p>-2.84%</text:p>
          </table:table-cell>
          <table:table-cell office:value-type="float" office:value="25.179" calcext:value-type="float">
            <text:p>25.179</text:p>
          </table:table-cell>
          <table:table-cell office:value-type="float" office:value="0" calcext:value-type="float">
            <text:p>0</text:p>
          </table:table-cell>
          <table:table-cell table:formula="of:=([.H182]+[.I182]-[.H181])/[.H181]" office:value-type="percentage" office:value="-0.071892485642882" calcext:value-type="percentage">
            <text:p>-7.19%</text:p>
          </table:table-cell>
        </table:table-row>
        <table:table-row table:style-name="ro1">
          <table:table-cell office:value-type="string" calcext:value-type="string">
            <text:p>2015-01-30</text:p>
          </table:table-cell>
          <table:table-cell office:value-type="float" office:value="71.1012" calcext:value-type="float">
            <text:p>71.1012</text:p>
          </table:table-cell>
          <table:table-cell office:value-type="float" office:value="0.6436" calcext:value-type="float">
            <text:p>0.6436</text:p>
          </table:table-cell>
          <table:table-cell table:formula="of:=([.B183]+[.C183]-[.B182])/[.B182]" office:value-type="percentage" office:value="-0.0596518821432315" calcext:value-type="percentage">
            <text:p>-5.97%</text:p>
          </table:table-cell>
          <table:table-cell office:value-type="float" office:value="35.9861" calcext:value-type="float">
            <text:p>35.9861</text:p>
          </table:table-cell>
          <table:table-cell office:value-type="float" office:value="0" calcext:value-type="float">
            <text:p>0</text:p>
          </table:table-cell>
          <table:table-cell table:formula="of:=([.E183]+[.F183]-[.E182])/[.E182]" office:value-type="percentage" office:value="-0.130247419341585" calcext:value-type="percentage">
            <text:p>-13.02%</text:p>
          </table:table-cell>
          <table:table-cell office:value-type="float" office:value="26.7256" calcext:value-type="float">
            <text:p>26.7256</text:p>
          </table:table-cell>
          <table:table-cell office:value-type="float" office:value="0" calcext:value-type="float">
            <text:p>0</text:p>
          </table:table-cell>
          <table:table-cell table:formula="of:=([.H183]+[.I183]-[.H182])/[.H182]" office:value-type="percentage" office:value="0.0614242027086064" calcext:value-type="percentage">
            <text:p>6.14%</text:p>
          </table:table-cell>
        </table:table-row>
        <table:table-row table:style-name="ro1">
          <table:table-cell office:value-type="string" calcext:value-type="string">
            <text:p>2015-02-27</text:p>
          </table:table-cell>
          <table:table-cell office:value-type="float" office:value="71.8098" calcext:value-type="float">
            <text:p>71.8098</text:p>
          </table:table-cell>
          <table:table-cell office:value-type="float" office:value="0" calcext:value-type="float">
            <text:p>0</text:p>
          </table:table-cell>
          <table:table-cell table:formula="of:=([.B184]+[.C184]-[.B183])/[.B183]" office:value-type="percentage" office:value="0.0099660765219151" calcext:value-type="percentage">
            <text:p>1.00%</text:p>
          </table:table-cell>
          <table:table-cell office:value-type="float" office:value="39.337" calcext:value-type="float">
            <text:p>39.337</text:p>
          </table:table-cell>
          <table:table-cell office:value-type="float" office:value="0.31" calcext:value-type="float">
            <text:p>0.31</text:p>
          </table:table-cell>
          <table:table-cell table:formula="of:=([.E184]+[.F184]-[.E183])/[.E183]" office:value-type="percentage" office:value="0.101730946115306" calcext:value-type="percentage">
            <text:p>10.17%</text:p>
          </table:table-cell>
          <table:table-cell office:value-type="float" office:value="29.4181" calcext:value-type="float">
            <text:p>29.4181</text:p>
          </table:table-cell>
          <table:table-cell office:value-type="float" office:value="0.47" calcext:value-type="float">
            <text:p>0.47</text:p>
          </table:table-cell>
          <table:table-cell table:formula="of:=([.H184]+[.I184]-[.H183])/[.H183]" office:value-type="percentage" office:value="0.118332235758973" calcext:value-type="percentage">
            <text:p>11.83%</text:p>
          </table:table-cell>
        </table:table-row>
        <table:table-row table:style-name="ro1">
          <table:table-cell office:value-type="string" calcext:value-type="string">
            <text:p>2015-03-31</text:p>
          </table:table-cell>
          <table:table-cell office:value-type="float" office:value="69.1189" calcext:value-type="float">
            <text:p>69.1189</text:p>
          </table:table-cell>
          <table:table-cell office:value-type="float" office:value="0" calcext:value-type="float">
            <text:p>0</text:p>
          </table:table-cell>
          <table:table-cell table:formula="of:=([.B185]+[.C185]-[.B184])/[.B184]" office:value-type="percentage" office:value="-0.0374726012327008" calcext:value-type="percentage">
            <text:p>-3.75%</text:p>
          </table:table-cell>
          <table:table-cell office:value-type="float" office:value="36.4709" calcext:value-type="float">
            <text:p>36.4709</text:p>
          </table:table-cell>
          <table:table-cell office:value-type="float" office:value="0" calcext:value-type="float">
            <text:p>0</text:p>
          </table:table-cell>
          <table:table-cell table:formula="of:=([.E185]+[.F185]-[.E184])/[.E184]" office:value-type="percentage" office:value="-0.0728601571039988" calcext:value-type="percentage">
            <text:p>-7.29%</text:p>
          </table:table-cell>
          <table:table-cell office:value-type="float" office:value="28.4952" calcext:value-type="float">
            <text:p>28.4952</text:p>
          </table:table-cell>
          <table:table-cell office:value-type="float" office:value="0" calcext:value-type="float">
            <text:p>0</text:p>
          </table:table-cell>
          <table:table-cell table:formula="of:=([.H185]+[.I185]-[.H184])/[.H184]" office:value-type="percentage" office:value="-0.0313718425051243" calcext:value-type="percentage">
            <text:p>-3.14%</text:p>
          </table:table-cell>
        </table:table-row>
        <table:table-row table:style-name="ro1">
          <table:table-cell office:value-type="string" calcext:value-type="string">
            <text:p>2015-04-30</text:p>
          </table:table-cell>
          <table:table-cell office:value-type="float" office:value="67.6184" calcext:value-type="float">
            <text:p>67.6184</text:p>
          </table:table-cell>
          <table:table-cell office:value-type="float" office:value="0.6629" calcext:value-type="float">
            <text:p>0.6629</text:p>
          </table:table-cell>
          <table:table-cell table:formula="of:=([.B186]+[.C186]-[.B185])/[.B185]" office:value-type="percentage" office:value="-0.0121182484096247" calcext:value-type="percentage">
            <text:p>-1.21%</text:p>
          </table:table-cell>
          <table:table-cell office:value-type="float" office:value="43.634" calcext:value-type="float">
            <text:p>43.634</text:p>
          </table:table-cell>
          <table:table-cell office:value-type="float" office:value="0" calcext:value-type="float">
            <text:p>0</text:p>
          </table:table-cell>
          <table:table-cell table:formula="of:=([.E186]+[.F186]-[.E185])/[.E185]" office:value-type="percentage" office:value="0.196405901691486" calcext:value-type="percentage">
            <text:p>19.64%</text:p>
          </table:table-cell>
          <table:table-cell office:value-type="float" office:value="28.6601" calcext:value-type="float">
            <text:p>28.6601</text:p>
          </table:table-cell>
          <table:table-cell office:value-type="float" office:value="0" calcext:value-type="float">
            <text:p>0</text:p>
          </table:table-cell>
          <table:table-cell table:formula="of:=([.H186]+[.I186]-[.H185])/[.H185]" office:value-type="percentage" office:value="0.005786939554732" calcext:value-type="percentage">
            <text:p>0.58%</text:p>
          </table:table-cell>
        </table:table-row>
        <table:table-row table:style-name="ro1">
          <table:table-cell office:value-type="string" calcext:value-type="string">
            <text:p>2015-05-29</text:p>
          </table:table-cell>
          <table:table-cell office:value-type="float" office:value="66.6659" calcext:value-type="float">
            <text:p>66.6659</text:p>
          </table:table-cell>
          <table:table-cell office:value-type="float" office:value="0" calcext:value-type="float">
            <text:p>0</text:p>
          </table:table-cell>
          <table:table-cell table:formula="of:=([.B187]+[.C187]-[.B186])/[.B186]" office:value-type="percentage" office:value="-0.0140864025176579" calcext:value-type="percentage">
            <text:p>-1.41%</text:p>
          </table:table-cell>
          <table:table-cell office:value-type="float" office:value="42.3111" calcext:value-type="float">
            <text:p>42.3111</text:p>
          </table:table-cell>
          <table:table-cell office:value-type="float" office:value="0.31" calcext:value-type="float">
            <text:p>0.31</text:p>
          </table:table-cell>
          <table:table-cell table:formula="of:=([.E187]+[.F187]-[.E186])/[.E186]" office:value-type="percentage" office:value="-0.023213549067241" calcext:value-type="percentage">
            <text:p>-2.32%</text:p>
          </table:table-cell>
          <table:table-cell office:value-type="float" office:value="29.9587" calcext:value-type="float">
            <text:p>29.9587</text:p>
          </table:table-cell>
          <table:table-cell office:value-type="float" office:value="0.52" calcext:value-type="float">
            <text:p>0.52</text:p>
          </table:table-cell>
          <table:table-cell table:formula="of:=([.H187]+[.I187]-[.H186])/[.H186]" office:value-type="percentage" office:value="0.0634540702928462" calcext:value-type="percentage">
            <text:p>6.35%</text:p>
          </table:table-cell>
        </table:table-row>
        <table:table-row table:style-name="ro1">
          <table:table-cell office:value-type="string" calcext:value-type="string">
            <text:p>2015-06-30</text:p>
          </table:table-cell>
          <table:table-cell office:value-type="float" office:value="66.5383" calcext:value-type="float">
            <text:p>66.5383</text:p>
          </table:table-cell>
          <table:table-cell office:value-type="float" office:value="0" calcext:value-type="float">
            <text:p>0</text:p>
          </table:table-cell>
          <table:table-cell table:formula="of:=([.B188]+[.C188]-[.B187])/[.B187]" office:value-type="percentage" office:value="-0.00191402201125293" calcext:value-type="percentage">
            <text:p>-0.19%</text:p>
          </table:table-cell>
          <table:table-cell office:value-type="float" office:value="39.8642" calcext:value-type="float">
            <text:p>39.8642</text:p>
          </table:table-cell>
          <table:table-cell office:value-type="float" office:value="0" calcext:value-type="float">
            <text:p>0</text:p>
          </table:table-cell>
          <table:table-cell table:formula="of:=([.E188]+[.F188]-[.E187])/[.E187]" office:value-type="percentage" office:value="-0.0578311601447376" calcext:value-type="percentage">
            <text:p>-5.78%</text:p>
          </table:table-cell>
          <table:table-cell office:value-type="float" office:value="28.8423" calcext:value-type="float">
            <text:p>28.8423</text:p>
          </table:table-cell>
          <table:table-cell office:value-type="float" office:value="0" calcext:value-type="float">
            <text:p>0</text:p>
          </table:table-cell>
          <table:table-cell table:formula="of:=([.H188]+[.I188]-[.H187])/[.H187]" office:value-type="percentage" office:value="-0.0372646343132378" calcext:value-type="percentage">
            <text:p>-3.73%</text:p>
          </table:table-cell>
        </table:table-row>
        <table:table-row table:style-name="ro1">
          <table:table-cell office:value-type="string" calcext:value-type="string">
            <text:p>2015-07-31</text:p>
          </table:table-cell>
          <table:table-cell office:value-type="float" office:value="65.7636" calcext:value-type="float">
            <text:p>65.7636</text:p>
          </table:table-cell>
          <table:table-cell office:value-type="float" office:value="0.6629" calcext:value-type="float">
            <text:p>0.6629</text:p>
          </table:table-cell>
          <table:table-cell table:formula="of:=([.B189]+[.C189]-[.B188])/[.B188]" office:value-type="percentage" office:value="-0.00168023529305703" calcext:value-type="percentage">
            <text:p>-0.17%</text:p>
          </table:table-cell>
          <table:table-cell office:value-type="float" office:value="42.1667" calcext:value-type="float">
            <text:p>42.1667</text:p>
          </table:table-cell>
          <table:table-cell office:value-type="float" office:value="0" calcext:value-type="float">
            <text:p>0</text:p>
          </table:table-cell>
          <table:table-cell table:formula="of:=([.E189]+[.F189]-[.E188])/[.E188]" office:value-type="percentage" office:value="0.0577585904144571" calcext:value-type="percentage">
            <text:p>5.78%</text:p>
          </table:table-cell>
          <table:table-cell office:value-type="float" office:value="27.8937" calcext:value-type="float">
            <text:p>27.8937</text:p>
          </table:table-cell>
          <table:table-cell office:value-type="float" office:value="0" calcext:value-type="float">
            <text:p>0</text:p>
          </table:table-cell>
          <table:table-cell table:formula="of:=([.H189]+[.I189]-[.H188])/[.H188]" office:value-type="percentage" office:value="-0.032889193996318" calcext:value-type="percentage">
            <text:p>-3.29%</text:p>
          </table:table-cell>
        </table:table-row>
        <table:table-row table:style-name="ro1">
          <table:table-cell office:value-type="string" calcext:value-type="string">
            <text:p>2015-08-31</text:p>
          </table:table-cell>
          <table:table-cell office:value-type="float" office:value="60.5934" calcext:value-type="float">
            <text:p>60.5934</text:p>
          </table:table-cell>
          <table:table-cell office:value-type="float" office:value="0" calcext:value-type="float">
            <text:p>0</text:p>
          </table:table-cell>
          <table:table-cell table:formula="of:=([.B190]+[.C190]-[.B189])/[.B189]" office:value-type="percentage" office:value="-0.0786179588708646" calcext:value-type="percentage">
            <text:p>-7.86%</text:p>
          </table:table-cell>
          <table:table-cell office:value-type="float" office:value="39.5531" calcext:value-type="float">
            <text:p>39.5531</text:p>
          </table:table-cell>
          <table:table-cell office:value-type="float" office:value="0.31" calcext:value-type="float">
            <text:p>0.31</text:p>
          </table:table-cell>
          <table:table-cell table:formula="of:=([.E190]+[.F190]-[.E189])/[.E189]" office:value-type="percentage" office:value="-0.0546307868531328" calcext:value-type="percentage">
            <text:p>-5.46%</text:p>
          </table:table-cell>
          <table:table-cell office:value-type="float" office:value="26.047" calcext:value-type="float">
            <text:p>26.047</text:p>
          </table:table-cell>
          <table:table-cell office:value-type="float" office:value="0.52" calcext:value-type="float">
            <text:p>0.52</text:p>
          </table:table-cell>
          <table:table-cell table:formula="of:=([.H190]+[.I190]-[.H189])/[.H189]" office:value-type="percentage" office:value="-0.0475627112932311" calcext:value-type="percentage">
            <text:p>-4.76%</text:p>
          </table:table-cell>
        </table:table-row>
        <table:table-row table:style-name="ro1">
          <table:table-cell office:value-type="string" calcext:value-type="string">
            <text:p>2015-09-30</text:p>
          </table:table-cell>
          <table:table-cell office:value-type="float" office:value="61.6823" calcext:value-type="float">
            <text:p>61.6823</text:p>
          </table:table-cell>
          <table:table-cell office:value-type="float" office:value="0" calcext:value-type="float">
            <text:p>0</text:p>
          </table:table-cell>
          <table:table-cell table:formula="of:=([.B191]+[.C191]-[.B190])/[.B190]" office:value-type="percentage" office:value="0.0179706040591879" calcext:value-type="percentage">
            <text:p>1.80%</text:p>
          </table:table-cell>
          <table:table-cell office:value-type="float" office:value="40.1711" calcext:value-type="float">
            <text:p>40.1711</text:p>
          </table:table-cell>
          <table:table-cell office:value-type="float" office:value="0" calcext:value-type="float">
            <text:p>0</text:p>
          </table:table-cell>
          <table:table-cell table:formula="of:=([.E191]+[.F191]-[.E190])/[.E190]" office:value-type="percentage" office:value="0.0156245654575748" calcext:value-type="percentage">
            <text:p>1.56%</text:p>
          </table:table-cell>
          <table:table-cell office:value-type="float" office:value="25.3979" calcext:value-type="float">
            <text:p>25.3979</text:p>
          </table:table-cell>
          <table:table-cell office:value-type="float" office:value="0" calcext:value-type="float">
            <text:p>0</text:p>
          </table:table-cell>
          <table:table-cell table:formula="of:=([.H191]+[.I191]-[.H190])/[.H190]" office:value-type="percentage" office:value="-0.0249203363151227" calcext:value-type="percentage">
            <text:p>-2.49%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float" office:value="66.0791" calcext:value-type="float">
            <text:p>66.0791</text:p>
          </table:table-cell>
          <table:table-cell office:value-type="float" office:value="0.6629" calcext:value-type="float">
            <text:p>0.6629</text:p>
          </table:table-cell>
          <table:table-cell table:formula="of:=([.B192]+[.C192]-[.B191])/[.B191]" office:value-type="percentage" office:value="0.082028393882848" calcext:value-type="percentage">
            <text:p>8.20%</text:p>
          </table:table-cell>
          <table:table-cell office:value-type="float" office:value="47.8418" calcext:value-type="float">
            <text:p>47.8418</text:p>
          </table:table-cell>
          <table:table-cell office:value-type="float" office:value="0" calcext:value-type="float">
            <text:p>0</text:p>
          </table:table-cell>
          <table:table-cell table:formula="of:=([.E192]+[.F192]-[.E191])/[.E191]" office:value-type="percentage" office:value="0.190950708345054" calcext:value-type="percentage">
            <text:p>19.10%</text:p>
          </table:table-cell>
          <table:table-cell office:value-type="float" office:value="27.6039" calcext:value-type="float">
            <text:p>27.6039</text:p>
          </table:table-cell>
          <table:table-cell office:value-type="float" office:value="0" calcext:value-type="float">
            <text:p>0</text:p>
          </table:table-cell>
          <table:table-cell table:formula="of:=([.H192]+[.I192]-[.H191])/[.H191]" office:value-type="percentage" office:value="0.0868575748388646" calcext:value-type="percentage">
            <text:p>8.69%</text:p>
          </table:table-cell>
        </table:table-row>
        <table:table-row table:style-name="ro1">
          <table:table-cell office:value-type="string" calcext:value-type="string">
            <text:p>2015-11-30</text:p>
          </table:table-cell>
          <table:table-cell office:value-type="float" office:value="64.7468" calcext:value-type="float">
            <text:p>64.7468</text:p>
          </table:table-cell>
          <table:table-cell office:value-type="float" office:value="0" calcext:value-type="float">
            <text:p>0</text:p>
          </table:table-cell>
          <table:table-cell table:formula="of:=([.B193]+[.C193]-[.B192])/[.B192]" office:value-type="percentage" office:value="-0.020162199545696" calcext:value-type="percentage">
            <text:p>-2.02%</text:p>
          </table:table-cell>
          <table:table-cell office:value-type="float" office:value="49.7316" calcext:value-type="float">
            <text:p>49.7316</text:p>
          </table:table-cell>
          <table:table-cell office:value-type="float" office:value="0.36" calcext:value-type="float">
            <text:p>0.36</text:p>
          </table:table-cell>
          <table:table-cell table:formula="of:=([.E193]+[.F193]-[.E192])/[.E192]" office:value-type="percentage" office:value="0.0470258226070089" calcext:value-type="percentage">
            <text:p>4.70%</text:p>
          </table:table-cell>
          <table:table-cell office:value-type="float" office:value="27.4442" calcext:value-type="float">
            <text:p>27.4442</text:p>
          </table:table-cell>
          <table:table-cell office:value-type="float" office:value="0.52" calcext:value-type="float">
            <text:p>0.52</text:p>
          </table:table-cell>
          <table:table-cell table:formula="of:=([.H193]+[.I193]-[.H192])/[.H192]" office:value-type="percentage" office:value="0.0130525034505993" calcext:value-type="percentage">
            <text:p>1.31%</text:p>
          </table:table-cell>
        </table:table-row>
        <table:table-row table:style-name="ro1">
          <table:table-cell office:value-type="string" calcext:value-type="string">
            <text:p>2015-12-31</text:p>
          </table:table-cell>
          <table:table-cell office:value-type="float" office:value="68.7005" calcext:value-type="float">
            <text:p>68.7005</text:p>
          </table:table-cell>
          <table:table-cell office:value-type="float" office:value="0" calcext:value-type="float">
            <text:p>0</text:p>
          </table:table-cell>
          <table:table-cell table:formula="of:=([.B194]+[.C194]-[.B193])/[.B193]" office:value-type="percentage" office:value="0.0610640216968254" calcext:value-type="percentage">
            <text:p>6.11%</text:p>
          </table:table-cell>
          <table:table-cell office:value-type="float" office:value="50.7656" calcext:value-type="float">
            <text:p>50.7656</text:p>
          </table:table-cell>
          <table:table-cell office:value-type="float" office:value="0" calcext:value-type="float">
            <text:p>0</text:p>
          </table:table-cell>
          <table:table-cell table:formula="of:=([.E194]+[.F194]-[.E193])/[.E193]" office:value-type="percentage" office:value="0.0207916093590393" calcext:value-type="percentage">
            <text:p>2.08%</text:p>
          </table:table-cell>
          <table:table-cell office:value-type="float" office:value="24.4191" calcext:value-type="float">
            <text:p>24.4191</text:p>
          </table:table-cell>
          <table:table-cell office:value-type="float" office:value="0" calcext:value-type="float">
            <text:p>0</text:p>
          </table:table-cell>
          <table:table-cell table:formula="of:=([.H194]+[.I194]-[.H193])/[.H193]" office:value-type="percentage" office:value="-0.110227297571071" calcext:value-type="percentage">
            <text:p>-11.02%</text:p>
          </table:table-cell>
        </table:table-row>
        <table:table-row table:style-name="ro1">
          <table:table-cell office:value-type="string" calcext:value-type="string">
            <text:p>2016-01-29</text:p>
          </table:table-cell>
          <table:table-cell office:value-type="float" office:value="71.2908" calcext:value-type="float">
            <text:p>71.2908</text:p>
          </table:table-cell>
          <table:table-cell office:value-type="float" office:value="0.6629" calcext:value-type="float">
            <text:p>0.6629</text:p>
          </table:table-cell>
          <table:table-cell table:formula="of:=([.B195]+[.C195]-[.B194])/[.B194]" office:value-type="percentage" office:value="0.0473533671516218" calcext:value-type="percentage">
            <text:p>4.74%</text:p>
          </table:table-cell>
          <table:table-cell office:value-type="float" office:value="50.4087" calcext:value-type="float">
            <text:p>50.4087</text:p>
          </table:table-cell>
          <table:table-cell office:value-type="float" office:value="0" calcext:value-type="float">
            <text:p>0</text:p>
          </table:table-cell>
          <table:table-cell table:formula="of:=([.E195]+[.F195]-[.E194])/[.E194]" office:value-type="percentage" office:value="-0.00703035126148408" calcext:value-type="percentage">
            <text:p>-0.70%</text:p>
          </table:table-cell>
          <table:table-cell office:value-type="float" office:value="22.5818" calcext:value-type="float">
            <text:p>22.5818</text:p>
          </table:table-cell>
          <table:table-cell office:value-type="float" office:value="0" calcext:value-type="float">
            <text:p>0</text:p>
          </table:table-cell>
          <table:table-cell table:formula="of:=([.H195]+[.I195]-[.H194])/[.H194]" office:value-type="percentage" office:value="-0.0752402832209213" calcext:value-type="percentage">
            <text:p>-7.52%</text:p>
          </table:table-cell>
        </table:table-row>
        <table:table-row table:style-name="ro1">
          <table:table-cell office:value-type="string" calcext:value-type="string">
            <text:p>2016-02-29</text:p>
          </table:table-cell>
          <table:table-cell office:value-type="float" office:value="70.0691" calcext:value-type="float">
            <text:p>70.0691</text:p>
          </table:table-cell>
          <table:table-cell office:value-type="float" office:value="0" calcext:value-type="float">
            <text:p>0</text:p>
          </table:table-cell>
          <table:table-cell table:formula="of:=([.B196]+[.C196]-[.B195])/[.B195]" office:value-type="percentage" office:value="-0.0171368535631526" calcext:value-type="percentage">
            <text:p>-1.71%</text:p>
          </table:table-cell>
          <table:table-cell office:value-type="float" office:value="46.8845" calcext:value-type="float">
            <text:p>46.8845</text:p>
          </table:table-cell>
          <table:table-cell office:value-type="float" office:value="0.36" calcext:value-type="float">
            <text:p>0.36</text:p>
          </table:table-cell>
          <table:table-cell table:formula="of:=([.E196]+[.F196]-[.E195])/[.E195]" office:value-type="percentage" office:value="-0.0627709105769441" calcext:value-type="percentage">
            <text:p>-6.28%</text:p>
          </table:table-cell>
          <table:table-cell office:value-type="float" office:value="22.5517" calcext:value-type="float">
            <text:p>22.5517</text:p>
          </table:table-cell>
          <table:table-cell office:value-type="float" office:value="0.52" calcext:value-type="float">
            <text:p>0.52</text:p>
          </table:table-cell>
          <table:table-cell table:formula="of:=([.H196]+[.I196]-[.H195])/[.H195]" office:value-type="percentage" office:value="0.021694461911805" calcext:value-type="percentage">
            <text:p>2.17%</text:p>
          </table:table-cell>
        </table:table-row>
        <table:table-row table:style-name="ro1">
          <table:table-cell office:value-type="string" calcext:value-type="string">
            <text:p>2016-03-31</text:p>
          </table:table-cell>
          <table:table-cell office:value-type="float" office:value="71.8319" calcext:value-type="float">
            <text:p>71.8319</text:p>
          </table:table-cell>
          <table:table-cell office:value-type="float" office:value="0" calcext:value-type="float">
            <text:p>0</text:p>
          </table:table-cell>
          <table:table-cell table:formula="of:=([.B197]+[.C197]-[.B196])/[.B196]" office:value-type="percentage" office:value="0.0251580225805669" calcext:value-type="percentage">
            <text:p>2.52%</text:p>
          </table:table-cell>
          <table:table-cell office:value-type="float" office:value="50.8929" calcext:value-type="float">
            <text:p>50.8929</text:p>
          </table:table-cell>
          <table:table-cell office:value-type="float" office:value="0" calcext:value-type="float">
            <text:p>0</text:p>
          </table:table-cell>
          <table:table-cell table:formula="of:=([.E197]+[.F197]-[.E196])/[.E196]" office:value-type="percentage" office:value="0.0854952063048554" calcext:value-type="percentage">
            <text:p>8.55%</text:p>
          </table:table-cell>
          <table:table-cell office:value-type="float" office:value="25.4205" calcext:value-type="float">
            <text:p>25.4205</text:p>
          </table:table-cell>
          <table:table-cell office:value-type="float" office:value="0" calcext:value-type="float">
            <text:p>0</text:p>
          </table:table-cell>
          <table:table-cell table:formula="of:=([.H197]+[.I197]-[.H196])/[.H196]" office:value-type="percentage" office:value="0.127209922090131" calcext:value-type="percentage">
            <text:p>12.72%</text:p>
          </table:table-cell>
        </table:table-row>
        <table:table-row table:style-name="ro1">
          <table:table-cell office:value-type="string" calcext:value-type="string">
            <text:p>2016-04-29</text:p>
          </table:table-cell>
          <table:table-cell office:value-type="float" office:value="70.4915" calcext:value-type="float">
            <text:p>70.4915</text:p>
          </table:table-cell>
          <table:table-cell office:value-type="float" office:value="0.6695" calcext:value-type="float">
            <text:p>0.6695</text:p>
          </table:table-cell>
          <table:table-cell table:formula="of:=([.B198]+[.C198]-[.B197])/[.B197]" office:value-type="percentage" office:value="-0.00933986153784047" calcext:value-type="percentage">
            <text:p>-0.93%</text:p>
          </table:table-cell>
          <table:table-cell office:value-type="float" office:value="45.9538" calcext:value-type="float">
            <text:p>45.9538</text:p>
          </table:table-cell>
          <table:table-cell office:value-type="float" office:value="0" calcext:value-type="float">
            <text:p>0</text:p>
          </table:table-cell>
          <table:table-cell table:formula="of:=([.E198]+[.F198]-[.E197])/[.E197]" office:value-type="percentage" office:value="-0.0970489007307502" calcext:value-type="percentage">
            <text:p>-9.70%</text:p>
          </table:table-cell>
          <table:table-cell office:value-type="float" office:value="21.8637" calcext:value-type="float">
            <text:p>21.8637</text:p>
          </table:table-cell>
          <table:table-cell office:value-type="float" office:value="0" calcext:value-type="float">
            <text:p>0</text:p>
          </table:table-cell>
          <table:table-cell table:formula="of:=([.H198]+[.I198]-[.H197])/[.H197]" office:value-type="percentage" office:value="-0.139918569658347" calcext:value-type="percentage">
            <text:p>-13.99%</text:p>
          </table:table-cell>
        </table:table-row>
        <table:table-row table:style-name="ro1">
          <table:table-cell office:value-type="string" calcext:value-type="string">
            <text:p>2016-05-31</text:p>
          </table:table-cell>
          <table:table-cell office:value-type="float" office:value="71.3009" calcext:value-type="float">
            <text:p>71.3009</text:p>
          </table:table-cell>
          <table:table-cell office:value-type="float" office:value="0" calcext:value-type="float">
            <text:p>0</text:p>
          </table:table-cell>
          <table:table-cell table:formula="of:=([.B199]+[.C199]-[.B198])/[.B198]" office:value-type="percentage" office:value="0.0114822354468269" calcext:value-type="percentage">
            <text:p>1.15%</text:p>
          </table:table-cell>
          <table:table-cell office:value-type="float" office:value="49.1861" calcext:value-type="float">
            <text:p>49.1861</text:p>
          </table:table-cell>
          <table:table-cell office:value-type="float" office:value="0.36" calcext:value-type="float">
            <text:p>0.36</text:p>
          </table:table-cell>
          <table:table-cell table:formula="of:=([.E199]+[.F199]-[.E198])/[.E198]" office:value-type="percentage" office:value="0.0781719901292168" calcext:value-type="percentage">
            <text:p>7.82%</text:p>
          </table:table-cell>
          <table:table-cell office:value-type="float" office:value="23.4335" calcext:value-type="float">
            <text:p>23.4335</text:p>
          </table:table-cell>
          <table:table-cell office:value-type="float" office:value="0.57" calcext:value-type="float">
            <text:p>0.57</text:p>
          </table:table-cell>
          <table:table-cell table:formula="of:=([.H199]+[.I199]-[.H198])/[.H198]" office:value-type="percentage" office:value="0.0978699854096058" calcext:value-type="percentage">
            <text:p>9.79%</text:p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0" calcext:value-type="float">
            <text:p>0</text:p>
          </table:table-cell>
          <table:table-cell table:formula="of:=([.B200]+[.C200]-[.B199])/[.B199]" office:value-type="percentage" office:value="0.0447932634791426" calcext:value-type="percentage">
            <text:p>4.48%</text:p>
          </table:table-cell>
          <table:table-cell office:value-type="float" office:value="47.4878" calcext:value-type="float">
            <text:p>47.4878</text:p>
          </table:table-cell>
          <table:table-cell office:value-type="float" office:value="0" calcext:value-type="float">
            <text:p>0</text:p>
          </table:table-cell>
          <table:table-cell table:formula="of:=([.E200]+[.F200]-[.E199])/[.E199]" office:value-type="percentage" office:value="-0.0345280475581517" calcext:value-type="percentage">
            <text:p>-3.45%</text:p>
          </table:table-cell>
          <table:table-cell office:value-type="float" office:value="22.4338" calcext:value-type="float">
            <text:p>22.4338</text:p>
          </table:table-cell>
          <table:table-cell office:value-type="float" office:value="0" calcext:value-type="float">
            <text:p>0</text:p>
          </table:table-cell>
          <table:table-cell table:formula="of:=([.H200]+[.I200]-[.H199])/[.H199]" office:value-type="percentage" office:value="-0.042661147502507" calcext:value-type="percentage">
            <text:p>-4.27%</text:p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office:value-type="float" office:value="75.895" calcext:value-type="float">
            <text:p>75.895</text:p>
          </table:table-cell>
          <table:table-cell office:value-type="float" office:value="0.6695" calcext:value-type="float">
            <text:p>0.6695</text:p>
          </table:table-cell>
          <table:table-cell table:formula="of:=([.B201]+[.C201]-[.B200])/[.B200]" office:value-type="percentage" office:value="0.0277845269529242" calcext:value-type="percentage">
            <text:p>2.78%</text:p>
          </table:table-cell>
          <table:table-cell office:value-type="float" office:value="52.6013" calcext:value-type="float">
            <text:p>52.6013</text:p>
          </table:table-cell>
          <table:table-cell office:value-type="float" office:value="0" calcext:value-type="float">
            <text:p>0</text:p>
          </table:table-cell>
          <table:table-cell table:formula="of:=([.E201]+[.F201]-[.E200])/[.E200]" office:value-type="percentage" office:value="0.107680288410918" calcext:value-type="percentage">
            <text:p>10.77%</text:p>
          </table:table-cell>
          <table:table-cell office:value-type="float" office:value="24.4543" calcext:value-type="float">
            <text:p>24.4543</text:p>
          </table:table-cell>
          <table:table-cell office:value-type="float" office:value="0" calcext:value-type="float">
            <text:p>0</text:p>
          </table:table-cell>
          <table:table-cell table:formula="of:=([.H201]+[.I201]-[.H200])/[.H200]" office:value-type="percentage" office:value="0.0900649912186076" calcext:value-type="percentage">
            <text:p>9.01%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float" office:value="77.4202" calcext:value-type="float">
            <text:p>77.4202</text:p>
          </table:table-cell>
          <table:table-cell office:value-type="float" office:value="0" calcext:value-type="float">
            <text:p>0</text:p>
          </table:table-cell>
          <table:table-cell table:formula="of:=([.B202]+[.C202]-[.B201])/[.B201]" office:value-type="percentage" office:value="0.0200961855194677" calcext:value-type="percentage">
            <text:p>2.01%</text:p>
          </table:table-cell>
          <table:table-cell office:value-type="float" office:value="53.6594" calcext:value-type="float">
            <text:p>53.6594</text:p>
          </table:table-cell>
          <table:table-cell office:value-type="float" office:value="0.36" calcext:value-type="float">
            <text:p>0.36</text:p>
          </table:table-cell>
          <table:table-cell table:formula="of:=([.E202]+[.F202]-[.E201])/[.E201]" office:value-type="percentage" office:value="0.0269594097484282" calcext:value-type="percentage">
            <text:p>2.70%</text:p>
          </table:table-cell>
          <table:table-cell office:value-type="float" office:value="25.0318" calcext:value-type="float">
            <text:p>25.0318</text:p>
          </table:table-cell>
          <table:table-cell office:value-type="float" office:value="0.57" calcext:value-type="float">
            <text:p>0.57</text:p>
          </table:table-cell>
          <table:table-cell table:formula="of:=([.H202]+[.I202]-[.H201])/[.H201]" office:value-type="percentage" office:value="0.0469242628085858" calcext:value-type="percentage">
            <text:p>4.69%</text:p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float" office:value="79.5838" calcext:value-type="float">
            <text:p>79.5838</text:p>
          </table:table-cell>
          <table:table-cell office:value-type="float" office:value="0" calcext:value-type="float">
            <text:p>0</text:p>
          </table:table-cell>
          <table:table-cell table:formula="of:=([.B203]+[.C203]-[.B202])/[.B202]" office:value-type="percentage" office:value="0.0279461949207055" calcext:value-type="percentage">
            <text:p>2.79%</text:p>
          </table:table-cell>
          <table:table-cell office:value-type="float" office:value="53.7901" calcext:value-type="float">
            <text:p>53.7901</text:p>
          </table:table-cell>
          <table:table-cell office:value-type="float" office:value="0" calcext:value-type="float">
            <text:p>0</text:p>
          </table:table-cell>
          <table:table-cell table:formula="of:=([.E203]+[.F203]-[.E202])/[.E202]" office:value-type="percentage" office:value="0.00243573353410594" calcext:value-type="percentage">
            <text:p>0.24%</text:p>
          </table:table-cell>
          <table:table-cell office:value-type="float" office:value="26.6715" calcext:value-type="float">
            <text:p>26.6715</text:p>
          </table:table-cell>
          <table:table-cell office:value-type="float" office:value="0" calcext:value-type="float">
            <text:p>0</text:p>
          </table:table-cell>
          <table:table-cell table:formula="of:=([.H203]+[.I203]-[.H202])/[.H202]" office:value-type="percentage" office:value="0.0655046780495211" calcext:value-type="percentage">
            <text:p>6.55%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77.5704" calcext:value-type="float">
            <text:p>77.5704</text:p>
          </table:table-cell>
          <table:table-cell office:value-type="float" office:value="0.6695" calcext:value-type="float">
            <text:p>0.6695</text:p>
          </table:table-cell>
          <table:table-cell table:formula="of:=([.B204]+[.C204]-[.B203])/[.B203]" office:value-type="percentage" office:value="-0.016886602549765" calcext:value-type="percentage">
            <text:p>-1.69%</text:p>
          </table:table-cell>
          <table:table-cell office:value-type="float" office:value="55.9567" calcext:value-type="float">
            <text:p>55.9567</text:p>
          </table:table-cell>
          <table:table-cell office:value-type="float" office:value="0" calcext:value-type="float">
            <text:p>0</text:p>
          </table:table-cell>
          <table:table-cell table:formula="of:=([.E204]+[.F204]-[.E203])/[.E203]" office:value-type="percentage" office:value="0.0402787873604993" calcext:value-type="percentage">
            <text:p>4.03%</text:p>
          </table:table-cell>
          <table:table-cell office:value-type="float" office:value="26.7871" calcext:value-type="float">
            <text:p>26.7871</text:p>
          </table:table-cell>
          <table:table-cell office:value-type="float" office:value="0" calcext:value-type="float">
            <text:p>0</text:p>
          </table:table-cell>
          <table:table-cell table:formula="of:=([.H204]+[.I204]-[.H203])/[.H203]" office:value-type="percentage" office:value="0.0043342144236356" calcext:value-type="percentage">
            <text:p>0.43%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73.6919" calcext:value-type="float">
            <text:p>73.6919</text:p>
          </table:table-cell>
          <table:table-cell office:value-type="float" office:value="0" calcext:value-type="float">
            <text:p>0</text:p>
          </table:table-cell>
          <table:table-cell table:formula="of:=([.B205]+[.C205]-[.B204])/[.B204]" office:value-type="percentage" office:value="-0.0499997421696936" calcext:value-type="percentage">
            <text:p>-5.00%</text:p>
          </table:table-cell>
          <table:table-cell office:value-type="float" office:value="56.647" calcext:value-type="float">
            <text:p>56.647</text:p>
          </table:table-cell>
          <table:table-cell office:value-type="float" office:value="0.39" calcext:value-type="float">
            <text:p>0.39</text:p>
          </table:table-cell>
          <table:table-cell table:formula="of:=([.E205]+[.F205]-[.E204])/[.E204]" office:value-type="percentage" office:value="0.0193059991028778" calcext:value-type="percentage">
            <text:p>1.93%</text:p>
          </table:table-cell>
          <table:table-cell office:value-type="float" office:value="26.2099" calcext:value-type="float">
            <text:p>26.2099</text:p>
          </table:table-cell>
          <table:table-cell office:value-type="float" office:value="0.57" calcext:value-type="float">
            <text:p>0.57</text:p>
          </table:table-cell>
          <table:table-cell table:formula="of:=([.H205]+[.I205]-[.H204])/[.H204]" office:value-type="percentage" office:value="-0.000268786094799266" calcext:value-type="percentage">
            <text:p>-0.03%</text:p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float" office:value="75.1396" calcext:value-type="float">
            <text:p>75.1396</text:p>
          </table:table-cell>
          <table:table-cell office:value-type="float" office:value="0" calcext:value-type="float">
            <text:p>0</text:p>
          </table:table-cell>
          <table:table-cell table:formula="of:=([.B206]+[.C206]-[.B205])/[.B205]" office:value-type="percentage" office:value="0.0196453070147465" calcext:value-type="percentage">
            <text:p>1.96%</text:p>
          </table:table-cell>
          <table:table-cell office:value-type="float" office:value="58.4143" calcext:value-type="float">
            <text:p>58.4143</text:p>
          </table:table-cell>
          <table:table-cell office:value-type="float" office:value="0" calcext:value-type="float">
            <text:p>0</text:p>
          </table:table-cell>
          <table:table-cell table:formula="of:=([.E206]+[.F206]-[.E205])/[.E205]" office:value-type="percentage" office:value="0.0311984747647713" calcext:value-type="percentage">
            <text:p>3.12%</text:p>
          </table:table-cell>
          <table:table-cell office:value-type="float" office:value="27.4668" calcext:value-type="float">
            <text:p>27.4668</text:p>
          </table:table-cell>
          <table:table-cell office:value-type="float" office:value="0" calcext:value-type="float">
            <text:p>0</text:p>
          </table:table-cell>
          <table:table-cell table:formula="of:=([.H206]+[.I206]-[.H205])/[.H205]" office:value-type="percentage" office:value="0.0479551619807782" calcext:value-type="percentage">
            <text:p>4.80%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float" office:value="78.9025" calcext:value-type="float">
            <text:p>78.9025</text:p>
          </table:table-cell>
          <table:table-cell office:value-type="float" office:value="0.6695" calcext:value-type="float">
            <text:p>0.6695</text:p>
          </table:table-cell>
          <table:table-cell table:formula="of:=([.B207]+[.C207]-[.B206])/[.B206]" office:value-type="percentage" office:value="0.0589888687190243" calcext:value-type="percentage">
            <text:p>5.90%</text:p>
          </table:table-cell>
          <table:table-cell office:value-type="float" office:value="60.7738" calcext:value-type="float">
            <text:p>60.7738</text:p>
          </table:table-cell>
          <table:table-cell office:value-type="float" office:value="0" calcext:value-type="float">
            <text:p>0</text:p>
          </table:table-cell>
          <table:table-cell table:formula="of:=([.E207]+[.F207]-[.E206])/[.E206]" office:value-type="percentage" office:value="0.0403925066293699" calcext:value-type="percentage">
            <text:p>4.04%</text:p>
          </table:table-cell>
          <table:table-cell office:value-type="float" office:value="28.7783" calcext:value-type="float">
            <text:p>28.7783</text:p>
          </table:table-cell>
          <table:table-cell office:value-type="float" office:value="0" calcext:value-type="float">
            <text:p>0</text:p>
          </table:table-cell>
          <table:table-cell table:formula="of:=([.H207]+[.I207]-[.H206])/[.H206]" office:value-type="percentage" office:value="0.047748554618667" calcext:value-type="percentage">
            <text:p>4.77%</text:p>
          </table:table-cell>
        </table:table-row>
        <table:table-row table:style-name="ro1">
          <table:table-cell office:value-type="string" calcext:value-type="string">
            <text:p>2017-02-28</text:p>
          </table:table-cell>
          <table:table-cell office:value-type="float" office:value="82.0279" calcext:value-type="float">
            <text:p>82.0279</text:p>
          </table:table-cell>
          <table:table-cell office:value-type="float" office:value="0" calcext:value-type="float">
            <text:p>0</text:p>
          </table:table-cell>
          <table:table-cell table:formula="of:=([.B208]+[.C208]-[.B207])/[.B207]" office:value-type="percentage" office:value="0.039610912201768" calcext:value-type="percentage">
            <text:p>3.96%</text:p>
          </table:table-cell>
          <table:table-cell office:value-type="float" office:value="60.5072" calcext:value-type="float">
            <text:p>60.5072</text:p>
          </table:table-cell>
          <table:table-cell office:value-type="float" office:value="0.39" calcext:value-type="float">
            <text:p>0.39</text:p>
          </table:table-cell>
          <table:table-cell table:formula="of:=([.E208]+[.F208]-[.E207])/[.E207]" office:value-type="percentage" office:value="0.00203048023984014" calcext:value-type="percentage">
            <text:p>0.20%</text:p>
          </table:table-cell>
          <table:table-cell office:value-type="float" office:value="32.6272" calcext:value-type="float">
            <text:p>32.6272</text:p>
          </table:table-cell>
          <table:table-cell office:value-type="float" office:value="0.57" calcext:value-type="float">
            <text:p>0.57</text:p>
          </table:table-cell>
          <table:table-cell table:formula="of:=([.H208]+[.I208]-[.H207])/[.H207]" office:value-type="percentage" office:value="0.153549723228961" calcext:value-type="percentage">
            <text:p>15.35%</text:p>
          </table:table-cell>
        </table:table-row>
        <table:table-row table:style-name="ro1">
          <table:table-cell office:value-type="string" calcext:value-type="string">
            <text:p>2017-03-31</text:p>
          </table:table-cell>
          <table:table-cell office:value-type="float" office:value="80.9291" calcext:value-type="float">
            <text:p>80.9291</text:p>
          </table:table-cell>
          <table:table-cell office:value-type="float" office:value="0" calcext:value-type="float">
            <text:p>0</text:p>
          </table:table-cell>
          <table:table-cell table:formula="of:=([.B209]+[.C209]-[.B208])/[.B208]" office:value-type="percentage" office:value="-0.0133954422824429" calcext:value-type="percentage">
            <text:p>-1.34%</text:p>
          </table:table-cell>
          <table:table-cell office:value-type="float" office:value="62.2852" calcext:value-type="float">
            <text:p>62.2852</text:p>
          </table:table-cell>
          <table:table-cell office:value-type="float" office:value="0" calcext:value-type="float">
            <text:p>0</text:p>
          </table:table-cell>
          <table:table-cell table:formula="of:=([.E209]+[.F209]-[.E208])/[.E208]" office:value-type="percentage" office:value="0.029384932702224" calcext:value-type="percentage">
            <text:p>2.94%</text:p>
          </table:table-cell>
          <table:table-cell office:value-type="float" office:value="34.2158" calcext:value-type="float">
            <text:p>34.2158</text:p>
          </table:table-cell>
          <table:table-cell office:value-type="float" office:value="0" calcext:value-type="float">
            <text:p>0</text:p>
          </table:table-cell>
          <table:table-cell table:formula="of:=([.H209]+[.I209]-[.H208])/[.H208]" office:value-type="percentage" office:value="0.048689437034131" calcext:value-type="percentage">
            <text:p>4.87%</text:p>
          </table:table-cell>
        </table:table-row>
        <table:table-row table:style-name="ro1">
          <table:table-cell office:value-type="string" calcext:value-type="string">
            <text:p>2017-04-28</text:p>
          </table:table-cell>
          <table:table-cell office:value-type="float" office:value="79.2647" calcext:value-type="float">
            <text:p>79.2647</text:p>
          </table:table-cell>
          <table:table-cell office:value-type="float" office:value="0.6896" calcext:value-type="float">
            <text:p>0.6896</text:p>
          </table:table-cell>
          <table:table-cell table:formula="of:=([.B210]+[.C210]-[.B209])/[.B209]" office:value-type="percentage" office:value="-0.0120451110910662" calcext:value-type="percentage">
            <text:p>-1.20%</text:p>
          </table:table-cell>
          <table:table-cell office:value-type="float" office:value="64.744" calcext:value-type="float">
            <text:p>64.744</text:p>
          </table:table-cell>
          <table:table-cell office:value-type="float" office:value="0" calcext:value-type="float">
            <text:p>0</text:p>
          </table:table-cell>
          <table:table-cell table:formula="of:=([.E210]+[.F210]-[.E209])/[.E209]" office:value-type="percentage" office:value="0.039476472741518" calcext:value-type="percentage">
            <text:p>3.95%</text:p>
          </table:table-cell>
          <table:table-cell office:value-type="float" office:value="34.2134" calcext:value-type="float">
            <text:p>34.2134</text:p>
          </table:table-cell>
          <table:table-cell office:value-type="float" office:value="0" calcext:value-type="float">
            <text:p>0</text:p>
          </table:table-cell>
          <table:table-cell table:formula="of:=([.H210]+[.I210]-[.H209])/[.H209]" office:value-type="percentage" office:value="-0.0000701430333355208" calcext:value-type="percentage">
            <text:p>-0.01%</text:p>
          </table:table-cell>
        </table:table-row>
        <table:table-row table:style-name="ro1">
          <table:table-cell office:value-type="string" calcext:value-type="string">
            <text:p>2017-05-31</text:p>
          </table:table-cell>
          <table:table-cell office:value-type="float" office:value="79.9545" calcext:value-type="float">
            <text:p>79.9545</text:p>
          </table:table-cell>
          <table:table-cell office:value-type="float" office:value="0" calcext:value-type="float">
            <text:p>0</text:p>
          </table:table-cell>
          <table:table-cell table:formula="of:=([.B211]+[.C211]-[.B210])/[.B210]" office:value-type="percentage" office:value="0.00870248673116773" calcext:value-type="percentage">
            <text:p>0.87%</text:p>
          </table:table-cell>
          <table:table-cell office:value-type="float" office:value="66.4202" calcext:value-type="float">
            <text:p>66.4202</text:p>
          </table:table-cell>
          <table:table-cell office:value-type="float" office:value="0.39" calcext:value-type="float">
            <text:p>0.39</text:p>
          </table:table-cell>
          <table:table-cell table:formula="of:=([.E211]+[.F211]-[.E210])/[.E210]" office:value-type="percentage" office:value="0.0319133819350055" calcext:value-type="percentage">
            <text:p>3.19%</text:p>
          </table:table-cell>
          <table:table-cell office:value-type="float" office:value="36.532" calcext:value-type="float">
            <text:p>36.532</text:p>
          </table:table-cell>
          <table:table-cell office:value-type="float" office:value="0.63" calcext:value-type="float">
            <text:p>0.63</text:p>
          </table:table-cell>
          <table:table-cell table:formula="of:=([.H211]+[.I211]-[.H210])/[.H210]" office:value-type="percentage" office:value="0.0861826068148737" calcext:value-type="percentage">
            <text:p>8.62%</text:p>
          </table:table-cell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79.1013" calcext:value-type="float">
            <text:p>79.1013</text:p>
          </table:table-cell>
          <table:table-cell office:value-type="float" office:value="0" calcext:value-type="float">
            <text:p>0</text:p>
          </table:table-cell>
          <table:table-cell table:formula="of:=([.B212]+[.C212]-[.B211])/[.B211]" office:value-type="percentage" office:value="-0.0106710691705908" calcext:value-type="percentage">
            <text:p>-1.07%</text:p>
          </table:table-cell>
          <table:table-cell office:value-type="float" office:value="65.5548" calcext:value-type="float">
            <text:p>65.5548</text:p>
          </table:table-cell>
          <table:table-cell office:value-type="float" office:value="0" calcext:value-type="float">
            <text:p>0</text:p>
          </table:table-cell>
          <table:table-cell table:formula="of:=([.E212]+[.F212]-[.E211])/[.E211]" office:value-type="percentage" office:value="-0.013029168837191" calcext:value-type="percentage">
            <text:p>-1.30%</text:p>
          </table:table-cell>
          <table:table-cell office:value-type="float" office:value="34.4419" calcext:value-type="float">
            <text:p>34.4419</text:p>
          </table:table-cell>
          <table:table-cell office:value-type="float" office:value="0" calcext:value-type="float">
            <text:p>0</text:p>
          </table:table-cell>
          <table:table-cell table:formula="of:=([.H212]+[.I212]-[.H211])/[.H211]" office:value-type="percentage" office:value="-0.0572128544837403" calcext:value-type="percentage">
            <text:p>-5.72%</text:p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83.0757" calcext:value-type="float">
            <text:p>83.0757</text:p>
          </table:table-cell>
          <table:table-cell office:value-type="float" office:value="0.6896" calcext:value-type="float">
            <text:p>0.6896</text:p>
          </table:table-cell>
          <table:table-cell table:formula="of:=([.B213]+[.C213]-[.B212])/[.B212]" office:value-type="percentage" office:value="0.058962368507218" calcext:value-type="percentage">
            <text:p>5.90%</text:p>
          </table:table-cell>
          <table:table-cell office:value-type="float" office:value="69.1402" calcext:value-type="float">
            <text:p>69.1402</text:p>
          </table:table-cell>
          <table:table-cell office:value-type="float" office:value="0" calcext:value-type="float">
            <text:p>0</text:p>
          </table:table-cell>
          <table:table-cell table:formula="of:=([.E213]+[.F213]-[.E212])/[.E212]" office:value-type="percentage" office:value="0.0546931727348721" calcext:value-type="percentage">
            <text:p>5.47%</text:p>
          </table:table-cell>
          <table:table-cell office:value-type="float" office:value="35.5683" calcext:value-type="float">
            <text:p>35.5683</text:p>
          </table:table-cell>
          <table:table-cell office:value-type="float" office:value="0" calcext:value-type="float">
            <text:p>0</text:p>
          </table:table-cell>
          <table:table-cell table:formula="of:=([.H213]+[.I213]-[.H212])/[.H212]" office:value-type="percentage" office:value="0.0327043513859573" calcext:value-type="percentage">
            <text:p>3.27%</text:p>
          </table:table-cell>
        </table:table-row>
        <table:table-row table:style-name="ro1">
          <table:table-cell office:value-type="string" calcext:value-type="string">
            <text:p>2017-08-31</text:p>
          </table:table-cell>
          <table:table-cell office:value-type="float" office:value="84.4021" calcext:value-type="float">
            <text:p>84.4021</text:p>
          </table:table-cell>
          <table:table-cell office:value-type="float" office:value="0" calcext:value-type="float">
            <text:p>0</text:p>
          </table:table-cell>
          <table:table-cell table:formula="of:=([.B214]+[.C214]-[.B213])/[.B213]" office:value-type="percentage" office:value="0.015966160983296" calcext:value-type="percentage">
            <text:p>1.60%</text:p>
          </table:table-cell>
          <table:table-cell office:value-type="float" office:value="71.4876" calcext:value-type="float">
            <text:p>71.4876</text:p>
          </table:table-cell>
          <table:table-cell office:value-type="float" office:value="0.39" calcext:value-type="float">
            <text:p>0.39</text:p>
          </table:table-cell>
          <table:table-cell table:formula="of:=([.E214]+[.F214]-[.E213])/[.E213]" office:value-type="percentage" office:value="0.0395920173791804" calcext:value-type="percentage">
            <text:p>3.96%</text:p>
          </table:table-cell>
          <table:table-cell office:value-type="float" office:value="39.3791" calcext:value-type="float">
            <text:p>39.3791</text:p>
          </table:table-cell>
          <table:table-cell office:value-type="float" office:value="0.63" calcext:value-type="float">
            <text:p>0.63</text:p>
          </table:table-cell>
          <table:table-cell table:formula="of:=([.H214]+[.I214]-[.H213])/[.H213]" office:value-type="percentage" office:value="0.124852748093105" calcext:value-type="percentage">
            <text:p>12.49%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float" office:value="83.2221" calcext:value-type="float">
            <text:p>83.2221</text:p>
          </table:table-cell>
          <table:table-cell office:value-type="float" office:value="0" calcext:value-type="float">
            <text:p>0</text:p>
          </table:table-cell>
          <table:table-cell table:formula="of:=([.B215]+[.C215]-[.B214])/[.B214]" office:value-type="percentage" office:value="-0.0139806947931391" calcext:value-type="percentage">
            <text:p>-1.40%</text:p>
          </table:table-cell>
          <table:table-cell office:value-type="float" office:value="71.2199" calcext:value-type="float">
            <text:p>71.2199</text:p>
          </table:table-cell>
          <table:table-cell office:value-type="float" office:value="0" calcext:value-type="float">
            <text:p>0</text:p>
          </table:table-cell>
          <table:table-cell table:formula="of:=([.E215]+[.F215]-[.E214])/[.E214]" office:value-type="percentage" office:value="-0.00374470537547777" calcext:value-type="percentage">
            <text:p>-0.37%</text:p>
          </table:table-cell>
          <table:table-cell office:value-type="float" office:value="37.0068" calcext:value-type="float">
            <text:p>37.0068</text:p>
          </table:table-cell>
          <table:table-cell office:value-type="float" office:value="0" calcext:value-type="float">
            <text:p>0</text:p>
          </table:table-cell>
          <table:table-cell table:formula="of:=([.H215]+[.I215]-[.H214])/[.H214]" office:value-type="percentage" office:value="-0.0602426160069682" calcext:value-type="percentage">
            <text:p>-6.02%</text:p>
          </table:table-cell>
        </table:table-row>
        <table:table-row table:style-name="ro1">
          <table:table-cell office:value-type="string" calcext:value-type="string">
            <text:p>2017-10-31</text:p>
          </table:table-cell>
          <table:table-cell office:value-type="float" office:value="79.5724" calcext:value-type="float">
            <text:p>79.5724</text:p>
          </table:table-cell>
          <table:table-cell office:value-type="float" office:value="0.6896" calcext:value-type="float">
            <text:p>0.6896</text:p>
          </table:table-cell>
          <table:table-cell table:formula="of:=([.B216]+[.C216]-[.B215])/[.B215]" office:value-type="percentage" office:value="-0.0355686770701532" calcext:value-type="percentage">
            <text:p>-3.56%</text:p>
          </table:table-cell>
          <table:table-cell office:value-type="float" office:value="79.5284" calcext:value-type="float">
            <text:p>79.5284</text:p>
          </table:table-cell>
          <table:table-cell office:value-type="float" office:value="0" calcext:value-type="float">
            <text:p>0</text:p>
          </table:table-cell>
          <table:table-cell table:formula="of:=([.E216]+[.F216]-[.E215])/[.E215]" office:value-type="percentage" office:value="0.116659809968843" calcext:value-type="percentage">
            <text:p>11.67%</text:p>
          </table:table-cell>
          <table:table-cell office:value-type="float" office:value="40.5893" calcext:value-type="float">
            <text:p>40.5893</text:p>
          </table:table-cell>
          <table:table-cell office:value-type="float" office:value="0" calcext:value-type="float">
            <text:p>0</text:p>
          </table:table-cell>
          <table:table-cell table:formula="of:=([.H216]+[.I216]-[.H215])/[.H215]" office:value-type="percentage" office:value="0.0968065328534216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2017-11-30</text:p>
          </table:table-cell>
          <table:table-cell office:value-type="float" office:value="82.9363" calcext:value-type="float">
            <text:p>82.9363</text:p>
          </table:table-cell>
          <table:table-cell office:value-type="float" office:value="0" calcext:value-type="float">
            <text:p>0</text:p>
          </table:table-cell>
          <table:table-cell table:formula="of:=([.B217]+[.C217]-[.B216])/[.B216]" office:value-type="percentage" office:value="0.0422747083159488" calcext:value-type="percentage">
            <text:p>4.23%</text:p>
          </table:table-cell>
          <table:table-cell office:value-type="float" office:value="80.8823" calcext:value-type="float">
            <text:p>80.8823</text:p>
          </table:table-cell>
          <table:table-cell office:value-type="float" office:value="0.42" calcext:value-type="float">
            <text:p>0.42</text:p>
          </table:table-cell>
          <table:table-cell table:formula="of:=([.E217]+[.F217]-[.E216])/[.E216]" office:value-type="percentage" office:value="0.0223052393861815" calcext:value-type="percentage">
            <text:p>2.23%</text:p>
          </table:table-cell>
          <table:table-cell office:value-type="float" office:value="41.4129" calcext:value-type="float">
            <text:p>41.4129</text:p>
          </table:table-cell>
          <table:table-cell office:value-type="float" office:value="0.63" calcext:value-type="float">
            <text:p>0.63</text:p>
          </table:table-cell>
          <table:table-cell table:formula="of:=([.H217]+[.I217]-[.H216])/[.H216]" office:value-type="percentage" office:value="0.0358123939067686" calcext:value-type="percentage">
            <text:p>3.58%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float" office:value="84.6782" calcext:value-type="float">
            <text:p>84.6782</text:p>
          </table:table-cell>
          <table:table-cell office:value-type="float" office:value="0" calcext:value-type="float">
            <text:p>0</text:p>
          </table:table-cell>
          <table:table-cell table:formula="of:=([.B218]+[.C218]-[.B217])/[.B217]" office:value-type="percentage" office:value="0.0210028660550326" calcext:value-type="percentage">
            <text:p>2.10%</text:p>
          </table:table-cell>
          <table:table-cell office:value-type="float" office:value="82.1988" calcext:value-type="float">
            <text:p>82.1988</text:p>
          </table:table-cell>
          <table:table-cell office:value-type="float" office:value="0" calcext:value-type="float">
            <text:p>0</text:p>
          </table:table-cell>
          <table:table-cell table:formula="of:=([.E218]+[.F218]-[.E217])/[.E217]" office:value-type="percentage" office:value="0.0162767379265922" calcext:value-type="percentage">
            <text:p>1.63%</text:p>
          </table:table-cell>
          <table:table-cell office:value-type="float" office:value="40.7815" calcext:value-type="float">
            <text:p>40.7815</text:p>
          </table:table-cell>
          <table:table-cell office:value-type="float" office:value="0" calcext:value-type="float">
            <text:p>0</text:p>
          </table:table-cell>
          <table:table-cell table:formula="of:=([.H218]+[.I218]-[.H217])/[.H217]" office:value-type="percentage" office:value="-0.0152464570218458" calcext:value-type="percentage">
            <text:p>-1.52%</text:p>
          </table:table-cell>
        </table:table-row>
        <table:table-row table:style-name="ro1">
          <table:table-cell office:value-type="string" calcext:value-type="string">
            <text:p>2018-01-31</text:p>
          </table:table-cell>
          <table:table-cell office:value-type="float" office:value="80.1809" calcext:value-type="float">
            <text:p>80.1809</text:p>
          </table:table-cell>
          <table:table-cell office:value-type="float" office:value="0.6896" calcext:value-type="float">
            <text:p>0.6896</text:p>
          </table:table-cell>
          <table:table-cell table:formula="of:=([.B219]+[.C219]-[.B218])/[.B218]" office:value-type="percentage" office:value="-0.04496670925929" calcext:value-type="percentage">
            <text:p>-4.50%</text:p>
          </table:table-cell>
          <table:table-cell office:value-type="float" office:value="91.2988" calcext:value-type="float">
            <text:p>91.2988</text:p>
          </table:table-cell>
          <table:table-cell office:value-type="float" office:value="0" calcext:value-type="float">
            <text:p>0</text:p>
          </table:table-cell>
          <table:table-cell table:formula="of:=([.E219]+[.F219]-[.E218])/[.E218]" office:value-type="percentage" office:value="0.110707212270739" calcext:value-type="percentage">
            <text:p>11.07%</text:p>
          </table:table-cell>
          <table:table-cell office:value-type="float" office:value="40.3477" calcext:value-type="float">
            <text:p>40.3477</text:p>
          </table:table-cell>
          <table:table-cell office:value-type="float" office:value="0" calcext:value-type="float">
            <text:p>0</text:p>
          </table:table-cell>
          <table:table-cell table:formula="of:=([.H219]+[.I219]-[.H218])/[.H218]" office:value-type="percentage" office:value="-0.0106371761705675" calcext:value-type="percentage">
            <text:p>-1.06%</text:p>
          </table:table-cell>
        </table:table-row>
        <table:table-row table:style-name="ro1">
          <table:table-cell office:value-type="string" calcext:value-type="string">
            <text:p>2018-02-28</text:p>
          </table:table-cell>
          <table:table-cell office:value-type="float" office:value="72.9187" calcext:value-type="float">
            <text:p>72.9187</text:p>
          </table:table-cell>
          <table:table-cell office:value-type="float" office:value="0" calcext:value-type="float">
            <text:p>0</text:p>
          </table:table-cell>
          <table:table-cell table:formula="of:=([.B220]+[.C220]-[.B219])/[.B219]" office:value-type="percentage" office:value="-0.0905726924990864" calcext:value-type="percentage">
            <text:p>-9.06%</text:p>
          </table:table-cell>
          <table:table-cell office:value-type="float" office:value="90.524" calcext:value-type="float">
            <text:p>90.524</text:p>
          </table:table-cell>
          <table:table-cell office:value-type="float" office:value="0.42" calcext:value-type="float">
            <text:p>0.42</text:p>
          </table:table-cell>
          <table:table-cell table:formula="of:=([.E220]+[.F220]-[.E219])/[.E219]" office:value-type="percentage" office:value="-0.00388614089122746" calcext:value-type="percentage">
            <text:p>-0.39%</text:p>
          </table:table-cell>
          <table:table-cell office:value-type="float" office:value="43.0967" calcext:value-type="float">
            <text:p>43.0967</text:p>
          </table:table-cell>
          <table:table-cell office:value-type="float" office:value="0.63" calcext:value-type="float">
            <text:p>0.63</text:p>
          </table:table-cell>
          <table:table-cell table:formula="of:=([.H220]+[.I220]-[.H219])/[.H219]" office:value-type="percentage" office:value="0.0837470289508447" calcext:value-type="percentage">
            <text:p>8.37%</text:p>
          </table:table-cell>
        </table:table-row>
        <table:table-row table:style-name="ro1">
          <table:table-cell office:value-type="string" calcext:value-type="string">
            <text:p>2018-03-29</text:p>
          </table:table-cell>
          <table:table-cell office:value-type="float" office:value="73.6245" calcext:value-type="float">
            <text:p>73.6245</text:p>
          </table:table-cell>
          <table:table-cell office:value-type="float" office:value="0" calcext:value-type="float">
            <text:p>0</text:p>
          </table:table-cell>
          <table:table-cell table:formula="of:=([.B221]+[.C221]-[.B220])/[.B220]" office:value-type="percentage" office:value="0.00967927294370301" calcext:value-type="percentage">
            <text:p>0.97%</text:p>
          </table:table-cell>
          <table:table-cell office:value-type="float" office:value="88.1106" calcext:value-type="float">
            <text:p>88.1106</text:p>
          </table:table-cell>
          <table:table-cell office:value-type="float" office:value="0" calcext:value-type="float">
            <text:p>0</text:p>
          </table:table-cell>
          <table:table-cell table:formula="of:=([.E221]+[.F221]-[.E220])/[.E220]" office:value-type="percentage" office:value="-0.0266603331713136" calcext:value-type="percentage">
            <text:p>-2.67%</text:p>
          </table:table-cell>
          <table:table-cell office:value-type="float" office:value="40.5949" calcext:value-type="float">
            <text:p>40.5949</text:p>
          </table:table-cell>
          <table:table-cell office:value-type="float" office:value="0" calcext:value-type="float">
            <text:p>0</text:p>
          </table:table-cell>
          <table:table-cell table:formula="of:=([.H221]+[.I221]-[.H220])/[.H220]" office:value-type="percentage" office:value="-0.0580508484408318" calcext:value-type="percentage">
            <text:p>-5.81%</text:p>
          </table:table-cell>
        </table:table-row>
        <table:table-row table:style-name="ro1">
          <table:table-cell office:value-type="string" calcext:value-type="string">
            <text:p>2018-04-30</text:p>
          </table:table-cell>
          <table:table-cell office:value-type="float" office:value="67.8224" calcext:value-type="float">
            <text:p>67.8224</text:p>
          </table:table-cell>
          <table:table-cell office:value-type="float" office:value="0.7172" calcext:value-type="float">
            <text:p>0.7172</text:p>
          </table:table-cell>
          <table:table-cell table:formula="of:=([.B222]+[.C222]-[.B221])/[.B221]" office:value-type="percentage" office:value="-0.0690653247220693" calcext:value-type="percentage">
            <text:p>-6.91%</text:p>
          </table:table-cell>
          <table:table-cell office:value-type="float" office:value="90.2827" calcext:value-type="float">
            <text:p>90.2827</text:p>
          </table:table-cell>
          <table:table-cell office:value-type="float" office:value="0" calcext:value-type="float">
            <text:p>0</text:p>
          </table:table-cell>
          <table:table-cell table:formula="of:=([.E222]+[.F222]-[.E221])/[.E221]" office:value-type="percentage" office:value="0.0246519714994564" calcext:value-type="percentage">
            <text:p>2.47%</text:p>
          </table:table-cell>
          <table:table-cell office:value-type="float" office:value="39.9852" calcext:value-type="float">
            <text:p>39.9852</text:p>
          </table:table-cell>
          <table:table-cell office:value-type="float" office:value="0" calcext:value-type="float">
            <text:p>0</text:p>
          </table:table-cell>
          <table:table-cell table:formula="of:=([.H222]+[.I222]-[.H221])/[.H221]" office:value-type="percentage" office:value="-0.0150191280185443" calcext:value-type="percentage">
            <text:p>-1.50%</text:p>
          </table:table-cell>
        </table:table-row>
        <table:table-row table:style-name="ro1">
          <table:table-cell office:value-type="string" calcext:value-type="string">
            <text:p>2018-05-31</text:p>
          </table:table-cell>
          <table:table-cell office:value-type="float" office:value="68.6006" calcext:value-type="float">
            <text:p>68.6006</text:p>
          </table:table-cell>
          <table:table-cell office:value-type="float" office:value="0" calcext:value-type="float">
            <text:p>0</text:p>
          </table:table-cell>
          <table:table-cell table:formula="of:=([.B223]+[.C223]-[.B222])/[.B222]" office:value-type="percentage" office:value="0.0114740852579678" calcext:value-type="percentage">
            <text:p>1.15%</text:p>
          </table:table-cell>
          <table:table-cell office:value-type="float" office:value="95.831" calcext:value-type="float">
            <text:p>95.831</text:p>
          </table:table-cell>
          <table:table-cell office:value-type="float" office:value="0.42" calcext:value-type="float">
            <text:p>0.42</text:p>
          </table:table-cell>
          <table:table-cell table:formula="of:=([.E223]+[.F223]-[.E222])/[.E222]" office:value-type="percentage" office:value="0.0661067956540954" calcext:value-type="percentage">
            <text:p>6.61%</text:p>
          </table:table-cell>
          <table:table-cell office:value-type="float" office:value="45.3888" calcext:value-type="float">
            <text:p>45.3888</text:p>
          </table:table-cell>
          <table:table-cell office:value-type="float" office:value="0.73" calcext:value-type="float">
            <text:p>0.73</text:p>
          </table:table-cell>
          <table:table-cell table:formula="of:=([.H223]+[.I223]-[.H222])/[.H222]" office:value-type="percentage" office:value="0.153396756800016" calcext:value-type="percentage">
            <text:p>15.34%</text:p>
          </table:table-cell>
        </table:table-row>
        <table:table-row table:style-name="ro1">
          <table:table-cell office:value-type="string" calcext:value-type="string">
            <text:p>2018-06-29</text:p>
          </table:table-cell>
          <table:table-cell office:value-type="float" office:value="73.1852" calcext:value-type="float">
            <text:p>73.1852</text:p>
          </table:table-cell>
          <table:table-cell office:value-type="float" office:value="0" calcext:value-type="float">
            <text:p>0</text:p>
          </table:table-cell>
          <table:table-cell table:formula="of:=([.B224]+[.C224]-[.B223])/[.B223]" office:value-type="percentage" office:value="0.0668303192683445" calcext:value-type="percentage">
            <text:p>6.68%</text:p>
          </table:table-cell>
          <table:table-cell office:value-type="float" office:value="95.608" calcext:value-type="float">
            <text:p>95.608</text:p>
          </table:table-cell>
          <table:table-cell office:value-type="float" office:value="0" calcext:value-type="float">
            <text:p>0</text:p>
          </table:table-cell>
          <table:table-cell table:formula="of:=([.E224]+[.F224]-[.E223])/[.E223]" office:value-type="percentage" office:value="-0.00232701317945132" calcext:value-type="percentage">
            <text:p>-0.23%</text:p>
          </table:table-cell>
          <table:table-cell office:value-type="float" office:value="44.9613" calcext:value-type="float">
            <text:p>44.9613</text:p>
          </table:table-cell>
          <table:table-cell office:value-type="float" office:value="0" calcext:value-type="float">
            <text:p>0</text:p>
          </table:table-cell>
          <table:table-cell table:formula="of:=([.H224]+[.I224]-[.H223])/[.H223]" office:value-type="percentage" office:value="-0.00941862309644674" calcext:value-type="percentage">
            <text:p>-0.94%</text:p>
          </table:table-cell>
        </table:table-row>
        <table:table-row table:style-name="ro1">
          <table:table-cell office:value-type="string" calcext:value-type="string">
            <text:p>2018-07-31</text:p>
          </table:table-cell>
          <table:table-cell office:value-type="float" office:value="76.5199" calcext:value-type="float">
            <text:p>76.5199</text:p>
          </table:table-cell>
          <table:table-cell office:value-type="float" office:value="0.7172" calcext:value-type="float">
            <text:p>0.7172</text:p>
          </table:table-cell>
          <table:table-cell table:formula="of:=([.B225]+[.C225]-[.B224])/[.B224]" office:value-type="percentage" office:value="0.055365019156879" calcext:value-type="percentage">
            <text:p>5.54%</text:p>
          </table:table-cell>
          <table:table-cell office:value-type="float" office:value="102.8506" calcext:value-type="float">
            <text:p>102.8506</text:p>
          </table:table-cell>
          <table:table-cell office:value-type="float" office:value="0" calcext:value-type="float">
            <text:p>0</text:p>
          </table:table-cell>
          <table:table-cell table:formula="of:=([.E225]+[.F225]-[.E224])/[.E224]" office:value-type="percentage" office:value="0.0757530750564806" calcext:value-type="percentage">
            <text:p>7.58%</text:p>
          </table:table-cell>
          <table:table-cell office:value-type="float" office:value="46.2195" calcext:value-type="float">
            <text:p>46.2195</text:p>
          </table:table-cell>
          <table:table-cell office:value-type="float" office:value="0" calcext:value-type="float">
            <text:p>0</text:p>
          </table:table-cell>
          <table:table-cell table:formula="of:=([.H225]+[.I225]-[.H224])/[.H224]" office:value-type="percentage" office:value="0.0279840662970153" calcext:value-type="percentage">
            <text:p>2.80%</text:p>
          </table:table-cell>
        </table:table-row>
        <table:table-row table:style-name="ro1">
          <table:table-cell office:value-type="string" calcext:value-type="string">
            <text:p>2018-08-31</text:p>
          </table:table-cell>
          <table:table-cell office:value-type="float" office:value="78.4783" calcext:value-type="float">
            <text:p>78.4783</text:p>
          </table:table-cell>
          <table:table-cell office:value-type="float" office:value="0" calcext:value-type="float">
            <text:p>0</text:p>
          </table:table-cell>
          <table:table-cell table:formula="of:=([.B226]+[.C226]-[.B225])/[.B225]" office:value-type="percentage" office:value="0.0255933423854448" calcext:value-type="percentage">
            <text:p>2.56%</text:p>
          </table:table-cell>
          <table:table-cell office:value-type="float" office:value="109.3352" calcext:value-type="float">
            <text:p>109.3352</text:p>
          </table:table-cell>
          <table:table-cell office:value-type="float" office:value="0.42" calcext:value-type="float">
            <text:p>0.42</text:p>
          </table:table-cell>
          <table:table-cell table:formula="of:=([.E226]+[.F226]-[.E225])/[.E225]" office:value-type="percentage" office:value="0.0671323259173987" calcext:value-type="percentage">
            <text:p>6.71%</text:p>
          </table:table-cell>
          <table:table-cell office:value-type="float" office:value="55.4835" calcext:value-type="float">
            <text:p>55.4835</text:p>
          </table:table-cell>
          <table:table-cell office:value-type="float" office:value="0.73" calcext:value-type="float">
            <text:p>0.73</text:p>
          </table:table-cell>
          <table:table-cell table:formula="of:=([.H226]+[.I226]-[.H225])/[.H225]" office:value-type="percentage" office:value="0.21622908079923" calcext:value-type="percentage">
            <text:p>21.62%</text:p>
          </table:table-cell>
        </table:table-row>
        <table:table-row table:style-name="ro1">
          <table:table-cell office:value-type="string" calcext:value-type="string">
            <text:p>2018-09-28</text:p>
          </table:table-cell>
          <table:table-cell office:value-type="float" office:value="78.7432" calcext:value-type="float">
            <text:p>78.7432</text:p>
          </table:table-cell>
          <table:table-cell office:value-type="float" office:value="0" calcext:value-type="float">
            <text:p>0</text:p>
          </table:table-cell>
          <table:table-cell table:formula="of:=([.B227]+[.C227]-[.B226])/[.B226]" office:value-type="percentage" office:value="0.00337545538065933" calcext:value-type="percentage">
            <text:p>0.34%</text:p>
          </table:table-cell>
          <table:table-cell office:value-type="float" office:value="111.3209" calcext:value-type="float">
            <text:p>111.3209</text:p>
          </table:table-cell>
          <table:table-cell office:value-type="float" office:value="0" calcext:value-type="float">
            <text:p>0</text:p>
          </table:table-cell>
          <table:table-cell table:formula="of:=([.E227]+[.F227]-[.E226])/[.E226]" office:value-type="percentage" office:value="0.0181615801681434" calcext:value-type="percentage">
            <text:p>1.82%</text:p>
          </table:table-cell>
          <table:table-cell office:value-type="float" office:value="55.0228" calcext:value-type="float">
            <text:p>55.0228</text:p>
          </table:table-cell>
          <table:table-cell office:value-type="float" office:value="0" calcext:value-type="float">
            <text:p>0</text:p>
          </table:table-cell>
          <table:table-cell table:formula="of:=([.H227]+[.I227]-[.H226])/[.H226]" office:value-type="percentage" office:value="-0.0083033694702029" calcext:value-type="percentage">
            <text:p>-0.83%</text:p>
          </table:table-cell>
        </table:table-row>
        <table:table-row table:style-name="ro1">
          <table:table-cell office:value-type="string" calcext:value-type="string">
            <text:p>2018-10-31</text:p>
          </table:table-cell>
          <table:table-cell office:value-type="float" office:value="84.6493" calcext:value-type="float">
            <text:p>84.6493</text:p>
          </table:table-cell>
          <table:table-cell office:value-type="float" office:value="0.7172" calcext:value-type="float">
            <text:p>0.7172</text:p>
          </table:table-cell>
          <table:table-cell table:formula="of:=([.B228]+[.C228]-[.B227])/[.B227]" office:value-type="percentage" office:value="0.084112659886822" calcext:value-type="percentage">
            <text:p>8.41%</text:p>
          </table:table-cell>
          <table:table-cell office:value-type="float" office:value="103.9624" calcext:value-type="float">
            <text:p>103.9624</text:p>
          </table:table-cell>
          <table:table-cell office:value-type="float" office:value="0" calcext:value-type="float">
            <text:p>0</text:p>
          </table:table-cell>
          <table:table-cell table:formula="of:=([.E228]+[.F228]-[.E227])/[.E227]" office:value-type="percentage" office:value="-0.0661016933927052" calcext:value-type="percentage">
            <text:p>-6.61%</text:p>
          </table:table-cell>
          <table:table-cell office:value-type="float" office:value="53.3459" calcext:value-type="float">
            <text:p>53.3459</text:p>
          </table:table-cell>
          <table:table-cell office:value-type="float" office:value="0" calcext:value-type="float">
            <text:p>0</text:p>
          </table:table-cell>
          <table:table-cell table:formula="of:=([.H228]+[.I228]-[.H227])/[.H227]" office:value-type="percentage" office:value="-0.0304764570323574" calcext:value-type="percentage">
            <text:p>-3.05%</text:p>
          </table:table-cell>
        </table:table-row>
        <table:table-row table:style-name="ro1">
          <table:table-cell office:value-type="string" calcext:value-type="string">
            <text:p>2018-11-30</text:p>
          </table:table-cell>
          <table:table-cell office:value-type="float" office:value="90.2143" calcext:value-type="float">
            <text:p>90.2143</text:p>
          </table:table-cell>
          <table:table-cell office:value-type="float" office:value="0" calcext:value-type="float">
            <text:p>0</text:p>
          </table:table-cell>
          <table:table-cell table:formula="of:=([.B229]+[.C229]-[.B228])/[.B228]" office:value-type="percentage" office:value="0.065741831296892" calcext:value-type="percentage">
            <text:p>6.57%</text:p>
          </table:table-cell>
          <table:table-cell office:value-type="float" office:value="108.4066" calcext:value-type="float">
            <text:p>108.4066</text:p>
          </table:table-cell>
          <table:table-cell office:value-type="float" office:value="0.46" calcext:value-type="float">
            <text:p>0.46</text:p>
          </table:table-cell>
          <table:table-cell table:formula="of:=([.E229]+[.F229]-[.E228])/[.E228]" office:value-type="percentage" office:value="0.0471728240209921" calcext:value-type="percentage">
            <text:p>4.72%</text:p>
          </table:table-cell>
          <table:table-cell office:value-type="float" office:value="43.6802" calcext:value-type="float">
            <text:p>43.6802</text:p>
          </table:table-cell>
          <table:table-cell office:value-type="float" office:value="0.73" calcext:value-type="float">
            <text:p>0.73</text:p>
          </table:table-cell>
          <table:table-cell table:formula="of:=([.H229]+[.I229]-[.H228])/[.H228]" office:value-type="percentage" office:value="-0.167504906656369" calcext:value-type="percentage">
            <text:p>-16.75%</text:p>
          </table:table-cell>
        </table:table-row>
        <table:table-row table:style-name="ro1">
          <table:table-cell office:value-type="string" calcext:value-type="string">
            <text:p>2018-12-31</text:p>
          </table:table-cell>
          <table:table-cell office:value-type="float" office:value="87.742" calcext:value-type="float">
            <text:p>87.742</text:p>
          </table:table-cell>
          <table:table-cell office:value-type="float" office:value="0" calcext:value-type="float">
            <text:p>0</text:p>
          </table:table-cell>
          <table:table-cell table:formula="of:=([.B230]+[.C230]-[.B229])/[.B229]" office:value-type="percentage" office:value="-0.0274047462541968" calcext:value-type="percentage">
            <text:p>-2.74%</text:p>
          </table:table-cell>
          <table:table-cell office:value-type="float" office:value="99.2953" calcext:value-type="float">
            <text:p>99.2953</text:p>
          </table:table-cell>
          <table:table-cell office:value-type="float" office:value="0" calcext:value-type="float">
            <text:p>0</text:p>
          </table:table-cell>
          <table:table-cell table:formula="of:=([.E230]+[.F230]-[.E229])/[.E229]" office:value-type="percentage" office:value="-0.0840474657447056" calcext:value-type="percentage">
            <text:p>-8.40%</text:p>
          </table:table-cell>
          <table:table-cell office:value-type="float" office:value="38.5828" calcext:value-type="float">
            <text:p>38.5828</text:p>
          </table:table-cell>
          <table:table-cell office:value-type="float" office:value="0" calcext:value-type="float">
            <text:p>0</text:p>
          </table:table-cell>
          <table:table-cell table:formula="of:=([.H230]+[.I230]-[.H229])/[.H229]" office:value-type="percentage" office:value="-0.116698183616375" calcext:value-type="percentage">
            <text:p>-11.67%</text:p>
          </table:table-cell>
        </table:table-row>
        <table:table-row table:style-name="ro1">
          <table:table-cell office:value-type="string" calcext:value-type="string">
            <text:p>2019-01-31</text:p>
          </table:table-cell>
          <table:table-cell office:value-type="float" office:value="92.8139" calcext:value-type="float">
            <text:p>92.8139</text:p>
          </table:table-cell>
          <table:table-cell office:value-type="float" office:value="0.7172" calcext:value-type="float">
            <text:p>0.7172</text:p>
          </table:table-cell>
          <table:table-cell table:formula="of:=([.B231]+[.C231]-[.B230])/[.B230]" office:value-type="percentage" office:value="0.0659786647215701" calcext:value-type="percentage">
            <text:p>6.60%</text:p>
          </table:table-cell>
          <table:table-cell office:value-type="float" office:value="102.0913" calcext:value-type="float">
            <text:p>102.0913</text:p>
          </table:table-cell>
          <table:table-cell office:value-type="float" office:value="0" calcext:value-type="float">
            <text:p>0</text:p>
          </table:table-cell>
          <table:table-cell table:formula="of:=([.E231]+[.F231]-[.E230])/[.E230]" office:value-type="percentage" office:value="0.0281584324736418" calcext:value-type="percentage">
            <text:p>2.82%</text:p>
          </table:table-cell>
          <table:table-cell office:value-type="float" office:value="40.7108" calcext:value-type="float">
            <text:p>40.7108</text:p>
          </table:table-cell>
          <table:table-cell office:value-type="float" office:value="0" calcext:value-type="float">
            <text:p>0</text:p>
          </table:table-cell>
          <table:table-cell table:formula="of:=([.H231]+[.I231]-[.H230])/[.H230]" office:value-type="percentage" office:value="0.0551541101216086" calcext:value-type="percentage">
            <text:p>5.52%</text:p>
          </table:table-cell>
        </table:table-row>
        <table:table-row table:style-name="ro1">
          <table:table-cell office:value-type="string" calcext:value-type="string">
            <text:p>2019-02-28</text:p>
          </table:table-cell>
          <table:table-cell office:value-type="float" office:value="94.815" calcext:value-type="float">
            <text:p>94.815</text:p>
          </table:table-cell>
          <table:table-cell office:value-type="float" office:value="0" calcext:value-type="float">
            <text:p>0</text:p>
          </table:table-cell>
          <table:table-cell table:formula="of:=([.B232]+[.C232]-[.B231])/[.B231]" office:value-type="percentage" office:value="0.0215603481806065" calcext:value-type="percentage">
            <text:p>2.16%</text:p>
          </table:table-cell>
          <table:table-cell office:value-type="float" office:value="109.9913" calcext:value-type="float">
            <text:p>109.9913</text:p>
          </table:table-cell>
          <table:table-cell office:value-type="float" office:value="0.46" calcext:value-type="float">
            <text:p>0.46</text:p>
          </table:table-cell>
          <table:table-cell table:formula="of:=([.E232]+[.F232]-[.E231])/[.E231]" office:value-type="percentage" office:value="0.081887486984689" calcext:value-type="percentage">
            <text:p>8.19%</text:p>
          </table:table-cell>
          <table:table-cell office:value-type="float" office:value="42.5335" calcext:value-type="float">
            <text:p>42.5335</text:p>
          </table:table-cell>
          <table:table-cell office:value-type="float" office:value="0.73" calcext:value-type="float">
            <text:p>0.73</text:p>
          </table:table-cell>
          <table:table-cell table:formula="of:=([.H232]+[.I232]-[.H231])/[.H231]" office:value-type="percentage" office:value="0.062703263016202" calcext:value-type="percentage">
            <text:p>6.27%</text:p>
          </table:table-cell>
        </table:table-row>
        <table:table-row table:style-name="ro1">
          <table:table-cell office:value-type="string" calcext:value-type="string">
            <text:p>2019-03-29</text:p>
          </table:table-cell>
          <table:table-cell office:value-type="float" office:value="100.1066" calcext:value-type="float">
            <text:p>100.1066</text:p>
          </table:table-cell>
          <table:table-cell office:value-type="float" office:value="0" calcext:value-type="float">
            <text:p>0</text:p>
          </table:table-cell>
          <table:table-cell table:formula="of:=([.B233]+[.C233]-[.B232])/[.B232]" office:value-type="percentage" office:value="0.0558097347466118" calcext:value-type="percentage">
            <text:p>5.58%</text:p>
          </table:table-cell>
          <table:table-cell office:value-type="float" office:value="115.7937" calcext:value-type="float">
            <text:p>115.7937</text:p>
          </table:table-cell>
          <table:table-cell office:value-type="float" office:value="0" calcext:value-type="float">
            <text:p>0</text:p>
          </table:table-cell>
          <table:table-cell table:formula="of:=([.E233]+[.F233]-[.E232])/[.E232]" office:value-type="percentage" office:value="0.052753263212636" calcext:value-type="percentage">
            <text:p>5.28%</text:p>
          </table:table-cell>
          <table:table-cell office:value-type="float" office:value="46.6603" calcext:value-type="float">
            <text:p>46.6603</text:p>
          </table:table-cell>
          <table:table-cell office:value-type="float" office:value="0" calcext:value-type="float">
            <text:p>0</text:p>
          </table:table-cell>
          <table:table-cell table:formula="of:=([.H233]+[.I233]-[.H232])/[.H232]" office:value-type="percentage" office:value="0.0970246981790825" calcext:value-type="percentage">
            <text:p>9.70%</text:p>
          </table:table-cell>
        </table:table-row>
        <table:table-row table:style-name="ro1">
          <table:table-cell office:value-type="string" calcext:value-type="string">
            <text:p>2019-04-30</text:p>
          </table:table-cell>
          <table:table-cell office:value-type="float" office:value="103.1664" calcext:value-type="float">
            <text:p>103.1664</text:p>
          </table:table-cell>
          <table:table-cell office:value-type="float" office:value="0.7459" calcext:value-type="float">
            <text:p>0.7459</text:p>
          </table:table-cell>
          <table:table-cell table:formula="of:=([.B234]+[.C234]-[.B233])/[.B233]" office:value-type="percentage" office:value="0.0380164744382488" calcext:value-type="percentage">
            <text:p>3.80%</text:p>
          </table:table-cell>
          <table:table-cell office:value-type="float" office:value="128.2233" calcext:value-type="float">
            <text:p>128.2233</text:p>
          </table:table-cell>
          <table:table-cell office:value-type="float" office:value="0" calcext:value-type="float">
            <text:p>0</text:p>
          </table:table-cell>
          <table:table-cell table:formula="of:=([.E234]+[.F234]-[.E233])/[.E233]" office:value-type="percentage" office:value="0.107342627448644" calcext:value-type="percentage">
            <text:p>10.73%</text:p>
          </table:table-cell>
          <table:table-cell office:value-type="float" office:value="49.2937" calcext:value-type="float">
            <text:p>49.2937</text:p>
          </table:table-cell>
          <table:table-cell office:value-type="float" office:value="0" calcext:value-type="float">
            <text:p>0</text:p>
          </table:table-cell>
          <table:table-cell table:formula="of:=([.H234]+[.I234]-[.H233])/[.H233]" office:value-type="percentage" office:value="0.0564376997147468" calcext:value-type="percentage">
            <text:p>5.64%</text:p>
          </table:table-cell>
        </table:table-row>
        <table:table-row table:style-name="ro1">
          <table:table-cell office:value-type="string" calcext:value-type="string">
            <text:p>2019-05-31</text:p>
          </table:table-cell>
          <table:table-cell office:value-type="float" office:value="99.7075" calcext:value-type="float">
            <text:p>99.7075</text:p>
          </table:table-cell>
          <table:table-cell office:value-type="float" office:value="0" calcext:value-type="float">
            <text:p>0</text:p>
          </table:table-cell>
          <table:table-cell table:formula="of:=([.B235]+[.C235]-[.B234])/[.B234]" office:value-type="percentage" office:value="-0.0335273887622327" calcext:value-type="percentage">
            <text:p>-3.35%</text:p>
          </table:table-cell>
          <table:table-cell office:value-type="float" office:value="121.8725" calcext:value-type="float">
            <text:p>121.8725</text:p>
          </table:table-cell>
          <table:table-cell office:value-type="float" office:value="0.46" calcext:value-type="float">
            <text:p>0.46</text:p>
          </table:table-cell>
          <table:table-cell table:formula="of:=([.E235]+[.F235]-[.E234])/[.E234]" office:value-type="percentage" office:value="-0.0459417282194422" calcext:value-type="percentage">
            <text:p>-4.59%</text:p>
          </table:table-cell>
          <table:table-cell office:value-type="float" office:value="43.1731" calcext:value-type="float">
            <text:p>43.1731</text:p>
          </table:table-cell>
          <table:table-cell office:value-type="float" office:value="0.77" calcext:value-type="float">
            <text:p>0.77</text:p>
          </table:table-cell>
          <table:table-cell table:formula="of:=([.H235]+[.I235]-[.H234])/[.H234]" office:value-type="percentage" office:value="-0.108545311064091" calcext:value-type="percentage">
            <text:p>-10.85%</text:p>
          </table:table-cell>
        </table:table-row>
        <table:table-row table:style-name="ro1">
          <table:table-cell office:value-type="string" calcext:value-type="string">
            <text:p>2019-06-28</text:p>
          </table:table-cell>
          <table:table-cell office:value-type="float" office:value="106.2378" calcext:value-type="float">
            <text:p>106.2378</text:p>
          </table:table-cell>
          <table:table-cell office:value-type="float" office:value="0" calcext:value-type="float">
            <text:p>0</text:p>
          </table:table-cell>
          <table:table-cell table:formula="of:=([.B236]+[.C236]-[.B235])/[.B235]" office:value-type="percentage" office:value="0.0654945716219943" calcext:value-type="percentage">
            <text:p>6.55%</text:p>
          </table:table-cell>
          <table:table-cell office:value-type="float" office:value="132.0023" calcext:value-type="float">
            <text:p>132.0023</text:p>
          </table:table-cell>
          <table:table-cell office:value-type="float" office:value="0" calcext:value-type="float">
            <text:p>0</text:p>
          </table:table-cell>
          <table:table-cell table:formula="of:=([.E236]+[.F236]-[.E235])/[.E235]" office:value-type="percentage" office:value="0.083118012677183" calcext:value-type="percentage">
            <text:p>8.31%</text:p>
          </table:table-cell>
          <table:table-cell office:value-type="float" office:value="48.808" calcext:value-type="float">
            <text:p>48.808</text:p>
          </table:table-cell>
          <table:table-cell office:value-type="float" office:value="0" calcext:value-type="float">
            <text:p>0</text:p>
          </table:table-cell>
          <table:table-cell table:formula="of:=([.H236]+[.I236]-[.H235])/[.H235]" office:value-type="percentage" office:value="0.130518772105779" calcext:value-type="percentage">
            <text:p>13.05%</text:p>
          </table:table-cell>
        </table:table-row>
        <table:table-row table:style-name="ro1">
          <table:table-cell office:value-type="string" calcext:value-type="string">
            <text:p>2019-07-31</text:p>
          </table:table-cell>
          <table:table-cell office:value-type="float" office:value="115.1056" calcext:value-type="float">
            <text:p>115.1056</text:p>
          </table:table-cell>
          <table:table-cell office:value-type="float" office:value="0.7459" calcext:value-type="float">
            <text:p>0.7459</text:p>
          </table:table-cell>
          <table:table-cell table:formula="of:=([.B237]+[.C237]-[.B236])/[.B236]" office:value-type="percentage" office:value="0.0904922729951111" calcext:value-type="percentage">
            <text:p>9.05%</text:p>
          </table:table-cell>
          <table:table-cell office:value-type="float" office:value="134.2785" calcext:value-type="float">
            <text:p>134.2785</text:p>
          </table:table-cell>
          <table:table-cell office:value-type="float" office:value="0" calcext:value-type="float">
            <text:p>0</text:p>
          </table:table-cell>
          <table:table-cell table:formula="of:=([.E237]+[.F237]-[.E236])/[.E236]" office:value-type="percentage" office:value="0.0172436389365944" calcext:value-type="percentage">
            <text:p>1.72%</text:p>
          </table:table-cell>
          <table:table-cell office:value-type="float" office:value="52.5367" calcext:value-type="float">
            <text:p>52.5367</text:p>
          </table:table-cell>
          <table:table-cell office:value-type="float" office:value="0" calcext:value-type="float">
            <text:p>0</text:p>
          </table:table-cell>
          <table:table-cell table:formula="of:=([.H237]+[.I237]-[.H236])/[.H236]" office:value-type="percentage" office:value="0.0763952630716277" calcext:value-type="percentage">
            <text:p>7.64%</text:p>
          </table:table-cell>
        </table:table-row>
        <table:table-row table:style-name="ro1">
          <table:table-cell office:value-type="string" calcext:value-type="string">
            <text:p>2019-08-30</text:p>
          </table:table-cell>
          <table:table-cell office:value-type="float" office:value="117.2412" calcext:value-type="float">
            <text:p>117.2412</text:p>
          </table:table-cell>
          <table:table-cell office:value-type="float" office:value="0" calcext:value-type="float">
            <text:p>0</text:p>
          </table:table-cell>
          <table:table-cell table:formula="of:=([.B238]+[.C238]-[.B237])/[.B237]" office:value-type="percentage" office:value="0.0185533979232984" calcext:value-type="percentage">
            <text:p>1.86%</text:p>
          </table:table-cell>
          <table:table-cell office:value-type="float" office:value="136.3117" calcext:value-type="float">
            <text:p>136.3117</text:p>
          </table:table-cell>
          <table:table-cell office:value-type="float" office:value="0.46" calcext:value-type="float">
            <text:p>0.46</text:p>
          </table:table-cell>
          <table:table-cell table:formula="of:=([.E238]+[.F238]-[.E237])/[.E237]" office:value-type="percentage" office:value="0.018567380481611" calcext:value-type="percentage">
            <text:p>1.86%</text:p>
          </table:table-cell>
          <table:table-cell office:value-type="float" office:value="51.6735" calcext:value-type="float">
            <text:p>51.6735</text:p>
          </table:table-cell>
          <table:table-cell office:value-type="float" office:value="0.77" calcext:value-type="float">
            <text:p>0.77</text:p>
          </table:table-cell>
          <table:table-cell table:formula="of:=([.H238]+[.I238]-[.H237])/[.H237]" office:value-type="percentage" office:value="-0.00177399798616973" calcext:value-type="percentage">
            <text:p>-0.18%</text:p>
          </table:table-cell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121.288" calcext:value-type="float">
            <text:p>121.288</text:p>
          </table:table-cell>
          <table:table-cell office:value-type="float" office:value="0" calcext:value-type="float">
            <text:p>0</text:p>
          </table:table-cell>
          <table:table-cell table:formula="of:=([.B239]+[.C239]-[.B238])/[.B238]" office:value-type="percentage" office:value="0.0345168763199284" calcext:value-type="percentage">
            <text:p>3.45%</text:p>
          </table:table-cell>
          <table:table-cell office:value-type="float" office:value="137.4685" calcext:value-type="float">
            <text:p>137.4685</text:p>
          </table:table-cell>
          <table:table-cell office:value-type="float" office:value="0" calcext:value-type="float">
            <text:p>0</text:p>
          </table:table-cell>
          <table:table-cell table:formula="of:=([.E239]+[.F239]-[.E238])/[.E238]" office:value-type="percentage" office:value="0.00848643219914361" calcext:value-type="percentage">
            <text:p>0.85%</text:p>
          </table:table-cell>
          <table:table-cell office:value-type="float" office:value="55.4436" calcext:value-type="float">
            <text:p>55.4436</text:p>
          </table:table-cell>
          <table:table-cell office:value-type="float" office:value="0" calcext:value-type="float">
            <text:p>0</text:p>
          </table:table-cell>
          <table:table-cell table:formula="of:=([.H239]+[.I239]-[.H238])/[.H238]" office:value-type="percentage" office:value="0.0729600278672822" calcext:value-type="percentage">
            <text:p>7.30%</text:p>
          </table:table-cell>
        </table:table-row>
        <table:table-row table:style-name="ro1">
          <table:table-cell office:value-type="string" calcext:value-type="string">
            <text:p>2019-10-31</text:p>
          </table:table-cell>
          <table:table-cell office:value-type="float" office:value="122.1913" calcext:value-type="float">
            <text:p>122.1913</text:p>
          </table:table-cell>
          <table:table-cell office:value-type="float" office:value="0.7459" calcext:value-type="float">
            <text:p>0.7459</text:p>
          </table:table-cell>
          <table:table-cell table:formula="of:=([.B240]+[.C240]-[.B239])/[.B239]" office:value-type="percentage" office:value="0.0135973880350901" calcext:value-type="percentage">
            <text:p>1.36%</text:p>
          </table:table-cell>
          <table:table-cell office:value-type="float" office:value="141.7598" calcext:value-type="float">
            <text:p>141.7598</text:p>
          </table:table-cell>
          <table:table-cell office:value-type="float" office:value="0" calcext:value-type="float">
            <text:p>0</text:p>
          </table:table-cell>
          <table:table-cell table:formula="of:=([.E240]+[.F240]-[.E239])/[.E239]" office:value-type="percentage" office:value="0.0312166059860987" calcext:value-type="percentage">
            <text:p>3.12%</text:p>
          </table:table-cell>
          <table:table-cell office:value-type="float" office:value="61.5804" calcext:value-type="float">
            <text:p>61.5804</text:p>
          </table:table-cell>
          <table:table-cell office:value-type="float" office:value="0" calcext:value-type="float">
            <text:p>0</text:p>
          </table:table-cell>
          <table:table-cell table:formula="of:=([.H240]+[.I240]-[.H239])/[.H239]" office:value-type="percentage" office:value="0.110685453325542" calcext:value-type="percentage">
            <text:p>11.07%</text:p>
          </table:table-cell>
        </table:table-row>
        <table:table-row table:style-name="ro1">
          <table:table-cell office:value-type="string" calcext:value-type="string">
            <text:p>2019-11-29</text:p>
          </table:table-cell>
          <table:table-cell office:value-type="float" office:value="119.7869" calcext:value-type="float">
            <text:p>119.7869</text:p>
          </table:table-cell>
          <table:table-cell office:value-type="float" office:value="0" calcext:value-type="float">
            <text:p>0</text:p>
          </table:table-cell>
          <table:table-cell table:formula="of:=([.B241]+[.C241]-[.B240])/[.B240]" office:value-type="percentage" office:value="-0.0196773420038906" calcext:value-type="percentage">
            <text:p>-1.97%</text:p>
          </table:table-cell>
          <table:table-cell office:value-type="float" office:value="150.19" calcext:value-type="float">
            <text:p>150.19</text:p>
          </table:table-cell>
          <table:table-cell office:value-type="float" office:value="0.51" calcext:value-type="float">
            <text:p>0.51</text:p>
          </table:table-cell>
          <table:table-cell table:formula="of:=([.E241]+[.F241]-[.E240])/[.E240]" office:value-type="percentage" office:value="0.0630658338964923" calcext:value-type="percentage">
            <text:p>6.31%</text:p>
          </table:table-cell>
          <table:table-cell office:value-type="float" office:value="66.3539" calcext:value-type="float">
            <text:p>66.3539</text:p>
          </table:table-cell>
          <table:table-cell office:value-type="float" office:value="0.77" calcext:value-type="float">
            <text:p>0.77</text:p>
          </table:table-cell>
          <table:table-cell table:formula="of:=([.H241]+[.I241]-[.H240])/[.H240]" office:value-type="percentage" office:value="0.0900205260115231" calcext:value-type="percentage">
            <text:p>9.00%</text:p>
          </table:table-cell>
        </table:table-row>
        <table:table-row table:style-name="ro1">
          <table:table-cell office:value-type="string" calcext:value-type="string">
            <text:p>2019-12-31</text:p>
          </table:table-cell>
          <table:table-cell office:value-type="float" office:value="122.574" calcext:value-type="float">
            <text:p>122.574</text:p>
          </table:table-cell>
          <table:table-cell office:value-type="float" office:value="0" calcext:value-type="float">
            <text:p>0</text:p>
          </table:table-cell>
          <table:table-cell table:formula="of:=([.B242]+[.C242]-[.B241])/[.B241]" office:value-type="percentage" office:value="0.0232671519172797" calcext:value-type="percentage">
            <text:p>2.33%</text:p>
          </table:table-cell>
          <table:table-cell office:value-type="float" office:value="156.4604" calcext:value-type="float">
            <text:p>156.4604</text:p>
          </table:table-cell>
          <table:table-cell office:value-type="float" office:value="0" calcext:value-type="float">
            <text:p>0</text:p>
          </table:table-cell>
          <table:table-cell table:formula="of:=([.E242]+[.F242]-[.E241])/[.E241]" office:value-type="percentage" office:value="0.0417497836074306" calcext:value-type="percentage">
            <text:p>4.17%</text:p>
          </table:table-cell>
          <table:table-cell office:value-type="float" office:value="72.9086" calcext:value-type="float">
            <text:p>72.9086</text:p>
          </table:table-cell>
          <table:table-cell office:value-type="float" office:value="0" calcext:value-type="float">
            <text:p>0</text:p>
          </table:table-cell>
          <table:table-cell table:formula="of:=([.H242]+[.I242]-[.H241])/[.H241]" office:value-type="percentage" office:value="0.0987839448773925" calcext:value-type="percentage">
            <text:p>9.88%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office:value-type="float" office:value="123.0291" calcext:value-type="float">
            <text:p>123.0291</text:p>
          </table:table-cell>
          <table:table-cell office:value-type="float" office:value="0.7459" calcext:value-type="float">
            <text:p>0.7459</text:p>
          </table:table-cell>
          <table:table-cell table:formula="of:=([.B243]+[.C243]-[.B242])/[.B242]" office:value-type="percentage" office:value="0.00979816274250663" calcext:value-type="percentage">
            <text:p>0.98%</text:p>
          </table:table-cell>
          <table:table-cell office:value-type="float" office:value="168.8919" calcext:value-type="float">
            <text:p>168.8919</text:p>
          </table:table-cell>
          <table:table-cell office:value-type="float" office:value="0" calcext:value-type="float">
            <text:p>0</text:p>
          </table:table-cell>
          <table:table-cell table:formula="of:=([.E243]+[.F243]-[.E242])/[.E242]" office:value-type="percentage" office:value="0.0794546096008958" calcext:value-type="percentage">
            <text:p>7.95%</text:p>
          </table:table-cell>
          <table:table-cell office:value-type="float" office:value="76.8464" calcext:value-type="float">
            <text:p>76.8464</text:p>
          </table:table-cell>
          <table:table-cell office:value-type="float" office:value="0" calcext:value-type="float">
            <text:p>0</text:p>
          </table:table-cell>
          <table:table-cell table:formula="of:=([.H243]+[.I243]-[.H242])/[.H242]" office:value-type="percentage" office:value="0.0540100893447412" calcext:value-type="percentage">
            <text:p>5.40%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office:value-type="float" office:value="111.7845" calcext:value-type="float">
            <text:p>111.7845</text:p>
          </table:table-cell>
          <table:table-cell office:value-type="float" office:value="0" calcext:value-type="float">
            <text:p>0</text:p>
          </table:table-cell>
          <table:table-cell table:formula="of:=([.B244]+[.C244]-[.B243])/[.B243]" office:value-type="percentage" office:value="-0.0913978887921638" calcext:value-type="percentage">
            <text:p>-9.14%</text:p>
          </table:table-cell>
          <table:table-cell office:value-type="float" office:value="161.1742" calcext:value-type="float">
            <text:p>161.1742</text:p>
          </table:table-cell>
          <table:table-cell office:value-type="float" office:value="0.51" calcext:value-type="float">
            <text:p>0.51</text:p>
          </table:table-cell>
          <table:table-cell table:formula="of:=([.E244]+[.F244]-[.E243])/[.E243]" office:value-type="percentage" office:value="-0.0426764101771606" calcext:value-type="percentage">
            <text:p>-4.27%</text:p>
          </table:table-cell>
          <table:table-cell office:value-type="float" office:value="68.0343" calcext:value-type="float">
            <text:p>68.0343</text:p>
          </table:table-cell>
          <table:table-cell office:value-type="float" office:value="0.77" calcext:value-type="float">
            <text:p>0.77</text:p>
          </table:table-cell>
          <table:table-cell table:formula="of:=([.H244]+[.I244]-[.H243])/[.H243]" office:value-type="percentage" office:value="-0.104651616731558" calcext:value-type="percentage">
            <text:p>-10.47%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108.5957" calcext:value-type="float">
            <text:p>108.5957</text:p>
          </table:table-cell>
          <table:table-cell office:value-type="float" office:value="0" calcext:value-type="float">
            <text:p>0</text:p>
          </table:table-cell>
          <table:table-cell table:formula="of:=([.B245]+[.C245]-[.B244])/[.B244]" office:value-type="percentage" office:value="-0.0285263162603044" calcext:value-type="percentage">
            <text:p>-2.85%</text:p>
          </table:table-cell>
          <table:table-cell office:value-type="float" office:value="156.8964" calcext:value-type="float">
            <text:p>156.8964</text:p>
          </table:table-cell>
          <table:table-cell office:value-type="float" office:value="0" calcext:value-type="float">
            <text:p>0</text:p>
          </table:table-cell>
          <table:table-cell table:formula="of:=([.E245]+[.F245]-[.E244])/[.E244]" office:value-type="percentage" office:value="-0.0265414687958744" calcext:value-type="percentage">
            <text:p>-2.65%</text:p>
          </table:table-cell>
          <table:table-cell office:value-type="float" office:value="63.2881" calcext:value-type="float">
            <text:p>63.2881</text:p>
          </table:table-cell>
          <table:table-cell office:value-type="float" office:value="0" calcext:value-type="float">
            <text:p>0</text:p>
          </table:table-cell>
          <table:table-cell table:formula="of:=([.H245]+[.I245]-[.H244])/[.H244]" office:value-type="percentage" office:value="-0.0697618701155153" calcext:value-type="percentage">
            <text:p>-6.98%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117.1359" calcext:value-type="float">
            <text:p>117.1359</text:p>
          </table:table-cell>
          <table:table-cell office:value-type="float" office:value="0.7907" calcext:value-type="float">
            <text:p>0.7907</text:p>
          </table:table-cell>
          <table:table-cell table:formula="of:=([.B246]+[.C246]-[.B245])/[.B245]" office:value-type="percentage" office:value="0.0859232916220441" calcext:value-type="percentage">
            <text:p>8.59%</text:p>
          </table:table-cell>
          <table:table-cell office:value-type="float" office:value="178.2855" calcext:value-type="float">
            <text:p>178.2855</text:p>
          </table:table-cell>
          <table:table-cell office:value-type="float" office:value="0" calcext:value-type="float">
            <text:p>0</text:p>
          </table:table-cell>
          <table:table-cell table:formula="of:=([.E246]+[.F246]-[.E245])/[.E245]" office:value-type="percentage" office:value="0.136326263700123" calcext:value-type="percentage">
            <text:p>13.63%</text:p>
          </table:table-cell>
          <table:table-cell office:value-type="float" office:value="73.1214" calcext:value-type="float">
            <text:p>73.1214</text:p>
          </table:table-cell>
          <table:table-cell office:value-type="float" office:value="0" calcext:value-type="float">
            <text:p>0</text:p>
          </table:table-cell>
          <table:table-cell table:formula="of:=([.H246]+[.I246]-[.H245])/[.H245]" office:value-type="percentage" office:value="0.155373601040322" calcext:value-type="percentage">
            <text:p>15.54%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115.198" calcext:value-type="float">
            <text:p>115.198</text:p>
          </table:table-cell>
          <table:table-cell office:value-type="float" office:value="0" calcext:value-type="float">
            <text:p>0</text:p>
          </table:table-cell>
          <table:table-cell table:formula="of:=([.B247]+[.C247]-[.B246])/[.B246]" office:value-type="percentage" office:value="-0.016544031334544" calcext:value-type="percentage">
            <text:p>-1.65%</text:p>
          </table:table-cell>
          <table:table-cell office:value-type="float" office:value="182.8054" calcext:value-type="float">
            <text:p>182.8054</text:p>
          </table:table-cell>
          <table:table-cell office:value-type="float" office:value="0.51" calcext:value-type="float">
            <text:p>0.51</text:p>
          </table:table-cell>
          <table:table-cell table:formula="of:=([.E247]+[.F247]-[.E246])/[.E246]" office:value-type="percentage" office:value="0.0282126140375968" calcext:value-type="percentage">
            <text:p>2.82%</text:p>
          </table:table-cell>
          <table:table-cell office:value-type="float" office:value="79.3386" calcext:value-type="float">
            <text:p>79.3386</text:p>
          </table:table-cell>
          <table:table-cell office:value-type="float" office:value="0.82" calcext:value-type="float">
            <text:p>0.82</text:p>
          </table:table-cell>
          <table:table-cell table:formula="of:=([.H247]+[.I247]-[.H246])/[.H246]" office:value-type="percentage" office:value="0.0962399516420637" calcext:value-type="percentage">
            <text:p>9.62%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18.8253" calcext:value-type="float">
            <text:p>118.8253</text:p>
          </table:table-cell>
          <table:table-cell office:value-type="float" office:value="0" calcext:value-type="float">
            <text:p>0</text:p>
          </table:table-cell>
          <table:table-cell table:formula="of:=([.B248]+[.C248]-[.B247])/[.B247]" office:value-type="percentage" office:value="0.0314875258251012" calcext:value-type="percentage">
            <text:p>3.15%</text:p>
          </table:table-cell>
          <table:table-cell office:value-type="float" office:value="203.0163" calcext:value-type="float">
            <text:p>203.0163</text:p>
          </table:table-cell>
          <table:table-cell office:value-type="float" office:value="0" calcext:value-type="float">
            <text:p>0</text:p>
          </table:table-cell>
          <table:table-cell table:formula="of:=([.E248]+[.F248]-[.E247])/[.E247]" office:value-type="percentage" office:value="0.110559644299348" calcext:value-type="percentage">
            <text:p>11.06%</text:p>
          </table:table-cell>
          <table:table-cell office:value-type="float" office:value="91.032" calcext:value-type="float">
            <text:p>91.032</text:p>
          </table:table-cell>
          <table:table-cell office:value-type="float" office:value="0" calcext:value-type="float">
            <text:p>0</text:p>
          </table:table-cell>
          <table:table-cell table:formula="of:=([.H248]+[.I248]-[.H247])/[.H247]" office:value-type="percentage" office:value="0.147386013869667" calcext:value-type="percentage">
            <text:p>14.74%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31.12" calcext:value-type="float">
            <text:p>131.12</text:p>
          </table:table-cell>
          <table:table-cell office:value-type="float" office:value="0.7907" calcext:value-type="float">
            <text:p>0.7907</text:p>
          </table:table-cell>
          <table:table-cell table:formula="of:=([.B249]+[.C249]-[.B248])/[.B248]" office:value-type="percentage" office:value="0.110123012523427" calcext:value-type="percentage">
            <text:p>11.01%</text:p>
          </table:table-cell>
          <table:table-cell office:value-type="float" office:value="204.5126" calcext:value-type="float">
            <text:p>204.5126</text:p>
          </table:table-cell>
          <table:table-cell office:value-type="float" office:value="0" calcext:value-type="float">
            <text:p>0</text:p>
          </table:table-cell>
          <table:table-cell table:formula="of:=([.E249]+[.F249]-[.E248])/[.E248]" office:value-type="percentage" office:value="0.00737034415463187" calcext:value-type="percentage">
            <text:p>0.74%</text:p>
          </table:table-cell>
          <table:table-cell office:value-type="float" office:value="106.0643" calcext:value-type="float">
            <text:p>106.0643</text:p>
          </table:table-cell>
          <table:table-cell office:value-type="float" office:value="0" calcext:value-type="float">
            <text:p>0</text:p>
          </table:table-cell>
          <table:table-cell table:formula="of:=([.H249]+[.I249]-[.H248])/[.H248]" office:value-type="percentage" office:value="0.165132041479919" calcext:value-type="percentage">
            <text:p>16.51%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38.33" calcext:value-type="float">
            <text:p>138.33</text:p>
          </table:table-cell>
          <table:table-cell office:value-type="float" office:value="0" calcext:value-type="float">
            <text:p>0</text:p>
          </table:table-cell>
          <table:table-cell table:formula="of:=([.B250]+[.C250]-[.B249])/[.B249]" office:value-type="percentage" office:value="0.0549877974374619" calcext:value-type="percentage">
            <text:p>5.50%</text:p>
          </table:table-cell>
          <table:table-cell office:value-type="float" office:value="225.53" calcext:value-type="float">
            <text:p>225.53</text:p>
          </table:table-cell>
          <table:table-cell office:value-type="float" office:value="0.51" calcext:value-type="float">
            <text:p>0.51</text:p>
          </table:table-cell>
          <table:table-cell table:formula="of:=([.E250]+[.F250]-[.E249])/[.E249]" office:value-type="percentage" office:value="0.105261974078859" calcext:value-type="percentage">
            <text:p>10.53%</text:p>
          </table:table-cell>
          <table:table-cell office:value-type="float" office:value="129.04" calcext:value-type="float">
            <text:p>129.04</text:p>
          </table:table-cell>
          <table:table-cell office:value-type="float" office:value="0.82" calcext:value-type="float">
            <text:p>0.82</text:p>
          </table:table-cell>
          <table:table-cell table:formula="of:=([.H250]+[.I250]-[.H249])/[.H249]" office:value-type="percentage" office:value="0.224351643295623" calcext:value-type="percentage">
            <text:p>22.4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4T09:55:15.247852812</dc:date>
    <meta:editing-duration>PT30M28S</meta:editing-duration>
    <meta:editing-cycles>1</meta:editing-cycles>
    <meta:document-statistic meta:table-count="1" meta:cell-count="2497" meta:object-count="0"/>
    <meta:generator>LibreOffice/6.1.5.2$Linux_X86_64 LibreOffice_project/10$Build-2</meta:generator>
  </office:meta>
</office:document-meta>
</file>